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Hiperv_237_nculo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12208333333333cm" style:use-optimal-column-width="true"/>
    </style:style>
    <style:style style:name="co3" style:family="table-column">
      <style:table-column-properties fo:break-before="auto" style:column-width="13.2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s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8" table:default-cell-style-name="ce2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dni</text:p>
          </table:table-cell>
          <table:table-cell office:value-type="string" table:style-name="ce2">
            <text:p>email_verified_at</text:p>
          </table:table-cell>
          <table:table-cell office:value-type="string" table:style-name="ce2">
            <text:p>passwor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MERSON SMITH</text:p>
          </table:table-cell>
          <table:table-cell office:value-type="string" table:style-name="ce3">
            <text:p><text:a xlink:href="mailto:mersmith14@gmail.com">mersmith14@gmail.com</text:a></text:p>
          </table:table-cell>
          <table:table-cell office:value-type="string" table:style-name="ce1">
            <text:p>743067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zkDoVzfZcMR3R6VsD2Nz.e272QnQN7.f4JS0GYQiVNkk5KNqmTXu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UIS ALBERTO</text:p>
          </table:table-cell>
          <table:table-cell office:value-type="string" table:style-name="ce1">
            <text:p>1@gmail.com</text:p>
          </table:table-cell>
          <table:table-cell office:value-type="string" table:style-name="ce1">
            <text:p>405861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mRbW2oUjfHX0A6OzQP2/ughY6ceFuTPj0Pkknp.3IMecdmr3.SDC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LEVER</text:p>
          </table:table-cell>
          <table:table-cell office:value-type="string" table:style-name="ce1">
            <text:p>2@gmail.com</text:p>
          </table:table-cell>
          <table:table-cell office:value-type="string" table:style-name="ce1">
            <text:p>102917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.WE5C3XjyapB3VV6XX01OWSpymrI.ZX.wQCYSSaYMmYWEEjpAfYa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3@gmail.com</text:p>
          </table:table-cell>
          <table:table-cell office:value-type="string" table:style-name="ce1">
            <text:p>217938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G9mucYvHFBHxlAE8ozymO36esqVxfJXjryjgBG/M3Mp/gCnHYJU2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4@gmail.com</text:p>
          </table:table-cell>
          <table:table-cell office:value-type="string" table:style-name="ce1">
            <text:p>098558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bKdYDDJ3.yPkYODdewW0OBsUVSGgIKydrseVmFthKAmU55K2biSO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AIDE FLAVIANA</text:p>
          </table:table-cell>
          <table:table-cell office:value-type="string" table:style-name="ce1">
            <text:p>5@gmail.com</text:p>
          </table:table-cell>
          <table:table-cell office:value-type="string" table:style-name="ce1">
            <text:p>105786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k/h0eJ.PYnRieP09mrwpuntUMN897P93ALI3LHu76xWbgECbJFq2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OSCAR KAMBER</text:p>
          </table:table-cell>
          <table:table-cell office:value-type="string" table:style-name="ce1">
            <text:p>6@gmail.com</text:p>
          </table:table-cell>
          <table:table-cell office:value-type="string" table:style-name="ce1">
            <text:p>439163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GD6rJZDQFcs2VuUQb9MGuTUbbpzl8HvG7AY6R0ZiwZMG9DPpRzxu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JENNY VICKY</text:p>
          </table:table-cell>
          <table:table-cell office:value-type="string" table:style-name="ce1">
            <text:p>7@gmail.com</text:p>
          </table:table-cell>
          <table:table-cell office:value-type="string" table:style-name="ce1">
            <text:p>099900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8udjMoFSpK6NgYDfMZy9ufow24FILqCh3xG.JBmlcUPIhuxT4LEG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8@gmail.com</text:p>
          </table:table-cell>
          <table:table-cell office:value-type="string" table:style-name="ce1">
            <text:p>105821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XfgzQelYWFkmUqem04EH.kZIaPlinHX4qYpX7IWF9ZwIxmXAfBJq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OE MAXIMILIANO</text:p>
          </table:table-cell>
          <table:table-cell office:value-type="string" table:style-name="ce1">
            <text:p>9@gmail.com</text:p>
          </table:table-cell>
          <table:table-cell office:value-type="string" table:style-name="ce1">
            <text:p>108618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7PqcrJ5sewlZi8sKRlCreDaFJT0F9nBiJbj7JdjIiMvCYHXPklXO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10@gmail.com</text:p>
          </table:table-cell>
          <table:table-cell office:value-type="string" table:style-name="ce1">
            <text:p>093318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.4mfdtWQ55VEVd6YCZ4sOxtQ1UC1BU5we8q67ZNslKEwDwqoazD2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1@gmail.com</text:p>
          </table:table-cell>
          <table:table-cell office:value-type="string" table:style-name="ce1">
            <text:p>061948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z8Wl6MDnIWMg95iNyO7He/EyfwPodn7/iwx9qIXLMHfXQtj37fxC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ELVA MANIZA</text:p>
          </table:table-cell>
          <table:table-cell office:value-type="string" table:style-name="ce1">
            <text:p>12@gmail.com</text:p>
          </table:table-cell>
          <table:table-cell office:value-type="string" table:style-name="ce1">
            <text:p>103741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HZ2U/UgbRBBOKhNhbdZyePp0T69hIQ372BUYx69L.gWFIdA30g1a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AMIRO</text:p>
          </table:table-cell>
          <table:table-cell office:value-type="string" table:style-name="ce1">
            <text:p>13@gmail.com</text:p>
          </table:table-cell>
          <table:table-cell office:value-type="string" table:style-name="ce1">
            <text:p>212481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jHay3iGbU50huvTxpKGxuOl2OZlklbnBG/wyMcIHEJ1gj319mxAK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14@gmail.com</text:p>
          </table:table-cell>
          <table:table-cell office:value-type="string" table:style-name="ce1">
            <text:p>083419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LyckjDYG6E0rEWKQSxN2e0QQky/R7XjocumieJGUtwHsQYPf5qQG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15@gmail.com</text:p>
          </table:table-cell>
          <table:table-cell office:value-type="string" table:style-name="ce1">
            <text:p>077336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d6zkbFQy.lYzfAVKcmYiOa4Y9fEVvnATrs6BFILml89J9POiB5o.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EODORICO</text:p>
          </table:table-cell>
          <table:table-cell office:value-type="string" table:style-name="ce1">
            <text:p>16@gmail.com</text:p>
          </table:table-cell>
          <table:table-cell office:value-type="string" table:style-name="ce1">
            <text:p>087663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GGNMtK6u.baIuTgUBkxqOoiRf.yXyr.PedkOpK06fPc.8G8J0hGq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ICHAR</text:p>
          </table:table-cell>
          <table:table-cell office:value-type="string" table:style-name="ce1">
            <text:p>17@gmail.com</text:p>
          </table:table-cell>
          <table:table-cell office:value-type="string" table:style-name="ce1">
            <text:p>475279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I8vc.WnUMDTClU.TNY1A.iqJoPQf96HHbx3rZ5AUhFWPFV8S7JXu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18@gmail.com</text:p>
          </table:table-cell>
          <table:table-cell office:value-type="string" table:style-name="ce1">
            <text:p>215388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cac.jsMWLrOEeM/bprQkOpcAY8MyPJJPdUoLsFAJgNedYsCzU2g.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OBERTO HONORATO</text:p>
          </table:table-cell>
          <table:table-cell office:value-type="string" table:style-name="ce1">
            <text:p>19@gmail.com</text:p>
          </table:table-cell>
          <table:table-cell office:value-type="string" table:style-name="ce1">
            <text:p>092541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qwQsXmiciVjJgrnoiAfoOw/LJG.oajxwgXOSd.MfDxHFy2wFDweC</text:p>
          </table:table-cell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ILY LUCY</text:p>
          </table:table-cell>
          <table:table-cell office:value-type="string" table:style-name="ce1">
            <text:p>20@gmail.com</text:p>
          </table:table-cell>
          <table:table-cell office:value-type="string" table:style-name="ce1">
            <text:p>097930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NRbhCY1joTgzKM20Xk.o.HK3H9xDBd2mtlhooWcXQRE0ZBF0Y/T.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21@gmail.com</text:p>
          </table:table-cell>
          <table:table-cell office:value-type="string" table:style-name="ce1">
            <text:p>084833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EkhSfa2Rmi/qPyiPPj9n.SM6UjT6S3yXLwvuC4EpTE9/k4AR7ftK</text:p>
          </table:table-cell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22@gmail.com</text:p>
          </table:table-cell>
          <table:table-cell office:value-type="string" table:style-name="ce1">
            <text:p>100433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9VPOTUhj20hHlYhYAJ9yOyS3zdJVb8pPoaVv3HLknDLoDbGYkgpy</text:p>
          </table:table-cell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ARINA ESTEFA</text:p>
          </table:table-cell>
          <table:table-cell office:value-type="string" table:style-name="ce1">
            <text:p>23@gmail.com</text:p>
          </table:table-cell>
          <table:table-cell office:value-type="string" table:style-name="ce1">
            <text:p>214283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U7XSOM7RtntAUwPuYiHNuI9QjQYmK1T8zgnBA5ZA7VxMH3IUG1IS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RIBEL</text:p>
          </table:table-cell>
          <table:table-cell office:value-type="string" table:style-name="ce1">
            <text:p>24@gmail.com</text:p>
          </table:table-cell>
          <table:table-cell office:value-type="string" table:style-name="ce1">
            <text:p>424054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OuEvGDG8FE5K0crZ5.h4uGqFUkJgm5aPZ9VueKlWLu7DKc.bxYm6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LUCRECIA</text:p>
          </table:table-cell>
          <table:table-cell office:value-type="string" table:style-name="ce1">
            <text:p>25@gmail.com</text:p>
          </table:table-cell>
          <table:table-cell office:value-type="string" table:style-name="ce1">
            <text:p>104367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I41V/VgCKUn41HFXqJWFO3K170z6N5L3c.IQb4lVRbu1J3R19/6G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ESTHER ALINDA</text:p>
          </table:table-cell>
          <table:table-cell office:value-type="string" table:style-name="ce1">
            <text:p>26@gmail.com</text:p>
          </table:table-cell>
          <table:table-cell office:value-type="string" table:style-name="ce1">
            <text:p>422647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eIpkuur8xjrzTxTp2TtyuvRxwNzqQpSsDg3HkDHFbESX8/ISZdmO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MILO AUGUSTO</text:p>
          </table:table-cell>
          <table:table-cell office:value-type="string" table:style-name="ce1">
            <text:p>27@gmail.com</text:p>
          </table:table-cell>
          <table:table-cell office:value-type="string" table:style-name="ce1">
            <text:p>067086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L2fXUMiC3iWPJcN6trqGOYtLKYNXglTSYy1F8J298cMWzWB0QOOu</text:p>
          </table:table-cell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28@gmail.com</text:p>
          </table:table-cell>
          <table:table-cell office:value-type="string" table:style-name="ce1">
            <text:p>454631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KtOeCaWVuDzwYESTV0dueMbQsmB.TBHr4hWCzcWl42fyTI5WGdtS</text:p>
          </table:table-cell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JHON ALEX</text:p>
          </table:table-cell>
          <table:table-cell office:value-type="string" table:style-name="ce1">
            <text:p>29@gmail.com</text:p>
          </table:table-cell>
          <table:table-cell office:value-type="string" table:style-name="ce1">
            <text:p>433582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WUW1bzuDxXrtdmmXSgkheLGWhCVid/e.lxNGmyU37Le9z6hqPOqC</text:p>
          </table:table-cell>
          <table:table-cell table:number-columns-repeated="1637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30@gmail.com</text:p>
          </table:table-cell>
          <table:table-cell office:value-type="string" table:style-name="ce1">
            <text:p>094336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qbe4abgPKgA4AkoK3m7l.ON0dcMITQEv2a.oSoc8Bj/KjidypWA6</text:p>
          </table:table-cell>
          <table:table-cell table:number-columns-repeated="16378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LESLIE YADIRA</text:p>
          </table:table-cell>
          <table:table-cell office:value-type="string" table:style-name="ce1">
            <text:p>31@gmail.com</text:p>
          </table:table-cell>
          <table:table-cell office:value-type="string" table:style-name="ce1">
            <text:p>478814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nb1ZOI2CiBpGVpjyELNROKKYvbwuWltxPvclt0bOKUmorOYKZcPS</text:p>
          </table:table-cell>
          <table:table-cell table:number-columns-repeated="1637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RUDENCIO</text:p>
          </table:table-cell>
          <table:table-cell office:value-type="string" table:style-name="ce1">
            <text:p>32@gmail.com</text:p>
          </table:table-cell>
          <table:table-cell office:value-type="string" table:style-name="ce1">
            <text:p>101251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h.uaUYIdk94xJClOMRt8e.wvmln3EANBvDOXsQhDWZ110BncE4Hm</text:p>
          </table:table-cell>
          <table:table-cell table:number-columns-repeated="1637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33@gmail.com</text:p>
          </table:table-cell>
          <table:table-cell office:value-type="string" table:style-name="ce1">
            <text:p>062223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yl6ilewO5rkm6lNMIMh4e7sSBFPQuO/mEb2.1KbuV4dR9ARKfNii</text:p>
          </table:table-cell>
          <table:table-cell table:number-columns-repeated="1637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ELESTRINA</text:p>
          </table:table-cell>
          <table:table-cell office:value-type="string" table:style-name="ce1">
            <text:p>34@gmail.com</text:p>
          </table:table-cell>
          <table:table-cell office:value-type="string" table:style-name="ce1">
            <text:p>096693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6p5kuDBv9PM708P3EmJpOT/6shEL4uZJwrE6I6y6UabqbBKHqb62</text:p>
          </table:table-cell>
          <table:table-cell table:number-columns-repeated="1637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VENANCIO</text:p>
          </table:table-cell>
          <table:table-cell office:value-type="string" table:style-name="ce1">
            <text:p>35@gmail.com</text:p>
          </table:table-cell>
          <table:table-cell office:value-type="string" table:style-name="ce1">
            <text:p>062442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5GjxcxlUtMsH02DglugduECUTRMU9SPG7FvJ6iWxO7egKH30qWQK</text:p>
          </table:table-cell>
          <table:table-cell table:number-columns-repeated="1637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RIA LUISA</text:p>
          </table:table-cell>
          <table:table-cell office:value-type="string" table:style-name="ce1">
            <text:p>36@gmail.com</text:p>
          </table:table-cell>
          <table:table-cell office:value-type="string" table:style-name="ce1">
            <text:p>061154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KSz721Xs1Z1hCxWybfKJ.xfy3LDWDmIfUI9EU2qW28LKxTNLCNqO</text:p>
          </table:table-cell>
          <table:table-cell table:number-columns-repeated="1637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INA YNES</text:p>
          </table:table-cell>
          <table:table-cell office:value-type="string" table:style-name="ce1">
            <text:p>37@gmail.com</text:p>
          </table:table-cell>
          <table:table-cell office:value-type="string" table:style-name="ce1">
            <text:p>080319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QPWMakPCeqeJXG/3RPp3uiputlvM.Ip4PFVKXdP8DszHExWdV0AS</text:p>
          </table:table-cell>
          <table:table-cell table:number-columns-repeated="1637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VIRGINIA GRICELDA</text:p>
          </table:table-cell>
          <table:table-cell office:value-type="string" table:style-name="ce1">
            <text:p>38@gmail.com</text:p>
          </table:table-cell>
          <table:table-cell office:value-type="string" table:style-name="ce1">
            <text:p>062188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l2IN4y9y4W4qPIkD24kYuFV3WtzEXOl0Ai8bG6pgcT0DDvc2pGP6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39@gmail.com</text:p>
          </table:table-cell>
          <table:table-cell office:value-type="string" table:style-name="ce1">
            <text:p>765525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B7DGyWIDMScb8Fa8EYnDujX.o.4fIo0w0IGP31t6zVKHl0/ooQwC</text:p>
          </table:table-cell>
          <table:table-cell table:number-columns-repeated="1637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ELESTINA MARCELINA</text:p>
          </table:table-cell>
          <table:table-cell office:value-type="string" table:style-name="ce1">
            <text:p>40@gmail.com</text:p>
          </table:table-cell>
          <table:table-cell office:value-type="string" table:style-name="ce1">
            <text:p>067446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zczHWkAXz2JRgGvjU3ItOglcPqa8.6kn1n7Gbj6xT0QRMIgvQVxm</text:p>
          </table:table-cell>
          <table:table-cell table:number-columns-repeated="1637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HENRY HELI</text:p>
          </table:table-cell>
          <table:table-cell office:value-type="string" table:style-name="ce1">
            <text:p>41@gmail.com</text:p>
          </table:table-cell>
          <table:table-cell office:value-type="string" table:style-name="ce1">
            <text:p>407489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BNZ.LMAnBujDwQ6oFAxrO.szEQRNjhtLlbnUw1l1ybqt1EdyVh8i</text:p>
          </table:table-cell>
          <table:table-cell table:number-columns-repeated="1637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OSA BRUNA</text:p>
          </table:table-cell>
          <table:table-cell office:value-type="string" table:style-name="ce1">
            <text:p>42@gmail.com</text:p>
          </table:table-cell>
          <table:table-cell office:value-type="string" table:style-name="ce1">
            <text:p>105168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LcRomc6x3udqsl9cii0geIbE50H3WustE8ZuXNDMcQJtabM08UYW</text:p>
          </table:table-cell>
          <table:table-cell table:number-columns-repeated="1637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43@gmail.com</text:p>
          </table:table-cell>
          <table:table-cell office:value-type="string" table:style-name="ce1">
            <text:p>089187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mG0T5KDC0eDjpPWzIdAbuBF4q/YpWqqfi6iIUO5IkdHYSY5o2H.C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44@gmail.com</text:p>
          </table:table-cell>
          <table:table-cell office:value-type="string" table:style-name="ce1">
            <text:p>445013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vc4kmhA/yvHrKV2kkGSBuNYYsftMshFjF5jwKnpuUQJN3gArANn.</text:p>
          </table:table-cell>
          <table:table-cell table:number-columns-repeated="1637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OSARIO MONICA</text:p>
          </table:table-cell>
          <table:table-cell office:value-type="string" table:style-name="ce1">
            <text:p>45@gmail.com</text:p>
          </table:table-cell>
          <table:table-cell office:value-type="string" table:style-name="ce1">
            <text:p>099267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/DrHV4UNpfJt1d97tmjzuCystZgoIo./wFcHu49SlBdqieSPP7IS</text:p>
          </table:table-cell>
          <table:table-cell table:number-columns-repeated="1637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PAULINA MAXIMILIANA</text:p>
          </table:table-cell>
          <table:table-cell office:value-type="string" table:style-name="ce1">
            <text:p>46@gmail.com</text:p>
          </table:table-cell>
          <table:table-cell office:value-type="string" table:style-name="ce1">
            <text:p>085133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Z.2hoyVfVH3M4NgecctYuKYl9Dl4TBtl51OmmyzUrJEkqm6f.MN2</text:p>
          </table:table-cell>
          <table:table-cell table:number-columns-repeated="1637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47@gmail.com</text:p>
          </table:table-cell>
          <table:table-cell office:value-type="string" table:style-name="ce1">
            <text:p>478301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QWEtLnn7JqIGKjTjyGCm.0eMmT2m5WBE1GeAZm/kDYAeerP4nxXK</text:p>
          </table:table-cell>
          <table:table-cell table:number-columns-repeated="16378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ORIBIO</text:p>
          </table:table-cell>
          <table:table-cell office:value-type="string" table:style-name="ce1">
            <text:p>48@gmail.com</text:p>
          </table:table-cell>
          <table:table-cell office:value-type="string" table:style-name="ce1">
            <text:p>083120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VwXqo9r/jWdsjc0i7SzjeY2zNbI8B5U6NsE1SRLvkltKtrsRxHLO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49@gmail.com</text:p>
          </table:table-cell>
          <table:table-cell office:value-type="string" table:style-name="ce1">
            <text:p>228918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t5qyfUzNHP1rMw.D1/2O.JRtPsYj6UVSZ1N6QB3I1OXTmcy8rE8.</text:p>
          </table:table-cell>
          <table:table-cell table:number-columns-repeated="16378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50@gmail.com</text:p>
          </table:table-cell>
          <table:table-cell office:value-type="string" table:style-name="ce1">
            <text:p>061317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7TYkcrjKG019/BsM/gHXuWRyrXZ2CCa0U14L4b9K2IkOb5EW6fnm</text:p>
          </table:table-cell>
          <table:table-cell table:number-columns-repeated="1637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51@gmail.com</text:p>
          </table:table-cell>
          <table:table-cell office:value-type="string" table:style-name="ce1">
            <text:p>295442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.sE6HayuASGrcEegtzzzuQKJQ3GDX9qqzU2dP94YKpyrIx387ksy</text:p>
          </table:table-cell>
          <table:table-cell table:number-columns-repeated="16378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GUMERCINDA</text:p>
          </table:table-cell>
          <table:table-cell office:value-type="string" table:style-name="ce1">
            <text:p>52@gmail.com</text:p>
          </table:table-cell>
          <table:table-cell office:value-type="string" table:style-name="ce1">
            <text:p>239254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0nSBbsjOSsmWTQAnfT1zeX3PgMaUxg1pfZcJipqnisQ4OvnIRiYO</text:p>
          </table:table-cell>
          <table:table-cell table:number-columns-repeated="16378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YRMA</text:p>
          </table:table-cell>
          <table:table-cell office:value-type="string" table:style-name="ce1">
            <text:p>53@gmail.com</text:p>
          </table:table-cell>
          <table:table-cell office:value-type="string" table:style-name="ce1">
            <text:p>060947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hWtaeOz.s7RUNSZI.ujKuA3P2gWQYb/3EKk8M.RcUq5d3UyUMIm2</text:p>
          </table:table-cell>
          <table:table-cell table:number-columns-repeated="1637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DEMA</text:p>
          </table:table-cell>
          <table:table-cell office:value-type="string" table:style-name="ce1">
            <text:p>54@gmail.com</text:p>
          </table:table-cell>
          <table:table-cell office:value-type="string" table:style-name="ce1">
            <text:p>069396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vMTJeCvgx4mjVsHGvQajOPj7L29RvNuqBeGQiE3Q0DXjoedSAYsa</text:p>
          </table:table-cell>
          <table:table-cell table:number-columns-repeated="1637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55@gmail.com</text:p>
          </table:table-cell>
          <table:table-cell office:value-type="string" table:style-name="ce1">
            <text:p>080054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yHlhq2DpKLrQuzcZywwqe50Vgi39f9JrZYvJeh1YKUTjnm2vStfG</text:p>
          </table:table-cell>
          <table:table-cell table:number-columns-repeated="16378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OMINGO JUAN</text:p>
          </table:table-cell>
          <table:table-cell office:value-type="string" table:style-name="ce1">
            <text:p>56@gmail.com</text:p>
          </table:table-cell>
          <table:table-cell office:value-type="string" table:style-name="ce1">
            <text:p>061310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mWKZL1wMmftBjecKNJ4ZeLwBdTLn9NTml3D1XJIrS5SY9xQqEky.</text:p>
          </table:table-cell>
          <table:table-cell table:number-columns-repeated="1637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IVAN JUNIOR</text:p>
          </table:table-cell>
          <table:table-cell office:value-type="string" table:style-name="ce1">
            <text:p>57@gmail.com</text:p>
          </table:table-cell>
          <table:table-cell office:value-type="string" table:style-name="ce1">
            <text:p>717375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9/klyGA7H/6KgTNFjQbS.RUmzYoImp3e7AFa1p8a8vExrNCDuG.i</text:p>
          </table:table-cell>
          <table:table-cell table:number-columns-repeated="1637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RODOLFO</text:p>
          </table:table-cell>
          <table:table-cell office:value-type="string" table:style-name="ce1">
            <text:p>58@gmail.com</text:p>
          </table:table-cell>
          <table:table-cell office:value-type="string" table:style-name="ce1">
            <text:p>086269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z9tPoljIt85.K7ucPVHEuTLz3hMLftTfjntVvSS/lk0UPuS00Gie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NANCY EDITH</text:p>
          </table:table-cell>
          <table:table-cell office:value-type="string" table:style-name="ce1">
            <text:p>59@gmail.com</text:p>
          </table:table-cell>
          <table:table-cell office:value-type="string" table:style-name="ce1">
            <text:p>065074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wz3RWg1KMOeqDbPLUBmeOnqR60lkIcZt/QxwFxfp3ks8D7uvKhCu</text:p>
          </table:table-cell>
          <table:table-cell table:number-columns-repeated="16378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NERIO JAIME</text:p>
          </table:table-cell>
          <table:table-cell office:value-type="string" table:style-name="ce1">
            <text:p>60@gmail.com</text:p>
          </table:table-cell>
          <table:table-cell office:value-type="string" table:style-name="ce1">
            <text:p>207196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3YHORMGL7VE9u19476G3.ljtpevVTEHsaJ/vQyHmcMYXTdCSyxVK</text:p>
          </table:table-cell>
          <table:table-cell table:number-columns-repeated="16378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JUAN PAULINO</text:p>
          </table:table-cell>
          <table:table-cell office:value-type="string" table:style-name="ce1">
            <text:p>61@gmail.com</text:p>
          </table:table-cell>
          <table:table-cell office:value-type="string" table:style-name="ce1">
            <text:p>091000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.uPfIXrePHvPlTtecWfN.QMSEIBII/KyV/a2LndhkCdBATI2HoGa</text:p>
          </table:table-cell>
          <table:table-cell table:number-columns-repeated="1637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OCIO DENILDA</text:p>
          </table:table-cell>
          <table:table-cell office:value-type="string" table:style-name="ce1">
            <text:p>62@gmail.com</text:p>
          </table:table-cell>
          <table:table-cell office:value-type="string" table:style-name="ce1">
            <text:p>413919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2H/ksemyqJrSrsmqlniCeJqsCsrY/VgJ5bYz9YjyXCWx1WWScpD6</text:p>
          </table:table-cell>
          <table:table-cell table:number-columns-repeated="16378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IZAEL</text:p>
          </table:table-cell>
          <table:table-cell office:value-type="string" table:style-name="ce1">
            <text:p>63@gmail.com</text:p>
          </table:table-cell>
          <table:table-cell office:value-type="string" table:style-name="ce1">
            <text:p>407847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eMYOg78F64JyCLKfz5LXOclN4T7/y8Q5tNI4/ngD6exKJer51ZFi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NGEL JESUS</text:p>
          </table:table-cell>
          <table:table-cell office:value-type="string" table:style-name="ce1">
            <text:p>64@gmail.com</text:p>
          </table:table-cell>
          <table:table-cell office:value-type="string" table:style-name="ce1">
            <text:p>413063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s3cmGX4EBtVz2C8UeeN6ep5utv/aJes7Op27OnuofiTqHM5R3Vv6</text:p>
          </table:table-cell>
          <table:table-cell table:number-columns-repeated="1637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65@gmail.com</text:p>
          </table:table-cell>
          <table:table-cell office:value-type="string" table:style-name="ce1">
            <text:p>060926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0xEWqpkeVOe2fyWwhX2AO7RcOm0NY1bDfL/uh5yQ9vF9wxj719se</text:p>
          </table:table-cell>
          <table:table-cell table:number-columns-repeated="16378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TEODOCIA VICTORIA</text:p>
          </table:table-cell>
          <table:table-cell office:value-type="string" table:style-name="ce1">
            <text:p>66@gmail.com</text:p>
          </table:table-cell>
          <table:table-cell office:value-type="string" table:style-name="ce1">
            <text:p>060885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PVJhntnGak83hCkcISX0OS987HFoUS/UnvtPSsNsIg/wVIVugkIq</text:p>
          </table:table-cell>
          <table:table-cell table:number-columns-repeated="1637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SAIAS</text:p>
          </table:table-cell>
          <table:table-cell office:value-type="string" table:style-name="ce1">
            <text:p>67@gmail.com</text:p>
          </table:table-cell>
          <table:table-cell office:value-type="string" table:style-name="ce1">
            <text:p>099373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XiBtQ8hZjAExX0mX2tmN.6uAvDs19NNgFDvmEn8/WnwFuvwq4QQ2</text:p>
          </table:table-cell>
          <table:table-cell table:number-columns-repeated="16378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SANTOSA FELICITA</text:p>
          </table:table-cell>
          <table:table-cell office:value-type="string" table:style-name="ce1">
            <text:p>68@gmail.com</text:p>
          </table:table-cell>
          <table:table-cell office:value-type="string" table:style-name="ce1">
            <text:p>073874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7OFqBGU16hDLpgFGCANNubrJs.bkhuDdlNF8N5b3DbHxM7.43fYK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LUZ VICTORIA</text:p>
          </table:table-cell>
          <table:table-cell office:value-type="string" table:style-name="ce1">
            <text:p>69@gmail.com</text:p>
          </table:table-cell>
          <table:table-cell office:value-type="string" table:style-name="ce1">
            <text:p>407222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aH9C040yalIETiXwTSm7uQJG6Ry8SlMvr2ZJ34XF2jFlS0xFd/Oe</text:p>
          </table:table-cell>
          <table:table-cell table:number-columns-repeated="16378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LUZMILA</text:p>
          </table:table-cell>
          <table:table-cell office:value-type="string" table:style-name="ce1">
            <text:p>70@gmail.com</text:p>
          </table:table-cell>
          <table:table-cell office:value-type="string" table:style-name="ce1">
            <text:p>060990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9N/hdccnxUruQu9UTmIy.EsDhJNONKFFWCzwPpx24IMX6XQqwb/6</text:p>
          </table:table-cell>
          <table:table-cell table:number-columns-repeated="16378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ILTON RAMIRO</text:p>
          </table:table-cell>
          <table:table-cell office:value-type="string" table:style-name="ce1">
            <text:p>71@gmail.com</text:p>
          </table:table-cell>
          <table:table-cell office:value-type="string" table:style-name="ce1">
            <text:p>060964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g4iuqwvjE08FSSBFP8VvuirrnQxC1m2PoVSxci3WEyaLGYk/up/e</text:p>
          </table:table-cell>
          <table:table-cell table:number-columns-repeated="1637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EYSER ANTONIO</text:p>
          </table:table-cell>
          <table:table-cell office:value-type="string" table:style-name="ce1">
            <text:p>72@gmail.com</text:p>
          </table:table-cell>
          <table:table-cell office:value-type="string" table:style-name="ce1">
            <text:p>107386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mJmspSnvI9yGSJJK8YIueji6PQV10.t.8Yh.ShbdoGWkHq.BXDee</text:p>
          </table:table-cell>
          <table:table-cell table:number-columns-repeated="16378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73@gmail.com</text:p>
          </table:table-cell>
          <table:table-cell office:value-type="string" table:style-name="ce1">
            <text:p>060925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1TAlCLSCRbJ68SGbFmzsOTsZJjh9mwUZ51XjsCxW.gthCLlQ7QBm</text:p>
          </table:table-cell>
          <table:table-cell table:number-columns-repeated="1637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BEL ALBINO</text:p>
          </table:table-cell>
          <table:table-cell office:value-type="string" table:style-name="ce1">
            <text:p>74@gmail.com</text:p>
          </table:table-cell>
          <table:table-cell office:value-type="string" table:style-name="ce1">
            <text:p>080883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dnYUJFwB6AJOz8PX8.mjORdBneX7HNqJ9Fz1yvtIU4BFd4M4OHMW</text:p>
          </table:table-cell>
          <table:table-cell table:number-columns-repeated="1637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PATRICIA SUSANA</text:p>
          </table:table-cell>
          <table:table-cell office:value-type="string" table:style-name="ce1">
            <text:p>75@gmail.com</text:p>
          </table:table-cell>
          <table:table-cell office:value-type="string" table:style-name="ce1">
            <text:p>434282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uSRGrfB/NFmFt/ZqhSLG.M0DoN6JO/ud9a31fcYv2PGJshbO0YGO</text:p>
          </table:table-cell>
          <table:table-cell table:number-columns-repeated="16378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76@gmail.com</text:p>
          </table:table-cell>
          <table:table-cell office:value-type="string" table:style-name="ce1">
            <text:p>060527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iAiSGJPd.kRekjMHr67xe5I81D26rqhHTzr41fUwgSdvWzBcV3ca</text:p>
          </table:table-cell>
          <table:table-cell table:number-columns-repeated="16378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77@gmail.com</text:p>
          </table:table-cell>
          <table:table-cell office:value-type="string" table:style-name="ce1">
            <text:p>060272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44NX4koKi61nge.jUuUO.k499ISW3PFLNBBphJT.pJyysphnOA9q</text:p>
          </table:table-cell>
          <table:table-cell table:number-columns-repeated="16378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VICTOR RAUL</text:p>
          </table:table-cell>
          <table:table-cell office:value-type="string" table:style-name="ce1">
            <text:p>78@gmail.com</text:p>
          </table:table-cell>
          <table:table-cell office:value-type="string" table:style-name="ce1">
            <text:p>456591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gVVmUEokXLvvFaC.94fhuQ3GskTRs7fgy0TcRYgw4bXBa27FO2ju</text:p>
          </table:table-cell>
          <table:table-cell table:number-columns-repeated="16378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PAOLA DEL ROSARIO</text:p>
          </table:table-cell>
          <table:table-cell office:value-type="string" table:style-name="ce1">
            <text:p>79@gmail.com</text:p>
          </table:table-cell>
          <table:table-cell office:value-type="string" table:style-name="ce1">
            <text:p>167530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3SjpQX/pxDdQ389IQ4xj.Ak8KY2KXNqQQ9rjVREtY1.MK9gkLU5C</text:p>
          </table:table-cell>
          <table:table-cell table:number-columns-repeated="16378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MARIZELA</text:p>
          </table:table-cell>
          <table:table-cell office:value-type="string" table:style-name="ce1">
            <text:p>80@gmail.com</text:p>
          </table:table-cell>
          <table:table-cell office:value-type="string" table:style-name="ce1">
            <text:p>239933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De3eCDQPmoHU1WnZ0jXJ.ez36MaQStxUZc.cCj9TGQ3WN247qhUC</text:p>
          </table:table-cell>
          <table:table-cell table:number-columns-repeated="16378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JUVENAL OSWALDO</text:p>
          </table:table-cell>
          <table:table-cell office:value-type="string" table:style-name="ce1">
            <text:p>81@gmail.com</text:p>
          </table:table-cell>
          <table:table-cell office:value-type="string" table:style-name="ce1">
            <text:p>295764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SiQ2M0FmPhG1WgF.zIbnu7ISkXndw6DqLk2Ue0XN8CtCO7q0S64K</text:p>
          </table:table-cell>
          <table:table-cell table:number-columns-repeated="16378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82@gmail.com</text:p>
          </table:table-cell>
          <table:table-cell office:value-type="string" table:style-name="ce1">
            <text:p>105610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SzmW3WZnwb9dUSZv5w2eX7qLD9A/exotar35/.sdW1.CODaGRkK</text:p>
          </table:table-cell>
          <table:table-cell table:number-columns-repeated="1637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83@gmail.com</text:p>
          </table:table-cell>
          <table:table-cell office:value-type="string" table:style-name="ce1">
            <text:p>106676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/NKnQw1SDV4RuWY8wenc.XL3pk4bjNX1Th4FFuurEWK64zlNIJte</text:p>
          </table:table-cell>
          <table:table-cell table:number-columns-repeated="16378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HERMENEGILDO</text:p>
          </table:table-cell>
          <table:table-cell office:value-type="string" table:style-name="ce1">
            <text:p>84@gmail.com</text:p>
          </table:table-cell>
          <table:table-cell office:value-type="string" table:style-name="ce1">
            <text:p>061220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jA.Xoe5Yc.pTHg9/Pd55e9LcWU62g4fdrOsm8NmuZzjWFV2btmae</text:p>
          </table:table-cell>
          <table:table-cell table:number-columns-repeated="1637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ELDA MARIA</text:p>
          </table:table-cell>
          <table:table-cell office:value-type="string" table:style-name="ce1">
            <text:p>85@gmail.com</text:p>
          </table:table-cell>
          <table:table-cell office:value-type="string" table:style-name="ce1">
            <text:p>083350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IRwwxpmxbcuj5i8j84vzOo8ZWu9QoGZlsccUHtfU8406CXYZcIIi</text:p>
          </table:table-cell>
          <table:table-cell table:number-columns-repeated="16378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PAZ</text:p>
          </table:table-cell>
          <table:table-cell office:value-type="string" table:style-name="ce1">
            <text:p>86@gmail.com</text:p>
          </table:table-cell>
          <table:table-cell office:value-type="string" table:style-name="ce1">
            <text:p>093246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Kto/kMafarR1v0qVf0gYOqij03Y/lYYenxxMTmr8sZiXexGu481C</text:p>
          </table:table-cell>
          <table:table-cell table:number-columns-repeated="16378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SLLY SOFIA</text:p>
          </table:table-cell>
          <table:table-cell office:value-type="string" table:style-name="ce1">
            <text:p>87@gmail.com</text:p>
          </table:table-cell>
          <table:table-cell office:value-type="string" table:style-name="ce1">
            <text:p>753588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XK4mKandD2ZropXbOvNuO8g4OYrKIzcb7Pi9kxL8S4n2nzmY0GLC</text:p>
          </table:table-cell>
          <table:table-cell table:number-columns-repeated="16378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INGRID SOLEDAD</text:p>
          </table:table-cell>
          <table:table-cell office:value-type="string" table:style-name="ce1">
            <text:p>88@gmail.com</text:p>
          </table:table-cell>
          <table:table-cell office:value-type="string" table:style-name="ce1">
            <text:p>087245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ZonOsG48UJalcuyaH7rS.jpuV4uZwpZP1V0btjDtJM.pl/KhBgJW</text:p>
          </table:table-cell>
          <table:table-cell table:number-columns-repeated="16378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89@gmail.com</text:p>
          </table:table-cell>
          <table:table-cell office:value-type="string" table:style-name="ce1">
            <text:p>062140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2tEvnA2B7f9EEqOIm331OfB6WCQBHmlg82yjOht8YaVe425B0XfO</text:p>
          </table:table-cell>
          <table:table-cell table:number-columns-repeated="16378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TEODOSIA ALBERTA</text:p>
          </table:table-cell>
          <table:table-cell office:value-type="string" table:style-name="ce1">
            <text:p>90@gmail.com</text:p>
          </table:table-cell>
          <table:table-cell office:value-type="string" table:style-name="ce1">
            <text:p>062805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QtXQlTLf/Y80QRZ9Hf7Tub7HEmwRvbiJ34tiICzJSOV/RQq5HOri</text:p>
          </table:table-cell>
          <table:table-cell table:number-columns-repeated="16378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JESSENIA FIORELLA</text:p>
          </table:table-cell>
          <table:table-cell office:value-type="string" table:style-name="ce1">
            <text:p>91@gmail.com</text:p>
          </table:table-cell>
          <table:table-cell office:value-type="string" table:style-name="ce1">
            <text:p>463579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7Qad8QgAtttenGfpo6cseD1GFDrAxdn4HZlRZjQtlA7i0RwiedSm</text:p>
          </table:table-cell>
          <table:table-cell table:number-columns-repeated="16378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DOMINGO VICTOR</text:p>
          </table:table-cell>
          <table:table-cell office:value-type="string" table:style-name="ce1">
            <text:p>92@gmail.com</text:p>
          </table:table-cell>
          <table:table-cell office:value-type="string" table:style-name="ce1">
            <text:p>074259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EXdmDS1Gu.moD03wKUm9uvUeflnEby/hCYm3d8AYHK4P2BbYyrdy</text:p>
          </table:table-cell>
          <table:table-cell table:number-columns-repeated="16378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FLAVIO ANTONIO</text:p>
          </table:table-cell>
          <table:table-cell office:value-type="string" table:style-name="ce1">
            <text:p>93@gmail.com</text:p>
          </table:table-cell>
          <table:table-cell office:value-type="string" table:style-name="ce1">
            <text:p>061020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.w86LnzQbjGbGKekpyfLOL/8/1SZMhqYFx9eZnyR.ufTq8aEPDYa</text:p>
          </table:table-cell>
          <table:table-cell table:number-columns-repeated="16378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SERGIA ROSARIO</text:p>
          </table:table-cell>
          <table:table-cell office:value-type="string" table:style-name="ce1">
            <text:p>94@gmail.com</text:p>
          </table:table-cell>
          <table:table-cell office:value-type="string" table:style-name="ce1">
            <text:p>068779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iFh4akFM6EzNALzmP68nOnVTzjqsQvLu.hD7c1UrojCrphtQ5jCi</text:p>
          </table:table-cell>
          <table:table-cell table:number-columns-repeated="16378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LUCRECIA FELICITAS</text:p>
          </table:table-cell>
          <table:table-cell office:value-type="string" table:style-name="ce1">
            <text:p>95@gmail.com</text:p>
          </table:table-cell>
          <table:table-cell office:value-type="string" table:style-name="ce1">
            <text:p>082682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xfXaqmbHzUTxEa8FGcwwOt1RllXCWo36OboDF/M8Mb0fddyKutRC</text:p>
          </table:table-cell>
          <table:table-cell table:number-columns-repeated="16378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IGUEL ANGEL</text:p>
          </table:table-cell>
          <table:table-cell office:value-type="string" table:style-name="ce1">
            <text:p>96@gmail.com</text:p>
          </table:table-cell>
          <table:table-cell office:value-type="string" table:style-name="ce1">
            <text:p>094631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vV283liirvfjMnIOy4vA.eUBV0GocVrvrDgC2FgGGBdTCdAv5hcG</text:p>
          </table:table-cell>
          <table:table-cell table:number-columns-repeated="16378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LICIA ESPERANZA</text:p>
          </table:table-cell>
          <table:table-cell office:value-type="string" table:style-name="ce1">
            <text:p>97@gmail.com</text:p>
          </table:table-cell>
          <table:table-cell office:value-type="string" table:style-name="ce1">
            <text:p>255493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L3zRNgtjldHH1H3/cDafeBbxCqwOPcraUjsIlZ7Cn0G8Sn/Vqb0W</text:p>
          </table:table-cell>
          <table:table-cell table:number-columns-repeated="16378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JUVENAL</text:p>
          </table:table-cell>
          <table:table-cell office:value-type="string" table:style-name="ce1">
            <text:p>98@gmail.com</text:p>
          </table:table-cell>
          <table:table-cell office:value-type="string" table:style-name="ce1">
            <text:p>074848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iAxKyOqgtADdrZ9Xiawc.3khO6buQH2EHw..doQD7rsoDUVCwklS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RICARDINA</text:p>
          </table:table-cell>
          <table:table-cell office:value-type="string" table:style-name="ce1">
            <text:p>99@gmail.com</text:p>
          </table:table-cell>
          <table:table-cell office:value-type="string" table:style-name="ce1">
            <text:p>070709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AtFYOjZI/B5SeS4SBaF8uNSLd6rQSaSeUrfM95jlHp08e/q8NU42</text:p>
          </table:table-cell>
          <table:table-cell table:number-columns-repeated="16378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FILOMENO</text:p>
          </table:table-cell>
          <table:table-cell office:value-type="string" table:style-name="ce1">
            <text:p>100@gmail.com</text:p>
          </table:table-cell>
          <table:table-cell office:value-type="string" table:style-name="ce1">
            <text:p>087913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wka1MPdG9nLqakmG7WIy.THs8t9/oFtZEJytoxFnULXBfX/Qnnzy</text:p>
          </table:table-cell>
          <table:table-cell table:number-columns-repeated="16378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ARLON</text:p>
          </table:table-cell>
          <table:table-cell office:value-type="string" table:style-name="ce1">
            <text:p>101@gmail.com</text:p>
          </table:table-cell>
          <table:table-cell office:value-type="string" table:style-name="ce1">
            <text:p>407767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TKGw876gaS6Pj/IzvH0meM00rf2lUluHBEPTjfivLFfrZsn2ZRje</text:p>
          </table:table-cell>
          <table:table-cell table:number-columns-repeated="16378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VICENTE GREGORIO</text:p>
          </table:table-cell>
          <table:table-cell office:value-type="string" table:style-name="ce1">
            <text:p>102@gmail.com</text:p>
          </table:table-cell>
          <table:table-cell office:value-type="string" table:style-name="ce1">
            <text:p>062744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XAyor5P9gzavmG3mscEgOupWMP1aVCnUkK8eomsc.T4I8PFYm0x2</text:p>
          </table:table-cell>
          <table:table-cell table:number-columns-repeated="16378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103@gmail.com</text:p>
          </table:table-cell>
          <table:table-cell office:value-type="string" table:style-name="ce1">
            <text:p>074879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byeAxKbqEwLf1bQPu95ZOLAc4dxz8CRRlTJZB5fN7x/k69eFacwK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JUAN MANUEL</text:p>
          </table:table-cell>
          <table:table-cell office:value-type="string" table:style-name="ce1">
            <text:p>104@gmail.com</text:p>
          </table:table-cell>
          <table:table-cell office:value-type="string" table:style-name="ce1">
            <text:p>440444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MdDiY2qKecduNLaw9tPrO3Visfy6oI2/TX3l8Cn1MXrAtHom8OQe</text:p>
          </table:table-cell>
          <table:table-cell table:number-columns-repeated="16378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ROSA DENILDA</text:p>
          </table:table-cell>
          <table:table-cell office:value-type="string" table:style-name="ce1">
            <text:p>105@gmail.com</text:p>
          </table:table-cell>
          <table:table-cell office:value-type="string" table:style-name="ce1">
            <text:p>091000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hYJ/OwFSUyYPPtUfra7nuP537b5q2HPxmIEu9cgPIsJiae0lXxa6</text:p>
          </table:table-cell>
          <table:table-cell table:number-columns-repeated="16378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DEYVIS NEY</text:p>
          </table:table-cell>
          <table:table-cell office:value-type="string" table:style-name="ce1">
            <text:p>106@gmail.com</text:p>
          </table:table-cell>
          <table:table-cell office:value-type="string" table:style-name="ce1">
            <text:p>448086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BxjMUAngBHQhEjGWnfo/eZUMUVjkQjnzuFc8YKCgLkMvBWV9gDAO</text:p>
          </table:table-cell>
          <table:table-cell table:number-columns-repeated="16378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GEANNI BEATRIZ</text:p>
          </table:table-cell>
          <table:table-cell office:value-type="string" table:style-name="ce1">
            <text:p>107@gmail.com</text:p>
          </table:table-cell>
          <table:table-cell office:value-type="string" table:style-name="ce1">
            <text:p>099297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68IBT.yGLMhqzPfhSnFhOgNGftZDPOd/.onJfZmupvFtKR6VdTC2</text:p>
          </table:table-cell>
          <table:table-cell table:number-columns-repeated="16378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PETRONILA</text:p>
          </table:table-cell>
          <table:table-cell office:value-type="string" table:style-name="ce1">
            <text:p>108@gmail.com</text:p>
          </table:table-cell>
          <table:table-cell office:value-type="string" table:style-name="ce1">
            <text:p>103787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qUW2ca2cT4HbcqUnfk5WOZPFxRrFDVu4OjcPtqyRBsQbh0NLJm96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WENDY SUSAN</text:p>
          </table:table-cell>
          <table:table-cell office:value-type="string" table:style-name="ce1">
            <text:p>109@gmail.com</text:p>
          </table:table-cell>
          <table:table-cell office:value-type="string" table:style-name="ce1">
            <text:p>420615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8K84Zy.DLEz3YHbRORWPeJ8/COHT7CdhU5UGVx8Itn7v.6CTIW9O</text:p>
          </table:table-cell>
          <table:table-cell table:number-columns-repeated="16378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GLORIA NIEVES</text:p>
          </table:table-cell>
          <table:table-cell office:value-type="string" table:style-name="ce1">
            <text:p>110@gmail.com</text:p>
          </table:table-cell>
          <table:table-cell office:value-type="string" table:style-name="ce1">
            <text:p>102894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wXBP7Ubpw9X9oZ5WOD0Je0eUB4YBZ1SaYMYe1Ka2/2WGg1qfoIry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MARINA ISABEL</text:p>
          </table:table-cell>
          <table:table-cell office:value-type="string" table:style-name="ce1">
            <text:p>111@gmail.com</text:p>
          </table:table-cell>
          <table:table-cell office:value-type="string" table:style-name="ce1">
            <text:p>085048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FkL3SIcGDKGOak1tLMhYOFZMWkBIEsnmQX9xnKqVIwgYep8ZRu62</text:p>
          </table:table-cell>
          <table:table-cell table:number-columns-repeated="16378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LUVESLINDA DOMINGA</text:p>
          </table:table-cell>
          <table:table-cell office:value-type="string" table:style-name="ce1">
            <text:p>112@gmail.com</text:p>
          </table:table-cell>
          <table:table-cell office:value-type="string" table:style-name="ce1">
            <text:p>085756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D5YFBS6BkDVh6hVHlPne.o9aWBT7C/E0B8SNfZ1T7TW.oxOXIrdS</text:p>
          </table:table-cell>
          <table:table-cell table:number-columns-repeated="16378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GLORIA ANGIE</text:p>
          </table:table-cell>
          <table:table-cell office:value-type="string" table:style-name="ce1">
            <text:p>113@gmail.com</text:p>
          </table:table-cell>
          <table:table-cell office:value-type="string" table:style-name="ce1">
            <text:p>105390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HW5a03jQfAGapZGTPFXCuZf49NRDG6LQHLWUFrwlcAuIIZ61DPJa</text:p>
          </table:table-cell>
          <table:table-cell table:number-columns-repeated="16378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EDGARD BUENAVENTURA</text:p>
          </table:table-cell>
          <table:table-cell office:value-type="string" table:style-name="ce1">
            <text:p>114@gmail.com</text:p>
          </table:table-cell>
          <table:table-cell office:value-type="string" table:style-name="ce1">
            <text:p>074096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LhlUq/nYtug0LIOAWc3zOsP8lFjPqq9JmiW/k3SbhPtqDDLq9ZCS</text:p>
          </table:table-cell>
          <table:table-cell table:number-columns-repeated="16378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JULIO ENRIQUE</text:p>
          </table:table-cell>
          <table:table-cell office:value-type="string" table:style-name="ce1">
            <text:p>115@gmail.com</text:p>
          </table:table-cell>
          <table:table-cell office:value-type="string" table:style-name="ce1">
            <text:p>434021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pKOhrC7WJWuO2O0nAwsw.uueu.qOxfIIfN458mpyqd3P5CpKSPu2</text:p>
          </table:table-cell>
          <table:table-cell table:number-columns-repeated="16378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16@gmail.com</text:p>
          </table:table-cell>
          <table:table-cell office:value-type="string" table:style-name="ce1">
            <text:p>062723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BHxP/CNjmSRcLMH0WWTfe6Zw37TI/UA34nWXnA2pY/2HmzW/8vum</text:p>
          </table:table-cell>
          <table:table-cell table:number-columns-repeated="16378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ENEDINA</text:p>
          </table:table-cell>
          <table:table-cell office:value-type="string" table:style-name="ce1">
            <text:p>117@gmail.com</text:p>
          </table:table-cell>
          <table:table-cell office:value-type="string" table:style-name="ce1">
            <text:p>105316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85UslpVVWKCLGF4Y06B7.xSqbaS1Qdyhzo5EXvOuaXz1AS9UnjX2</text:p>
          </table:table-cell>
          <table:table-cell table:number-columns-repeated="16378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118@gmail.com</text:p>
          </table:table-cell>
          <table:table-cell office:value-type="string" table:style-name="ce1">
            <text:p>060989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LwyP/zru91cK9Nv.l0MUOQfLyBXDq1LVEYx4RwEQywo1qcLEoVSC</text:p>
          </table:table-cell>
          <table:table-cell table:number-columns-repeated="16378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NORMA HAYDEE</text:p>
          </table:table-cell>
          <table:table-cell office:value-type="string" table:style-name="ce1">
            <text:p>119@gmail.com</text:p>
          </table:table-cell>
          <table:table-cell office:value-type="string" table:style-name="ce1">
            <text:p>096599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4/5gzgVfjczm0RhUVsZJOt9CaQEhTBHpYXgYBYnmNME5miavP1g.</text:p>
          </table:table-cell>
          <table:table-cell table:number-columns-repeated="16378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TARCILA</text:p>
          </table:table-cell>
          <table:table-cell office:value-type="string" table:style-name="ce1">
            <text:p>120@gmail.com</text:p>
          </table:table-cell>
          <table:table-cell office:value-type="string" table:style-name="ce1">
            <text:p>106072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e3YlM935tpdtHHY7piM3e.BTmhcF1lT9vSydU6BEmbHoISVQVKNW</text:p>
          </table:table-cell>
          <table:table-cell table:number-columns-repeated="16378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FLORECITA SILVINA</text:p>
          </table:table-cell>
          <table:table-cell office:value-type="string" table:style-name="ce1">
            <text:p>121@gmail.com</text:p>
          </table:table-cell>
          <table:table-cell office:value-type="string" table:style-name="ce1">
            <text:p>091914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p3V8Ycm.fgiu8F45h0W.u5HseWXdaPX8wqCqjEZ5VyajbzP2TCNK</text:p>
          </table:table-cell>
          <table:table-cell table:number-columns-repeated="16378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OLINDA GRACIELA</text:p>
          </table:table-cell>
          <table:table-cell office:value-type="string" table:style-name="ce1">
            <text:p>122@gmail.com</text:p>
          </table:table-cell>
          <table:table-cell office:value-type="string" table:style-name="ce1">
            <text:p>066019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QcbSalH1m7lvqfBAeAQa.inMu0vPjtnUnlcdUyKAbkqArV4MV.pK</text:p>
          </table:table-cell>
          <table:table-cell table:number-columns-repeated="16378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EUSEBIO</text:p>
          </table:table-cell>
          <table:table-cell office:value-type="string" table:style-name="ce1">
            <text:p>123@gmail.com</text:p>
          </table:table-cell>
          <table:table-cell office:value-type="string" table:style-name="ce1">
            <text:p>061307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flb73JAb7D6JgXCa59m3eehJw6yF0FdIaUcNCqkmBcXfSRxmRNiq</text:p>
          </table:table-cell>
          <table:table-cell table:number-columns-repeated="16378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YENNY</text:p>
          </table:table-cell>
          <table:table-cell office:value-type="string" table:style-name="ce1">
            <text:p>124@gmail.com</text:p>
          </table:table-cell>
          <table:table-cell office:value-type="string" table:style-name="ce1">
            <text:p>444180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lj8u.Fc4N/7.9rlpTmJuuB5FvKRELtmR9DcMxhSVAet3z8NVPUe6</text:p>
          </table:table-cell>
          <table:table-cell table:number-columns-repeated="16378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FAUSTINA</text:p>
          </table:table-cell>
          <table:table-cell office:value-type="string" table:style-name="ce1">
            <text:p>125@gmail.com</text:p>
          </table:table-cell>
          <table:table-cell office:value-type="string" table:style-name="ce1">
            <text:p>062535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Ry6v5chuqDMNOXQ7a6/Yu0ZNGwpIHh7SSRuo1FJQoU1vIgSE1vUq</text:p>
          </table:table-cell>
          <table:table-cell table:number-columns-repeated="16378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REGINA NATIVIDAD</text:p>
          </table:table-cell>
          <table:table-cell office:value-type="string" table:style-name="ce1">
            <text:p>126@gmail.com</text:p>
          </table:table-cell>
          <table:table-cell office:value-type="string" table:style-name="ce1">
            <text:p>061653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cUs/24drcEfsjQ5Y.WMkuZaWaZnM.T.PmAzViAo/bxWKqoBDEDWW</text:p>
          </table:table-cell>
          <table:table-cell table:number-columns-repeated="16378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MARYURI KATHERINE</text:p>
          </table:table-cell>
          <table:table-cell office:value-type="string" table:style-name="ce1">
            <text:p>127@gmail.com</text:p>
          </table:table-cell>
          <table:table-cell office:value-type="string" table:style-name="ce1">
            <text:p>081787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Gqz0fLmrd1bmuKO.g//jesc7ZipTXsZuTxTqs64yHkV3TLyCtpSG</text:p>
          </table:table-cell>
          <table:table-cell table:number-columns-repeated="16378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HERMELINDA</text:p>
          </table:table-cell>
          <table:table-cell office:value-type="string" table:style-name="ce1">
            <text:p>128@gmail.com</text:p>
          </table:table-cell>
          <table:table-cell office:value-type="string" table:style-name="ce1">
            <text:p>071145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4GateZEPFY8qx/MnJ0w.uV/MXkWsjSyYioepRn7qDXzIrlDtV7vO</text:p>
          </table:table-cell>
          <table:table-cell table:number-columns-repeated="16378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CESAR WALTER</text:p>
          </table:table-cell>
          <table:table-cell office:value-type="string" table:style-name="ce1">
            <text:p>129@gmail.com</text:p>
          </table:table-cell>
          <table:table-cell office:value-type="string" table:style-name="ce1">
            <text:p>105867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88A6WaJCwmugpPvsDAnIu1IlFkfal9jg.dPyV3hW7mZVy16NL0uK</text:p>
          </table:table-cell>
          <table:table-cell table:number-columns-repeated="16378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130@gmail.com</text:p>
          </table:table-cell>
          <table:table-cell office:value-type="string" table:style-name="ce1">
            <text:p>088872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rWThF3CcuMKwb.HoyaYuepBoUINFD7fJ0dQcUS3RMOHamAbv8vKm</text:p>
          </table:table-cell>
          <table:table-cell table:number-columns-repeated="16378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RAYMUNDA JUANA</text:p>
          </table:table-cell>
          <table:table-cell office:value-type="string" table:style-name="ce1">
            <text:p>131@gmail.com</text:p>
          </table:table-cell>
          <table:table-cell office:value-type="string" table:style-name="ce1">
            <text:p>060907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mrMRbXksZPevf/JMYMD7Od7pi/PgVNvMt/KOmMk.i3NeJFq.uns6</text:p>
          </table:table-cell>
          <table:table-cell table:number-columns-repeated="16378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LUZ MARIA</text:p>
          </table:table-cell>
          <table:table-cell office:value-type="string" table:style-name="ce1">
            <text:p>132@gmail.com</text:p>
          </table:table-cell>
          <table:table-cell office:value-type="string" table:style-name="ce1">
            <text:p>028323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b86ucOC/o2ByHl/j/LPQ.AZMhdafElZnBKDM1fivxtvQuT90sp/O</text:p>
          </table:table-cell>
          <table:table-cell table:number-columns-repeated="16378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IRTHA REGINA</text:p>
          </table:table-cell>
          <table:table-cell office:value-type="string" table:style-name="ce1">
            <text:p>133@gmail.com</text:p>
          </table:table-cell>
          <table:table-cell office:value-type="string" table:style-name="ce1">
            <text:p>062777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tyqYlNBNc2KqvAkHks2dul.pnPU5NXLn2jmqScqachlCSJMWsx4m</text:p>
          </table:table-cell>
          <table:table-cell table:number-columns-repeated="16378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GUILLERMO ELOY</text:p>
          </table:table-cell>
          <table:table-cell office:value-type="string" table:style-name="ce1">
            <text:p>134@gmail.com</text:p>
          </table:table-cell>
          <table:table-cell office:value-type="string" table:style-name="ce1">
            <text:p>021545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ZX9Q.PVpijEi9qvdLesOeyT30zNlMhMYQnppI60MYLX9lrOOw3vO</text:p>
          </table:table-cell>
          <table:table-cell table:number-columns-repeated="16378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CAITANA</text:p>
          </table:table-cell>
          <table:table-cell office:value-type="string" table:style-name="ce1">
            <text:p>135@gmail.com</text:p>
          </table:table-cell>
          <table:table-cell office:value-type="string" table:style-name="ce1">
            <text:p>069098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.ub5v2DElLcTIf1ph69IukscXsgkJ5ln6TbZwPPVqWVf7QUoaQl6</text:p>
          </table:table-cell>
          <table:table-cell table:number-columns-repeated="16378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136@gmail.com</text:p>
          </table:table-cell>
          <table:table-cell office:value-type="string" table:style-name="ce1">
            <text:p>255568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o403xXqo0dyMWLnEJveneXVzu27luPmVFMwWj6eSjftcSQDLjZkG</text:p>
          </table:table-cell>
          <table:table-cell table:number-columns-repeated="16378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LFONZA VITELIANA</text:p>
          </table:table-cell>
          <table:table-cell office:value-type="string" table:style-name="ce1">
            <text:p>137@gmail.com</text:p>
          </table:table-cell>
          <table:table-cell office:value-type="string" table:style-name="ce1">
            <text:p>322682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dxkYEwnaAcO/GroFB322uy0VeukKf7oQcRE6AvVGdhhVvZTG/TdS</text:p>
          </table:table-cell>
          <table:table-cell table:number-columns-repeated="16378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138@gmail.com</text:p>
          </table:table-cell>
          <table:table-cell office:value-type="string" table:style-name="ce1">
            <text:p>257805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fDQhN6CWeOjESgAW/qDe.JmihYWYX9.1keeu0EzAydnCtgtdbKWG</text:p>
          </table:table-cell>
          <table:table-cell table:number-columns-repeated="16378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SAVINA</text:p>
          </table:table-cell>
          <table:table-cell office:value-type="string" table:style-name="ce1">
            <text:p>139@gmail.com</text:p>
          </table:table-cell>
          <table:table-cell office:value-type="string" table:style-name="ce1">
            <text:p>080583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CuAuEHbGEDnWoKC9FPdb.G3lW8iqCdr0UR.dIIB9opUf/fP2ric.</text:p>
          </table:table-cell>
          <table:table-cell table:number-columns-repeated="16378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140@gmail.com</text:p>
          </table:table-cell>
          <table:table-cell office:value-type="string" table:style-name="ce1">
            <text:p>440052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GNX5nA8S7KPGxLFDo2SyeeP8HADDbmWUjihzk/2F5a8Z8YG.WfY.</text:p>
          </table:table-cell>
          <table:table-cell table:number-columns-repeated="16378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JACK MAX MICHAEL</text:p>
          </table:table-cell>
          <table:table-cell office:value-type="string" table:style-name="ce1">
            <text:p>141@gmail.com</text:p>
          </table:table-cell>
          <table:table-cell office:value-type="string" table:style-name="ce1">
            <text:p>482382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vBd76sKdO6JiD9CV6UYA.qmornRhYPde8eRrQChWU9HPlVn71qBq</text:p>
          </table:table-cell>
          <table:table-cell table:number-columns-repeated="16378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TEODOLINDA</text:p>
          </table:table-cell>
          <table:table-cell office:value-type="string" table:style-name="ce1">
            <text:p>142@gmail.com</text:p>
          </table:table-cell>
          <table:table-cell office:value-type="string" table:style-name="ce1">
            <text:p>083138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FVbHLAy0VXdutIYW4zIE.20R9wub7mb.glJmSZO9uPNFFDkAP8gK</text:p>
          </table:table-cell>
          <table:table-cell table:number-columns-repeated="16378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IGNACIO CELESTINO</text:p>
          </table:table-cell>
          <table:table-cell office:value-type="string" table:style-name="ce1">
            <text:p>143@gmail.com</text:p>
          </table:table-cell>
          <table:table-cell office:value-type="string" table:style-name="ce1">
            <text:p>083159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B2YcXFt16UXb603zKTlKOQgC6Nam1zaUBdM5K5hLdfb7VYb0NGoy</text:p>
          </table:table-cell>
          <table:table-cell table:number-columns-repeated="16378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LEONED</text:p>
          </table:table-cell>
          <table:table-cell office:value-type="string" table:style-name="ce1">
            <text:p>144@gmail.com</text:p>
          </table:table-cell>
          <table:table-cell office:value-type="string" table:style-name="ce1">
            <text:p>430552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rLKBM6bxBmOO8d24fGXOk2WPr7Vp.nvWbuug4bRpRC3D56FuwgC</text:p>
          </table:table-cell>
          <table:table-cell table:number-columns-repeated="16378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GAVINO</text:p>
          </table:table-cell>
          <table:table-cell office:value-type="string" table:style-name="ce1">
            <text:p>145@gmail.com</text:p>
          </table:table-cell>
          <table:table-cell office:value-type="string" table:style-name="ce1">
            <text:p>096540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GPdczFqaMoHlaPIYJilnuC9dZYCMvPHjxvnt.mHjzbbIjW/nZh/i</text:p>
          </table:table-cell>
          <table:table-cell table:number-columns-repeated="16378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146@gmail.com</text:p>
          </table:table-cell>
          <table:table-cell office:value-type="string" table:style-name="ce1">
            <text:p>083159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3/E0G0p428vbeD4eNCAue8R/owyEmE7dqcp0XQj0CBw2P/T7Lvmy</text:p>
          </table:table-cell>
          <table:table-cell table:number-columns-repeated="16378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147@gmail.com</text:p>
          </table:table-cell>
          <table:table-cell office:value-type="string" table:style-name="ce1">
            <text:p>481760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9U6Q5HJIlU03d2QmGH7deq2b3aQzxcw/80LEWa5d430UK941moZS</text:p>
          </table:table-cell>
          <table:table-cell table:number-columns-repeated="16378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148@gmail.com</text:p>
          </table:table-cell>
          <table:table-cell office:value-type="string" table:style-name="ce1">
            <text:p>073471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yFC0XZauBNyv8Bm/WC3I.mCT6cY0pcEIflhs3iFBi187bYrrFPE.</text:p>
          </table:table-cell>
          <table:table-cell table:number-columns-repeated="16378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FLORIAN PAULINO</text:p>
          </table:table-cell>
          <table:table-cell office:value-type="string" table:style-name="ce1">
            <text:p>149@gmail.com</text:p>
          </table:table-cell>
          <table:table-cell office:value-type="string" table:style-name="ce1">
            <text:p>086314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shkEpOBTdEG/OtNaNfqYugeZTcKyy4GbVVJkQiQX7ZDCXzeM0TnO</text:p>
          </table:table-cell>
          <table:table-cell table:number-columns-repeated="16378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OCTAVIO</text:p>
          </table:table-cell>
          <table:table-cell office:value-type="string" table:style-name="ce1">
            <text:p>150@gmail.com</text:p>
          </table:table-cell>
          <table:table-cell office:value-type="string" table:style-name="ce1">
            <text:p>097865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uIxR6XOWbU11ACI79u85esgHQTaeqFnrNVZGw66n2OogBg9RZ4x2</text:p>
          </table:table-cell>
          <table:table-cell table:number-columns-repeated="16378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MELENA</text:p>
          </table:table-cell>
          <table:table-cell office:value-type="string" table:style-name="ce1">
            <text:p>151@gmail.com</text:p>
          </table:table-cell>
          <table:table-cell office:value-type="string" table:style-name="ce1">
            <text:p>015099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54IG2XuJ8xB8w/eL6VP4.CXMbhGxbT2HI01r4cZAz5gfQq9yZDui</text:p>
          </table:table-cell>
          <table:table-cell table:number-columns-repeated="16378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52@gmail.com</text:p>
          </table:table-cell>
          <table:table-cell office:value-type="string" table:style-name="ce1">
            <text:p>254745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uTzl2eq/c/oRmnU1Bvp3.OtFph8u1Yk5PCL04y8SddJ1IMCLYBQ.</text:p>
          </table:table-cell>
          <table:table-cell table:number-columns-repeated="16378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153@gmail.com</text:p>
          </table:table-cell>
          <table:table-cell office:value-type="string" table:style-name="ce1">
            <text:p>071334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Px1Xm6Z3o/HJ1DIutAfGOE0jHi6fs4vjmhzUX/DSrjVpdaz.uy8G</text:p>
          </table:table-cell>
          <table:table-cell table:number-columns-repeated="16378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KATTY ROCIO</text:p>
          </table:table-cell>
          <table:table-cell office:value-type="string" table:style-name="ce1">
            <text:p>154@gmail.com</text:p>
          </table:table-cell>
          <table:table-cell office:value-type="string" table:style-name="ce1">
            <text:p>413280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LUCRYKREb/XcBzqOfmcBuTe33Lp8ZfNnUV8Vx94SvWp0MtPtEpH2</text:p>
          </table:table-cell>
          <table:table-cell table:number-columns-repeated="16378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JUAN ANDRES</text:p>
          </table:table-cell>
          <table:table-cell office:value-type="string" table:style-name="ce1">
            <text:p>155@gmail.com</text:p>
          </table:table-cell>
          <table:table-cell office:value-type="string" table:style-name="ce1">
            <text:p>103826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bW8z/MbD7OaIW0TwUkFT.S.ZpR2Q3E/Cu0rnmlTo5iEvCfJbzjOC</text:p>
          </table:table-cell>
          <table:table-cell table:number-columns-repeated="16378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MARIBEL</text:p>
          </table:table-cell>
          <table:table-cell office:value-type="string" table:style-name="ce1">
            <text:p>156@gmail.com</text:p>
          </table:table-cell>
          <table:table-cell office:value-type="string" table:style-name="ce1">
            <text:p>337390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bX5nwNePA/u6b.EDOwHruN9nf3Gfhm1MBgltqhnoRElyErUluide</text:p>
          </table:table-cell>
          <table:table-cell table:number-columns-repeated="16378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VENANCIO</text:p>
          </table:table-cell>
          <table:table-cell office:value-type="string" table:style-name="ce1">
            <text:p>157@gmail.com</text:p>
          </table:table-cell>
          <table:table-cell office:value-type="string" table:style-name="ce1">
            <text:p>103637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zF1Y32XZ5ZEPrmcbGkcmu5f6j.rAA.BQAU0tpHIbzFZzHxBXUsvu</text:p>
          </table:table-cell>
          <table:table-cell table:number-columns-repeated="16378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GIL</text:p>
          </table:table-cell>
          <table:table-cell office:value-type="string" table:style-name="ce1">
            <text:p>158@gmail.com</text:p>
          </table:table-cell>
          <table:table-cell office:value-type="string" table:style-name="ce1">
            <text:p>091684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BlxxNDuIPSEF9GYTtpkSu8KQU4EDjk4b33LWq2BsdVyI.hIIOHOe</text:p>
          </table:table-cell>
          <table:table-cell table:number-columns-repeated="16378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159@gmail.com</text:p>
          </table:table-cell>
          <table:table-cell office:value-type="string" table:style-name="ce1">
            <text:p>060619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5mxxh/6Ui2XC/Ay4sE5fOt6WwV92RZ.2eV/tdxor5Vo0cWeErZMO</text:p>
          </table:table-cell>
          <table:table-cell table:number-columns-repeated="16378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FORTUNATO</text:p>
          </table:table-cell>
          <table:table-cell office:value-type="string" table:style-name="ce1">
            <text:p>160@gmail.com</text:p>
          </table:table-cell>
          <table:table-cell office:value-type="string" table:style-name="ce1">
            <text:p>105806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717suEMAzDoi.jQFnue5uDTqXdMiZWGPIx7SmjdovWHMahLnJ1bO</text:p>
          </table:table-cell>
          <table:table-cell table:number-columns-repeated="16378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ROSARIO RAQUEL</text:p>
          </table:table-cell>
          <table:table-cell office:value-type="string" table:style-name="ce1">
            <text:p>161@gmail.com</text:p>
          </table:table-cell>
          <table:table-cell office:value-type="string" table:style-name="ce1">
            <text:p>074753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fo6.gTUAHNWDROp/EqHhO1mxtHjyk1ts3/xVq9VV9O6lSOW/YpRu</text:p>
          </table:table-cell>
          <table:table-cell table:number-columns-repeated="16378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FRANCISCA</text:p>
          </table:table-cell>
          <table:table-cell office:value-type="string" table:style-name="ce1">
            <text:p>162@gmail.com</text:p>
          </table:table-cell>
          <table:table-cell office:value-type="string" table:style-name="ce1">
            <text:p>075969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6TeFxDNZnuaoRsJ3JTK7OvolVqTp7nGzrM8H87YjgHtvoKNdVizq</text:p>
          </table:table-cell>
          <table:table-cell table:number-columns-repeated="16378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JUAN RAUL</text:p>
          </table:table-cell>
          <table:table-cell office:value-type="string" table:style-name="ce1">
            <text:p>163@gmail.com</text:p>
          </table:table-cell>
          <table:table-cell office:value-type="string" table:style-name="ce1">
            <text:p>089168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DHCfdN6J2JzvCFvBWBq1eCeEEZMSZKOpCfNUMC/jdRPs7BCea8wS</text:p>
          </table:table-cell>
          <table:table-cell table:number-columns-repeated="16378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VELINO</text:p>
          </table:table-cell>
          <table:table-cell office:value-type="string" table:style-name="ce1">
            <text:p>164@gmail.com</text:p>
          </table:table-cell>
          <table:table-cell office:value-type="string" table:style-name="ce1">
            <text:p>062210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Bzn/Lpqn5hPM1OnH2A0AOP8IF3mYvTOwiP7WhpGzI4AeBAgst1U2</text:p>
          </table:table-cell>
          <table:table-cell table:number-columns-repeated="16378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165@gmail.com</text:p>
          </table:table-cell>
          <table:table-cell office:value-type="string" table:style-name="ce1">
            <text:p>060710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XEjglfYyQC8PA00wNQOw.rkPHGWxKGO3C9CKntNQ2BnBbU2isF2S</text:p>
          </table:table-cell>
          <table:table-cell table:number-columns-repeated="16378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166@gmail.com</text:p>
          </table:table-cell>
          <table:table-cell office:value-type="string" table:style-name="ce1">
            <text:p>442153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2oqUkZdJXADSUtzvi6ekeIAOj5PVvIXyY8RpOGDgDfreftfIAKiq</text:p>
          </table:table-cell>
          <table:table-cell table:number-columns-repeated="16378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ZOILA FELICITAS</text:p>
          </table:table-cell>
          <table:table-cell office:value-type="string" table:style-name="ce1">
            <text:p>167@gmail.com</text:p>
          </table:table-cell>
          <table:table-cell office:value-type="string" table:style-name="ce1">
            <text:p>089194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PtqYNAvHz5zxy1otWJCIe3F/JZkGIM0IK./k.xEwBSeIhXcdC4DC</text:p>
          </table:table-cell>
          <table:table-cell table:number-columns-repeated="16378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168@gmail.com</text:p>
          </table:table-cell>
          <table:table-cell office:value-type="string" table:style-name="ce1">
            <text:p>083273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4.n543gyBVsaPpnktxD7e3SrJv3nswUt56/6umaPS0JWSTLMqQ2e</text:p>
          </table:table-cell>
          <table:table-cell table:number-columns-repeated="16378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BRENDA BEATRIZ</text:p>
          </table:table-cell>
          <table:table-cell office:value-type="string" table:style-name="ce1">
            <text:p>169@gmail.com</text:p>
          </table:table-cell>
          <table:table-cell office:value-type="string" table:style-name="ce1">
            <text:p>702737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pfL9s7fAOYR00vb0Twlw.1yepkSSzAdph6/9nw/1A9m/JPuLANdq</text:p>
          </table:table-cell>
          <table:table-cell table:number-columns-repeated="16378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RAFAEL ANTONIO</text:p>
          </table:table-cell>
          <table:table-cell office:value-type="string" table:style-name="ce1">
            <text:p>170@gmail.com</text:p>
          </table:table-cell>
          <table:table-cell office:value-type="string" table:style-name="ce1">
            <text:p>092937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FirqDT0lkuT63.CGDr2l.lCRdbdYHQfFLp4tVMkwqWPFSIu4AgyC</text:p>
          </table:table-cell>
          <table:table-cell table:number-columns-repeated="16378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171@gmail.com</text:p>
          </table:table-cell>
          <table:table-cell office:value-type="string" table:style-name="ce1">
            <text:p>100393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SB/g1A8e8dBHyR8/h5MIuet3L5.LXxVXfdvT0zOy5p7lxtIRMoCi</text:p>
          </table:table-cell>
          <table:table-cell table:number-columns-repeated="16378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172@gmail.com</text:p>
          </table:table-cell>
          <table:table-cell office:value-type="string" table:style-name="ce1">
            <text:p>093288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GycXrSG/MyUenDaitszD.yW3M7fDP1up2KSoYwc5M0mZy1CR4oAW</text:p>
          </table:table-cell>
          <table:table-cell table:number-columns-repeated="16378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BENJAMIN FELIX</text:p>
          </table:table-cell>
          <table:table-cell office:value-type="string" table:style-name="ce1">
            <text:p>173@gmail.com</text:p>
          </table:table-cell>
          <table:table-cell office:value-type="string" table:style-name="ce1">
            <text:p>106664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dEpuAcJ.wwVOyTsVx5ZT..aHZsTDRBEjOjS4ubR.nsT63rzF1gSO</text:p>
          </table:table-cell>
          <table:table-cell table:number-columns-repeated="16378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174@gmail.com</text:p>
          </table:table-cell>
          <table:table-cell office:value-type="string" table:style-name="ce1">
            <text:p>073696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E/hPruQIzELqau2ArsaS.owCrKFiTx5NJrAyq34P7TSdiNdU2UFC</text:p>
          </table:table-cell>
          <table:table-cell table:number-columns-repeated="16378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175@gmail.com</text:p>
          </table:table-cell>
          <table:table-cell office:value-type="string" table:style-name="ce1">
            <text:p>080922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lXENB1eXmv1EhSub5LQEuY/RqPbyX2Or2BMjk/azsKN4dF8D8rmq</text:p>
          </table:table-cell>
          <table:table-cell table:number-columns-repeated="16378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ANDRES HEVER</text:p>
          </table:table-cell>
          <table:table-cell office:value-type="string" table:style-name="ce1">
            <text:p>176@gmail.com</text:p>
          </table:table-cell>
          <table:table-cell office:value-type="string" table:style-name="ce1">
            <text:p>073613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PgmErvWQtW7irGdxU.67OEkO1nFhtiI6TmMzt2cP8jFknNBcFjbO</text:p>
          </table:table-cell>
          <table:table-cell table:number-columns-repeated="16378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IPRIANO</text:p>
          </table:table-cell>
          <table:table-cell office:value-type="string" table:style-name="ce1">
            <text:p>177@gmail.com</text:p>
          </table:table-cell>
          <table:table-cell office:value-type="string" table:style-name="ce1">
            <text:p>072389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3.ox/YSvpT.yjH4PCS.OuzTV3hpGejmai2raO8WXDu9wKwPBw2wm</text:p>
          </table:table-cell>
          <table:table-cell table:number-columns-repeated="16378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LUIS VALOIS</text:p>
          </table:table-cell>
          <table:table-cell office:value-type="string" table:style-name="ce1">
            <text:p>178@gmail.com</text:p>
          </table:table-cell>
          <table:table-cell office:value-type="string" table:style-name="ce1">
            <text:p>083083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lfzXgSzyhujpURN0bqCBubM4I1gqv2.wHJX59Q9BESqtpFvT8fCW</text:p>
          </table:table-cell>
          <table:table-cell table:number-columns-repeated="16378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LUIS ARMANDO</text:p>
          </table:table-cell>
          <table:table-cell office:value-type="string" table:style-name="ce1">
            <text:p>179@gmail.com</text:p>
          </table:table-cell>
          <table:table-cell office:value-type="string" table:style-name="ce1">
            <text:p>407470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E/PzTfzBqL7Q4.kt7Pby.lrQN991f8YoPPoCwuP8BYhra2u5HrPC</text:p>
          </table:table-cell>
          <table:table-cell table:number-columns-repeated="16378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EMILIO ANTONINO</text:p>
          </table:table-cell>
          <table:table-cell office:value-type="string" table:style-name="ce1">
            <text:p>180@gmail.com</text:p>
          </table:table-cell>
          <table:table-cell office:value-type="string" table:style-name="ce1">
            <text:p>093212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LRJhIXA3CKIDHkrjV3af.613D6zOFE7Gz39LrVswfEMUUFjoKRQC</text:p>
          </table:table-cell>
          <table:table-cell table:number-columns-repeated="16378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ARLOS ALFREDO</text:p>
          </table:table-cell>
          <table:table-cell office:value-type="string" table:style-name="ce1">
            <text:p>181@gmail.com</text:p>
          </table:table-cell>
          <table:table-cell office:value-type="string" table:style-name="ce1">
            <text:p>082795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OLCEIGwdaw6bqR1iOlA/uinkYg4vYT0JmYhti3sr3bIdy7q/FBeq</text:p>
          </table:table-cell>
          <table:table-cell table:number-columns-repeated="16378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ORIBIA</text:p>
          </table:table-cell>
          <table:table-cell office:value-type="string" table:style-name="ce1">
            <text:p>182@gmail.com</text:p>
          </table:table-cell>
          <table:table-cell office:value-type="string" table:style-name="ce1">
            <text:p>404122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7g0Z9E2vx.3NN1H/lBoxewJTFwh0I/g9vmaUzjoJZOgk7hQh/dWW</text:p>
          </table:table-cell>
          <table:table-cell table:number-columns-repeated="16378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ISITACION</text:p>
          </table:table-cell>
          <table:table-cell office:value-type="string" table:style-name="ce1">
            <text:p>183@gmail.com</text:p>
          </table:table-cell>
          <table:table-cell office:value-type="string" table:style-name="ce1">
            <text:p>449109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OnxiHVjESR20GCYuMJMauoEQo1z.Ki5Bp5gyxuWtt0wnV2ORPtPy</text:p>
          </table:table-cell>
          <table:table-cell table:number-columns-repeated="16378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84@gmail.com</text:p>
          </table:table-cell>
          <table:table-cell office:value-type="string" table:style-name="ce1">
            <text:p>068738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UGRi2tcgzq6oS7v7wV8C.h54M7QOfQnp0z2QQyTHYXBQoDNLdfqu</text:p>
          </table:table-cell>
          <table:table-cell table:number-columns-repeated="16378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MIGUEL ANGEL</text:p>
          </table:table-cell>
          <table:table-cell office:value-type="string" table:style-name="ce1">
            <text:p>185@gmail.com</text:p>
          </table:table-cell>
          <table:table-cell office:value-type="string" table:style-name="ce1">
            <text:p>416049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F4cyfydEff5ZgquhOfeFOE965oh2.fXFB778N2EsPeIGUlU8.Coy</text:p>
          </table:table-cell>
          <table:table-cell table:number-columns-repeated="16378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ARMEN ALICIA</text:p>
          </table:table-cell>
          <table:table-cell office:value-type="string" table:style-name="ce1">
            <text:p>186@gmail.com</text:p>
          </table:table-cell>
          <table:table-cell office:value-type="string" table:style-name="ce1">
            <text:p>083303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/jFjBVDXs9KAd.Np4XczOEWT.j8ks4srOR9uZhLdCaQarZUEwKiS</text:p>
          </table:table-cell>
          <table:table-cell table:number-columns-repeated="16378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VIDAL TORIBIO</text:p>
          </table:table-cell>
          <table:table-cell office:value-type="string" table:style-name="ce1">
            <text:p>187@gmail.com</text:p>
          </table:table-cell>
          <table:table-cell office:value-type="string" table:style-name="ce1">
            <text:p>071530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fxoURdMfsF0ZLfmawDjUeY53V.L9Ng/6.gTDcFfOPB7PRzIdk7d2</text:p>
          </table:table-cell>
          <table:table-cell table:number-columns-repeated="16378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ARTURO</text:p>
          </table:table-cell>
          <table:table-cell office:value-type="string" table:style-name="ce1">
            <text:p>188@gmail.com</text:p>
          </table:table-cell>
          <table:table-cell office:value-type="string" table:style-name="ce1">
            <text:p>435795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DvyBN5Gbbodwj.MhFufmutTrijuU47Q5ODjdEknxqBL27xYq/91G</text:p>
          </table:table-cell>
          <table:table-cell table:number-columns-repeated="16378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DIONICIO HILARIO</text:p>
          </table:table-cell>
          <table:table-cell office:value-type="string" table:style-name="ce1">
            <text:p>189@gmail.com</text:p>
          </table:table-cell>
          <table:table-cell office:value-type="string" table:style-name="ce1">
            <text:p>224954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y75eWH0Shs/Sspsrb9Quep4yNp.WGgAqTg/Qehcdg3d2fAqSX9Pi</text:p>
          </table:table-cell>
          <table:table-cell table:number-columns-repeated="16378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ERCY</text:p>
          </table:table-cell>
          <table:table-cell office:value-type="string" table:style-name="ce1">
            <text:p>190@gmail.com</text:p>
          </table:table-cell>
          <table:table-cell office:value-type="string" table:style-name="ce1">
            <text:p>074670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C0XGpb9xIeP8SckMxYAUOhixiv3S3.wzboOoH5MvH8AUr3Xzv1LK</text:p>
          </table:table-cell>
          <table:table-cell table:number-columns-repeated="16378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COSME</text:p>
          </table:table-cell>
          <table:table-cell office:value-type="string" table:style-name="ce1">
            <text:p>191@gmail.com</text:p>
          </table:table-cell>
          <table:table-cell office:value-type="string" table:style-name="ce1">
            <text:p>080901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Oonkm0MPGciU0jsfaPCCupiHGNm3EJ5KT0LIO9Bd6803WorxkrCu</text:p>
          </table:table-cell>
          <table:table-cell table:number-columns-repeated="16378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VIRGINIA ANATOLIA</text:p>
          </table:table-cell>
          <table:table-cell office:value-type="string" table:style-name="ce1">
            <text:p>192@gmail.com</text:p>
          </table:table-cell>
          <table:table-cell office:value-type="string" table:style-name="ce1">
            <text:p>104854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Nr5DiRosk23uPx/2myEiOW4zy/Fs30j4JXKdGe4KjHNdFp258Dz2</text:p>
          </table:table-cell>
          <table:table-cell table:number-columns-repeated="16378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LUZ ANA</text:p>
          </table:table-cell>
          <table:table-cell office:value-type="string" table:style-name="ce1">
            <text:p>193@gmail.com</text:p>
          </table:table-cell>
          <table:table-cell office:value-type="string" table:style-name="ce1">
            <text:p>071151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/ThsatKUgsSiPIONw.VUeJN..ZPJuFdOPdTDvLYXSeiSFmypC05e</text:p>
          </table:table-cell>
          <table:table-cell table:number-columns-repeated="16378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LUIS ANGEL</text:p>
          </table:table-cell>
          <table:table-cell office:value-type="string" table:style-name="ce1">
            <text:p>194@gmail.com</text:p>
          </table:table-cell>
          <table:table-cell office:value-type="string" table:style-name="ce1">
            <text:p>401943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ZrfVMYg754HkY/.O2a75.2ErQ/a7DO/1SYQh6icDEIwA6OYSCwZu</text:p>
          </table:table-cell>
          <table:table-cell table:number-columns-repeated="16378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JOSEFINA PATRICIA</text:p>
          </table:table-cell>
          <table:table-cell office:value-type="string" table:style-name="ce1">
            <text:p>195@gmail.com</text:p>
          </table:table-cell>
          <table:table-cell office:value-type="string" table:style-name="ce1">
            <text:p>077202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7A2AmTVgqslfKK2V0QB6e17tQUQ8KzOWHDQiec3.Zdsxh7riZdeu</text:p>
          </table:table-cell>
          <table:table-cell table:number-columns-repeated="16378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LIDUVINA ELVIRA</text:p>
          </table:table-cell>
          <table:table-cell office:value-type="string" table:style-name="ce1">
            <text:p>196@gmail.com</text:p>
          </table:table-cell>
          <table:table-cell office:value-type="string" table:style-name="ce1">
            <text:p>073500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mgluu/2OUBo9/whZI/k0.RvoAQAGByb1mEZFWGat2Yndg6iqNsLu</text:p>
          </table:table-cell>
          <table:table-cell table:number-columns-repeated="16378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JULIA BENEDICTA</text:p>
          </table:table-cell>
          <table:table-cell office:value-type="string" table:style-name="ce1">
            <text:p>197@gmail.com</text:p>
          </table:table-cell>
          <table:table-cell office:value-type="string" table:style-name="ce1">
            <text:p>069266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JSzENequC/bmEvrHzRInuc872EpT.TOvkWmrzIDoRbEKp8qSFNlC</text:p>
          </table:table-cell>
          <table:table-cell table:number-columns-repeated="16378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LUZ MARITZA</text:p>
          </table:table-cell>
          <table:table-cell office:value-type="string" table:style-name="ce1">
            <text:p>198@gmail.com</text:p>
          </table:table-cell>
          <table:table-cell office:value-type="string" table:style-name="ce1">
            <text:p>106985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iJYEE61S7KRfWN1Evwl/.X0C8l7n3wugY9AEq7iH/ROPDs.eWkJa</text:p>
          </table:table-cell>
          <table:table-cell table:number-columns-repeated="16378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NOLBERTO JULIO</text:p>
          </table:table-cell>
          <table:table-cell office:value-type="string" table:style-name="ce1">
            <text:p>199@gmail.com</text:p>
          </table:table-cell>
          <table:table-cell office:value-type="string" table:style-name="ce1">
            <text:p>060896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wEcglmSQq6ZtXax7/9Tpe6tdGDuyrd6tg96sVJMN8a0y.MsXUwIq</text:p>
          </table:table-cell>
          <table:table-cell table:number-columns-repeated="16378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200@gmail.com</text:p>
          </table:table-cell>
          <table:table-cell office:value-type="string" table:style-name="ce1">
            <text:p>270729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0jzIzH6v7lh8oeh1Dlr0.gqSqxfxf5c9ce1X1R.tkKBta0YPSAJe</text:p>
          </table:table-cell>
          <table:table-cell table:number-columns-repeated="16378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WENDY LEYLY</text:p>
          </table:table-cell>
          <table:table-cell office:value-type="string" table:style-name="ce1">
            <text:p>201@gmail.com</text:p>
          </table:table-cell>
          <table:table-cell office:value-type="string" table:style-name="ce1">
            <text:p>445533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gxsVzFxT4tafM7UKBmIuwZOhod3B9ycCDRSIvsH3n.Ple5gjr/m</text:p>
          </table:table-cell>
          <table:table-cell table:number-columns-repeated="16378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LUCIA MILAGROS</text:p>
          </table:table-cell>
          <table:table-cell office:value-type="string" table:style-name="ce1">
            <text:p>202@gmail.com</text:p>
          </table:table-cell>
          <table:table-cell office:value-type="string" table:style-name="ce1">
            <text:p>765525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uVDZVI0ewloM4BH3gm/su.1RVflz4HBkt3my6.4uLljyLDK1G0xC</text:p>
          </table:table-cell>
          <table:table-cell table:number-columns-repeated="16378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203@gmail.com</text:p>
          </table:table-cell>
          <table:table-cell office:value-type="string" table:style-name="ce1">
            <text:p>086269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5QR7Wh5M0TsS59inZUj5O71N9Lmn068.4Hcb.1i.10J70pgsNFA.</text:p>
          </table:table-cell>
          <table:table-cell table:number-columns-repeated="16378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JUAN RAMON</text:p>
          </table:table-cell>
          <table:table-cell office:value-type="string" table:style-name="ce1">
            <text:p>204@gmail.com</text:p>
          </table:table-cell>
          <table:table-cell office:value-type="string" table:style-name="ce1">
            <text:p>105157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dwI5DrBCPOV4XDhYPTXD.9sA/Sb54coonSakzi5WLDFozKzMtna2</text:p>
          </table:table-cell>
          <table:table-cell table:number-columns-repeated="16378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VENANCIO VICTOR</text:p>
          </table:table-cell>
          <table:table-cell office:value-type="string" table:style-name="ce1">
            <text:p>205@gmail.com</text:p>
          </table:table-cell>
          <table:table-cell office:value-type="string" table:style-name="ce1">
            <text:p>061473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KUFTKvkHVC4x51dp0SRd.T6EiI8SEGvCefRRcKLOzX9Sn9pN2bMS</text:p>
          </table:table-cell>
          <table:table-cell table:number-columns-repeated="16378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206@gmail.com</text:p>
          </table:table-cell>
          <table:table-cell office:value-type="string" table:style-name="ce1">
            <text:p>088287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n1cRWQ46iE0gTgmlFCeh.dn1CiBfeBJTs6jOCXitwuN4cl5IFc3.</text:p>
          </table:table-cell>
          <table:table-cell table:number-columns-repeated="16378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NORMA VICTORIA</text:p>
          </table:table-cell>
          <table:table-cell office:value-type="string" table:style-name="ce1">
            <text:p>207@gmail.com</text:p>
          </table:table-cell>
          <table:table-cell office:value-type="string" table:style-name="ce1">
            <text:p>074475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foaRS5TxTVPpOh9y6S/FObXupRSeJO7uQiJleDlFxjkJDspxEMHu</text:p>
          </table:table-cell>
          <table:table-cell table:number-columns-repeated="16378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208@gmail.com</text:p>
          </table:table-cell>
          <table:table-cell office:value-type="string" table:style-name="ce1">
            <text:p>071431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HDJLlBFJFRdO4zO0HbpmeRnxaOH6bLBfpyGrQAJBmFhWUtj/wM2W</text:p>
          </table:table-cell>
          <table:table-cell table:number-columns-repeated="16378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AURORA JULIA</text:p>
          </table:table-cell>
          <table:table-cell office:value-type="string" table:style-name="ce1">
            <text:p>209@gmail.com</text:p>
          </table:table-cell>
          <table:table-cell office:value-type="string" table:style-name="ce1">
            <text:p>062824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MygPfbtACHf62aqj2c4puVFQcWxJy5JCcBOiGb/abToJKsYZo7RC</text:p>
          </table:table-cell>
          <table:table-cell table:number-columns-repeated="16378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JUBEL HUBERT</text:p>
          </table:table-cell>
          <table:table-cell office:value-type="string" table:style-name="ce1">
            <text:p>210@gmail.com</text:p>
          </table:table-cell>
          <table:table-cell office:value-type="string" table:style-name="ce1">
            <text:p>426589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SZZzoMWvCHIx9p6ktBIReaArEpjdrlhNBhob.PV3vEkLBmsqMPxC</text:p>
          </table:table-cell>
          <table:table-cell table:number-columns-repeated="16378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MAXIMIANA</text:p>
          </table:table-cell>
          <table:table-cell office:value-type="string" table:style-name="ce1">
            <text:p>211@gmail.com</text:p>
          </table:table-cell>
          <table:table-cell office:value-type="string" table:style-name="ce1">
            <text:p>062525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qTSwHFRKnXmchYSlJAyGOkxtrFLutSYgMMb0AnknMsgXSKMvBlXu</text:p>
          </table:table-cell>
          <table:table-cell table:number-columns-repeated="16378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VERONICA MADELYN</text:p>
          </table:table-cell>
          <table:table-cell office:value-type="string" table:style-name="ce1">
            <text:p>212@gmail.com</text:p>
          </table:table-cell>
          <table:table-cell office:value-type="string" table:style-name="ce1">
            <text:p>106999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dJhJe7ef6QEPmBAmADmUuGhwdXorZTAHaAYpAIRo57X4urVIWvN6</text:p>
          </table:table-cell>
          <table:table-cell table:number-columns-repeated="16378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ELIZABETH MERCEDES</text:p>
          </table:table-cell>
          <table:table-cell office:value-type="string" table:style-name="ce1">
            <text:p>213@gmail.com</text:p>
          </table:table-cell>
          <table:table-cell office:value-type="string" table:style-name="ce1">
            <text:p>101201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CokJPHHwdZ.tyO43IL6Re61bxXyrPI0HN.P0D.VrR8FPwSNNE9OO</text:p>
          </table:table-cell>
          <table:table-cell table:number-columns-repeated="16378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HERMELINDA</text:p>
          </table:table-cell>
          <table:table-cell office:value-type="string" table:style-name="ce1">
            <text:p>214@gmail.com</text:p>
          </table:table-cell>
          <table:table-cell office:value-type="string" table:style-name="ce1">
            <text:p>107402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XabcTmBVVNkZGV525fSi.PCfKSwyvKw8nLPJ1U0XgfSbji10mk5K</text:p>
          </table:table-cell>
          <table:table-cell table:number-columns-repeated="16378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GENARO</text:p>
          </table:table-cell>
          <table:table-cell office:value-type="string" table:style-name="ce1">
            <text:p>215@gmail.com</text:p>
          </table:table-cell>
          <table:table-cell office:value-type="string" table:style-name="ce1">
            <text:p>071486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Gxj309SLus1LSl02cl/YePktuE64PVxb7iTx0fm5TuLf/YT2zvZO</text:p>
          </table:table-cell>
          <table:table-cell table:number-columns-repeated="16378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216@gmail.com</text:p>
          </table:table-cell>
          <table:table-cell office:value-type="string" table:style-name="ce1">
            <text:p>089865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HNW8vHhE5SfkWEEmRhQoOlRGTZYfRTFkUte9GJRw3IPISDVjT0y6</text:p>
          </table:table-cell>
          <table:table-cell table:number-columns-repeated="16378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JULIO ABEL</text:p>
          </table:table-cell>
          <table:table-cell office:value-type="string" table:style-name="ce1">
            <text:p>217@gmail.com</text:p>
          </table:table-cell>
          <table:table-cell office:value-type="string" table:style-name="ce1">
            <text:p>337344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lB/DiERJkmSGGz1NyZTMuHPklUKiPlYdQ.j5V1Fvm/iSMKY0Ayru</text:p>
          </table:table-cell>
          <table:table-cell table:number-columns-repeated="16378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218@gmail.com</text:p>
          </table:table-cell>
          <table:table-cell office:value-type="string" table:style-name="ce1">
            <text:p>101186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tXdI0EvlMQ9rG4yyRUxR.G2LJ.fJLb2DRs3ToocRiNe1MUu5SuCK</text:p>
          </table:table-cell>
          <table:table-cell table:number-columns-repeated="16378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GAUDENCIO</text:p>
          </table:table-cell>
          <table:table-cell office:value-type="string" table:style-name="ce1">
            <text:p>219@gmail.com</text:p>
          </table:table-cell>
          <table:table-cell office:value-type="string" table:style-name="ce1">
            <text:p>089162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8Qz0KA1wQwjYA3hp6RdEuRR0TBNBKnEXGqD.pH/fjelbtbHLFoke</text:p>
          </table:table-cell>
          <table:table-cell table:number-columns-repeated="16378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220@gmail.com</text:p>
          </table:table-cell>
          <table:table-cell office:value-type="string" table:style-name="ce1">
            <text:p>095623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Llm4IhmJ2bNBiTiI7l.s.QMW5i1b322zRtgRMcBLrqHOg6eM24wq</text:p>
          </table:table-cell>
          <table:table-cell table:number-columns-repeated="16378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EOFILO</text:p>
          </table:table-cell>
          <table:table-cell office:value-type="string" table:style-name="ce1">
            <text:p>221@gmail.com</text:p>
          </table:table-cell>
          <table:table-cell office:value-type="string" table:style-name="ce1">
            <text:p>062098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zXYArkzwyCe1NoTKVHBqe19lg.2sr9ZYwyHmMFGKqiK1vt2HDZU2</text:p>
          </table:table-cell>
          <table:table-cell table:number-columns-repeated="16378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PRADIEL</text:p>
          </table:table-cell>
          <table:table-cell office:value-type="string" table:style-name="ce1">
            <text:p>222@gmail.com</text:p>
          </table:table-cell>
          <table:table-cell office:value-type="string" table:style-name="ce1">
            <text:p>434693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4XWNVHptSgGDaH8OFPWH.tuJF7l3RCt2wlrxLPZLSjLFk7pS.Wqy</text:p>
          </table:table-cell>
          <table:table-cell table:number-columns-repeated="16378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ZENON EDGARD</text:p>
          </table:table-cell>
          <table:table-cell office:value-type="string" table:style-name="ce1">
            <text:p>223@gmail.com</text:p>
          </table:table-cell>
          <table:table-cell office:value-type="string" table:style-name="ce1">
            <text:p>070193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y0akE0J7ZLQusxaTlmDr.XkQkj6tdtOPJUkZDLDqAQm2V2P/XhkO</text:p>
          </table:table-cell>
          <table:table-cell table:number-columns-repeated="16378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NORMA LUISA</text:p>
          </table:table-cell>
          <table:table-cell office:value-type="string" table:style-name="ce1">
            <text:p>224@gmail.com</text:p>
          </table:table-cell>
          <table:table-cell office:value-type="string" table:style-name="ce1">
            <text:p>074510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1kkLKy2.EgZAYHTg0U9cemgYkMPyDB/z5nVg3yploQdJs5QYotoC</text:p>
          </table:table-cell>
          <table:table-cell table:number-columns-repeated="16378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ROLLY</text:p>
          </table:table-cell>
          <table:table-cell office:value-type="string" table:style-name="ce1">
            <text:p>225@gmail.com</text:p>
          </table:table-cell>
          <table:table-cell office:value-type="string" table:style-name="ce1">
            <text:p>409106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7r8.edBXA13myVMNrm8Uuel2JP3DXcHTDvdRIwdZueVy32k1vCHa</text:p>
          </table:table-cell>
          <table:table-cell table:number-columns-repeated="16378" table:style-name="ce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LUZ MAXIMILIANA</text:p>
          </table:table-cell>
          <table:table-cell office:value-type="string" table:style-name="ce1">
            <text:p>226@gmail.com</text:p>
          </table:table-cell>
          <table:table-cell office:value-type="string" table:style-name="ce1">
            <text:p>070991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A72IpC599JzJCdP75RsguDnnmPbEdMD.YMtL1JQTHOLoqaVH3lW6</text:p>
          </table:table-cell>
          <table:table-cell table:number-columns-repeated="16378" table:style-name="ce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SEFERINO</text:p>
          </table:table-cell>
          <table:table-cell office:value-type="string" table:style-name="ce1">
            <text:p>227@gmail.com</text:p>
          </table:table-cell>
          <table:table-cell office:value-type="string" table:style-name="ce1">
            <text:p>060540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sq5LVBjikGNifrneW7vve5dbJU/9i8yd6dIkp1x9I5fHhij2BoB2</text:p>
          </table:table-cell>
          <table:table-cell table:number-columns-repeated="16378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NICOLAZA MARINA</text:p>
          </table:table-cell>
          <table:table-cell office:value-type="string" table:style-name="ce1">
            <text:p>228@gmail.com</text:p>
          </table:table-cell>
          <table:table-cell office:value-type="string" table:style-name="ce1">
            <text:p>060918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e0shEN3EDXCdbabHfGbu.Zlb3bBWp5uB3horPxAh1RoLfPiklJ0a</text:p>
          </table:table-cell>
          <table:table-cell table:number-columns-repeated="16378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229@gmail.com</text:p>
          </table:table-cell>
          <table:table-cell office:value-type="string" table:style-name="ce1">
            <text:p>098110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fAn8VZ9hsWuU4s9Uh/5Ze01nB5oYp7K7tkJkzXGSA8yDD4FTrN2a</text:p>
          </table:table-cell>
          <table:table-cell table:number-columns-repeated="16378" table:style-name="ce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ANACLETO EUGENIO</text:p>
          </table:table-cell>
          <table:table-cell office:value-type="string" table:style-name="ce1">
            <text:p>230@gmail.com</text:p>
          </table:table-cell>
          <table:table-cell office:value-type="string" table:style-name="ce1">
            <text:p>096657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yPpYa6a2HoRG2upnV7pcepE/5v2mQr30YsKVk2DQubKyD6.uJCwm</text:p>
          </table:table-cell>
          <table:table-cell table:number-columns-repeated="16378" table:style-name="ce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ELIZABET</text:p>
          </table:table-cell>
          <table:table-cell office:value-type="string" table:style-name="ce1">
            <text:p>231@gmail.com</text:p>
          </table:table-cell>
          <table:table-cell office:value-type="string" table:style-name="ce1">
            <text:p>072463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jTXgNKhn29mr0E7k7hPt.o2fUeczTSQvk2vwBtdhdowMOH2q0qi2</text:p>
          </table:table-cell>
          <table:table-cell table:number-columns-repeated="16378" table:style-name="ce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32@gmail.com</text:p>
          </table:table-cell>
          <table:table-cell office:value-type="string" table:style-name="ce1">
            <text:p>060900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rX/bMIqkf0k5IHbMb8BuOaAl0ArkEnpwDd6VxbWA7C3X1sEgtPuS</text:p>
          </table:table-cell>
          <table:table-cell table:number-columns-repeated="16378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ELIZABETH CAROLINA</text:p>
          </table:table-cell>
          <table:table-cell office:value-type="string" table:style-name="ce1">
            <text:p>233@gmail.com</text:p>
          </table:table-cell>
          <table:table-cell office:value-type="string" table:style-name="ce1">
            <text:p>061620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/qbAzyu8.gAHNKyr6qzDOQQRuZq2kdc.7WOSblUX5V57YsYJ1xU6</text:p>
          </table:table-cell>
          <table:table-cell table:number-columns-repeated="16378" table:style-name="ce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ANA SIMEONA</text:p>
          </table:table-cell>
          <table:table-cell office:value-type="string" table:style-name="ce1">
            <text:p>234@gmail.com</text:p>
          </table:table-cell>
          <table:table-cell office:value-type="string" table:style-name="ce1">
            <text:p>405892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Yl7LRKoFZS581wN9d0g0eeYcyWzzaDQsmzFatbpfUkuP9NTWvjCm</text:p>
          </table:table-cell>
          <table:table-cell table:number-columns-repeated="16378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235@gmail.com</text:p>
          </table:table-cell>
          <table:table-cell office:value-type="string" table:style-name="ce1">
            <text:p>091510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sArfNo4NoG3IU0HsOcjmOHr7F3J.gMoH7dwUlHuWCcaE7PxTzIBy</text:p>
          </table:table-cell>
          <table:table-cell table:number-columns-repeated="16378" table:style-name="ce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VIRGINIA YOLANDA</text:p>
          </table:table-cell>
          <table:table-cell office:value-type="string" table:style-name="ce1">
            <text:p>236@gmail.com</text:p>
          </table:table-cell>
          <table:table-cell office:value-type="string" table:style-name="ce1">
            <text:p>103610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ciXCR82gpcIYqIvF671D.Z3ZYUtAyILnxjWwSJ06GF1QPioLFCSG</text:p>
          </table:table-cell>
          <table:table-cell table:number-columns-repeated="16378" table:style-name="ce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237@gmail.com</text:p>
          </table:table-cell>
          <table:table-cell office:value-type="string" table:style-name="ce1">
            <text:p>093230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EcnULEHv.A9kwPDqp9FVOjjjhsIljBNLYRECsRbAZZmQvToFeC8u</text:p>
          </table:table-cell>
          <table:table-cell table:number-columns-repeated="16378" table:style-name="ce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238@gmail.com</text:p>
          </table:table-cell>
          <table:table-cell office:value-type="string" table:style-name="ce1">
            <text:p>071349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R.Oy5bhOqO4vL.TOQswleqikBTQ/Z1IOKk2EkH4we8Za0TlJaMEm</text:p>
          </table:table-cell>
          <table:table-cell table:number-columns-repeated="16378" table:style-name="ce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CORCINA</text:p>
          </table:table-cell>
          <table:table-cell office:value-type="string" table:style-name="ce1">
            <text:p>239@gmail.com</text:p>
          </table:table-cell>
          <table:table-cell office:value-type="string" table:style-name="ce1">
            <text:p>078588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uQLQs11qT5duDhtGlzOuuibPNDMbnmhae4Qm1B2Zk/qorfIhj85y</text:p>
          </table:table-cell>
          <table:table-cell table:number-columns-repeated="16378" table:style-name="ce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240@gmail.com</text:p>
          </table:table-cell>
          <table:table-cell office:value-type="string" table:style-name="ce1">
            <text:p>096596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yf.k0ZOAu6dmxSKrkvgUecGpUCbvI7aBoyzXhnPE/uzgAct4sw5m</text:p>
          </table:table-cell>
          <table:table-cell table:number-columns-repeated="16378" table:style-name="ce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MARINA MAXIMA</text:p>
          </table:table-cell>
          <table:table-cell office:value-type="string" table:style-name="ce1">
            <text:p>241@gmail.com</text:p>
          </table:table-cell>
          <table:table-cell office:value-type="string" table:style-name="ce1">
            <text:p>105103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.3gn6Db9ADtyPACuMq9/u55DYd7zTEzgh0ePfuV0wKvJPhcwBgPK</text:p>
          </table:table-cell>
          <table:table-cell table:number-columns-repeated="16378" table:style-name="ce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VERONICA REBECA</text:p>
          </table:table-cell>
          <table:table-cell office:value-type="string" table:style-name="ce1">
            <text:p>242@gmail.com</text:p>
          </table:table-cell>
          <table:table-cell office:value-type="string" table:style-name="ce1">
            <text:p>065743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AATePgqipBkTLLoYexgheXcU6W.Mq4KkM1uHCZ8/D5iE7O1/8Kb2</text:p>
          </table:table-cell>
          <table:table-cell table:number-columns-repeated="16378" table:style-name="ce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43@gmail.com</text:p>
          </table:table-cell>
          <table:table-cell office:value-type="string" table:style-name="ce1">
            <text:p>080275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HW36HjTF6Sm5bGr3l7RKeqm2HC.6mR2syUw5D6wd3hbA4NKWtkcy</text:p>
          </table:table-cell>
          <table:table-cell table:number-columns-repeated="16378" table:style-name="ce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HERMOGENES</text:p>
          </table:table-cell>
          <table:table-cell office:value-type="string" table:style-name="ce1">
            <text:p>244@gmail.com</text:p>
          </table:table-cell>
          <table:table-cell office:value-type="string" table:style-name="ce1">
            <text:p>408657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6hXaTd6EG4rSznrmEXHHOD63FAn6vPrnItuXjxkq8aVfrlXtoWES</text:p>
          </table:table-cell>
          <table:table-cell table:number-columns-repeated="16378" table:style-name="ce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245@gmail.com</text:p>
          </table:table-cell>
          <table:table-cell office:value-type="string" table:style-name="ce1">
            <text:p>073245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HQVqftPiQLK/cZmHiZqKOnr.kQhX12fn8BD0jYd9/MUJIJa8tg9.</text:p>
          </table:table-cell>
          <table:table-cell table:number-columns-repeated="16378" table:style-name="ce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RUTH AYDEE</text:p>
          </table:table-cell>
          <table:table-cell office:value-type="string" table:style-name="ce1">
            <text:p>246@gmail.com</text:p>
          </table:table-cell>
          <table:table-cell office:value-type="string" table:style-name="ce1">
            <text:p>097743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/Tgakh613Zffh0hf5osG.9/TtiuM6ahli1/ImZMdiC2tN9993YxW</text:p>
          </table:table-cell>
          <table:table-cell table:number-columns-repeated="16378" table:style-name="ce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EDGUAR ROBERTO</text:p>
          </table:table-cell>
          <table:table-cell office:value-type="string" table:style-name="ce1">
            <text:p>247@gmail.com</text:p>
          </table:table-cell>
          <table:table-cell office:value-type="string" table:style-name="ce1">
            <text:p>099824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ghLn69DysFaJxIRkAnZfey4UI1.QkCTAhXse8.42YH.hEtxddkcm</text:p>
          </table:table-cell>
          <table:table-cell table:number-columns-repeated="16378" table:style-name="ce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FRANCISCO JAVIER</text:p>
          </table:table-cell>
          <table:table-cell office:value-type="string" table:style-name="ce1">
            <text:p>248@gmail.com</text:p>
          </table:table-cell>
          <table:table-cell office:value-type="string" table:style-name="ce1">
            <text:p>105804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dE1fvcDEiD6WQhByc1uheNG3dzUbO/SAxfXniWb0Z1hqKan19OW6</text:p>
          </table:table-cell>
          <table:table-cell table:number-columns-repeated="16378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MARGARITA</text:p>
          </table:table-cell>
          <table:table-cell office:value-type="string" table:style-name="ce1">
            <text:p>249@gmail.com</text:p>
          </table:table-cell>
          <table:table-cell office:value-type="string" table:style-name="ce1">
            <text:p>079519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fV2xw1UU5tqfXwsUKUiYOosOE3W/7nn2u5dBScmgtZj79bMwzJXK</text:p>
          </table:table-cell>
          <table:table-cell table:number-columns-repeated="16378" table:style-name="ce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YOSELINE CAROLINA</text:p>
          </table:table-cell>
          <table:table-cell office:value-type="string" table:style-name="ce1">
            <text:p>250@gmail.com</text:p>
          </table:table-cell>
          <table:table-cell office:value-type="string" table:style-name="ce1">
            <text:p>482086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IrhAX0JBHL8HZyW7ClcR.B.H9sU/MdvH4MYaWbkrt1dLCIq6irjO</text:p>
          </table:table-cell>
          <table:table-cell table:number-columns-repeated="16378" table:style-name="ce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ADELA</text:p>
          </table:table-cell>
          <table:table-cell office:value-type="string" table:style-name="ce1">
            <text:p>251@gmail.com</text:p>
          </table:table-cell>
          <table:table-cell office:value-type="string" table:style-name="ce1">
            <text:p>282961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6D4jKdI7LE0EkguED61POvwRvAH37TL3/.vDcpL/ZgN4acVQSkk6</text:p>
          </table:table-cell>
          <table:table-cell table:number-columns-repeated="16378" table:style-name="ce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PABLO ENRIQUE</text:p>
          </table:table-cell>
          <table:table-cell office:value-type="string" table:style-name="ce1">
            <text:p>252@gmail.com</text:p>
          </table:table-cell>
          <table:table-cell office:value-type="string" table:style-name="ce1">
            <text:p>220754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X13b.3ZGSYgNxlSa3IwPudhxO/sN6lJL6RHdulDCFVeibP4/vAoG</text:p>
          </table:table-cell>
          <table:table-cell table:number-columns-repeated="16378" table:style-name="ce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MARILYN MARCELA</text:p>
          </table:table-cell>
          <table:table-cell office:value-type="string" table:style-name="ce1">
            <text:p>253@gmail.com</text:p>
          </table:table-cell>
          <table:table-cell office:value-type="string" table:style-name="ce1">
            <text:p>429302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AtB9fHFXCULK4NQc.yywOSNVG6AZl4zdfxrFCdnDlHEeHXf0YqA6</text:p>
          </table:table-cell>
          <table:table-cell table:number-columns-repeated="16378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SIGFREDO</text:p>
          </table:table-cell>
          <table:table-cell office:value-type="string" table:style-name="ce1">
            <text:p>254@gmail.com</text:p>
          </table:table-cell>
          <table:table-cell office:value-type="string" table:style-name="ce1">
            <text:p>042039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bOZnRmyKeqJnjYP0mFms.ZkjaTsJU4BQRU7Z1sVFmwTcovLh2xwm</text:p>
          </table:table-cell>
          <table:table-cell table:number-columns-repeated="16378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LUIS GREGORIO</text:p>
          </table:table-cell>
          <table:table-cell office:value-type="string" table:style-name="ce1">
            <text:p>255@gmail.com</text:p>
          </table:table-cell>
          <table:table-cell office:value-type="string" table:style-name="ce1">
            <text:p>400712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UiXeUChh63KH2KSQWUS.e9F6DNPFHyZPysLglnXC62BtNJj5fJvu</text:p>
          </table:table-cell>
          <table:table-cell table:number-columns-repeated="16378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256@gmail.com</text:p>
          </table:table-cell>
          <table:table-cell office:value-type="string" table:style-name="ce1">
            <text:p>071577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ijOfcsIol5oWigcxhAx.exyLwn7c26a7VJvSpwus8thEIBD.mOjq</text:p>
          </table:table-cell>
          <table:table-cell table:number-columns-repeated="16378" table:style-name="ce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FELICITA</text:p>
          </table:table-cell>
          <table:table-cell office:value-type="string" table:style-name="ce1">
            <text:p>257@gmail.com</text:p>
          </table:table-cell>
          <table:table-cell office:value-type="string" table:style-name="ce1">
            <text:p>075853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u8SqxDjc61wx6eszyoddOwjhNXqiiBbFOP.hZu.7Xasp3CtB9Z4C</text:p>
          </table:table-cell>
          <table:table-cell table:number-columns-repeated="16378" table:style-name="ce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258@gmail.com</text:p>
          </table:table-cell>
          <table:table-cell office:value-type="string" table:style-name="ce1">
            <text:p>092164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fD2.DMIEjPO6naAP9i6q.MFRdKohJ9Tkhj5HaNE20qGM4l209Jsy</text:p>
          </table:table-cell>
          <table:table-cell table:number-columns-repeated="16378" table:style-name="ce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DOMINGA ELODIA</text:p>
          </table:table-cell>
          <table:table-cell office:value-type="string" table:style-name="ce1">
            <text:p>259@gmail.com</text:p>
          </table:table-cell>
          <table:table-cell office:value-type="string" table:style-name="ce1">
            <text:p>103564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vlOyhjDDIESdBH4ij254eIbhn/OSgPdpEBtFl3XmMo7xRujrgEAO</text:p>
          </table:table-cell>
          <table:table-cell table:number-columns-repeated="16378" table:style-name="ce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DIOGENES</text:p>
          </table:table-cell>
          <table:table-cell office:value-type="string" table:style-name="ce1">
            <text:p>260@gmail.com</text:p>
          </table:table-cell>
          <table:table-cell office:value-type="string" table:style-name="ce1">
            <text:p>095663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wwZK8.XwGJdsc5m1XeZceXY.Oz2N/zJGh7QBkm0VR.F4cQvzeOsO</text:p>
          </table:table-cell>
          <table:table-cell table:number-columns-repeated="16378" table:style-name="ce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61@gmail.com</text:p>
          </table:table-cell>
          <table:table-cell office:value-type="string" table:style-name="ce1">
            <text:p>065722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CVwKzkuyaOLve1LjBFine4gIHhEcAKFHDFXX2J2qd.44XqxGF.cy</text:p>
          </table:table-cell>
          <table:table-cell table:number-columns-repeated="16378" table:style-name="ce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MIRIAM ELENA</text:p>
          </table:table-cell>
          <table:table-cell office:value-type="string" table:style-name="ce1">
            <text:p>262@gmail.com</text:p>
          </table:table-cell>
          <table:table-cell office:value-type="string" table:style-name="ce1">
            <text:p>412427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XNpFWeIQ4gxX7n4g1GIWu0NiunipbLKCqYxNKf67WIh9WHMcgFlO</text:p>
          </table:table-cell>
          <table:table-cell table:number-columns-repeated="16378" table:style-name="ce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CATALINA</text:p>
          </table:table-cell>
          <table:table-cell office:value-type="string" table:style-name="ce1">
            <text:p>263@gmail.com</text:p>
          </table:table-cell>
          <table:table-cell office:value-type="string" table:style-name="ce1">
            <text:p>445437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iX6ibEDkob94FwumqWtAOcpIzoZM4G.0ivsLGNXN90xyRlCB4nGy</text:p>
          </table:table-cell>
          <table:table-cell table:number-columns-repeated="16378" table:style-name="ce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JOSE LUIS</text:p>
          </table:table-cell>
          <table:table-cell office:value-type="string" table:style-name="ce1">
            <text:p>264@gmail.com</text:p>
          </table:table-cell>
          <table:table-cell office:value-type="string" table:style-name="ce1">
            <text:p>612917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6zwR9SLHozZjfygBVKDZuPVl4sGQapYDDkw2483djKadopGbQEKu</text:p>
          </table:table-cell>
          <table:table-cell table:number-columns-repeated="16378" table:style-name="ce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MARIA JESUS</text:p>
          </table:table-cell>
          <table:table-cell office:value-type="string" table:style-name="ce1">
            <text:p>265@gmail.com</text:p>
          </table:table-cell>
          <table:table-cell office:value-type="string" table:style-name="ce1">
            <text:p>068834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e9zeXw7e0XejaP9DP5dq.MvoR5gTOOBQHH6Zp49GskyQB/VZCVOa</text:p>
          </table:table-cell>
          <table:table-cell table:number-columns-repeated="16378" table:style-name="ce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MAURO CESAR</text:p>
          </table:table-cell>
          <table:table-cell office:value-type="string" table:style-name="ce1">
            <text:p>266@gmail.com</text:p>
          </table:table-cell>
          <table:table-cell office:value-type="string" table:style-name="ce1">
            <text:p>077468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2odattQHOnWXB/hyUgjs.3k4uZ.uind5XPNqXK.a3TfxSjFs5Nh.</text:p>
          </table:table-cell>
          <table:table-cell table:number-columns-repeated="16378" table:style-name="ce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EUFEMIA</text:p>
          </table:table-cell>
          <table:table-cell office:value-type="string" table:style-name="ce1">
            <text:p>267@gmail.com</text:p>
          </table:table-cell>
          <table:table-cell office:value-type="string" table:style-name="ce1">
            <text:p>066568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bQ9wQRzZtSp4zWQXGbbAOL1TL87MvixSvuMhO2nDusb.LU8y8McO</text:p>
          </table:table-cell>
          <table:table-cell table:number-columns-repeated="16378" table:style-name="ce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EODOCIA</text:p>
          </table:table-cell>
          <table:table-cell office:value-type="string" table:style-name="ce1">
            <text:p>268@gmail.com</text:p>
          </table:table-cell>
          <table:table-cell office:value-type="string" table:style-name="ce1">
            <text:p>061884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0arX843SNYemsRzRMfaQOmxs1yr3r4NUD8Tj1iSBpSXTsh2Sr/Ay</text:p>
          </table:table-cell>
          <table:table-cell table:number-columns-repeated="16378" table:style-name="ce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ADELAIDA</text:p>
          </table:table-cell>
          <table:table-cell office:value-type="string" table:style-name="ce1">
            <text:p>269@gmail.com</text:p>
          </table:table-cell>
          <table:table-cell office:value-type="string" table:style-name="ce1">
            <text:p>068153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LX2SFopquNj7ZdyCYrhNe.Tpx1wvTmGxkxSUasdSkQQU8/eOqWTC</text:p>
          </table:table-cell>
          <table:table-cell table:number-columns-repeated="16378" table:style-name="ce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MARGARITA CRISTINA</text:p>
          </table:table-cell>
          <table:table-cell office:value-type="string" table:style-name="ce1">
            <text:p>270@gmail.com</text:p>
          </table:table-cell>
          <table:table-cell office:value-type="string" table:style-name="ce1">
            <text:p>083311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lUawi130qTmEsNGOy4SeOPWQyg0vezRwPli/fp6kQo3zP2mxYPMm</text:p>
          </table:table-cell>
          <table:table-cell table:number-columns-repeated="16378" table:style-name="ce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271@gmail.com</text:p>
          </table:table-cell>
          <table:table-cell office:value-type="string" table:style-name="ce1">
            <text:p>066316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W0PLetaWEjbQL2Zri3OlOZP3GEI5uFehqYslyOqXvV7M/3L3tVBi</text:p>
          </table:table-cell>
          <table:table-cell table:number-columns-repeated="16378" table:style-name="ce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PORFIRIO</text:p>
          </table:table-cell>
          <table:table-cell office:value-type="string" table:style-name="ce1">
            <text:p>272@gmail.com</text:p>
          </table:table-cell>
          <table:table-cell office:value-type="string" table:style-name="ce1">
            <text:p>074440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WZ5fnrIlkHzp1o8hOKPwugACpyZGn8VcfGifnb7qGXhHpx/ExVKm</text:p>
          </table:table-cell>
          <table:table-cell table:number-columns-repeated="16378" table:style-name="ce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273@gmail.com</text:p>
          </table:table-cell>
          <table:table-cell office:value-type="string" table:style-name="ce1">
            <text:p>065596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s.6erdyvx3NmiltvGSZL.vDG5.OO8B3k.tj6/XSoAmYS3hB.uZvm</text:p>
          </table:table-cell>
          <table:table-cell table:number-columns-repeated="16378" table:style-name="ce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EFRAIN LEONCIO</text:p>
          </table:table-cell>
          <table:table-cell office:value-type="string" table:style-name="ce1">
            <text:p>274@gmail.com</text:p>
          </table:table-cell>
          <table:table-cell office:value-type="string" table:style-name="ce1">
            <text:p>257414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lJRl890AmZiOxx3yPislO/TqdQUcnSIg2mKc//RTtljwOlbW1IWq</text:p>
          </table:table-cell>
          <table:table-cell table:number-columns-repeated="16378" table:style-name="ce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ESTEBAN TEODORO</text:p>
          </table:table-cell>
          <table:table-cell office:value-type="string" table:style-name="ce1">
            <text:p>275@gmail.com</text:p>
          </table:table-cell>
          <table:table-cell office:value-type="string" table:style-name="ce1">
            <text:p>083166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gLfaoHX7QuLX8N5bikVNOWMJsIdFvwo5.olyo.5dTBaiwtI.uByS</text:p>
          </table:table-cell>
          <table:table-cell table:number-columns-repeated="16378" table:style-name="ce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ROSA ELENA</text:p>
          </table:table-cell>
          <table:table-cell office:value-type="string" table:style-name="ce1">
            <text:p>276@gmail.com</text:p>
          </table:table-cell>
          <table:table-cell office:value-type="string" table:style-name="ce1">
            <text:p>068919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1yqxA4JKCCiaQLNXGWYreih5ZoJY8SAzDbpcI71TeBLfpChWWlX6</text:p>
          </table:table-cell>
          <table:table-cell table:number-columns-repeated="16378" table:style-name="ce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HERMOGENES</text:p>
          </table:table-cell>
          <table:table-cell office:value-type="string" table:style-name="ce1">
            <text:p>277@gmail.com</text:p>
          </table:table-cell>
          <table:table-cell office:value-type="string" table:style-name="ce1">
            <text:p>0622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mn5YOaApVQe6o1V53uHR.kc1sibDGkwNrihDwxJa8VNDiQoUKrQO</text:p>
          </table:table-cell>
          <table:table-cell table:number-columns-repeated="16378" table:style-name="ce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APOLONIA</text:p>
          </table:table-cell>
          <table:table-cell office:value-type="string" table:style-name="ce1">
            <text:p>278@gmail.com</text:p>
          </table:table-cell>
          <table:table-cell office:value-type="string" table:style-name="ce1">
            <text:p>061207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hFE9OAVOhXRHd4haM.yXOQXkQhGGfqUtdFti.FkuBwvlEI0Th8.a</text:p>
          </table:table-cell>
          <table:table-cell table:number-columns-repeated="16378" table:style-name="ce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279@gmail.com</text:p>
          </table:table-cell>
          <table:table-cell office:value-type="string" table:style-name="ce1">
            <text:p>413147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cpR3Tjcwjha.96z9akXee5cXd9mLG3YUoRF8kc2sCTVt/5xdHHga</text:p>
          </table:table-cell>
          <table:table-cell table:number-columns-repeated="16378" table:style-name="ce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ASENCIO</text:p>
          </table:table-cell>
          <table:table-cell office:value-type="string" table:style-name="ce1">
            <text:p>280@gmail.com</text:p>
          </table:table-cell>
          <table:table-cell office:value-type="string" table:style-name="ce1">
            <text:p>465682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aQz5/vXuqCbeizEnOfi6e7QEFQAhGjnZaNQcuhGS..x0Talg4g7W</text:p>
          </table:table-cell>
          <table:table-cell table:number-columns-repeated="16378" table:style-name="ce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FELICITA</text:p>
          </table:table-cell>
          <table:table-cell office:value-type="string" table:style-name="ce1">
            <text:p>281@gmail.com</text:p>
          </table:table-cell>
          <table:table-cell office:value-type="string" table:style-name="ce1">
            <text:p>237061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fwvW0v0ReJ7lX4EzFCtDeQbJAC7Q4q7k2HylDLqz1nJa1yNr/UQ6</text:p>
          </table:table-cell>
          <table:table-cell table:number-columns-repeated="16378" table:style-name="ce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282@gmail.com</text:p>
          </table:table-cell>
          <table:table-cell office:value-type="string" table:style-name="ce1">
            <text:p>092331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X.WzxaFXCPXpW1et5jwtOOMo7snVcYTViMI521jcAzW8kEH9G6vS</text:p>
          </table:table-cell>
          <table:table-cell table:number-columns-repeated="16378" table:style-name="ce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YONY</text:p>
          </table:table-cell>
          <table:table-cell office:value-type="string" table:style-name="ce1">
            <text:p>283@gmail.com</text:p>
          </table:table-cell>
          <table:table-cell office:value-type="string" table:style-name="ce1">
            <text:p>107438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.ZBgpP9fp6d1dKc1HdIGOU1lxa2R9xDNSm8hL/yOe30X2Uy2rmmK</text:p>
          </table:table-cell>
          <table:table-cell table:number-columns-repeated="16378" table:style-name="ce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LIVIA SONIA</text:p>
          </table:table-cell>
          <table:table-cell office:value-type="string" table:style-name="ce1">
            <text:p>284@gmail.com</text:p>
          </table:table-cell>
          <table:table-cell office:value-type="string" table:style-name="ce1">
            <text:p>062189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ADu86gZOcc8Wbu1iSvW2uOjz4YyUi4IxxAgmq2fX4L./0ZXzAZ9G</text:p>
          </table:table-cell>
          <table:table-cell table:number-columns-repeated="16378" table:style-name="ce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285@gmail.com</text:p>
          </table:table-cell>
          <table:table-cell office:value-type="string" table:style-name="ce1">
            <text:p>074809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EnUS1lzs2kTh6CWUQqCsua/V7WpUIU.xFciN9XQZiodXE8oukce2</text:p>
          </table:table-cell>
          <table:table-cell table:number-columns-repeated="16378" table:style-name="ce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FRANCISCA JUANA</text:p>
          </table:table-cell>
          <table:table-cell office:value-type="string" table:style-name="ce1">
            <text:p>286@gmail.com</text:p>
          </table:table-cell>
          <table:table-cell office:value-type="string" table:style-name="ce1">
            <text:p>258524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w9t3Q55i.TeLu40U8X7deHpEsoC6ebSzjnL/R7YFEz.7Q15OtuYu</text:p>
          </table:table-cell>
          <table:table-cell table:number-columns-repeated="16378" table:style-name="ce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JENNY GABRIELA</text:p>
          </table:table-cell>
          <table:table-cell office:value-type="string" table:style-name="ce1">
            <text:p>287@gmail.com</text:p>
          </table:table-cell>
          <table:table-cell office:value-type="string" table:style-name="ce1">
            <text:p>466711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i/1.mXtA50YHqZgioN2gObH40bwoUOrTkqPMDMclkeAe7edSDTTq</text:p>
          </table:table-cell>
          <table:table-cell table:number-columns-repeated="16378" table:style-name="ce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288@gmail.com</text:p>
          </table:table-cell>
          <table:table-cell office:value-type="string" table:style-name="ce1">
            <text:p>105326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BnskFYQSlhgE8HOwnoYuqmFDe/9V/quKMrOKnOLFUisvSuoJvkq</text:p>
          </table:table-cell>
          <table:table-cell table:number-columns-repeated="16378" table:style-name="ce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ARTURO EFRAIN</text:p>
          </table:table-cell>
          <table:table-cell office:value-type="string" table:style-name="ce1">
            <text:p>289@gmail.com</text:p>
          </table:table-cell>
          <table:table-cell office:value-type="string" table:style-name="ce1">
            <text:p>435673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byDMca3Bmp40C6gZCViUeV2Jgyj5VpsA.zduJ4Hdn0hwnUn35iY2</text:p>
          </table:table-cell>
          <table:table-cell table:number-columns-repeated="16378" table:style-name="ce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GREGORIO</text:p>
          </table:table-cell>
          <table:table-cell office:value-type="string" table:style-name="ce1">
            <text:p>290@gmail.com</text:p>
          </table:table-cell>
          <table:table-cell office:value-type="string" table:style-name="ce1">
            <text:p>061035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vKqK21dOpp3gKVNx.OvGO9tGVxe41D/xf5DB3py2rrRWoC9Yfumq</text:p>
          </table:table-cell>
          <table:table-cell table:number-columns-repeated="16378" table:style-name="ce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EDITH</text:p>
          </table:table-cell>
          <table:table-cell office:value-type="string" table:style-name="ce1">
            <text:p>291@gmail.com</text:p>
          </table:table-cell>
          <table:table-cell office:value-type="string" table:style-name="ce1">
            <text:p>067893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mTCn94Bp.NKN0cZ3l33t.qv3iWqqVpK5x5WG6rgn2nIEv6nimCtm</text:p>
          </table:table-cell>
          <table:table-cell table:number-columns-repeated="16378" table:style-name="ce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SAVINA</text:p>
          </table:table-cell>
          <table:table-cell office:value-type="string" table:style-name="ce1">
            <text:p>292@gmail.com</text:p>
          </table:table-cell>
          <table:table-cell office:value-type="string" table:style-name="ce1">
            <text:p>082572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NwOMYra1CX96I9f.WSrNeKGbfbufRiDXHBYBV4epVJxWphge0u/K</text:p>
          </table:table-cell>
          <table:table-cell table:number-columns-repeated="16378" table:style-name="ce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CLIMACO</text:p>
          </table:table-cell>
          <table:table-cell office:value-type="string" table:style-name="ce1">
            <text:p>293@gmail.com</text:p>
          </table:table-cell>
          <table:table-cell office:value-type="string" table:style-name="ce1">
            <text:p>060273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NhfvDTJzg9J.0q6yarimuRmoQZFJXJGpTqwjUX4kkBMQ55D3aZbu</text:p>
          </table:table-cell>
          <table:table-cell table:number-columns-repeated="16378" table:style-name="ce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DONATA</text:p>
          </table:table-cell>
          <table:table-cell office:value-type="string" table:style-name="ce1">
            <text:p>294@gmail.com</text:p>
          </table:table-cell>
          <table:table-cell office:value-type="string" table:style-name="ce1">
            <text:p>061889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M85w/ixltjLAVNBt/mseuD8eEy/BCag0PKON8.oax9WHCn7GlEGm</text:p>
          </table:table-cell>
          <table:table-cell table:number-columns-repeated="16378" table:style-name="ce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295@gmail.com</text:p>
          </table:table-cell>
          <table:table-cell office:value-type="string" table:style-name="ce1">
            <text:p>099478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8Dm19kvHHZLP01UHuhBC.9Gsvd8yo38xjqCjIEPlhwMK1BX2Hw86</text:p>
          </table:table-cell>
          <table:table-cell table:number-columns-repeated="16378" table:style-name="ce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BLANDINO MAXIMO</text:p>
          </table:table-cell>
          <table:table-cell office:value-type="string" table:style-name="ce1">
            <text:p>296@gmail.com</text:p>
          </table:table-cell>
          <table:table-cell office:value-type="string" table:style-name="ce1">
            <text:p>092278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xAjO9tJK2IUqGVnsEXy0OE0/pk7XdA9BxGZkN0vrWpD5YjCnEsLm</text:p>
          </table:table-cell>
          <table:table-cell table:number-columns-repeated="16378" table:style-name="ce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297@gmail.com</text:p>
          </table:table-cell>
          <table:table-cell office:value-type="string" table:style-name="ce1">
            <text:p>070583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50LIf63C0d6IOWx48l3WO6BXhU0uGtxKqLT/p6CbBMobCzQp5b0.</text:p>
          </table:table-cell>
          <table:table-cell table:number-columns-repeated="16378" table:style-name="ce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EMILIANO</text:p>
          </table:table-cell>
          <table:table-cell office:value-type="string" table:style-name="ce1">
            <text:p>298@gmail.com</text:p>
          </table:table-cell>
          <table:table-cell office:value-type="string" table:style-name="ce1">
            <text:p>085784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adXo1t45yAtUmVJQAA1RuTt9WlC2pnX/lSy6cKoYtT42o2q3nJAm</text:p>
          </table:table-cell>
          <table:table-cell table:number-columns-repeated="16378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FILOMENA MARIBEL</text:p>
          </table:table-cell>
          <table:table-cell office:value-type="string" table:style-name="ce1">
            <text:p>299@gmail.com</text:p>
          </table:table-cell>
          <table:table-cell office:value-type="string" table:style-name="ce1">
            <text:p>428047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KZ5AofCvKHWzhVzNnjMtO9K3RShHRL.b.UOwjH2JIbMC8.Oa9Ppy</text:p>
          </table:table-cell>
          <table:table-cell table:number-columns-repeated="16378" table:style-name="ce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300@gmail.com</text:p>
          </table:table-cell>
          <table:table-cell office:value-type="string" table:style-name="ce1">
            <text:p>062487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DGowlhIdcWVNIqHhAKlpupXDEQjFdhwg4mDofwPrjM.KvjK4sWWe</text:p>
          </table:table-cell>
          <table:table-cell table:number-columns-repeated="16378" table:style-name="ce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301@gmail.com</text:p>
          </table:table-cell>
          <table:table-cell office:value-type="string" table:style-name="ce1">
            <text:p>084030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TIpQwak1ueMykjRDWaJy.89EovoASeL4oefKfAYzcroQx8.6EVXi</text:p>
          </table:table-cell>
          <table:table-cell table:number-columns-repeated="16378" table:style-name="ce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HERMELINDA</text:p>
          </table:table-cell>
          <table:table-cell office:value-type="string" table:style-name="ce1">
            <text:p>302@gmail.com</text:p>
          </table:table-cell>
          <table:table-cell office:value-type="string" table:style-name="ce1">
            <text:p>092162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Prgai.B6kv0oMOZKljcYuxsk0J.8.RibeXWzMjl1Q/cjaPbpufL6</text:p>
          </table:table-cell>
          <table:table-cell table:number-columns-repeated="16378" table:style-name="ce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FRANCISCO ROBERT</text:p>
          </table:table-cell>
          <table:table-cell office:value-type="string" table:style-name="ce1">
            <text:p>303@gmail.com</text:p>
          </table:table-cell>
          <table:table-cell office:value-type="string" table:style-name="ce1">
            <text:p>062744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xFHwuWfvr2LiZ4oGZHQnOe.3NRBWPkEUaiJ/6kEJQOnFsrcJKOjG</text:p>
          </table:table-cell>
          <table:table-cell table:number-columns-repeated="16378" table:style-name="ce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CEFERINA</text:p>
          </table:table-cell>
          <table:table-cell office:value-type="string" table:style-name="ce1">
            <text:p>304@gmail.com</text:p>
          </table:table-cell>
          <table:table-cell office:value-type="string" table:style-name="ce1">
            <text:p>062180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nj6V2xPXejSHflnLMxt4Obj.PzT0jFmBE/h9YUBLimm5DxHfw/zW</text:p>
          </table:table-cell>
          <table:table-cell table:number-columns-repeated="16378" table:style-name="ce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305@gmail.com</text:p>
          </table:table-cell>
          <table:table-cell office:value-type="string" table:style-name="ce1">
            <text:p>105609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Td7Qwg19JnW7WQiD78.YeAu3NzFAQboPSC4IR/MNy9Akw5PIH/du</text:p>
          </table:table-cell>
          <table:table-cell table:number-columns-repeated="16378" table:style-name="ce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RICARDO DANIEL</text:p>
          </table:table-cell>
          <table:table-cell office:value-type="string" table:style-name="ce1">
            <text:p>306@gmail.com</text:p>
          </table:table-cell>
          <table:table-cell office:value-type="string" table:style-name="ce1">
            <text:p>452218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FQbSgDwQ3VZpeUAdR8WsOW9t0rZXZR8JTKhXxl2ID8c5LsU5ebKy</text:p>
          </table:table-cell>
          <table:table-cell table:number-columns-repeated="16378" table:style-name="ce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MARIA DOLORES</text:p>
          </table:table-cell>
          <table:table-cell office:value-type="string" table:style-name="ce1">
            <text:p>307@gmail.com</text:p>
          </table:table-cell>
          <table:table-cell office:value-type="string" table:style-name="ce1">
            <text:p>103624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96oLS6JvX.41LwP96/kYu22nw8XGPYpGRsI0dNjd9e0Xay311VRC</text:p>
          </table:table-cell>
          <table:table-cell table:number-columns-repeated="16378" table:style-name="ce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JENNY ELIZABETH</text:p>
          </table:table-cell>
          <table:table-cell office:value-type="string" table:style-name="ce1">
            <text:p>308@gmail.com</text:p>
          </table:table-cell>
          <table:table-cell office:value-type="string" table:style-name="ce1">
            <text:p>107288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q/sL7UwQagmDbibExXzd.Y0bAM/LbT8nMSoiHB1HyFST0TwO4CjG</text:p>
          </table:table-cell>
          <table:table-cell table:number-columns-repeated="16378" table:style-name="ce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BRUNO EMILIO</text:p>
          </table:table-cell>
          <table:table-cell office:value-type="string" table:style-name="ce1">
            <text:p>309@gmail.com</text:p>
          </table:table-cell>
          <table:table-cell office:value-type="string" table:style-name="ce1">
            <text:p>092483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WuZGqHhIUDXpuIs16dB1uVGtXtwUlp0rBSvL9N2ulhnqbMOnNjDS</text:p>
          </table:table-cell>
          <table:table-cell table:number-columns-repeated="16378" table:style-name="ce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310@gmail.com</text:p>
          </table:table-cell>
          <table:table-cell office:value-type="string" table:style-name="ce1">
            <text:p>106824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REhMm/Ya.QJfYfabj.3p.gPjw2brNaVCHR8xwyh9Jy7OUyPeF/v6</text:p>
          </table:table-cell>
          <table:table-cell table:number-columns-repeated="16378" table:style-name="ce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ROMUALDO</text:p>
          </table:table-cell>
          <table:table-cell office:value-type="string" table:style-name="ce1">
            <text:p>311@gmail.com</text:p>
          </table:table-cell>
          <table:table-cell office:value-type="string" table:style-name="ce1">
            <text:p>074307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ZLvI5gMr7W531IrKHtHo.qPQSzERBJWbQXprsBCKPLYIGSHyBb4.</text:p>
          </table:table-cell>
          <table:table-cell table:number-columns-repeated="16378" table:style-name="ce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OISES</text:p>
          </table:table-cell>
          <table:table-cell office:value-type="string" table:style-name="ce1">
            <text:p>312@gmail.com</text:p>
          </table:table-cell>
          <table:table-cell office:value-type="string" table:style-name="ce1">
            <text:p>091825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0fN5bGrLV1BfT4FTGHVI.9t3R3X5CwEs7eHtTlCF23lP9n7mHkku</text:p>
          </table:table-cell>
          <table:table-cell table:number-columns-repeated="16378" table:style-name="ce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313@gmail.com</text:p>
          </table:table-cell>
          <table:table-cell office:value-type="string" table:style-name="ce1">
            <text:p>101199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Ov1XCGdL64Qb2TInGb4hOm4FhIB3ZTelMEzGaACifs7OIUCcIEN.</text:p>
          </table:table-cell>
          <table:table-cell table:number-columns-repeated="16378" table:style-name="ce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ALEJANDRO ABILIO</text:p>
          </table:table-cell>
          <table:table-cell office:value-type="string" table:style-name="ce1">
            <text:p>314@gmail.com</text:p>
          </table:table-cell>
          <table:table-cell office:value-type="string" table:style-name="ce1">
            <text:p>060273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Yf5CjqYq4nBD9.ny9IxQeYBPThlMDpfwbrZ5Gyzcr8QO0mtpTw9y</text:p>
          </table:table-cell>
          <table:table-cell table:number-columns-repeated="16378" table:style-name="ce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HILDA</text:p>
          </table:table-cell>
          <table:table-cell office:value-type="string" table:style-name="ce1">
            <text:p>315@gmail.com</text:p>
          </table:table-cell>
          <table:table-cell office:value-type="string" table:style-name="ce1">
            <text:p>105623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iGmlH.piE6Oywrzvx8LXedPh0KfnkQ0LPGV1iwhIE.hOr5ubbOj.</text:p>
          </table:table-cell>
          <table:table-cell table:number-columns-repeated="16378" table:style-name="ce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RAUL ALEJANDRO</text:p>
          </table:table-cell>
          <table:table-cell office:value-type="string" table:style-name="ce1">
            <text:p>316@gmail.com</text:p>
          </table:table-cell>
          <table:table-cell office:value-type="string" table:style-name="ce1">
            <text:p>092153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2lrHGCk5/SYg8b9OreClOelToqGL2ef7uaDBdiRlr.FcXDWOn1Ym</text:p>
          </table:table-cell>
          <table:table-cell table:number-columns-repeated="16378" table:style-name="ce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317@gmail.com</text:p>
          </table:table-cell>
          <table:table-cell office:value-type="string" table:style-name="ce1">
            <text:p>107186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I/wgfG34r/40YuMtH8k2.VBodGqhpF0Mmt69DxOAQPIwiq.tNPym</text:p>
          </table:table-cell>
          <table:table-cell table:number-columns-repeated="16378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318@gmail.com</text:p>
          </table:table-cell>
          <table:table-cell office:value-type="string" table:style-name="ce1">
            <text:p>337252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rQOvqORE.1cFh3gKmya7OqJRb8wqToIW3M5A6oa9hknnJIVw07i2</text:p>
          </table:table-cell>
          <table:table-cell table:number-columns-repeated="16378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ARNALDO</text:p>
          </table:table-cell>
          <table:table-cell office:value-type="string" table:style-name="ce1">
            <text:p>319@gmail.com</text:p>
          </table:table-cell>
          <table:table-cell office:value-type="string" table:style-name="ce1">
            <text:p>097129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8wqKwgEP0hLoSh5D5EVpuqFFynWA2Kl/uJNC2Xx80xSJHFKsBTui</text:p>
          </table:table-cell>
          <table:table-cell table:number-columns-repeated="16378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320@gmail.com</text:p>
          </table:table-cell>
          <table:table-cell office:value-type="string" table:style-name="ce1">
            <text:p>094315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KJ5fg6aNqhKPOpRe7iY6Ommq.0LNismt8ETxoF/BGpuvgp11JFhe</text:p>
          </table:table-cell>
          <table:table-cell table:number-columns-repeated="16378" table:style-name="ce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YRMA</text:p>
          </table:table-cell>
          <table:table-cell office:value-type="string" table:style-name="ce1">
            <text:p>321@gmail.com</text:p>
          </table:table-cell>
          <table:table-cell office:value-type="string" table:style-name="ce1">
            <text:p>103630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CmGfr4NoPYQ7o//VFfPaeho7S6eBfH3nzn/5E79FJB5tiuogdTsq</text:p>
          </table:table-cell>
          <table:table-cell table:number-columns-repeated="16378" table:style-name="ce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MARIA FRANCISCA</text:p>
          </table:table-cell>
          <table:table-cell office:value-type="string" table:style-name="ce1">
            <text:p>322@gmail.com</text:p>
          </table:table-cell>
          <table:table-cell office:value-type="string" table:style-name="ce1">
            <text:p>060548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AWJq7.ai3oTF/X7rEkrzeMrqqh1rxriFVjpiozTKoWPE74Gdrwjq</text:p>
          </table:table-cell>
          <table:table-cell table:number-columns-repeated="16378" table:style-name="ce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323@gmail.com</text:p>
          </table:table-cell>
          <table:table-cell office:value-type="string" table:style-name="ce1">
            <text:p>095685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lQ8ldyCF5oJ9wSPxLPDnO70f6me5r22yne/28JwZR9FJFDv.4HQq</text:p>
          </table:table-cell>
          <table:table-cell table:number-columns-repeated="16378" table:style-name="ce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ALGEMIRO</text:p>
          </table:table-cell>
          <table:table-cell office:value-type="string" table:style-name="ce1">
            <text:p>324@gmail.com</text:p>
          </table:table-cell>
          <table:table-cell office:value-type="string" table:style-name="ce1">
            <text:p>105633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TRQwELlLTdHlgKet3rC.ueIXrWvEwo7l8vAtzJzoVzWFjNDMdI7G</text:p>
          </table:table-cell>
          <table:table-cell table:number-columns-repeated="16378" table:style-name="ce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ENCARNACION</text:p>
          </table:table-cell>
          <table:table-cell office:value-type="string" table:style-name="ce1">
            <text:p>325@gmail.com</text:p>
          </table:table-cell>
          <table:table-cell office:value-type="string" table:style-name="ce1">
            <text:p>104201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BrkOX1wA7twwISpyXpaDuJMElV8S9xIDbPcZVI3Y1UVnDOkM.tz.</text:p>
          </table:table-cell>
          <table:table-cell table:number-columns-repeated="16378" table:style-name="ce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TEODOCIO</text:p>
          </table:table-cell>
          <table:table-cell office:value-type="string" table:style-name="ce1">
            <text:p>326@gmail.com</text:p>
          </table:table-cell>
          <table:table-cell office:value-type="string" table:style-name="ce1">
            <text:p>060039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gsso4CkTQm7SytlQMSYzu5WzFUbcDYcRtZHvbe/tmqL5vI9bFpMu</text:p>
          </table:table-cell>
          <table:table-cell table:number-columns-repeated="16378" table:style-name="ce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PEDRO EDUARDO</text:p>
          </table:table-cell>
          <table:table-cell office:value-type="string" table:style-name="ce1">
            <text:p>327@gmail.com</text:p>
          </table:table-cell>
          <table:table-cell office:value-type="string" table:style-name="ce1">
            <text:p>083232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1Ycl3y0AzJYX9V6oJ6N0ujcPsIrr0Hcut68C0xGnVLbIJ4y7iUnG</text:p>
          </table:table-cell>
          <table:table-cell table:number-columns-repeated="16378" table:style-name="ce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LEOCADIA</text:p>
          </table:table-cell>
          <table:table-cell office:value-type="string" table:style-name="ce1">
            <text:p>328@gmail.com</text:p>
          </table:table-cell>
          <table:table-cell office:value-type="string" table:style-name="ce1">
            <text:p>101164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TU7oB250qLXzwGZr.KshuL.zK.0SBHbYrO4.7MdYVwDoZnZNVDlu</text:p>
          </table:table-cell>
          <table:table-cell table:number-columns-repeated="16378" table:style-name="ce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MODESTA LAURA</text:p>
          </table:table-cell>
          <table:table-cell office:value-type="string" table:style-name="ce1">
            <text:p>329@gmail.com</text:p>
          </table:table-cell>
          <table:table-cell office:value-type="string" table:style-name="ce1">
            <text:p>092065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lkclF5we3T7Y9i38wSmDeFxTaLrInLYzRteOer/a2k4.EbL7usiS</text:p>
          </table:table-cell>
          <table:table-cell table:number-columns-repeated="16378" table:style-name="ce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330@gmail.com</text:p>
          </table:table-cell>
          <table:table-cell office:value-type="string" table:style-name="ce1">
            <text:p>461559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/EGKqLLv/XDhOKZ8l4sNezsOmBuNe/CgC5b3wmDyypX0fDDGCZFK</text:p>
          </table:table-cell>
          <table:table-cell table:number-columns-repeated="16378" table:style-name="ce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ALEJANDRINA</text:p>
          </table:table-cell>
          <table:table-cell office:value-type="string" table:style-name="ce1">
            <text:p>331@gmail.com</text:p>
          </table:table-cell>
          <table:table-cell office:value-type="string" table:style-name="ce1">
            <text:p>090398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sACbPCQOU4SpTgjXk073Oe7/FjJ7xNT0SyY5Vc1UhVWa92G3w/fa</text:p>
          </table:table-cell>
          <table:table-cell table:number-columns-repeated="16378" table:style-name="ce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332@gmail.com</text:p>
          </table:table-cell>
          <table:table-cell office:value-type="string" table:style-name="ce1">
            <text:p>153867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JWfHEZiC0ez7Ixkm.BRIO6StetR6.8fOm64a.Mw8TqroqFgKaCb6</text:p>
          </table:table-cell>
          <table:table-cell table:number-columns-repeated="16378" table:style-name="ce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333@gmail.com</text:p>
          </table:table-cell>
          <table:table-cell office:value-type="string" table:style-name="ce1">
            <text:p>096608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8yzf24If1uLcA2FJVzpkOPlk8HI4EZCz4urHDR0cqWNqVAdnBzg.</text:p>
          </table:table-cell>
          <table:table-cell table:number-columns-repeated="16378" table:style-name="ce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MANUELA EXALTACION</text:p>
          </table:table-cell>
          <table:table-cell office:value-type="string" table:style-name="ce1">
            <text:p>334@gmail.com</text:p>
          </table:table-cell>
          <table:table-cell office:value-type="string" table:style-name="ce1">
            <text:p>062094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Cm.JLHbBn1HzUv2eHOdOOAsEFz6qRR969VOCoSzD7wgjGByLRjCm</text:p>
          </table:table-cell>
          <table:table-cell table:number-columns-repeated="16378" table:style-name="ce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JULIAN PEDRO</text:p>
          </table:table-cell>
          <table:table-cell office:value-type="string" table:style-name="ce1">
            <text:p>335@gmail.com</text:p>
          </table:table-cell>
          <table:table-cell office:value-type="string" table:style-name="ce1">
            <text:p>073892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yuSjFMYCbCQlN/KYdrUFe4FoNIWK8ijoh0hPKgMX8y7fQTnWhQSa</text:p>
          </table:table-cell>
          <table:table-cell table:number-columns-repeated="16378" table:style-name="ce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AURELIO</text:p>
          </table:table-cell>
          <table:table-cell office:value-type="string" table:style-name="ce1">
            <text:p>336@gmail.com</text:p>
          </table:table-cell>
          <table:table-cell office:value-type="string" table:style-name="ce1">
            <text:p>098061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mVpXuQ4NxXQWT/t.JtSIeyfV7eFucGD6R43Gvien2Jdd4hP/uYZG</text:p>
          </table:table-cell>
          <table:table-cell table:number-columns-repeated="16378" table:style-name="ce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337@gmail.com</text:p>
          </table:table-cell>
          <table:table-cell office:value-type="string" table:style-name="ce1">
            <text:p>090856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ZKjaYL2knVjBCEeghF7ruHv/DA8UM5aupu2r82GWsy0E97dAJShu</text:p>
          </table:table-cell>
          <table:table-cell table:number-columns-repeated="16378" table:style-name="ce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ISELA GLADYS</text:p>
          </table:table-cell>
          <table:table-cell office:value-type="string" table:style-name="ce1">
            <text:p>338@gmail.com</text:p>
          </table:table-cell>
          <table:table-cell office:value-type="string" table:style-name="ce1">
            <text:p>321369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fQNYKuf2dF2DyUYYZDlluVMXZ8F/t9p9C34YYpKB0RYLBG/zj13y</text:p>
          </table:table-cell>
          <table:table-cell table:number-columns-repeated="16378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339@gmail.com</text:p>
          </table:table-cell>
          <table:table-cell office:value-type="string" table:style-name="ce1">
            <text:p>062278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zecsbUzgndACOwobWty1en2bUoYDVylB0.SwQ4ATaPSa8t4EFYT6</text:p>
          </table:table-cell>
          <table:table-cell table:number-columns-repeated="16378" table:style-name="ce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CELIA MARLENE</text:p>
          </table:table-cell>
          <table:table-cell office:value-type="string" table:style-name="ce1">
            <text:p>340@gmail.com</text:p>
          </table:table-cell>
          <table:table-cell office:value-type="string" table:style-name="ce1">
            <text:p>097806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9JZJPLIzuBRtv85b746.u4j0HmmpZsOs9D/IOCC2W8ZsrAVF6pcK</text:p>
          </table:table-cell>
          <table:table-cell table:number-columns-repeated="16378" table:style-name="ce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OLGA JANETH</text:p>
          </table:table-cell>
          <table:table-cell office:value-type="string" table:style-name="ce1">
            <text:p>341@gmail.com</text:p>
          </table:table-cell>
          <table:table-cell office:value-type="string" table:style-name="ce1">
            <text:p>409985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HDbP3t9ZfCm.7sxh3gCme4gv/gy1BL7M3gya4tEmzqy0OiiQA4EK</text:p>
          </table:table-cell>
          <table:table-cell table:number-columns-repeated="16378" table:style-name="ce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CINTHIA MARIA</text:p>
          </table:table-cell>
          <table:table-cell office:value-type="string" table:style-name="ce1">
            <text:p>342@gmail.com</text:p>
          </table:table-cell>
          <table:table-cell office:value-type="string" table:style-name="ce1">
            <text:p>417205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3pyy.0tRGPazXSQOcQPWu.8Wkc6ik7cIQpn43W4B45uCcESPTdT6</text:p>
          </table:table-cell>
          <table:table-cell table:number-columns-repeated="16378" table:style-name="ce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SANTOS LUIS</text:p>
          </table:table-cell>
          <table:table-cell office:value-type="string" table:style-name="ce1">
            <text:p>343@gmail.com</text:p>
          </table:table-cell>
          <table:table-cell office:value-type="string" table:style-name="ce1">
            <text:p>101182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fO4XTwOG.K154H2oEgCpe5WDsax3ucjZUpVqalz423fsAt6GY.nS</text:p>
          </table:table-cell>
          <table:table-cell table:number-columns-repeated="16378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344@gmail.com</text:p>
          </table:table-cell>
          <table:table-cell office:value-type="string" table:style-name="ce1">
            <text:p>060702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ZY1fm.9D1Y5kJf4NsJ5tu1uvt1wK6/Yfa9IsJzrywbt5O8NzLdOa</text:p>
          </table:table-cell>
          <table:table-cell table:number-columns-repeated="16378" table:style-name="ce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ALFREDO ZACARIAS</text:p>
          </table:table-cell>
          <table:table-cell office:value-type="string" table:style-name="ce1">
            <text:p>345@gmail.com</text:p>
          </table:table-cell>
          <table:table-cell office:value-type="string" table:style-name="ce1">
            <text:p>074814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Y5wT0AG3CK0zdQlF1TUWu58GcSF1G9fnZUFUGB4oI49LvSV7DBBK</text:p>
          </table:table-cell>
          <table:table-cell table:number-columns-repeated="16378" table:style-name="ce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LUPE ISABEL</text:p>
          </table:table-cell>
          <table:table-cell office:value-type="string" table:style-name="ce1">
            <text:p>346@gmail.com</text:p>
          </table:table-cell>
          <table:table-cell office:value-type="string" table:style-name="ce1">
            <text:p>098396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AJGg2NHQYD2OnY9JprzceHVFR8T4Y4Q4yDy3XUGdCcZYsRNTXKUO</text:p>
          </table:table-cell>
          <table:table-cell table:number-columns-repeated="16378" table:style-name="ce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347@gmail.com</text:p>
          </table:table-cell>
          <table:table-cell office:value-type="string" table:style-name="ce1">
            <text:p>105837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1Nrjm4aULutGemd/CcnmeD/s.bTlqTtbr6iDoomgXgVbWySToEq.</text:p>
          </table:table-cell>
          <table:table-cell table:number-columns-repeated="16378" table:style-name="ce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EDGAR JEFFERSON</text:p>
          </table:table-cell>
          <table:table-cell office:value-type="string" table:style-name="ce1">
            <text:p>348@gmail.com</text:p>
          </table:table-cell>
          <table:table-cell office:value-type="string" table:style-name="ce1">
            <text:p>401489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kC97C7a27NzIfSq/gcLUuOjNLMYCWPXIVk9wrK6KS1o2jc4HQNJG</text:p>
          </table:table-cell>
          <table:table-cell table:number-columns-repeated="16378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CELESTINA AMBROSIA</text:p>
          </table:table-cell>
          <table:table-cell office:value-type="string" table:style-name="ce1">
            <text:p>349@gmail.com</text:p>
          </table:table-cell>
          <table:table-cell office:value-type="string" table:style-name="ce1">
            <text:p>070763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PfNhysbYnKRTJGW2ER92eUBkpHpvVZkG0T4F/KxJz4TuZpyXeLXq</text:p>
          </table:table-cell>
          <table:table-cell table:number-columns-repeated="16378" table:style-name="ce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350@gmail.com</text:p>
          </table:table-cell>
          <table:table-cell office:value-type="string" table:style-name="ce1">
            <text:p>089083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tb21vkxbiEfppGZcnWW0.M68Lm6LgbxV6DdZC2E9wkuZ8/B9fOXy</text:p>
          </table:table-cell>
          <table:table-cell table:number-columns-repeated="16378" table:style-name="ce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ARTEMIO</text:p>
          </table:table-cell>
          <table:table-cell office:value-type="string" table:style-name="ce1">
            <text:p>351@gmail.com</text:p>
          </table:table-cell>
          <table:table-cell office:value-type="string" table:style-name="ce1">
            <text:p>083235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PBzKBB.QLG8P0uLveymLes9yT44tkhW0BXau1oB3OXX3Em/Lpo.a</text:p>
          </table:table-cell>
          <table:table-cell table:number-columns-repeated="16378" table:style-name="ce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RIA DARIA</text:p>
          </table:table-cell>
          <table:table-cell office:value-type="string" table:style-name="ce1">
            <text:p>352@gmail.com</text:p>
          </table:table-cell>
          <table:table-cell office:value-type="string" table:style-name="ce1">
            <text:p>073037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Z1pwfAJkI6BmFW/llJRU.DTGTjzvG0PVdnhZHIJQ8IUTUaZzzOSO</text:p>
          </table:table-cell>
          <table:table-cell table:number-columns-repeated="16378" table:style-name="ce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FIDELA DIGNA</text:p>
          </table:table-cell>
          <table:table-cell office:value-type="string" table:style-name="ce1">
            <text:p>353@gmail.com</text:p>
          </table:table-cell>
          <table:table-cell office:value-type="string" table:style-name="ce1">
            <text:p>407493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SUgcnFGkAK9oGQ4GK2jB.XvNmAQOOd5nSEwPwzcUG4m/In8UYKgK</text:p>
          </table:table-cell>
          <table:table-cell table:number-columns-repeated="16378" table:style-name="ce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354@gmail.com</text:p>
          </table:table-cell>
          <table:table-cell office:value-type="string" table:style-name="ce1">
            <text:p>107637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BRcvR0KtWLpH/7JX3YoSe1BuVHcT8f4lxFsdvhU.rtLbMNvGMcFq</text:p>
          </table:table-cell>
          <table:table-cell table:number-columns-repeated="16378" table:style-name="ce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SATURNINO</text:p>
          </table:table-cell>
          <table:table-cell office:value-type="string" table:style-name="ce1">
            <text:p>355@gmail.com</text:p>
          </table:table-cell>
          <table:table-cell office:value-type="string" table:style-name="ce1">
            <text:p>106719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6CPQsgCvWIxoFuvgBI6Qec9m4NgrXf3wRV5QuOiYrRN3fEgGGR1K</text:p>
          </table:table-cell>
          <table:table-cell table:number-columns-repeated="16378" table:style-name="ce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356@gmail.com</text:p>
          </table:table-cell>
          <table:table-cell office:value-type="string" table:style-name="ce1">
            <text:p>083213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2SBuOVLv65.DJYdcRZCPe06zC2utdN6IzPAkLJadbMltQoBrWARy</text:p>
          </table:table-cell>
          <table:table-cell table:number-columns-repeated="16378" table:style-name="ce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357@gmail.com</text:p>
          </table:table-cell>
          <table:table-cell office:value-type="string" table:style-name="ce1">
            <text:p>060713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k8HC24Ri4vd8sbKssONIuVlZ4buzRNtaYpUzQLPDt9L3O1w2nR1i</text:p>
          </table:table-cell>
          <table:table-cell table:number-columns-repeated="16378" table:style-name="ce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LITA SANDY</text:p>
          </table:table-cell>
          <table:table-cell office:value-type="string" table:style-name="ce1">
            <text:p>358@gmail.com</text:p>
          </table:table-cell>
          <table:table-cell office:value-type="string" table:style-name="ce1">
            <text:p>407744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WC3tdeq3zmyMmf7EUT0Ue1ycxWV7YOVIvaIkysjQxhkSLX3Pxq7.</text:p>
          </table:table-cell>
          <table:table-cell table:number-columns-repeated="16378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359@gmail.com</text:p>
          </table:table-cell>
          <table:table-cell office:value-type="string" table:style-name="ce1">
            <text:p>068979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v/mx9LX5401mE6.qKn2OekddRIsmClz55GogBeSjp.z/Ug9/Dy5e</text:p>
          </table:table-cell>
          <table:table-cell table:number-columns-repeated="16378" table:style-name="ce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PAULINO</text:p>
          </table:table-cell>
          <table:table-cell office:value-type="string" table:style-name="ce1">
            <text:p>360@gmail.com</text:p>
          </table:table-cell>
          <table:table-cell office:value-type="string" table:style-name="ce1">
            <text:p>080884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UHLgfXSMWCBk5JQgmWhvuaR9WqSC4RFZbXSKib4LBEWIA8lZXNvS</text:p>
          </table:table-cell>
          <table:table-cell table:number-columns-repeated="16378" table:style-name="ce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REBECA</text:p>
          </table:table-cell>
          <table:table-cell office:value-type="string" table:style-name="ce1">
            <text:p>361@gmail.com</text:p>
          </table:table-cell>
          <table:table-cell office:value-type="string" table:style-name="ce1">
            <text:p>200883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SIDlbmyeWI3N/3gxaseBuhYQWD2L9HdbDMgVx/vfpsNcBq2zgBXi</text:p>
          </table:table-cell>
          <table:table-cell table:number-columns-repeated="16378" table:style-name="ce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GUILLERMINA</text:p>
          </table:table-cell>
          <table:table-cell office:value-type="string" table:style-name="ce1">
            <text:p>362@gmail.com</text:p>
          </table:table-cell>
          <table:table-cell office:value-type="string" table:style-name="ce1">
            <text:p>069137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pwzXIQ3OHpasMcopenTDePKd..OFktNZePr6A3YsNSQm4fisl36C</text:p>
          </table:table-cell>
          <table:table-cell table:number-columns-repeated="16378" table:style-name="ce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363@gmail.com</text:p>
          </table:table-cell>
          <table:table-cell office:value-type="string" table:style-name="ce1">
            <text:p>073434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rFRXvOQoaTqzCmwQui80.c8RDq61TCqnQmpAUs8ceKxMJFBJdkBO</text:p>
          </table:table-cell>
          <table:table-cell table:number-columns-repeated="16378" table:style-name="ce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364@gmail.com</text:p>
          </table:table-cell>
          <table:table-cell office:value-type="string" table:style-name="ce1">
            <text:p>074345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QRarNB6.S.628RTjYVC9eSEF/SAj/m4YFPWheSGxJLIeaepb1MaO</text:p>
          </table:table-cell>
          <table:table-cell table:number-columns-repeated="16378" table:style-name="ce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365@gmail.com</text:p>
          </table:table-cell>
          <table:table-cell office:value-type="string" table:style-name="ce1">
            <text:p>061310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j3GfiSbXcprUuc8cSwOnOsCetKR1UnoWRAHNp.Fe2TBjzm8KJ39C</text:p>
          </table:table-cell>
          <table:table-cell table:number-columns-repeated="16378" table:style-name="ce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AGUSTIN</text:p>
          </table:table-cell>
          <table:table-cell office:value-type="string" table:style-name="ce1">
            <text:p>366@gmail.com</text:p>
          </table:table-cell>
          <table:table-cell office:value-type="string" table:style-name="ce1">
            <text:p>092342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yOYpLycL8mxkm.yQfcPGOyyLY5RWeKBgIuOMCsyhzBzF4gi0mdJ6</text:p>
          </table:table-cell>
          <table:table-cell table:number-columns-repeated="16378" table:style-name="ce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HENRY WILLIAM</text:p>
          </table:table-cell>
          <table:table-cell office:value-type="string" table:style-name="ce1">
            <text:p>367@gmail.com</text:p>
          </table:table-cell>
          <table:table-cell office:value-type="string" table:style-name="ce1">
            <text:p>098693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CNzdVufZePN9Ic1ZgnBjOXW.4mWkrFwcxy0Mm.rfDyCbT1PY8LGe</text:p>
          </table:table-cell>
          <table:table-cell table:number-columns-repeated="16378" table:style-name="ce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KAREN KATHERINE</text:p>
          </table:table-cell>
          <table:table-cell office:value-type="string" table:style-name="ce1">
            <text:p>368@gmail.com</text:p>
          </table:table-cell>
          <table:table-cell office:value-type="string" table:style-name="ce1">
            <text:p>702737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Oy3zCfI0ny3eyD59UUXiuAhBmmMVppzdFYj/fBC6MYx//OCiX3sG</text:p>
          </table:table-cell>
          <table:table-cell table:number-columns-repeated="16378" table:style-name="ce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FELICIANA</text:p>
          </table:table-cell>
          <table:table-cell office:value-type="string" table:style-name="ce1">
            <text:p>369@gmail.com</text:p>
          </table:table-cell>
          <table:table-cell office:value-type="string" table:style-name="ce1">
            <text:p>103639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ZYsO1vwnv1M8CTxwujINeZoD9seJDRIcuW3RD2qQI4P78zI4SxJ6</text:p>
          </table:table-cell>
          <table:table-cell table:number-columns-repeated="16378" table:style-name="ce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LAURA ROSA</text:p>
          </table:table-cell>
          <table:table-cell office:value-type="string" table:style-name="ce1">
            <text:p>370@gmail.com</text:p>
          </table:table-cell>
          <table:table-cell office:value-type="string" table:style-name="ce1">
            <text:p>073075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nen458PMgrZnh15jWEmHenMkPxVIJwvnP38g4KbITuapcV7WpwIu</text:p>
          </table:table-cell>
          <table:table-cell table:number-columns-repeated="16378" table:style-name="ce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FELIX RAFAEL</text:p>
          </table:table-cell>
          <table:table-cell office:value-type="string" table:style-name="ce1">
            <text:p>371@gmail.com</text:p>
          </table:table-cell>
          <table:table-cell office:value-type="string" table:style-name="ce1">
            <text:p>094752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8Gi1aLjTiTWoWqyNG0msO6lh1BVGBD4w088aPfsegXDqrTZ.Lcru</text:p>
          </table:table-cell>
          <table:table-cell table:number-columns-repeated="16378" table:style-name="ce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BALBINA</text:p>
          </table:table-cell>
          <table:table-cell office:value-type="string" table:style-name="ce1">
            <text:p>372@gmail.com</text:p>
          </table:table-cell>
          <table:table-cell office:value-type="string" table:style-name="ce1">
            <text:p>095576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Fmsr3ErXtpQo1sGqoXzYuMNU.Rs2BMhjNxpsvRpS2Hf.6XzUf97C</text:p>
          </table:table-cell>
          <table:table-cell table:number-columns-repeated="16378" table:style-name="ce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YENY ZENAYDA</text:p>
          </table:table-cell>
          <table:table-cell office:value-type="string" table:style-name="ce1">
            <text:p>373@gmail.com</text:p>
          </table:table-cell>
          <table:table-cell office:value-type="string" table:style-name="ce1">
            <text:p>435336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Df9DkXz3iWdsU/NUHOiNO4TZHk/yDdAj8sYAbw.n3u4rzBNGJKf2</text:p>
          </table:table-cell>
          <table:table-cell table:number-columns-repeated="16378" table:style-name="ce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VICTOR RENEE</text:p>
          </table:table-cell>
          <table:table-cell office:value-type="string" table:style-name="ce1">
            <text:p>374@gmail.com</text:p>
          </table:table-cell>
          <table:table-cell office:value-type="string" table:style-name="ce1">
            <text:p>432399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nP6SHcZ6UendRZGPIate.ZK9AoZj9UDrpQp3iYFonsjrdQp55M7C</text:p>
          </table:table-cell>
          <table:table-cell table:number-columns-repeated="16378" table:style-name="ce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ERTHA</text:p>
          </table:table-cell>
          <table:table-cell office:value-type="string" table:style-name="ce1">
            <text:p>375@gmail.com</text:p>
          </table:table-cell>
          <table:table-cell office:value-type="string" table:style-name="ce1">
            <text:p>061198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SMGuu0BEV67FFmoLQSzz.dZ3Sgpx3L1ga9h7nmSZvB6RA2MY.OAm</text:p>
          </table:table-cell>
          <table:table-cell table:number-columns-repeated="16378" table:style-name="ce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ISABEL EUSEBIA</text:p>
          </table:table-cell>
          <table:table-cell office:value-type="string" table:style-name="ce1">
            <text:p>376@gmail.com</text:p>
          </table:table-cell>
          <table:table-cell office:value-type="string" table:style-name="ce1">
            <text:p>323985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CZHcF7NqnYC/o/e3rmBnulglFKuXJM3Dnart1gc.knAUryMqdhOm</text:p>
          </table:table-cell>
          <table:table-cell table:number-columns-repeated="16378" table:style-name="ce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LUIS ALBERTO</text:p>
          </table:table-cell>
          <table:table-cell office:value-type="string" table:style-name="ce1">
            <text:p>377@gmail.com</text:p>
          </table:table-cell>
          <table:table-cell office:value-type="string" table:style-name="ce1">
            <text:p>746293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NF2YLmaws9Cc5lzejpBd.ojZbn9j/1chJaF2UZnl1SXODT5cKwW.</text:p>
          </table:table-cell>
          <table:table-cell table:number-columns-repeated="16378" table:style-name="ce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378@gmail.com</text:p>
          </table:table-cell>
          <table:table-cell office:value-type="string" table:style-name="ce1">
            <text:p>401962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Fn8WikT/RN6P0FLKzO3betEXm5vmhYto7fJbaHXZBGl5bTXKJF5q</text:p>
          </table:table-cell>
          <table:table-cell table:number-columns-repeated="16378" table:style-name="ce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IDA</text:p>
          </table:table-cell>
          <table:table-cell office:value-type="string" table:style-name="ce1">
            <text:p>379@gmail.com</text:p>
          </table:table-cell>
          <table:table-cell office:value-type="string" table:style-name="ce1">
            <text:p>097941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OHtfTfs6kjt635IjPRAWeW.2Su0j6s7qJeiKHC0Fu/lG1xjaUMw2</text:p>
          </table:table-cell>
          <table:table-cell table:number-columns-repeated="16378" table:style-name="ce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MILAGROS GIANINA</text:p>
          </table:table-cell>
          <table:table-cell office:value-type="string" table:style-name="ce1">
            <text:p>380@gmail.com</text:p>
          </table:table-cell>
          <table:table-cell office:value-type="string" table:style-name="ce1">
            <text:p>747237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ZA8B0X7RyM/t.P0BsUyQ.BZ7aw8mY.OLiBtBqkPGiIhaKs6mU2U6</text:p>
          </table:table-cell>
          <table:table-cell table:number-columns-repeated="16378" table:style-name="ce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381@gmail.com</text:p>
          </table:table-cell>
          <table:table-cell office:value-type="string" table:style-name="ce1">
            <text:p>104156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A6QqrZcDCwRGFucUzz1SubQWQYvuu2CI5SnnwcF25MWVPHKQZI9C</text:p>
          </table:table-cell>
          <table:table-cell table:number-columns-repeated="16378" table:style-name="ce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MAXIMILIANA CLOTILDE</text:p>
          </table:table-cell>
          <table:table-cell office:value-type="string" table:style-name="ce1">
            <text:p>382@gmail.com</text:p>
          </table:table-cell>
          <table:table-cell office:value-type="string" table:style-name="ce1">
            <text:p>092428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uOn1wRSho1k8FBc9L2MT.YCIM882QTa3spn3THJT7eBACqqI.uz6</text:p>
          </table:table-cell>
          <table:table-cell table:number-columns-repeated="16378" table:style-name="ce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FELIPA</text:p>
          </table:table-cell>
          <table:table-cell office:value-type="string" table:style-name="ce1">
            <text:p>383@gmail.com</text:p>
          </table:table-cell>
          <table:table-cell office:value-type="string" table:style-name="ce1">
            <text:p>089204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qTo0z6dRT5SHKhAEkHrHOoSI33nZRkdpTAtfQPKj/Tt5TZVXjHQ.</text:p>
          </table:table-cell>
          <table:table-cell table:number-columns-repeated="16378" table:style-name="ce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CLEMENTINA GREGORIA</text:p>
          </table:table-cell>
          <table:table-cell office:value-type="string" table:style-name="ce1">
            <text:p>384@gmail.com</text:p>
          </table:table-cell>
          <table:table-cell office:value-type="string" table:style-name="ce1">
            <text:p>062451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lIE1UeJjaM5W.2PVXSd7.IYHXOZiyyUtfrHuDqet06iJtiOLsSv.</text:p>
          </table:table-cell>
          <table:table-cell table:number-columns-repeated="16378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ADA MARUJA</text:p>
          </table:table-cell>
          <table:table-cell office:value-type="string" table:style-name="ce1">
            <text:p>385@gmail.com</text:p>
          </table:table-cell>
          <table:table-cell office:value-type="string" table:style-name="ce1">
            <text:p>199886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7BcLtxmpqhX/skZMzTpS.qzpn.ikK5T1FN68BqxyPB0I3hJDKKLO</text:p>
          </table:table-cell>
          <table:table-cell table:number-columns-repeated="16378" table:style-name="ce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ROMULO</text:p>
          </table:table-cell>
          <table:table-cell office:value-type="string" table:style-name="ce1">
            <text:p>386@gmail.com</text:p>
          </table:table-cell>
          <table:table-cell office:value-type="string" table:style-name="ce1">
            <text:p>070948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LZvfvuQ8MFyoJU7JnPjneHKNVGeS2oEw/aUM0mqPGCRYzTxJdquK</text:p>
          </table:table-cell>
          <table:table-cell table:number-columns-repeated="16378" table:style-name="ce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BERNARDINO GEREMIAS</text:p>
          </table:table-cell>
          <table:table-cell office:value-type="string" table:style-name="ce1">
            <text:p>387@gmail.com</text:p>
          </table:table-cell>
          <table:table-cell office:value-type="string" table:style-name="ce1">
            <text:p>004036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XVyZq7EJUl.sYC3keLyQeCJqY4c70QOYBpa1sxWN7VqMg.1CLAWu</text:p>
          </table:table-cell>
          <table:table-cell table:number-columns-repeated="16378" table:style-name="ce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JANETH</text:p>
          </table:table-cell>
          <table:table-cell office:value-type="string" table:style-name="ce1">
            <text:p>388@gmail.com</text:p>
          </table:table-cell>
          <table:table-cell office:value-type="string" table:style-name="ce1">
            <text:p>447714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gA3f.MUXsF594RgYLvw5udNsvGBYBZYf9Cy.xyagLARa45HH.2we</text:p>
          </table:table-cell>
          <table:table-cell table:number-columns-repeated="16378" table:style-name="ce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389@gmail.com</text:p>
          </table:table-cell>
          <table:table-cell office:value-type="string" table:style-name="ce1">
            <text:p>089577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RsocAzvTwk1SdRut9VAe.O4u//RHw2ep7XnOZ2KkmGHZBjIPe3Le</text:p>
          </table:table-cell>
          <table:table-cell table:number-columns-repeated="16378" table:style-name="ce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PAULINA</text:p>
          </table:table-cell>
          <table:table-cell office:value-type="string" table:style-name="ce1">
            <text:p>390@gmail.com</text:p>
          </table:table-cell>
          <table:table-cell office:value-type="string" table:style-name="ce1">
            <text:p>073907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5a0Gvm/YYcGortbBxk44umvirU.1N8mR7mFklEZ0RMEnjcvIq1B6</text:p>
          </table:table-cell>
          <table:table-cell table:number-columns-repeated="16378" table:style-name="ce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RODIL JOSE</text:p>
          </table:table-cell>
          <table:table-cell office:value-type="string" table:style-name="ce1">
            <text:p>391@gmail.com</text:p>
          </table:table-cell>
          <table:table-cell office:value-type="string" table:style-name="ce1">
            <text:p>218566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4ESVScZaHrLo3IuJV8icuRJS35V/10UPiMBtN/MFksCCNpFkR9d6</text:p>
          </table:table-cell>
          <table:table-cell table:number-columns-repeated="16378" table:style-name="ce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JAVIER GERARDO</text:p>
          </table:table-cell>
          <table:table-cell office:value-type="string" table:style-name="ce1">
            <text:p>392@gmail.com</text:p>
          </table:table-cell>
          <table:table-cell office:value-type="string" table:style-name="ce1">
            <text:p>201012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x5evwWDgX7XYGWI1.jqi.2vymgRkFjl1bU.ZH5.vBICVIdrQyGxS</text:p>
          </table:table-cell>
          <table:table-cell table:number-columns-repeated="16378" table:style-name="ce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BELINDA REGINA</text:p>
          </table:table-cell>
          <table:table-cell office:value-type="string" table:style-name="ce1">
            <text:p>393@gmail.com</text:p>
          </table:table-cell>
          <table:table-cell office:value-type="string" table:style-name="ce1">
            <text:p>067691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ze88cSmeN77udc6LRC/HuSFE4jOAvOnXgxAXohShYrV.kUfKxM2K</text:p>
          </table:table-cell>
          <table:table-cell table:number-columns-repeated="16378" table:style-name="ce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YOLANDA MARTHA</text:p>
          </table:table-cell>
          <table:table-cell office:value-type="string" table:style-name="ce1">
            <text:p>394@gmail.com</text:p>
          </table:table-cell>
          <table:table-cell office:value-type="string" table:style-name="ce1">
            <text:p>105199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QHDPw7LlibDseb2kaEcEeWux3qPWkRjqhcsOjfTGEBvEjly292jS</text:p>
          </table:table-cell>
          <table:table-cell table:number-columns-repeated="16378" table:style-name="ce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CARMEN INES</text:p>
          </table:table-cell>
          <table:table-cell office:value-type="string" table:style-name="ce1">
            <text:p>395@gmail.com</text:p>
          </table:table-cell>
          <table:table-cell office:value-type="string" table:style-name="ce1">
            <text:p>103912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qs8DTtXhzPPAsoYnAaNK.NSh2ndL1MnUL8xNf9qLKQgCyjqdr1sW</text:p>
          </table:table-cell>
          <table:table-cell table:number-columns-repeated="16378" table:style-name="ce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LUCILA</text:p>
          </table:table-cell>
          <table:table-cell office:value-type="string" table:style-name="ce1">
            <text:p>396@gmail.com</text:p>
          </table:table-cell>
          <table:table-cell office:value-type="string" table:style-name="ce1">
            <text:p>080652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wO1m/9Nc0EoH/k0VOVwLeQm6hlahyXhjKC0xvdSo9t5eTVeu7tri</text:p>
          </table:table-cell>
          <table:table-cell table:number-columns-repeated="16378" table:style-name="ce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PEDRO ALEJANDRO</text:p>
          </table:table-cell>
          <table:table-cell office:value-type="string" table:style-name="ce1">
            <text:p>397@gmail.com</text:p>
          </table:table-cell>
          <table:table-cell office:value-type="string" table:style-name="ce1">
            <text:p>159820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3qWWA0C7ReGJ42F6KXpnO5nkbtOdAD1XR1pzGW06JTAO8MTEhsOS</text:p>
          </table:table-cell>
          <table:table-cell table:number-columns-repeated="16378" table:style-name="ce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WUILDER</text:p>
          </table:table-cell>
          <table:table-cell office:value-type="string" table:style-name="ce1">
            <text:p>398@gmail.com</text:p>
          </table:table-cell>
          <table:table-cell office:value-type="string" table:style-name="ce1">
            <text:p>475471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MiIdlq1yuq5i4fp2xgZJeKQbw9NYTT9OoWOkma7TKThQJKfLh8.q</text:p>
          </table:table-cell>
          <table:table-cell table:number-columns-repeated="16378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MARIA CLOTILDE</text:p>
          </table:table-cell>
          <table:table-cell office:value-type="string" table:style-name="ce1">
            <text:p>399@gmail.com</text:p>
          </table:table-cell>
          <table:table-cell office:value-type="string" table:style-name="ce1">
            <text:p>092843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p1AJGuSCXEcyAekUOqcs.sGWD6skIvMOp32ZdC0NX4ZleRO/46vy</text:p>
          </table:table-cell>
          <table:table-cell table:number-columns-repeated="16378" table:style-name="ce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TEOFILO</text:p>
          </table:table-cell>
          <table:table-cell office:value-type="string" table:style-name="ce1">
            <text:p>400@gmail.com</text:p>
          </table:table-cell>
          <table:table-cell office:value-type="string" table:style-name="ce1">
            <text:p>101179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/yBsP2v6zMQxNZOzi9mHus9KhvF.w2IMLyHkX59szUTArUOQU7ty</text:p>
          </table:table-cell>
          <table:table-cell table:number-columns-repeated="16378" table:style-name="ce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MARIA ANTONIETA</text:p>
          </table:table-cell>
          <table:table-cell office:value-type="string" table:style-name="ce1">
            <text:p>401@gmail.com</text:p>
          </table:table-cell>
          <table:table-cell office:value-type="string" table:style-name="ce1">
            <text:p>070988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zcwlmbsGemxJefbpJkCYuT3amuDoKYfK7.EiVrgvDNp9MyoS9nw2</text:p>
          </table:table-cell>
          <table:table-cell table:number-columns-repeated="16378" table:style-name="ce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JOSUE</text:p>
          </table:table-cell>
          <table:table-cell office:value-type="string" table:style-name="ce1">
            <text:p>402@gmail.com</text:p>
          </table:table-cell>
          <table:table-cell office:value-type="string" table:style-name="ce1">
            <text:p>101910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j6joZIckeOqg9EX6y2b5uiyvZ9B6OhbU0GzLTqua9o1cL2Hpyuei</text:p>
          </table:table-cell>
          <table:table-cell table:number-columns-repeated="16378" table:style-name="ce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CLOTILDE</text:p>
          </table:table-cell>
          <table:table-cell office:value-type="string" table:style-name="ce1">
            <text:p>403@gmail.com</text:p>
          </table:table-cell>
          <table:table-cell office:value-type="string" table:style-name="ce1">
            <text:p>096616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f9veK2hdwg6xCHRF2KNaOfIWtjQ/Yh260bHRaXBW3x4iD7zvrZPa</text:p>
          </table:table-cell>
          <table:table-cell table:number-columns-repeated="16378" table:style-name="ce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LUCIANO</text:p>
          </table:table-cell>
          <table:table-cell office:value-type="string" table:style-name="ce1">
            <text:p>404@gmail.com</text:p>
          </table:table-cell>
          <table:table-cell office:value-type="string" table:style-name="ce1">
            <text:p>105176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Q5tT8JXx9FmM1fnVxL62.T1bC6Av2Dq.E.xcNQWh6zXdhO8I/nqy</text:p>
          </table:table-cell>
          <table:table-cell table:number-columns-repeated="16378" table:style-name="ce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GLADYS CARMEN</text:p>
          </table:table-cell>
          <table:table-cell office:value-type="string" table:style-name="ce1">
            <text:p>405@gmail.com</text:p>
          </table:table-cell>
          <table:table-cell office:value-type="string" table:style-name="ce1">
            <text:p>434362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zbdWx.9vgfhmGAwXPl2/uKLmBa39Tf9GilSmKubVoCNsOGFf4Q1y</text:p>
          </table:table-cell>
          <table:table-cell table:number-columns-repeated="16378" table:style-name="ce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DAMIANA</text:p>
          </table:table-cell>
          <table:table-cell office:value-type="string" table:style-name="ce1">
            <text:p>406@gmail.com</text:p>
          </table:table-cell>
          <table:table-cell office:value-type="string" table:style-name="ce1">
            <text:p>092014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4ksmIL0CHLHCY2z1AIvWuY5UESlxCY/4VZfBzaEVgoqW.QCRDP/6</text:p>
          </table:table-cell>
          <table:table-cell table:number-columns-repeated="16378" table:style-name="ce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ABDON ZENON</text:p>
          </table:table-cell>
          <table:table-cell office:value-type="string" table:style-name="ce1">
            <text:p>407@gmail.com</text:p>
          </table:table-cell>
          <table:table-cell office:value-type="string" table:style-name="ce1">
            <text:p>070791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h/2m/e/q/DEmYVPcF6Fg.VEVfxYNGxLG5gzytgLWAJzRj9m9sMl2</text:p>
          </table:table-cell>
          <table:table-cell table:number-columns-repeated="16378" table:style-name="ce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408@gmail.com</text:p>
          </table:table-cell>
          <table:table-cell office:value-type="string" table:style-name="ce1">
            <text:p>061309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w.B5IadQja6os5Ihvf1bO33LGn.f3n2uZxhE6Q/6L21HOmtYgQuy</text:p>
          </table:table-cell>
          <table:table-cell table:number-columns-repeated="16378" table:style-name="ce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NELIDA</text:p>
          </table:table-cell>
          <table:table-cell office:value-type="string" table:style-name="ce1">
            <text:p>409@gmail.com</text:p>
          </table:table-cell>
          <table:table-cell office:value-type="string" table:style-name="ce1">
            <text:p>410676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YQGgVnyO/sKJMbdyPn11O.S2GUTUkRicSzpATVuC/.gxvn3sK4vC</text:p>
          </table:table-cell>
          <table:table-cell table:number-columns-repeated="16378" table:style-name="ce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LILE LUZ</text:p>
          </table:table-cell>
          <table:table-cell office:value-type="string" table:style-name="ce1">
            <text:p>410@gmail.com</text:p>
          </table:table-cell>
          <table:table-cell office:value-type="string" table:style-name="ce1">
            <text:p>099633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Py2gkZLcJ.ocpHSTHXAwu.dJOtnSlO5/4PHJaU4gYJZakwnY8nMC</text:p>
          </table:table-cell>
          <table:table-cell table:number-columns-repeated="16378" table:style-name="ce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AYRA</text:p>
          </table:table-cell>
          <table:table-cell office:value-type="string" table:style-name="ce1">
            <text:p>411@gmail.com</text:p>
          </table:table-cell>
          <table:table-cell office:value-type="string" table:style-name="ce1">
            <text:p>445198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v7dNOQKi0ajWfYi10ffEe5KUbKVbURiMGOZ2zl7WwkE84WxqysAW</text:p>
          </table:table-cell>
          <table:table-cell table:number-columns-repeated="16378" table:style-name="ce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412@gmail.com</text:p>
          </table:table-cell>
          <table:table-cell office:value-type="string" table:style-name="ce1">
            <text:p>062100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ePnHsY2lwXMiwKfG2pa3OfrUTUKkV/FEv7jR/wlxUV5PWi5.MnvW</text:p>
          </table:table-cell>
          <table:table-cell table:number-columns-repeated="16378" table:style-name="ce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MARINA CLARA</text:p>
          </table:table-cell>
          <table:table-cell office:value-type="string" table:style-name="ce1">
            <text:p>413@gmail.com</text:p>
          </table:table-cell>
          <table:table-cell office:value-type="string" table:style-name="ce1">
            <text:p>106783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tsxZIyFOFpGOo6I35TaK.kj3m476XOdshxQ45EDuSrjquKSWz8z2</text:p>
          </table:table-cell>
          <table:table-cell table:number-columns-repeated="16378" table:style-name="ce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ROBERTO ALEJANDRO</text:p>
          </table:table-cell>
          <table:table-cell office:value-type="string" table:style-name="ce1">
            <text:p>414@gmail.com</text:p>
          </table:table-cell>
          <table:table-cell office:value-type="string" table:style-name="ce1">
            <text:p>060037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REZWQxhk5InQwCsYEmBGu1zpIwjXS00QDSlmcJ8CvNF0y/zuRN8O</text:p>
          </table:table-cell>
          <table:table-cell table:number-columns-repeated="16378" table:style-name="ce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415@gmail.com</text:p>
          </table:table-cell>
          <table:table-cell office:value-type="string" table:style-name="ce1">
            <text:p>466958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EyBsojMlkr6trMqSapcI.XPaH65vRpB.Sos43cxidS1U.1.ZkjzW</text:p>
          </table:table-cell>
          <table:table-cell table:number-columns-repeated="16378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VIGNY ANGEL</text:p>
          </table:table-cell>
          <table:table-cell office:value-type="string" table:style-name="ce1">
            <text:p>416@gmail.com</text:p>
          </table:table-cell>
          <table:table-cell office:value-type="string" table:style-name="ce1">
            <text:p>104553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Cubko8DTE3xe5YU8U9ZPe4hvwiI2gAutsYw1ZzhDdS5/97W4.rqK</text:p>
          </table:table-cell>
          <table:table-cell table:number-columns-repeated="16378" table:style-name="ce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417@gmail.com</text:p>
          </table:table-cell>
          <table:table-cell office:value-type="string" table:style-name="ce1">
            <text:p>071774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R7EJsnlG39yFJUAbZM2YePXTlEz.MrFdqQF.BUw2kV0idQWIKzoa</text:p>
          </table:table-cell>
          <table:table-cell table:number-columns-repeated="16378" table:style-name="ce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418@gmail.com</text:p>
          </table:table-cell>
          <table:table-cell office:value-type="string" table:style-name="ce1">
            <text:p>061391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IiPx6GIaiIu1TsWxXdnceJ20AvuU7hQ4Hb8RkB7YNyepCl6MN5sG</text:p>
          </table:table-cell>
          <table:table-cell table:number-columns-repeated="16378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JUANA PILAR</text:p>
          </table:table-cell>
          <table:table-cell office:value-type="string" table:style-name="ce1">
            <text:p>419@gmail.com</text:p>
          </table:table-cell>
          <table:table-cell office:value-type="string" table:style-name="ce1">
            <text:p>068880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EIyQlbunAX1Yj24uXIovuGenrR6y31RpgFZa1AvmCj6CywGl11Ce</text:p>
          </table:table-cell>
          <table:table-cell table:number-columns-repeated="16378" table:style-name="ce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FELICITAS</text:p>
          </table:table-cell>
          <table:table-cell office:value-type="string" table:style-name="ce1">
            <text:p>420@gmail.com</text:p>
          </table:table-cell>
          <table:table-cell office:value-type="string" table:style-name="ce1">
            <text:p>083223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acDRuZCedcZQy4kBjHXPuCsskJoQVBNhClTN0f.hHl6oHhFjodLG</text:p>
          </table:table-cell>
          <table:table-cell table:number-columns-repeated="16378" table:style-name="ce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421@gmail.com</text:p>
          </table:table-cell>
          <table:table-cell office:value-type="string" table:style-name="ce1">
            <text:p>083247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MRF3mE3Ou/.9VmZ2Lrde.KPK/2jQ8wiu6P.TPoBEbKqby9RoT312</text:p>
          </table:table-cell>
          <table:table-cell table:number-columns-repeated="16378" table:style-name="ce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ELITA</text:p>
          </table:table-cell>
          <table:table-cell office:value-type="string" table:style-name="ce1">
            <text:p>422@gmail.com</text:p>
          </table:table-cell>
          <table:table-cell office:value-type="string" table:style-name="ce1">
            <text:p>096579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aAx7uXcDoYGmE4nVcMdWeqYIX4oWWPTE1fZKzpPo2ReC1gqfoSWW</text:p>
          </table:table-cell>
          <table:table-cell table:number-columns-repeated="16378" table:style-name="ce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LUISA MIRTILA</text:p>
          </table:table-cell>
          <table:table-cell office:value-type="string" table:style-name="ce1">
            <text:p>423@gmail.com</text:p>
          </table:table-cell>
          <table:table-cell office:value-type="string" table:style-name="ce1">
            <text:p>080434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NuAao7xm8X5dOuuBIv6beVei3K57ixgbSHdqJEm9IUgKDo49gIe2</text:p>
          </table:table-cell>
          <table:table-cell table:number-columns-repeated="16378" table:style-name="ce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424@gmail.com</text:p>
          </table:table-cell>
          <table:table-cell office:value-type="string" table:style-name="ce1">
            <text:p>062236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A7Cip/Ahx/QHA3x2JJMVu/93xyGoUW6MgIiyItl4dM.4VxVTwogi</text:p>
          </table:table-cell>
          <table:table-cell table:number-columns-repeated="16378" table:style-name="ce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CONSUELO</text:p>
          </table:table-cell>
          <table:table-cell office:value-type="string" table:style-name="ce1">
            <text:p>425@gmail.com</text:p>
          </table:table-cell>
          <table:table-cell office:value-type="string" table:style-name="ce1">
            <text:p>104253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sx1GSvI2Ns1SpXq7CcbaOf0Tas220IIkufMuCo35i3yMqoAa1cxK</text:p>
          </table:table-cell>
          <table:table-cell table:number-columns-repeated="16378" table:style-name="ce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426@gmail.com</text:p>
          </table:table-cell>
          <table:table-cell office:value-type="string" table:style-name="ce1">
            <text:p>061303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jApg4Ee9xTRmNQDooxmEO3JEl92Cf3wgo3LJ6lYZ3JTWu1mkJiTG</text:p>
          </table:table-cell>
          <table:table-cell table:number-columns-repeated="16378" table:style-name="ce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RUTH ANGELICA</text:p>
          </table:table-cell>
          <table:table-cell office:value-type="string" table:style-name="ce1">
            <text:p>427@gmail.com</text:p>
          </table:table-cell>
          <table:table-cell office:value-type="string" table:style-name="ce1">
            <text:p>103974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R48ohxp/MgdNQk53nJucuyPtADUKZjcA15P2Q9OuiGpj3ncMK/WS</text:p>
          </table:table-cell>
          <table:table-cell table:number-columns-repeated="16378" table:style-name="ce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428@gmail.com</text:p>
          </table:table-cell>
          <table:table-cell office:value-type="string" table:style-name="ce1">
            <text:p>104319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AofXFa9o7ESk4VC919TG.IZQ4TKikBuCgd5ii3m80hRhJmn2nW3m</text:p>
          </table:table-cell>
          <table:table-cell table:number-columns-repeated="16378" table:style-name="ce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429@gmail.com</text:p>
          </table:table-cell>
          <table:table-cell office:value-type="string" table:style-name="ce1">
            <text:p>080079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f5atdze.htt2x/kUlIGn.1h54QiUv2InWrmzwwqbpyHrU3enX5Za</text:p>
          </table:table-cell>
          <table:table-cell table:number-columns-repeated="16378" table:style-name="ce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430@gmail.com</text:p>
          </table:table-cell>
          <table:table-cell office:value-type="string" table:style-name="ce1">
            <text:p>040582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zkPC3Fn3PDh5eJN2j.oCO9VCPYFQdBZiBOwlSnKDayaMT7KaOnqK</text:p>
          </table:table-cell>
          <table:table-cell table:number-columns-repeated="16378" table:style-name="ce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ROSA MARIA</text:p>
          </table:table-cell>
          <table:table-cell office:value-type="string" table:style-name="ce1">
            <text:p>431@gmail.com</text:p>
          </table:table-cell>
          <table:table-cell office:value-type="string" table:style-name="ce1">
            <text:p>407912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u5mGqShq9vhQ9TPgCGrGO32CNTKhcl.auiyUf6NjmVNko6rRHLJq</text:p>
          </table:table-cell>
          <table:table-cell table:number-columns-repeated="16378" table:style-name="ce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CIRILO FLORENCIO</text:p>
          </table:table-cell>
          <table:table-cell office:value-type="string" table:style-name="ce1">
            <text:p>432@gmail.com</text:p>
          </table:table-cell>
          <table:table-cell office:value-type="string" table:style-name="ce1">
            <text:p>106154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W37M8YHiCAdaploGiN1Lu8MwIjOWBJbCO5qXnJaD4YdRqnjsNfa2</text:p>
          </table:table-cell>
          <table:table-cell table:number-columns-repeated="16378" table:style-name="ce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RAQUEL NANCY</text:p>
          </table:table-cell>
          <table:table-cell office:value-type="string" table:style-name="ce1">
            <text:p>433@gmail.com</text:p>
          </table:table-cell>
          <table:table-cell office:value-type="string" table:style-name="ce1">
            <text:p>040821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RGRHYY4cpUSB1wMWoAzce2WCocK9LQbnJTIMkq52rs3QlMRZXv6G</text:p>
          </table:table-cell>
          <table:table-cell table:number-columns-repeated="16378" table:style-name="ce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BERTHA LORGIA</text:p>
          </table:table-cell>
          <table:table-cell office:value-type="string" table:style-name="ce1">
            <text:p>434@gmail.com</text:p>
          </table:table-cell>
          <table:table-cell office:value-type="string" table:style-name="ce1">
            <text:p>061400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I.E/I3bxGj.Pg.vb0aoW.jtG1aKDQt/OkoIknRZZWO29AGGDxb0q</text:p>
          </table:table-cell>
          <table:table-cell table:number-columns-repeated="16378" table:style-name="ce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MARIA AURORA</text:p>
          </table:table-cell>
          <table:table-cell office:value-type="string" table:style-name="ce1">
            <text:p>435@gmail.com</text:p>
          </table:table-cell>
          <table:table-cell office:value-type="string" table:style-name="ce1">
            <text:p>100810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blwi4EsbyWE1wikdkOnXujawh3nYKCZAV7rzemEPnK3bO2/jyi5m</text:p>
          </table:table-cell>
          <table:table-cell table:number-columns-repeated="16378" table:style-name="ce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WALTER GIOVANNI</text:p>
          </table:table-cell>
          <table:table-cell office:value-type="string" table:style-name="ce1">
            <text:p>436@gmail.com</text:p>
          </table:table-cell>
          <table:table-cell office:value-type="string" table:style-name="ce1">
            <text:p>074182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PgZlLBJsbCaMWlRa7Gnv.orccyFUhqX5VCJOJwEcqN7p3O7cihde</text:p>
          </table:table-cell>
          <table:table-cell table:number-columns-repeated="16378" table:style-name="ce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BENEDICTA</text:p>
          </table:table-cell>
          <table:table-cell office:value-type="string" table:style-name="ce1">
            <text:p>437@gmail.com</text:p>
          </table:table-cell>
          <table:table-cell office:value-type="string" table:style-name="ce1">
            <text:p>091508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KSK7VeVzKFu573Uvk.NQuI.ojyOWMaWpqhG/i5hwf5YWFBFlNFOa</text:p>
          </table:table-cell>
          <table:table-cell table:number-columns-repeated="16378" table:style-name="ce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YICELA DIANA</text:p>
          </table:table-cell>
          <table:table-cell office:value-type="string" table:style-name="ce1">
            <text:p>438@gmail.com</text:p>
          </table:table-cell>
          <table:table-cell office:value-type="string" table:style-name="ce1">
            <text:p>413041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GNDK45Mj6Xg6ePT6chqruLHcFAoJ9xvNOH6UIrUTYc0wWcgOJ0sy</text:p>
          </table:table-cell>
          <table:table-cell table:number-columns-repeated="16378" table:style-name="ce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JOSE DAVID</text:p>
          </table:table-cell>
          <table:table-cell office:value-type="string" table:style-name="ce1">
            <text:p>439@gmail.com</text:p>
          </table:table-cell>
          <table:table-cell office:value-type="string" table:style-name="ce1">
            <text:p>471768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B08vjFOOdF6Ai1Y902FiO6GCrcCzVLg.SY9pSiKc0OWKxf/tVo2O</text:p>
          </table:table-cell>
          <table:table-cell table:number-columns-repeated="16378" table:style-name="ce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MAXIMILIANA</text:p>
          </table:table-cell>
          <table:table-cell office:value-type="string" table:style-name="ce1">
            <text:p>440@gmail.com</text:p>
          </table:table-cell>
          <table:table-cell office:value-type="string" table:style-name="ce1">
            <text:p>092054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wDf.kqcUmi89N5QRYSVL.pf59v8NAtdbKnLg4EFbS/AQByr0eMqe</text:p>
          </table:table-cell>
          <table:table-cell table:number-columns-repeated="16378" table:style-name="ce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SATURNINO</text:p>
          </table:table-cell>
          <table:table-cell office:value-type="string" table:style-name="ce1">
            <text:p>441@gmail.com</text:p>
          </table:table-cell>
          <table:table-cell office:value-type="string" table:style-name="ce1">
            <text:p>105623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WzZb8tzn6dBtyKy2EqieuvuQ9aWT304zXKkmcC2fDiH3kfjZqvom</text:p>
          </table:table-cell>
          <table:table-cell table:number-columns-repeated="16378" table:style-name="ce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TANIA MARLENI</text:p>
          </table:table-cell>
          <table:table-cell office:value-type="string" table:style-name="ce1">
            <text:p>442@gmail.com</text:p>
          </table:table-cell>
          <table:table-cell office:value-type="string" table:style-name="ce1">
            <text:p>401127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TNkrUSiPAbRF9zvQmqie.VoepPRdfCcnmiKEDbHtvGNrEARHcEVG</text:p>
          </table:table-cell>
          <table:table-cell table:number-columns-repeated="16378" table:style-name="ce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ULDARICO</text:p>
          </table:table-cell>
          <table:table-cell office:value-type="string" table:style-name="ce1">
            <text:p>443@gmail.com</text:p>
          </table:table-cell>
          <table:table-cell office:value-type="string" table:style-name="ce1">
            <text:p>105132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xUFHQLwmwsW2x8J.rUHauA3O2IWkjfq/QRY4kvVhW8CXeUCizACe</text:p>
          </table:table-cell>
          <table:table-cell table:number-columns-repeated="16378" table:style-name="ce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EFRAIN</text:p>
          </table:table-cell>
          <table:table-cell office:value-type="string" table:style-name="ce1">
            <text:p>444@gmail.com</text:p>
          </table:table-cell>
          <table:table-cell office:value-type="string" table:style-name="ce1">
            <text:p>092004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07zDhsLFfuacb86R/HR5eogMh59TaRom9qxI6Y4URhM3b3ehroeq</text:p>
          </table:table-cell>
          <table:table-cell table:number-columns-repeated="16378" table:style-name="ce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ROCIO JANETH</text:p>
          </table:table-cell>
          <table:table-cell office:value-type="string" table:style-name="ce1">
            <text:p>445@gmail.com</text:p>
          </table:table-cell>
          <table:table-cell office:value-type="string" table:style-name="ce1">
            <text:p>767753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RMzaMwulERj0DTAfaVV4eLWuriqMs89uy6DE8PvpizZzdiY8zV6i</text:p>
          </table:table-cell>
          <table:table-cell table:number-columns-repeated="16378" table:style-name="ce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446@gmail.com</text:p>
          </table:table-cell>
          <table:table-cell office:value-type="string" table:style-name="ce1">
            <text:p>092103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QZZkO.gj5Ksjiz6TboRN.kPJGp3KmZj5EqYqaMlr0Ovh6gngGYxO</text:p>
          </table:table-cell>
          <table:table-cell table:number-columns-repeated="16378" table:style-name="ce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447@gmail.com</text:p>
          </table:table-cell>
          <table:table-cell office:value-type="string" table:style-name="ce1">
            <text:p>083887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FF5/a1Sqf5tgVY3ElkrEOeCA7kbN33CNg3W2ckrXvzZNmMEjPj4S</text:p>
          </table:table-cell>
          <table:table-cell table:number-columns-repeated="16378" table:style-name="ce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448@gmail.com</text:p>
          </table:table-cell>
          <table:table-cell office:value-type="string" table:style-name="ce1">
            <text:p>092016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6gxe3wK2b0zSHzSyFghden3Ou6SwDaL6MBh.wTyr3ASGbKj9nryK</text:p>
          </table:table-cell>
          <table:table-cell table:number-columns-repeated="16378" table:style-name="ce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MACEDONIO</text:p>
          </table:table-cell>
          <table:table-cell office:value-type="string" table:style-name="ce1">
            <text:p>449@gmail.com</text:p>
          </table:table-cell>
          <table:table-cell office:value-type="string" table:style-name="ce1">
            <text:p>106697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bT8ONg0I9Un6sm2Ci7gm.Ew/FXnARxte4kuKXIAcIoaPtsuJr8DS</text:p>
          </table:table-cell>
          <table:table-cell table:number-columns-repeated="16378" table:style-name="ce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ELSA LIVIA</text:p>
          </table:table-cell>
          <table:table-cell office:value-type="string" table:style-name="ce1">
            <text:p>450@gmail.com</text:p>
          </table:table-cell>
          <table:table-cell office:value-type="string" table:style-name="ce1">
            <text:p>083034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mAryOSF.NTdWLKoUkoe4.Np03Eoi3AprWE8/GCAUpMSFGfk5clBK</text:p>
          </table:table-cell>
          <table:table-cell table:number-columns-repeated="16378" table:style-name="ce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JEFERSON REQUIHS</text:p>
          </table:table-cell>
          <table:table-cell office:value-type="string" table:style-name="ce1">
            <text:p>451@gmail.com</text:p>
          </table:table-cell>
          <table:table-cell office:value-type="string" table:style-name="ce1">
            <text:p>449604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TycAr/VHe3.bobJbFzyu1uTeRkNk5ztEhKa/EwciW7hiBedE346</text:p>
          </table:table-cell>
          <table:table-cell table:number-columns-repeated="16378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GLADIS CATALINA</text:p>
          </table:table-cell>
          <table:table-cell office:value-type="string" table:style-name="ce1">
            <text:p>452@gmail.com</text:p>
          </table:table-cell>
          <table:table-cell office:value-type="string" table:style-name="ce1">
            <text:p>091901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MP5KyFaMU8TTdwnVvuCteOpulFGR04YrhVTEN16bduBBXNBQEYR.</text:p>
          </table:table-cell>
          <table:table-cell table:number-columns-repeated="16378" table:style-name="ce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ORLANDO FRANCISCO</text:p>
          </table:table-cell>
          <table:table-cell office:value-type="string" table:style-name="ce1">
            <text:p>453@gmail.com</text:p>
          </table:table-cell>
          <table:table-cell office:value-type="string" table:style-name="ce1">
            <text:p>091381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CX9GRr9IhXQGiS2PKuUZ./7kXb2rRVJSPN1wwZ1gLqLYbzIppL6.</text:p>
          </table:table-cell>
          <table:table-cell table:number-columns-repeated="16378" table:style-name="ce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454@gmail.com</text:p>
          </table:table-cell>
          <table:table-cell office:value-type="string" table:style-name="ce1">
            <text:p>080281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lJaJgt6Q8rJGWTCzAn8TOZYSAwC4QbFOuCvliQt4tbqtUhZgC.8m</text:p>
          </table:table-cell>
          <table:table-cell table:number-columns-repeated="16378" table:style-name="ce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ANTONIA LUZ</text:p>
          </table:table-cell>
          <table:table-cell office:value-type="string" table:style-name="ce1">
            <text:p>455@gmail.com</text:p>
          </table:table-cell>
          <table:table-cell office:value-type="string" table:style-name="ce1">
            <text:p>080267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VqVg.luHx79m4bKVjXl.ua3xaT7yShSAQxuCyd7Kh3xtY34u31Cy</text:p>
          </table:table-cell>
          <table:table-cell table:number-columns-repeated="16378" table:style-name="ce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MAXIMILIANA</text:p>
          </table:table-cell>
          <table:table-cell office:value-type="string" table:style-name="ce1">
            <text:p>456@gmail.com</text:p>
          </table:table-cell>
          <table:table-cell office:value-type="string" table:style-name="ce1">
            <text:p>081162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H9FhkpFj..wfSFy34ee7./uzcDXtSQ98z15eIBa08Q1ptpAZ2rPS</text:p>
          </table:table-cell>
          <table:table-cell table:number-columns-repeated="16378" table:style-name="ce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ARIA NATALIA</text:p>
          </table:table-cell>
          <table:table-cell office:value-type="string" table:style-name="ce1">
            <text:p>457@gmail.com</text:p>
          </table:table-cell>
          <table:table-cell office:value-type="string" table:style-name="ce1">
            <text:p>103602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mRe9NmUdHDXjSvUMMk1ouD22Cw6SVFXquF1CV3ABd7sgngDdzKzO</text:p>
          </table:table-cell>
          <table:table-cell table:number-columns-repeated="16378" table:style-name="ce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DINA FELICIA</text:p>
          </table:table-cell>
          <table:table-cell office:value-type="string" table:style-name="ce1">
            <text:p>458@gmail.com</text:p>
          </table:table-cell>
          <table:table-cell office:value-type="string" table:style-name="ce1">
            <text:p>073618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vLB0fx2zswXDBjliXF7euY0IpigR0Nyah/5H5SqoxPw9qDbe45fW</text:p>
          </table:table-cell>
          <table:table-cell table:number-columns-repeated="16378" table:style-name="ce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CUSTODIA</text:p>
          </table:table-cell>
          <table:table-cell office:value-type="string" table:style-name="ce1">
            <text:p>459@gmail.com</text:p>
          </table:table-cell>
          <table:table-cell office:value-type="string" table:style-name="ce1">
            <text:p>083075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.PjRPZF5BxZ4W7Uq08GAuhZv4Q7pBkxe200EmkRpP98MOJOwFt2C</text:p>
          </table:table-cell>
          <table:table-cell table:number-columns-repeated="16378" table:style-name="ce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460@gmail.com</text:p>
          </table:table-cell>
          <table:table-cell office:value-type="string" table:style-name="ce1">
            <text:p>069108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yqMHMQ3.l6BduVLe74mFu1o9np8IhCiawvQKIPoyNluI7BAMeEdK</text:p>
          </table:table-cell>
          <table:table-cell table:number-columns-repeated="16378" table:style-name="ce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461@gmail.com</text:p>
          </table:table-cell>
          <table:table-cell office:value-type="string" table:style-name="ce1">
            <text:p>103416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7tUPtZAVn4f3JzK7WATMe7pRigoX0hS8DeZhZkq3yQJGcNZerBme</text:p>
          </table:table-cell>
          <table:table-cell table:number-columns-repeated="16378" table:style-name="ce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FELICITAS</text:p>
          </table:table-cell>
          <table:table-cell office:value-type="string" table:style-name="ce1">
            <text:p>462@gmail.com</text:p>
          </table:table-cell>
          <table:table-cell office:value-type="string" table:style-name="ce1">
            <text:p>105346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IU0FgENPX74lDRXXGDaz.mM0e2JI5RC8Sj9/.zDyqc8eI1MjC/XC</text:p>
          </table:table-cell>
          <table:table-cell table:number-columns-repeated="16378" table:style-name="ce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LEONCIO</text:p>
          </table:table-cell>
          <table:table-cell office:value-type="string" table:style-name="ce1">
            <text:p>463@gmail.com</text:p>
          </table:table-cell>
          <table:table-cell office:value-type="string" table:style-name="ce1">
            <text:p>102598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6iErS5lOVuszPWltkfpTeWI34GEfU5ISvrM8t0YmWD8oKTuruJK.</text:p>
          </table:table-cell>
          <table:table-cell table:number-columns-repeated="16378" table:style-name="ce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LORENZA</text:p>
          </table:table-cell>
          <table:table-cell office:value-type="string" table:style-name="ce1">
            <text:p>464@gmail.com</text:p>
          </table:table-cell>
          <table:table-cell office:value-type="string" table:style-name="ce1">
            <text:p>083338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Uym/C8Fh5u0NM9ClgR9bO.ikwYQLSnkagD6KkK76MquXDVKmX/oO</text:p>
          </table:table-cell>
          <table:table-cell table:number-columns-repeated="16378" table:style-name="ce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EPIFANIO MELECIO</text:p>
          </table:table-cell>
          <table:table-cell office:value-type="string" table:style-name="ce1">
            <text:p>465@gmail.com</text:p>
          </table:table-cell>
          <table:table-cell office:value-type="string" table:style-name="ce1">
            <text:p>076475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NVK0HNYN9Ab0y4QZH0in.fL2cRirQCI4P6.jeydWPvU0.ysP/jZu</text:p>
          </table:table-cell>
          <table:table-cell table:number-columns-repeated="16378" table:style-name="ce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466@gmail.com</text:p>
          </table:table-cell>
          <table:table-cell office:value-type="string" table:style-name="ce1">
            <text:p>082994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qDD7s9trAh1f4S0nofEVOKY2HIvHi/x.p5efwRO.GMLq2OMya/o.</text:p>
          </table:table-cell>
          <table:table-cell table:number-columns-repeated="16378" table:style-name="ce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MARIA LUISA</text:p>
          </table:table-cell>
          <table:table-cell office:value-type="string" table:style-name="ce1">
            <text:p>467@gmail.com</text:p>
          </table:table-cell>
          <table:table-cell office:value-type="string" table:style-name="ce1">
            <text:p>063540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5Yx1tpoBPEoF2LV5kitjOKYU5IO8GjQFRQ0tgW8zyHUwcXBNXQwu</text:p>
          </table:table-cell>
          <table:table-cell table:number-columns-repeated="16378" table:style-name="ce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WILLIAMS FACTOR</text:p>
          </table:table-cell>
          <table:table-cell office:value-type="string" table:style-name="ce1">
            <text:p>468@gmail.com</text:p>
          </table:table-cell>
          <table:table-cell office:value-type="string" table:style-name="ce1">
            <text:p>181663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m8Y3J1yYYjn90Z7NOgiceXga9n8t5EpGYFQnb9PXV0uX8cM7ABAm</text:p>
          </table:table-cell>
          <table:table-cell table:number-columns-repeated="16378" table:style-name="ce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TIMOTEO</text:p>
          </table:table-cell>
          <table:table-cell office:value-type="string" table:style-name="ce1">
            <text:p>469@gmail.com</text:p>
          </table:table-cell>
          <table:table-cell office:value-type="string" table:style-name="ce1">
            <text:p>071662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/i2tBWsukKsZddO9qGqtuBVAhnCrSj2mHaW3rRihZLi4g7SjvS9e</text:p>
          </table:table-cell>
          <table:table-cell table:number-columns-repeated="16378" table:style-name="ce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JESSICA JANET</text:p>
          </table:table-cell>
          <table:table-cell office:value-type="string" table:style-name="ce1">
            <text:p>470@gmail.com</text:p>
          </table:table-cell>
          <table:table-cell office:value-type="string" table:style-name="ce1">
            <text:p>406297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3CBqzaBeq/ywJ14Th2YEuO0YXk.yIqtG5t.YcWsBUmKbXgadXBc6</text:p>
          </table:table-cell>
          <table:table-cell table:number-columns-repeated="16378" table:style-name="ce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HERMENEGILDO</text:p>
          </table:table-cell>
          <table:table-cell office:value-type="string" table:style-name="ce1">
            <text:p>471@gmail.com</text:p>
          </table:table-cell>
          <table:table-cell office:value-type="string" table:style-name="ce1">
            <text:p>083102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8ylIlLIN4yuu7KzIdzrLu48QwAoCPjpUNZWdFfYsZfgPe.gx60Le</text:p>
          </table:table-cell>
          <table:table-cell table:number-columns-repeated="16378" table:style-name="ce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MARY CARMEN</text:p>
          </table:table-cell>
          <table:table-cell office:value-type="string" table:style-name="ce1">
            <text:p>472@gmail.com</text:p>
          </table:table-cell>
          <table:table-cell office:value-type="string" table:style-name="ce1">
            <text:p>480498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F0s9lx8727u4NrRBFPqnePtZ722iCgKMHYUKjzd7CxGU6H66lXKy</text:p>
          </table:table-cell>
          <table:table-cell table:number-columns-repeated="16378" table:style-name="ce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VILMA</text:p>
          </table:table-cell>
          <table:table-cell office:value-type="string" table:style-name="ce1">
            <text:p>473@gmail.com</text:p>
          </table:table-cell>
          <table:table-cell office:value-type="string" table:style-name="ce1">
            <text:p>090958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NqzfMdpvCvw12rWeKKh1uzNqSPP/7tDwqDyMQimhXv3pSnuFReq2</text:p>
          </table:table-cell>
          <table:table-cell table:number-columns-repeated="16378" table:style-name="ce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ONY ELEODORO</text:p>
          </table:table-cell>
          <table:table-cell office:value-type="string" table:style-name="ce1">
            <text:p>474@gmail.com</text:p>
          </table:table-cell>
          <table:table-cell office:value-type="string" table:style-name="ce1">
            <text:p>072851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gBShMSGVbApBLucLNzRfeFIDJZdio.YbCoyRJmyWWJyUjMK32r5y</text:p>
          </table:table-cell>
          <table:table-cell table:number-columns-repeated="16378" table:style-name="ce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RONALD ALEXANDER</text:p>
          </table:table-cell>
          <table:table-cell office:value-type="string" table:style-name="ce1">
            <text:p>475@gmail.com</text:p>
          </table:table-cell>
          <table:table-cell office:value-type="string" table:style-name="ce1">
            <text:p>704510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D/Yy4Ze81AVAqxN235MM.0YwN6SJF6QbcgF3/T4wQJsY4xb0QlD6</text:p>
          </table:table-cell>
          <table:table-cell table:number-columns-repeated="16378" table:style-name="ce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476@gmail.com</text:p>
          </table:table-cell>
          <table:table-cell office:value-type="string" table:style-name="ce1">
            <text:p>103580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aeZSL0sWich5iYALEqOWugDb1qfATDKKlzvq1rA/cTGTxD0Ld062</text:p>
          </table:table-cell>
          <table:table-cell table:number-columns-repeated="16378" table:style-name="ce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477@gmail.com</text:p>
          </table:table-cell>
          <table:table-cell office:value-type="string" table:style-name="ce1">
            <text:p>098893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jEsySOXHieNXEWpTbSSmOt3GfJtUyni5ORWAQhqdlzo71UheFNii</text:p>
          </table:table-cell>
          <table:table-cell table:number-columns-repeated="16378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LUZ GREGORIA</text:p>
          </table:table-cell>
          <table:table-cell office:value-type="string" table:style-name="ce1">
            <text:p>478@gmail.com</text:p>
          </table:table-cell>
          <table:table-cell office:value-type="string" table:style-name="ce1">
            <text:p>093239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1fI3crqk/ak8bn3dCpb9u9E5J8Ivc9gp8NauhPor2mREU9Eqia2O</text:p>
          </table:table-cell>
          <table:table-cell table:number-columns-repeated="16378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DELIA</text:p>
          </table:table-cell>
          <table:table-cell office:value-type="string" table:style-name="ce1">
            <text:p>479@gmail.com</text:p>
          </table:table-cell>
          <table:table-cell office:value-type="string" table:style-name="ce1">
            <text:p>106693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4o465pZifklR32xtVQK5eQHFP7kJBmlagiRcLPWByOruhyfZSmTe</text:p>
          </table:table-cell>
          <table:table-cell table:number-columns-repeated="16378" table:style-name="ce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ROCIO CRISTINA</text:p>
          </table:table-cell>
          <table:table-cell office:value-type="string" table:style-name="ce1">
            <text:p>480@gmail.com</text:p>
          </table:table-cell>
          <table:table-cell office:value-type="string" table:style-name="ce1">
            <text:p>406093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28yI3eqCeUf5E7mQ3JYPODs7Uef5zgVQAWwInZfK9zOx8q2fVhse</text:p>
          </table:table-cell>
          <table:table-cell table:number-columns-repeated="16378" table:style-name="ce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AMARILDO RUBIÑOS</text:p>
          </table:table-cell>
          <table:table-cell office:value-type="string" table:style-name="ce1">
            <text:p>481@gmail.com</text:p>
          </table:table-cell>
          <table:table-cell office:value-type="string" table:style-name="ce1">
            <text:p>152120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FhGa4Wj.bPje2sFjyfm8uhsjfDuXOMeI.OR7tY5uX3d.J/cKEjQe</text:p>
          </table:table-cell>
          <table:table-cell table:number-columns-repeated="16378" table:style-name="ce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482@gmail.com</text:p>
          </table:table-cell>
          <table:table-cell office:value-type="string" table:style-name="ce1">
            <text:p>089719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AoHgLELNb5xs3k8zfOuVuzNFQ1Nxjv8KACN5cZ7tod7s/lJCgwLK</text:p>
          </table:table-cell>
          <table:table-cell table:number-columns-repeated="16378" table:style-name="ce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INOCENCIA</text:p>
          </table:table-cell>
          <table:table-cell office:value-type="string" table:style-name="ce1">
            <text:p>483@gmail.com</text:p>
          </table:table-cell>
          <table:table-cell office:value-type="string" table:style-name="ce1">
            <text:p>082923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w/PaiDcgdqSET78MpLKMuv0VS4VOVjQ3P6opgDZq2fr0f6Ei8bGq</text:p>
          </table:table-cell>
          <table:table-cell table:number-columns-repeated="16378" table:style-name="ce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ANDREA EMILIA</text:p>
          </table:table-cell>
          <table:table-cell office:value-type="string" table:style-name="ce1">
            <text:p>484@gmail.com</text:p>
          </table:table-cell>
          <table:table-cell office:value-type="string" table:style-name="ce1">
            <text:p>746316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ApynUTecUSzGnHow2fFXu6akRbPTWVfmNLkjQqkqcvharsTEK7Y2</text:p>
          </table:table-cell>
          <table:table-cell table:number-columns-repeated="16378" table:style-name="ce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JOSE REYNALDO</text:p>
          </table:table-cell>
          <table:table-cell office:value-type="string" table:style-name="ce1">
            <text:p>485@gmail.com</text:p>
          </table:table-cell>
          <table:table-cell office:value-type="string" table:style-name="ce1">
            <text:p>423618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iOHxEHnhVvyJthRgmgaaODhHnrvUs65ZPNy4.r2g8RFDbTM5DgDW</text:p>
          </table:table-cell>
          <table:table-cell table:number-columns-repeated="16378" table:style-name="ce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JOHNNY ALEX</text:p>
          </table:table-cell>
          <table:table-cell office:value-type="string" table:style-name="ce1">
            <text:p>486@gmail.com</text:p>
          </table:table-cell>
          <table:table-cell office:value-type="string" table:style-name="ce1">
            <text:p>426061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8jJgkRaucnYLzUKO0AtAuwqbR7vdyWEQ5Daqqay0deqw7mOH0e6O</text:p>
          </table:table-cell>
          <table:table-cell table:number-columns-repeated="16378" table:style-name="ce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JOSEFINA</text:p>
          </table:table-cell>
          <table:table-cell office:value-type="string" table:style-name="ce1">
            <text:p>487@gmail.com</text:p>
          </table:table-cell>
          <table:table-cell office:value-type="string" table:style-name="ce1">
            <text:p>092131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G7OSfh8Gt5E2JFF0VdsRepSKQhStbH1r.NauYXhKdXjuUI2IkiN.</text:p>
          </table:table-cell>
          <table:table-cell table:number-columns-repeated="16378" table:style-name="ce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488@gmail.com</text:p>
          </table:table-cell>
          <table:table-cell office:value-type="string" table:style-name="ce1">
            <text:p>090944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14SVqbspV0oqPKc7Nd1we/Bnx14OSwDGg/ONIIX2mDF1mqjOO93q</text:p>
          </table:table-cell>
          <table:table-cell table:number-columns-repeated="16378" table:style-name="ce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CINDY GUISELA</text:p>
          </table:table-cell>
          <table:table-cell office:value-type="string" table:style-name="ce1">
            <text:p>489@gmail.com</text:p>
          </table:table-cell>
          <table:table-cell office:value-type="string" table:style-name="ce1">
            <text:p>408724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kjOCi18AUdRNNjSSDezj.Rk/Cca0ouqYCN/7zD.fscSPRcf0M/1y</text:p>
          </table:table-cell>
          <table:table-cell table:number-columns-repeated="16378" table:style-name="ce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490@gmail.com</text:p>
          </table:table-cell>
          <table:table-cell office:value-type="string" table:style-name="ce1">
            <text:p>061154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PgfQg0ak9tC21PKMDvho.m3Su9spv0WdUv4TAdpJkR3ZMphXaXbC</text:p>
          </table:table-cell>
          <table:table-cell table:number-columns-repeated="16378" table:style-name="ce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ELSA MARIA</text:p>
          </table:table-cell>
          <table:table-cell office:value-type="string" table:style-name="ce1">
            <text:p>491@gmail.com</text:p>
          </table:table-cell>
          <table:table-cell office:value-type="string" table:style-name="ce1">
            <text:p>400456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iZBRm5VQCqeOSLAKY9ijeSa1tXh/qfujuPif5pgcSa6x2x0aAeFe</text:p>
          </table:table-cell>
          <table:table-cell table:number-columns-repeated="16378" table:style-name="ce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FREDDY ANTONI</text:p>
          </table:table-cell>
          <table:table-cell office:value-type="string" table:style-name="ce1">
            <text:p>492@gmail.com</text:p>
          </table:table-cell>
          <table:table-cell office:value-type="string" table:style-name="ce1">
            <text:p>753348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CXCTYJ8LAy.tz9571izP.02Inr7YL1WyQ/lKGQmi/MSeL8gOzN/6</text:p>
          </table:table-cell>
          <table:table-cell table:number-columns-repeated="16378" table:style-name="ce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VICTOR TEODOSIO</text:p>
          </table:table-cell>
          <table:table-cell office:value-type="string" table:style-name="ce1">
            <text:p>493@gmail.com</text:p>
          </table:table-cell>
          <table:table-cell office:value-type="string" table:style-name="ce1">
            <text:p>092199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0SYhMf.1HcrFyjFAh3VUuk0Rc1IUOyPp8ANtKoV11C3T/R.eQbMW</text:p>
          </table:table-cell>
          <table:table-cell table:number-columns-repeated="16378" table:style-name="ce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MARCOS E.</text:p>
          </table:table-cell>
          <table:table-cell office:value-type="string" table:style-name="ce1">
            <text:p>494@gmail.com</text:p>
          </table:table-cell>
          <table:table-cell office:value-type="string" table:style-name="ce1">
            <text:p>083278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mRSkY9Qz13GDpFce00zru4omKKeQsNdMgYRFkuvb834DZyVKtvXe</text:p>
          </table:table-cell>
          <table:table-cell table:number-columns-repeated="16378" table:style-name="ce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495@gmail.com</text:p>
          </table:table-cell>
          <table:table-cell office:value-type="string" table:style-name="ce1">
            <text:p>406959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8tMmIbqdOofQMtCBRgKou.nuScjOzZdzwM/uAqdDAHakKVog7wVq</text:p>
          </table:table-cell>
          <table:table-cell table:number-columns-repeated="16378" table:style-name="ce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NORMA EFREA</text:p>
          </table:table-cell>
          <table:table-cell office:value-type="string" table:style-name="ce1">
            <text:p>496@gmail.com</text:p>
          </table:table-cell>
          <table:table-cell office:value-type="string" table:style-name="ce1">
            <text:p>069332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SkhW2u0Taq/mDEvp2AiKOg.cPkFYU8ov1LR9nGfHJyPG5aNDVlxW</text:p>
          </table:table-cell>
          <table:table-cell table:number-columns-repeated="16378" table:style-name="ce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MARIA DEL CARMEN</text:p>
          </table:table-cell>
          <table:table-cell office:value-type="string" table:style-name="ce1">
            <text:p>497@gmail.com</text:p>
          </table:table-cell>
          <table:table-cell office:value-type="string" table:style-name="ce1">
            <text:p>094435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yM2hNSTFZoyKLcxT3MS8.LqZzekq0.a4GWMPSbehep3h6vR3BihK</text:p>
          </table:table-cell>
          <table:table-cell table:number-columns-repeated="16378" table:style-name="ce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YOLANDA JULIA</text:p>
          </table:table-cell>
          <table:table-cell office:value-type="string" table:style-name="ce1">
            <text:p>498@gmail.com</text:p>
          </table:table-cell>
          <table:table-cell office:value-type="string" table:style-name="ce1">
            <text:p>099510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2384PUuBUHskHfgE6.MGOKvWo0zhCQeMjjjzwxjtpWfTZv.pyqYe</text:p>
          </table:table-cell>
          <table:table-cell table:number-columns-repeated="16378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KELLER DONATO</text:p>
          </table:table-cell>
          <table:table-cell office:value-type="string" table:style-name="ce1">
            <text:p>499@gmail.com</text:p>
          </table:table-cell>
          <table:table-cell office:value-type="string" table:style-name="ce1">
            <text:p>097879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6P0C5j1JlfBeDJl.1iDDOui6Y5aRib9YN47KaJayyuhFtvMCtmAW</text:p>
          </table:table-cell>
          <table:table-cell table:number-columns-repeated="16378" table:style-name="ce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EDITH</text:p>
          </table:table-cell>
          <table:table-cell office:value-type="string" table:style-name="ce1">
            <text:p>500@gmail.com</text:p>
          </table:table-cell>
          <table:table-cell office:value-type="string" table:style-name="ce1">
            <text:p>152069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ZFNUzPvBYTHzISkBKv/OubW4xcZh24AqyExaoH2jHlDbNON3RjeC</text:p>
          </table:table-cell>
          <table:table-cell table:number-columns-repeated="16378" table:style-name="ce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RICARDINA</text:p>
          </table:table-cell>
          <table:table-cell office:value-type="string" table:style-name="ce1">
            <text:p>501@gmail.com</text:p>
          </table:table-cell>
          <table:table-cell office:value-type="string" table:style-name="ce1">
            <text:p>091948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DigkXQ/xRrAVyvgcw8mKeLAAFaAluXuB5a9jDWIwAwJPH.vW2JzK</text:p>
          </table:table-cell>
          <table:table-cell table:number-columns-repeated="16378" table:style-name="ce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ELEN BLADIMIRO</text:p>
          </table:table-cell>
          <table:table-cell office:value-type="string" table:style-name="ce1">
            <text:p>502@gmail.com</text:p>
          </table:table-cell>
          <table:table-cell office:value-type="string" table:style-name="ce1">
            <text:p>099710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dxX2DO9ox3jBvaHfCyCjusgsuF/tS1r95UzSbAHr8vq8qy2H7Gam</text:p>
          </table:table-cell>
          <table:table-cell table:number-columns-repeated="16378" table:style-name="ce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MARUJA MERCEDES</text:p>
          </table:table-cell>
          <table:table-cell office:value-type="string" table:style-name="ce1">
            <text:p>503@gmail.com</text:p>
          </table:table-cell>
          <table:table-cell office:value-type="string" table:style-name="ce1">
            <text:p>407134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ql1AuXiylEW5pX/SYInuO9DMkt9oma3gu94NExwnH1cjAH3ALlVK</text:p>
          </table:table-cell>
          <table:table-cell table:number-columns-repeated="16378" table:style-name="ce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ARMENGOL VICTOR</text:p>
          </table:table-cell>
          <table:table-cell office:value-type="string" table:style-name="ce1">
            <text:p>504@gmail.com</text:p>
          </table:table-cell>
          <table:table-cell office:value-type="string" table:style-name="ce1">
            <text:p>073635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uw3PFNi.UUOZf2z9gre.OTzyafrEWmN/eWUAX7GIHE0ZyLDrkpfS</text:p>
          </table:table-cell>
          <table:table-cell table:number-columns-repeated="16378" table:style-name="ce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VIDAL TEODORO</text:p>
          </table:table-cell>
          <table:table-cell office:value-type="string" table:style-name="ce1">
            <text:p>505@gmail.com</text:p>
          </table:table-cell>
          <table:table-cell office:value-type="string" table:style-name="ce1">
            <text:p>105793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19BmHbDoHhR53GUg2IhlOQQDdP2zNElyKarcX4rrU3c/o7Cq3rZK</text:p>
          </table:table-cell>
          <table:table-cell table:number-columns-repeated="16378" table:style-name="ce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506@gmail.com</text:p>
          </table:table-cell>
          <table:table-cell office:value-type="string" table:style-name="ce1">
            <text:p>099294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4FsQJfSBBQjAFo7z4FUY.N3k4MDXmjhRF73qdu7DKk0.IRuu.KG.</text:p>
          </table:table-cell>
          <table:table-cell table:number-columns-repeated="16378" table:style-name="ce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TEODORA CRISTINA</text:p>
          </table:table-cell>
          <table:table-cell office:value-type="string" table:style-name="ce1">
            <text:p>507@gmail.com</text:p>
          </table:table-cell>
          <table:table-cell office:value-type="string" table:style-name="ce1">
            <text:p>316156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izcUVfa32iTcre4TY91Qe1wsNKkiUsVjkVjiwT8zkTCYwS30QJqS</text:p>
          </table:table-cell>
          <table:table-cell table:number-columns-repeated="16378" table:style-name="ce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AURORA</text:p>
          </table:table-cell>
          <table:table-cell office:value-type="string" table:style-name="ce1">
            <text:p>508@gmail.com</text:p>
          </table:table-cell>
          <table:table-cell office:value-type="string" table:style-name="ce1">
            <text:p>065879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No0r7Sx/gyEhAyVwYLzq.sYMLZuXGKLgLSIevLYLrOM9akvBtDjC</text:p>
          </table:table-cell>
          <table:table-cell table:number-columns-repeated="16378" table:style-name="ce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MAXIMA PAULA</text:p>
          </table:table-cell>
          <table:table-cell office:value-type="string" table:style-name="ce1">
            <text:p>509@gmail.com</text:p>
          </table:table-cell>
          <table:table-cell office:value-type="string" table:style-name="ce1">
            <text:p>088996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srtO9SsB7kWGoW/8nsc4u1FbbVaFBMUu79xu/g3cQbetsKT3MJ/y</text:p>
          </table:table-cell>
          <table:table-cell table:number-columns-repeated="16378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510@gmail.com</text:p>
          </table:table-cell>
          <table:table-cell office:value-type="string" table:style-name="ce1">
            <text:p>101880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wOYrGnUWcUzSrJI.Fwf1.flqfhrM5eRwjRfHsWqk2MR/JVMJIBjW</text:p>
          </table:table-cell>
          <table:table-cell table:number-columns-repeated="16378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ROBERTO AGERICO</text:p>
          </table:table-cell>
          <table:table-cell office:value-type="string" table:style-name="ce1">
            <text:p>511@gmail.com</text:p>
          </table:table-cell>
          <table:table-cell office:value-type="string" table:style-name="ce1">
            <text:p>070716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2nvL8zG7mm34o01H2qiUu5OrnV3FI0Ajbw0BzTcjERVsWwHTF6Xi</text:p>
          </table:table-cell>
          <table:table-cell table:number-columns-repeated="16378" table:style-name="ce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512@gmail.com</text:p>
          </table:table-cell>
          <table:table-cell office:value-type="string" table:style-name="ce1">
            <text:p>090926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2Rz6oukqMR5KupoLDtN.OATO7rJl29vuUIkB0DRsx2JqlwtU5G96</text:p>
          </table:table-cell>
          <table:table-cell table:number-columns-repeated="16378" table:style-name="ce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LEONARDA</text:p>
          </table:table-cell>
          <table:table-cell office:value-type="string" table:style-name="ce1">
            <text:p>513@gmail.com</text:p>
          </table:table-cell>
          <table:table-cell office:value-type="string" table:style-name="ce1">
            <text:p>089149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1BwrGpAnPhmd8SxdGfCouffL7d3NcN6EEECjXWKI/Dm/wdQwqjvS</text:p>
          </table:table-cell>
          <table:table-cell table:number-columns-repeated="16378" table:style-name="ce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MIURKA ANA</text:p>
          </table:table-cell>
          <table:table-cell office:value-type="string" table:style-name="ce1">
            <text:p>514@gmail.com</text:p>
          </table:table-cell>
          <table:table-cell office:value-type="string" table:style-name="ce1">
            <text:p>414529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WIQvYhftcaBy.pE84.Cuuhvqh4Ite5Y3spp3dh7uz2QK6i7XQzta</text:p>
          </table:table-cell>
          <table:table-cell table:number-columns-repeated="16378" table:style-name="ce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HILARIA</text:p>
          </table:table-cell>
          <table:table-cell office:value-type="string" table:style-name="ce1">
            <text:p>515@gmail.com</text:p>
          </table:table-cell>
          <table:table-cell office:value-type="string" table:style-name="ce1">
            <text:p>090886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cyll5e6g1NpVTt73K.M5e/Avy6wMONNFdtOSS7JQizWP72OoVfy6</text:p>
          </table:table-cell>
          <table:table-cell table:number-columns-repeated="16378" table:style-name="ce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516@gmail.com</text:p>
          </table:table-cell>
          <table:table-cell office:value-type="string" table:style-name="ce1">
            <text:p>085446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GckrgN7j3XEMzqKGJ8FoegWStHXSFCquWOcz0jZWj.qZTAaz7Vj2</text:p>
          </table:table-cell>
          <table:table-cell table:number-columns-repeated="16378" table:style-name="ce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517@gmail.com</text:p>
          </table:table-cell>
          <table:table-cell office:value-type="string" table:style-name="ce1">
            <text:p>415429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eMRaLga7nmvLo5lPV16bulyQ794TtUbKQuvtQRGmGL1UkV/1JN2e</text:p>
          </table:table-cell>
          <table:table-cell table:number-columns-repeated="16378" table:style-name="ce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FELICITAS PASTORA</text:p>
          </table:table-cell>
          <table:table-cell office:value-type="string" table:style-name="ce1">
            <text:p>518@gmail.com</text:p>
          </table:table-cell>
          <table:table-cell office:value-type="string" table:style-name="ce1">
            <text:p>080144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CwBFHl5qOCv3UGUi3nrAuipoSeuPtySNvAwbcnqypIA21Jhvh5oa</text:p>
          </table:table-cell>
          <table:table-cell table:number-columns-repeated="16378" table:style-name="ce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MARIA ELIA</text:p>
          </table:table-cell>
          <table:table-cell office:value-type="string" table:style-name="ce1">
            <text:p>519@gmail.com</text:p>
          </table:table-cell>
          <table:table-cell office:value-type="string" table:style-name="ce1">
            <text:p>073931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QBLUTBz3Mu9IYwwiMrIiOTuW00Iq.qjk5PGMXtkLUibprwONXmo2</text:p>
          </table:table-cell>
          <table:table-cell table:number-columns-repeated="16378" table:style-name="ce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DORIS YOLANDA</text:p>
          </table:table-cell>
          <table:table-cell office:value-type="string" table:style-name="ce1">
            <text:p>520@gmail.com</text:p>
          </table:table-cell>
          <table:table-cell office:value-type="string" table:style-name="ce1">
            <text:p>456337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EyI3MGLp7l/f7phwh90buDWCYBVvwVCvYx3CR37/KlPkdndc7IrC</text:p>
          </table:table-cell>
          <table:table-cell table:number-columns-repeated="16378" table:style-name="ce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521@gmail.com</text:p>
          </table:table-cell>
          <table:table-cell office:value-type="string" table:style-name="ce1">
            <text:p>108315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d0oOOvUPT.JBp3gaUc0YOq5zkoak5YRbVx8ktXV2PmgfkhPMTsqi</text:p>
          </table:table-cell>
          <table:table-cell table:number-columns-repeated="16378" table:style-name="ce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ANASTACIO SAMUEL</text:p>
          </table:table-cell>
          <table:table-cell office:value-type="string" table:style-name="ce1">
            <text:p>522@gmail.com</text:p>
          </table:table-cell>
          <table:table-cell office:value-type="string" table:style-name="ce1">
            <text:p>106583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PbcXC./5slLHeanWrXicOIi1sz/j/5At1OM6GVjlcSht7zmycDPK</text:p>
          </table:table-cell>
          <table:table-cell table:number-columns-repeated="16378" table:style-name="ce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MAGDALENA</text:p>
          </table:table-cell>
          <table:table-cell office:value-type="string" table:style-name="ce1">
            <text:p>523@gmail.com</text:p>
          </table:table-cell>
          <table:table-cell office:value-type="string" table:style-name="ce1">
            <text:p>103736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C5ftKxv1lsgyhWPx.07eej5.qR5wWioalr72nSQky6sHJVH.H.3i</text:p>
          </table:table-cell>
          <table:table-cell table:number-columns-repeated="16378" table:style-name="ce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JUAN JOSE</text:p>
          </table:table-cell>
          <table:table-cell office:value-type="string" table:style-name="ce1">
            <text:p>524@gmail.com</text:p>
          </table:table-cell>
          <table:table-cell office:value-type="string" table:style-name="ce1">
            <text:p>400064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.dLVpZg7TfBkRzLpmyQJu636O3G8CJoi2l0XfGclBe5KUYLF57aC</text:p>
          </table:table-cell>
          <table:table-cell table:number-columns-repeated="16378" table:style-name="ce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MAXIMINA</text:p>
          </table:table-cell>
          <table:table-cell office:value-type="string" table:style-name="ce1">
            <text:p>525@gmail.com</text:p>
          </table:table-cell>
          <table:table-cell office:value-type="string" table:style-name="ce1">
            <text:p>092064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CvMrjFQcA8ztRaYbUexY.jh8KNxGsLoSNPX0aLkWkZ1cEfMuthdK</text:p>
          </table:table-cell>
          <table:table-cell table:number-columns-repeated="16378" table:style-name="ce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LORENZA</text:p>
          </table:table-cell>
          <table:table-cell office:value-type="string" table:style-name="ce1">
            <text:p>526@gmail.com</text:p>
          </table:table-cell>
          <table:table-cell office:value-type="string" table:style-name="ce1">
            <text:p>092077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YaI5t1667n4TE.MjLWde.pD8COMe3dh6oyjS4Xp1ybu2TxZrxfYa</text:p>
          </table:table-cell>
          <table:table-cell table:number-columns-repeated="16378" table:style-name="ce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LUIS ENRIQUE</text:p>
          </table:table-cell>
          <table:table-cell office:value-type="string" table:style-name="ce1">
            <text:p>527@gmail.com</text:p>
          </table:table-cell>
          <table:table-cell office:value-type="string" table:style-name="ce1">
            <text:p>105785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yAYne6wnJiMx8R8x/Ffz.2xp5vVGfK9RMtzDVSOo/pAU9g9d0Paa</text:p>
          </table:table-cell>
          <table:table-cell table:number-columns-repeated="16378" table:style-name="ce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528@gmail.com</text:p>
          </table:table-cell>
          <table:table-cell office:value-type="string" table:style-name="ce1">
            <text:p>097465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WjApsS6Npmk6Tb.zDMcxeKieSXdKH7WXyhAKfPsafm7dkHvg3qF.</text:p>
          </table:table-cell>
          <table:table-cell table:number-columns-repeated="16378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EUGENIO</text:p>
          </table:table-cell>
          <table:table-cell office:value-type="string" table:style-name="ce1">
            <text:p>529@gmail.com</text:p>
          </table:table-cell>
          <table:table-cell office:value-type="string" table:style-name="ce1">
            <text:p>103625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YJhU.isGiNPixUjLKzCduOxHC8cTfOiLtTEiolsUUxDwqgR6rx46</text:p>
          </table:table-cell>
          <table:table-cell table:number-columns-repeated="16378" table:style-name="ce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MARINA YOLANDA</text:p>
          </table:table-cell>
          <table:table-cell office:value-type="string" table:style-name="ce1">
            <text:p>530@gmail.com</text:p>
          </table:table-cell>
          <table:table-cell office:value-type="string" table:style-name="ce1">
            <text:p>069094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pOjfsCSoFvn0erdVKNvjO8c7IZDtAhd/bXfpQVbhnqS/ZKpNYCCW</text:p>
          </table:table-cell>
          <table:table-cell table:number-columns-repeated="16378" table:style-name="ce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DELIA MARGARITA</text:p>
          </table:table-cell>
          <table:table-cell office:value-type="string" table:style-name="ce1">
            <text:p>531@gmail.com</text:p>
          </table:table-cell>
          <table:table-cell office:value-type="string" table:style-name="ce1">
            <text:p>206763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FlYGuabcwYg.qnN6TOJmuuxK47EJwdUP4gu92.Ow.S1tmYFuVuNO</text:p>
          </table:table-cell>
          <table:table-cell table:number-columns-repeated="16378" table:style-name="ce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532@gmail.com</text:p>
          </table:table-cell>
          <table:table-cell office:value-type="string" table:style-name="ce1">
            <text:p>087435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4IANRPcxoRNlElE4jFxtOOjrHx3ncs9gijRRIRZkLaEhC837kQry</text:p>
          </table:table-cell>
          <table:table-cell table:number-columns-repeated="16378" table:style-name="ce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EMER HUGO</text:p>
          </table:table-cell>
          <table:table-cell office:value-type="string" table:style-name="ce1">
            <text:p>533@gmail.com</text:p>
          </table:table-cell>
          <table:table-cell office:value-type="string" table:style-name="ce1">
            <text:p>400517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9IjqU62B0p2b1QaTC1BuO0Sy5W5s9gcUyZvidbJiUO1CYn6R.TGK</text:p>
          </table:table-cell>
          <table:table-cell table:number-columns-repeated="16378" table:style-name="ce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LUCY MARIELA</text:p>
          </table:table-cell>
          <table:table-cell office:value-type="string" table:style-name="ce1">
            <text:p>534@gmail.com</text:p>
          </table:table-cell>
          <table:table-cell office:value-type="string" table:style-name="ce1">
            <text:p>074827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q2ydSk0SgtJKPlz7bNwr.Cy.le7kSs6cPlPyQXHliScfniDoKoLS</text:p>
          </table:table-cell>
          <table:table-cell table:number-columns-repeated="16378" table:style-name="ce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TIMOTEO ROLANDO</text:p>
          </table:table-cell>
          <table:table-cell office:value-type="string" table:style-name="ce1">
            <text:p>535@gmail.com</text:p>
          </table:table-cell>
          <table:table-cell office:value-type="string" table:style-name="ce1">
            <text:p>074437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aEKS4Pwqf9RnxDq4YokFuslXiPCGp/KtbugFb4lYvOn02CDER//6</text:p>
          </table:table-cell>
          <table:table-cell table:number-columns-repeated="16378" table:style-name="ce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FERMIN</text:p>
          </table:table-cell>
          <table:table-cell office:value-type="string" table:style-name="ce1">
            <text:p>536@gmail.com</text:p>
          </table:table-cell>
          <table:table-cell office:value-type="string" table:style-name="ce1">
            <text:p>068224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Ki5r6Rw7ur9sNGH40N0i..lt4dOzAkyABb5sWegOvCxrLLuZRTE2</text:p>
          </table:table-cell>
          <table:table-cell table:number-columns-repeated="16378" table:style-name="ce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NORA</text:p>
          </table:table-cell>
          <table:table-cell office:value-type="string" table:style-name="ce1">
            <text:p>537@gmail.com</text:p>
          </table:table-cell>
          <table:table-cell office:value-type="string" table:style-name="ce1">
            <text:p>069292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.77qy6zrbC8Prpg9AtwRe3c2x87yktP5IBj3B.vgxi2BY6EaO2Me</text:p>
          </table:table-cell>
          <table:table-cell table:number-columns-repeated="16378" table:style-name="ce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LUCY GRACIELA</text:p>
          </table:table-cell>
          <table:table-cell office:value-type="string" table:style-name="ce1">
            <text:p>538@gmail.com</text:p>
          </table:table-cell>
          <table:table-cell office:value-type="string" table:style-name="ce1">
            <text:p>098979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TZCDkjIGQtgm2o9yAlzfeY9YD/PbX7lsYWbEzpq0gKlJHSSkOkBm</text:p>
          </table:table-cell>
          <table:table-cell table:number-columns-repeated="16378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539@gmail.com</text:p>
          </table:table-cell>
          <table:table-cell office:value-type="string" table:style-name="ce1">
            <text:p>083108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HqsQ36rHERenyiyU1J02.lzP2mKGihuarf5rai8dPzG1KiGvuJnm</text:p>
          </table:table-cell>
          <table:table-cell table:number-columns-repeated="16378" table:style-name="ce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ALIDA ANTONINA</text:p>
          </table:table-cell>
          <table:table-cell office:value-type="string" table:style-name="ce1">
            <text:p>540@gmail.com</text:p>
          </table:table-cell>
          <table:table-cell office:value-type="string" table:style-name="ce1">
            <text:p>061953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55E1hw63RBx2GcaGrxi6.Vk5RgYDXwj81qSWrgnMmM1Ux.wNGxhu</text:p>
          </table:table-cell>
          <table:table-cell table:number-columns-repeated="16378" table:style-name="ce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CELSA</text:p>
          </table:table-cell>
          <table:table-cell office:value-type="string" table:style-name="ce1">
            <text:p>541@gmail.com</text:p>
          </table:table-cell>
          <table:table-cell office:value-type="string" table:style-name="ce1">
            <text:p>066036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HDevmDT3bZZymST40Z4rOcHphflWr4548kVQ9oa.jUH.z5P.br5u</text:p>
          </table:table-cell>
          <table:table-cell table:number-columns-repeated="16378" table:style-name="ce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542@gmail.com</text:p>
          </table:table-cell>
          <table:table-cell office:value-type="string" table:style-name="ce1">
            <text:p>065589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mn18WWFPpdP22jt5Z0ltea5kfaL3chDlPw8M4goyIwZtRhUfi92i</text:p>
          </table:table-cell>
          <table:table-cell table:number-columns-repeated="16378" table:style-name="ce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CELINA VICTORIA</text:p>
          </table:table-cell>
          <table:table-cell office:value-type="string" table:style-name="ce1">
            <text:p>543@gmail.com</text:p>
          </table:table-cell>
          <table:table-cell office:value-type="string" table:style-name="ce1">
            <text:p>092056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Q7w2BZVKH.2UQNQHhFIveZdjgex3k4nvwr47dHD/1mxt.hYYryvC</text:p>
          </table:table-cell>
          <table:table-cell table:number-columns-repeated="16378" table:style-name="ce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NESTOR MODESTO</text:p>
          </table:table-cell>
          <table:table-cell office:value-type="string" table:style-name="ce1">
            <text:p>544@gmail.com</text:p>
          </table:table-cell>
          <table:table-cell office:value-type="string" table:style-name="ce1">
            <text:p>097903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7RqqfiW.kROqQg3GPIEG.9l7NJnpruNIfs2dwFeZL6OdnyOWr4Ve</text:p>
          </table:table-cell>
          <table:table-cell table:number-columns-repeated="16378" table:style-name="ce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JANET INA</text:p>
          </table:table-cell>
          <table:table-cell office:value-type="string" table:style-name="ce1">
            <text:p>545@gmail.com</text:p>
          </table:table-cell>
          <table:table-cell office:value-type="string" table:style-name="ce1">
            <text:p>101210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E4HP/kh0sBMWyz2n2aAgeJ79PMiZq/GeFYXT/V1.tRhFcG7a6u/e</text:p>
          </table:table-cell>
          <table:table-cell table:number-columns-repeated="16378" table:style-name="ce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ESCOLASTICA</text:p>
          </table:table-cell>
          <table:table-cell office:value-type="string" table:style-name="ce1">
            <text:p>546@gmail.com</text:p>
          </table:table-cell>
          <table:table-cell office:value-type="string" table:style-name="ce1">
            <text:p>083036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o7SfN8P1kRwNVXw6S2YV./ptRWbfnaFtPUeNBXKzlnLJ4za7yXmu</text:p>
          </table:table-cell>
          <table:table-cell table:number-columns-repeated="16378" table:style-name="ce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GENARO EDUARDO</text:p>
          </table:table-cell>
          <table:table-cell office:value-type="string" table:style-name="ce1">
            <text:p>547@gmail.com</text:p>
          </table:table-cell>
          <table:table-cell office:value-type="string" table:style-name="ce1">
            <text:p>068895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aU.80VHe1NfqndBUHEgbehhajs80rlOltd.2Q4tiDuTrCWvQ3hDW</text:p>
          </table:table-cell>
          <table:table-cell table:number-columns-repeated="16378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MARIO ANGEL</text:p>
          </table:table-cell>
          <table:table-cell office:value-type="string" table:style-name="ce1">
            <text:p>548@gmail.com</text:p>
          </table:table-cell>
          <table:table-cell office:value-type="string" table:style-name="ce1">
            <text:p>256233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1kBO9rLU3DWzVZtomr5xOWdNItlMjKY7HalFwFmnbgLe0LfCChdC</text:p>
          </table:table-cell>
          <table:table-cell table:number-columns-repeated="16378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ALCIDES</text:p>
          </table:table-cell>
          <table:table-cell office:value-type="string" table:style-name="ce1">
            <text:p>549@gmail.com</text:p>
          </table:table-cell>
          <table:table-cell office:value-type="string" table:style-name="ce1">
            <text:p>105533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g25VAiaF0pUwIVReBf2iuUqFWaN/7EkZylPMc1zl4BkwpYQ/FfS2</text:p>
          </table:table-cell>
          <table:table-cell table:number-columns-repeated="16378" table:style-name="ce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550@gmail.com</text:p>
          </table:table-cell>
          <table:table-cell office:value-type="string" table:style-name="ce1">
            <text:p>083312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ZoOjHMBZlnaLzq86zg0qOA0FYJxx7PUjQXe5aAcQOvcqS7dMeROm</text:p>
          </table:table-cell>
          <table:table-cell table:number-columns-repeated="16378" table:style-name="ce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TADEO</text:p>
          </table:table-cell>
          <table:table-cell office:value-type="string" table:style-name="ce1">
            <text:p>551@gmail.com</text:p>
          </table:table-cell>
          <table:table-cell office:value-type="string" table:style-name="ce1">
            <text:p>098129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PXbk5pY0pSwBgg3mp1g.uHR7zkn7wxepE8K6i/S5RXeJmYi6XOsC</text:p>
          </table:table-cell>
          <table:table-cell table:number-columns-repeated="16378" table:style-name="ce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TORIBIO</text:p>
          </table:table-cell>
          <table:table-cell office:value-type="string" table:style-name="ce1">
            <text:p>552@gmail.com</text:p>
          </table:table-cell>
          <table:table-cell office:value-type="string" table:style-name="ce1">
            <text:p>078938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qhL/S4xqD0yqFxKkaHvJelbu30.58/ikCLOyw32eD07Mk/0rt9hi</text:p>
          </table:table-cell>
          <table:table-cell table:number-columns-repeated="16378" table:style-name="ce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WILBERTO</text:p>
          </table:table-cell>
          <table:table-cell office:value-type="string" table:style-name="ce1">
            <text:p>553@gmail.com</text:p>
          </table:table-cell>
          <table:table-cell office:value-type="string" table:style-name="ce1">
            <text:p>310344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cE/7LzXl3.YS0ZPjcDldOVX8CdSqZtO2c10LxUO1usfxDTk0gIge</text:p>
          </table:table-cell>
          <table:table-cell table:number-columns-repeated="16378" table:style-name="ce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VALENTINA ROSA</text:p>
          </table:table-cell>
          <table:table-cell office:value-type="string" table:style-name="ce1">
            <text:p>554@gmail.com</text:p>
          </table:table-cell>
          <table:table-cell office:value-type="string" table:style-name="ce1">
            <text:p>074075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MHOJTelaAqUHCIOYapl5eeVSIgPtv5lM1nQ/WLDkesO.vDommJG6</text:p>
          </table:table-cell>
          <table:table-cell table:number-columns-repeated="16378" table:style-name="ce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RIGOBERTO</text:p>
          </table:table-cell>
          <table:table-cell office:value-type="string" table:style-name="ce1">
            <text:p>555@gmail.com</text:p>
          </table:table-cell>
          <table:table-cell office:value-type="string" table:style-name="ce1">
            <text:p>061857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/p0TOD8hOkvlZBAXQpmZuOfyT8bJcSsp1KqXlMueDyLORWkQFUXa</text:p>
          </table:table-cell>
          <table:table-cell table:number-columns-repeated="16378" table:style-name="ce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NANCY MARUJA</text:p>
          </table:table-cell>
          <table:table-cell office:value-type="string" table:style-name="ce1">
            <text:p>556@gmail.com</text:p>
          </table:table-cell>
          <table:table-cell office:value-type="string" table:style-name="ce1">
            <text:p>099556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9eShKLsqa2Uf3k9nI4t8u5sV/mXM6CvoXptXohu0a26edaJNdwya</text:p>
          </table:table-cell>
          <table:table-cell table:number-columns-repeated="16378" table:style-name="ce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EDGAR RAUL</text:p>
          </table:table-cell>
          <table:table-cell office:value-type="string" table:style-name="ce1">
            <text:p>557@gmail.com</text:p>
          </table:table-cell>
          <table:table-cell office:value-type="string" table:style-name="ce1">
            <text:p>024143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3hrhw0w66utomSLGNVHEOmfPayzZxUGCWK2AVRvrEwAWY0cK9BlC</text:p>
          </table:table-cell>
          <table:table-cell table:number-columns-repeated="16378" table:style-name="ce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BUENAVENTURA</text:p>
          </table:table-cell>
          <table:table-cell office:value-type="string" table:style-name="ce1">
            <text:p>558@gmail.com</text:p>
          </table:table-cell>
          <table:table-cell office:value-type="string" table:style-name="ce1">
            <text:p>042084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4af7XzlfODCqthEloCsGeMbx8KUg5M5R4HYpIHYIhJAliTGf4LDS</text:p>
          </table:table-cell>
          <table:table-cell table:number-columns-repeated="16378" table:style-name="ce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JULIO EVERT</text:p>
          </table:table-cell>
          <table:table-cell office:value-type="string" table:style-name="ce1">
            <text:p>559@gmail.com</text:p>
          </table:table-cell>
          <table:table-cell office:value-type="string" table:style-name="ce1">
            <text:p>239149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Vp2xnF.Ep/uIZwqJTjm8.EbEssYgV91E.bbDKJTZ/FEUQmWJsp/G</text:p>
          </table:table-cell>
          <table:table-cell table:number-columns-repeated="16378" table:style-name="ce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560@gmail.com</text:p>
          </table:table-cell>
          <table:table-cell office:value-type="string" table:style-name="ce1">
            <text:p>062126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bY5wo.0hK3k1w4qktEb6eXLsJIuUO2CxXarL91VJ7YlJqqjNZBHy</text:p>
          </table:table-cell>
          <table:table-cell table:number-columns-repeated="16378" table:style-name="ce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561@gmail.com</text:p>
          </table:table-cell>
          <table:table-cell office:value-type="string" table:style-name="ce1">
            <text:p>092458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ArE8fFLnZ12S7a.EdpsrO6TBVjUubKahBArIo31gGuWa0p5ne/yK</text:p>
          </table:table-cell>
          <table:table-cell table:number-columns-repeated="16378" table:style-name="ce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ELFRIDA</text:p>
          </table:table-cell>
          <table:table-cell office:value-type="string" table:style-name="ce1">
            <text:p>562@gmail.com</text:p>
          </table:table-cell>
          <table:table-cell office:value-type="string" table:style-name="ce1">
            <text:p>101232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Tt7Uzc3BMZEfijNDKWbe.TpeuoN5bzSgE/VKUy/ro6dDixby9hbi</text:p>
          </table:table-cell>
          <table:table-cell table:number-columns-repeated="16378" table:style-name="ce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563@gmail.com</text:p>
          </table:table-cell>
          <table:table-cell office:value-type="string" table:style-name="ce1">
            <text:p>073421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dgztGu2zk1FAPOefpjQGex7f068LbYMMYTXv0fvF9FfpQMpYysQK</text:p>
          </table:table-cell>
          <table:table-cell table:number-columns-repeated="16378" table:style-name="ce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CELIA CLEMENCIA</text:p>
          </table:table-cell>
          <table:table-cell office:value-type="string" table:style-name="ce1">
            <text:p>564@gmail.com</text:p>
          </table:table-cell>
          <table:table-cell office:value-type="string" table:style-name="ce1">
            <text:p>060618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lfPVdCCXBqGTt7AW2629u19.Ny.E2mvNT0RIVN0y1hVUoEqBhiKm</text:p>
          </table:table-cell>
          <table:table-cell table:number-columns-repeated="16378" table:style-name="ce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565@gmail.com</text:p>
          </table:table-cell>
          <table:table-cell office:value-type="string" table:style-name="ce1">
            <text:p>085773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WgZKSXbSGUXTITwg1bOEugksEOckWdLs.qMajaDSz5t0klw0Owby</text:p>
          </table:table-cell>
          <table:table-cell table:number-columns-repeated="16378" table:style-name="ce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EFRAIN</text:p>
          </table:table-cell>
          <table:table-cell office:value-type="string" table:style-name="ce1">
            <text:p>566@gmail.com</text:p>
          </table:table-cell>
          <table:table-cell office:value-type="string" table:style-name="ce1">
            <text:p>232337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2cROi2om7sQzHJBxSCBf.fD2z91RGlWQdFyGmL8D4phXsqd3Yqdm</text:p>
          </table:table-cell>
          <table:table-cell table:number-columns-repeated="16378" table:style-name="ce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ROXSSANA</text:p>
          </table:table-cell>
          <table:table-cell office:value-type="string" table:style-name="ce1">
            <text:p>567@gmail.com</text:p>
          </table:table-cell>
          <table:table-cell office:value-type="string" table:style-name="ce1">
            <text:p>404013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UiieSDIlSyTdv.BCfhfEOVIANFcvetz/E6HltzuvVPEXZ/gBU94i</text:p>
          </table:table-cell>
          <table:table-cell table:number-columns-repeated="16378" table:style-name="ce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568@gmail.com</text:p>
          </table:table-cell>
          <table:table-cell office:value-type="string" table:style-name="ce1">
            <text:p>101090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vCl1Afh2x2nK03jifmsTeaDEqxYTNNGvK5nTb496rV2.rVEC24dy</text:p>
          </table:table-cell>
          <table:table-cell table:number-columns-repeated="16378" table:style-name="ce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ALEJO TEODOCIO</text:p>
          </table:table-cell>
          <table:table-cell office:value-type="string" table:style-name="ce1">
            <text:p>569@gmail.com</text:p>
          </table:table-cell>
          <table:table-cell office:value-type="string" table:style-name="ce1">
            <text:p>083086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LEka9yXs4UVSyzvQ2d2cOrrqhiUvhBpLfsGCLOJtsEdKBnF0w892</text:p>
          </table:table-cell>
          <table:table-cell table:number-columns-repeated="16378" table:style-name="ce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JUSTINA</text:p>
          </table:table-cell>
          <table:table-cell office:value-type="string" table:style-name="ce1">
            <text:p>570@gmail.com</text:p>
          </table:table-cell>
          <table:table-cell office:value-type="string" table:style-name="ce1">
            <text:p>101251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VuV.OP3yDOY8moGKKkFEu6YhnBuhPurYuXN/Pco8SXaNnMJ11PLO</text:p>
          </table:table-cell>
          <table:table-cell table:number-columns-repeated="16378" table:style-name="ce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YRENE</text:p>
          </table:table-cell>
          <table:table-cell office:value-type="string" table:style-name="ce1">
            <text:p>571@gmail.com</text:p>
          </table:table-cell>
          <table:table-cell office:value-type="string" table:style-name="ce1">
            <text:p>082798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X8K8R/wEud8mJl0kc6JBeodqidgJEDZC53iEzVUbHPJZikN04.gu</text:p>
          </table:table-cell>
          <table:table-cell table:number-columns-repeated="16378" table:style-name="ce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572@gmail.com</text:p>
          </table:table-cell>
          <table:table-cell office:value-type="string" table:style-name="ce1">
            <text:p>103287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6euoWR2CXeU7sehE9dU/eAmImZJAvYcuCXyNiI00pGkkOESTNcEW</text:p>
          </table:table-cell>
          <table:table-cell table:number-columns-repeated="16378" table:style-name="ce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CARLOS ALBERTO</text:p>
          </table:table-cell>
          <table:table-cell office:value-type="string" table:style-name="ce1">
            <text:p>573@gmail.com</text:p>
          </table:table-cell>
          <table:table-cell office:value-type="string" table:style-name="ce1">
            <text:p>080874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TuHYv7jOH4i7uEVhdf2me3WLMp/3a9bTv0FSd99EM94emrHx7oLu</text:p>
          </table:table-cell>
          <table:table-cell table:number-columns-repeated="16378" table:style-name="ce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SEGUNDO SAMUEL</text:p>
          </table:table-cell>
          <table:table-cell office:value-type="string" table:style-name="ce1">
            <text:p>574@gmail.com</text:p>
          </table:table-cell>
          <table:table-cell office:value-type="string" table:style-name="ce1">
            <text:p>061021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9PxIyBkeM7klEb1R6MTteZXPDUx10A.LRssNlQjntpiCEKRq5f9y</text:p>
          </table:table-cell>
          <table:table-cell table:number-columns-repeated="16378" table:style-name="ce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FRANCISCA</text:p>
          </table:table-cell>
          <table:table-cell office:value-type="string" table:style-name="ce1">
            <text:p>575@gmail.com</text:p>
          </table:table-cell>
          <table:table-cell office:value-type="string" table:style-name="ce1">
            <text:p>105627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ooRFN4E8FzfrqaVYHRoyOAgQi7/9P.masWsKsd4gkHK1CvEoe2gy</text:p>
          </table:table-cell>
          <table:table-cell table:number-columns-repeated="16378" table:style-name="ce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EUFRACIA YOLANDA</text:p>
          </table:table-cell>
          <table:table-cell office:value-type="string" table:style-name="ce1">
            <text:p>576@gmail.com</text:p>
          </table:table-cell>
          <table:table-cell office:value-type="string" table:style-name="ce1">
            <text:p>040558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pwxorgYdlrP4Ly.yQhXFegKh26pwF3Aq4ZUwePe3Wop/ivF4LDKm</text:p>
          </table:table-cell>
          <table:table-cell table:number-columns-repeated="16378" table:style-name="ce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JOSE WILFREDO</text:p>
          </table:table-cell>
          <table:table-cell office:value-type="string" table:style-name="ce1">
            <text:p>577@gmail.com</text:p>
          </table:table-cell>
          <table:table-cell office:value-type="string" table:style-name="ce1">
            <text:p>094850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WwLZfAF9/oyh8VpcgMJoO11fnaRn3V55Ikhs2H9ISeONgMS2ciOG</text:p>
          </table:table-cell>
          <table:table-cell table:number-columns-repeated="16378" table:style-name="ce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ELSA</text:p>
          </table:table-cell>
          <table:table-cell office:value-type="string" table:style-name="ce1">
            <text:p>578@gmail.com</text:p>
          </table:table-cell>
          <table:table-cell office:value-type="string" table:style-name="ce1">
            <text:p>083371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.IsbKSxenmZWgIKZvqkzO6hYU4PaBW/TjQ2nkj4ChKISX3L6MnIm</text:p>
          </table:table-cell>
          <table:table-cell table:number-columns-repeated="16378" table:style-name="ce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MARYBEL</text:p>
          </table:table-cell>
          <table:table-cell office:value-type="string" table:style-name="ce1">
            <text:p>579@gmail.com</text:p>
          </table:table-cell>
          <table:table-cell office:value-type="string" table:style-name="ce1">
            <text:p>070576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WGRWxH.sDb3uhuaWLYkVOFqunahkHQ4peSGXbhNs5HHJCs.JNQ6C</text:p>
          </table:table-cell>
          <table:table-cell table:number-columns-repeated="16378" table:style-name="ce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580@gmail.com</text:p>
          </table:table-cell>
          <table:table-cell office:value-type="string" table:style-name="ce1">
            <text:p>040023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wjxn8qIKwcPmmFrh3nOXuA66NRG0P3Ea/BNsAXVl9FWqJCPzDgni</text:p>
          </table:table-cell>
          <table:table-cell table:number-columns-repeated="16378" table:style-name="ce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PATRICIA LOURDES</text:p>
          </table:table-cell>
          <table:table-cell office:value-type="string" table:style-name="ce1">
            <text:p>581@gmail.com</text:p>
          </table:table-cell>
          <table:table-cell office:value-type="string" table:style-name="ce1">
            <text:p>212583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jQlGXvq.UE5LpgTBfH0eOGsuhfF7qyouHLK36.Px0KUs0YOSzqQ6</text:p>
          </table:table-cell>
          <table:table-cell table:number-columns-repeated="16378" table:style-name="ce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MARGOT HERMELINDA</text:p>
          </table:table-cell>
          <table:table-cell office:value-type="string" table:style-name="ce1">
            <text:p>582@gmail.com</text:p>
          </table:table-cell>
          <table:table-cell office:value-type="string" table:style-name="ce1">
            <text:p>080475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8Z5n2/uOaWUGyO8vLSHWeg.kGQ7ZbimCEkRSgQTRiGfydqCeJBNm</text:p>
          </table:table-cell>
          <table:table-cell table:number-columns-repeated="16378" table:style-name="ce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CARLOS FORTUNATO</text:p>
          </table:table-cell>
          <table:table-cell office:value-type="string" table:style-name="ce1">
            <text:p>583@gmail.com</text:p>
          </table:table-cell>
          <table:table-cell office:value-type="string" table:style-name="ce1">
            <text:p>061703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Sy4hDR1ll/Sv0f5sg4y3ejcTa1B8IWUjqoBiExltnukt7F4w4Uce</text:p>
          </table:table-cell>
          <table:table-cell table:number-columns-repeated="16378" table:style-name="ce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ROSA ANGELICA</text:p>
          </table:table-cell>
          <table:table-cell office:value-type="string" table:style-name="ce1">
            <text:p>584@gmail.com</text:p>
          </table:table-cell>
          <table:table-cell office:value-type="string" table:style-name="ce1">
            <text:p>062021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eYVA/eA67gOTR4jpoKXGOTsgeICB9zVpeZdacPNObFuwmyV.6miK</text:p>
          </table:table-cell>
          <table:table-cell table:number-columns-repeated="16378" table:style-name="ce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VILMA</text:p>
          </table:table-cell>
          <table:table-cell office:value-type="string" table:style-name="ce1">
            <text:p>585@gmail.com</text:p>
          </table:table-cell>
          <table:table-cell office:value-type="string" table:style-name="ce1">
            <text:p>200571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1HtjEU3CJp28/ucr4ydjuR1hP3F.JTKg6wxm6SRVwjkgAuZZFmq2</text:p>
          </table:table-cell>
          <table:table-cell table:number-columns-repeated="16378" table:style-name="ce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BERTHA</text:p>
          </table:table-cell>
          <table:table-cell office:value-type="string" table:style-name="ce1">
            <text:p>586@gmail.com</text:p>
          </table:table-cell>
          <table:table-cell office:value-type="string" table:style-name="ce1">
            <text:p>062115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B4vw63P7x9BAWdfT1oL9.r66PB7mSriCL9COtOunlTYiGUz5eIX.</text:p>
          </table:table-cell>
          <table:table-cell table:number-columns-repeated="16378" table:style-name="ce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NATIVIDAD ROSARIO</text:p>
          </table:table-cell>
          <table:table-cell office:value-type="string" table:style-name="ce1">
            <text:p>587@gmail.com</text:p>
          </table:table-cell>
          <table:table-cell office:value-type="string" table:style-name="ce1">
            <text:p>062202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B3VwJSy.Ozr.TDyPXquL.E48bEDuMgbZOiKEZtRlxtLi64ENyzRy</text:p>
          </table:table-cell>
          <table:table-cell table:number-columns-repeated="16378" table:style-name="ce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MILAGROS ELIZABETH</text:p>
          </table:table-cell>
          <table:table-cell office:value-type="string" table:style-name="ce1">
            <text:p>588@gmail.com</text:p>
          </table:table-cell>
          <table:table-cell office:value-type="string" table:style-name="ce1">
            <text:p>090538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tlPJ02BZbyoR3qKUOQEju4AGfygzgI6cYfN1t7XPFJ.IhoJrOWo2</text:p>
          </table:table-cell>
          <table:table-cell table:number-columns-repeated="16378" table:style-name="ce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589@gmail.com</text:p>
          </table:table-cell>
          <table:table-cell office:value-type="string" table:style-name="ce1">
            <text:p>092055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dxektNIi2DIPgoEaR1Ob.CSRVQj.Gzq540Dyqz7RhSO/YVgZXRMu</text:p>
          </table:table-cell>
          <table:table-cell table:number-columns-repeated="16378" table:style-name="ce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YANET</text:p>
          </table:table-cell>
          <table:table-cell office:value-type="string" table:style-name="ce1">
            <text:p>590@gmail.com</text:p>
          </table:table-cell>
          <table:table-cell office:value-type="string" table:style-name="ce1">
            <text:p>082926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NHGxorGJKS9HC2CeIJueODRQ/k898q1JPSEJcAGWT.9rp8nQMxmy</text:p>
          </table:table-cell>
          <table:table-cell table:number-columns-repeated="16378" table:style-name="ce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PEDRO JULIO</text:p>
          </table:table-cell>
          <table:table-cell office:value-type="string" table:style-name="ce1">
            <text:p>591@gmail.com</text:p>
          </table:table-cell>
          <table:table-cell office:value-type="string" table:style-name="ce1">
            <text:p>085087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J/R3cBPp9IKdOdMLXZsKepz7Skn70/NU5soIar9SlmfizbVANqQG</text:p>
          </table:table-cell>
          <table:table-cell table:number-columns-repeated="16378" table:style-name="ce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592@gmail.com</text:p>
          </table:table-cell>
          <table:table-cell office:value-type="string" table:style-name="ce1">
            <text:p>254231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8MZXePbYQjcIuuYo2JZKexD9qOgxBMdurdFyEDBL8CmYgJKyX4gu</text:p>
          </table:table-cell>
          <table:table-cell table:number-columns-repeated="16378" table:style-name="ce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593@gmail.com</text:p>
          </table:table-cell>
          <table:table-cell office:value-type="string" table:style-name="ce1">
            <text:p>090732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Ob1L7AygGHU97C2j7ihgedUl/vAuRFLsQ0iwDwXYWZYGLjcpu9IS</text:p>
          </table:table-cell>
          <table:table-cell table:number-columns-repeated="16378" table:style-name="ce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ANTONIA CORPOS</text:p>
          </table:table-cell>
          <table:table-cell office:value-type="string" table:style-name="ce1">
            <text:p>594@gmail.com</text:p>
          </table:table-cell>
          <table:table-cell office:value-type="string" table:style-name="ce1">
            <text:p>074291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gNMYf.OQSXEESwUdHE1OevkBPgypoljbsjRqv1093NNxbBC9Sdki</text:p>
          </table:table-cell>
          <table:table-cell table:number-columns-repeated="16378" table:style-name="ce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595@gmail.com</text:p>
          </table:table-cell>
          <table:table-cell office:value-type="string" table:style-name="ce1">
            <text:p>448084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C0V6OplyU/EVMSk5Yl2Ze1GuSg6f5MaZPF/s0ZabZszh91sBKgKa</text:p>
          </table:table-cell>
          <table:table-cell table:number-columns-repeated="16378" table:style-name="ce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ELIAS PETER</text:p>
          </table:table-cell>
          <table:table-cell office:value-type="string" table:style-name="ce1">
            <text:p>596@gmail.com</text:p>
          </table:table-cell>
          <table:table-cell office:value-type="string" table:style-name="ce1">
            <text:p>080724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EGuXFINvs5GEyALPWRLdOLXfe0w9v0tA0lLd9x/pSk4Bc1vocJxS</text:p>
          </table:table-cell>
          <table:table-cell table:number-columns-repeated="16378" table:style-name="ce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JUAN DE DIOS HERIBERTO</text:p>
          </table:table-cell>
          <table:table-cell office:value-type="string" table:style-name="ce1">
            <text:p>597@gmail.com</text:p>
          </table:table-cell>
          <table:table-cell office:value-type="string" table:style-name="ce1">
            <text:p>080371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bw4P7U7MAQ7ZMqCvOs0DOlBcTqLbIy3dFCtSI0mawMs6p7P50wwu</text:p>
          </table:table-cell>
          <table:table-cell table:number-columns-repeated="16378" table:style-name="ce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HIPOLITA</text:p>
          </table:table-cell>
          <table:table-cell office:value-type="string" table:style-name="ce1">
            <text:p>598@gmail.com</text:p>
          </table:table-cell>
          <table:table-cell office:value-type="string" table:style-name="ce1">
            <text:p>085365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JNzTnkftZja4j4Ujli1hOXmu43PVZtjwq6oM5XE1chGssVRhc1p.</text:p>
          </table:table-cell>
          <table:table-cell table:number-columns-repeated="16378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OLINDA OLIMPIA</text:p>
          </table:table-cell>
          <table:table-cell office:value-type="string" table:style-name="ce1">
            <text:p>599@gmail.com</text:p>
          </table:table-cell>
          <table:table-cell office:value-type="string" table:style-name="ce1">
            <text:p>092422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mqs0SCFzoksscfT5x.ke.Cg3B2lKP2J/vQYibhtLBwkS3UYbdCMi</text:p>
          </table:table-cell>
          <table:table-cell table:number-columns-repeated="16378" table:style-name="ce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600@gmail.com</text:p>
          </table:table-cell>
          <table:table-cell office:value-type="string" table:style-name="ce1">
            <text:p>073563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TpfRpXwEE7GWRV4tmUNRuz2KeYtk5q4KQ8RN6CtEZtzYpyaVLEsW</text:p>
          </table:table-cell>
          <table:table-cell table:number-columns-repeated="16378" table:style-name="ce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FRANCES ERIKA</text:p>
          </table:table-cell>
          <table:table-cell office:value-type="string" table:style-name="ce1">
            <text:p>601@gmail.com</text:p>
          </table:table-cell>
          <table:table-cell office:value-type="string" table:style-name="ce1">
            <text:p>460805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GmatZWr4bk2FMOx/lYuZOlTq13Ej8PMZu3ima3YGEUgYdCuFBcru</text:p>
          </table:table-cell>
          <table:table-cell table:number-columns-repeated="16378" table:style-name="ce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JORGE MICHAEL</text:p>
          </table:table-cell>
          <table:table-cell office:value-type="string" table:style-name="ce1">
            <text:p>602@gmail.com</text:p>
          </table:table-cell>
          <table:table-cell office:value-type="string" table:style-name="ce1">
            <text:p>420606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4OdrCeD.RS8ycrP5QOGQ.2RDcdNSH9HNAgojsTF3fj2ZS2TadY/G</text:p>
          </table:table-cell>
          <table:table-cell table:number-columns-repeated="16378" table:style-name="ce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SANTOS GREGORIA</text:p>
          </table:table-cell>
          <table:table-cell office:value-type="string" table:style-name="ce1">
            <text:p>603@gmail.com</text:p>
          </table:table-cell>
          <table:table-cell office:value-type="string" table:style-name="ce1">
            <text:p>096556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gpjmPfOWWweI.6OBEeDSO1jTcS0tBQDbVh6710i2uRFCz9dw6386</text:p>
          </table:table-cell>
          <table:table-cell table:number-columns-repeated="16378" table:style-name="ce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RUBEN TORIBIO</text:p>
          </table:table-cell>
          <table:table-cell office:value-type="string" table:style-name="ce1">
            <text:p>604@gmail.com</text:p>
          </table:table-cell>
          <table:table-cell office:value-type="string" table:style-name="ce1">
            <text:p>080911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EOrCmH0Q.LJwC7W8gLYwOnbBHxhj2XgpGrPOghofMlaY6a84UT/6</text:p>
          </table:table-cell>
          <table:table-cell table:number-columns-repeated="16378" table:style-name="ce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605@gmail.com</text:p>
          </table:table-cell>
          <table:table-cell office:value-type="string" table:style-name="ce1">
            <text:p>438555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gauB1mZNw4VMYF97KINuOyIu4czctsuYb1QsfyQOP4c4JnshfhMO</text:p>
          </table:table-cell>
          <table:table-cell table:number-columns-repeated="16378" table:style-name="ce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606@gmail.com</text:p>
          </table:table-cell>
          <table:table-cell office:value-type="string" table:style-name="ce1">
            <text:p>060882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roPrGlD5.Kc2J5X9QAZauWBRm14b6cI3pWPikJvmIL9AuE4boksa</text:p>
          </table:table-cell>
          <table:table-cell table:number-columns-repeated="16378" table:style-name="ce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JENNY MILAGROS</text:p>
          </table:table-cell>
          <table:table-cell office:value-type="string" table:style-name="ce1">
            <text:p>607@gmail.com</text:p>
          </table:table-cell>
          <table:table-cell office:value-type="string" table:style-name="ce1">
            <text:p>401761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NvGmx4TFPT3rML0n2gawe1NPm69ZI/mOztqIW2CJWTdncPHiBjSu</text:p>
          </table:table-cell>
          <table:table-cell table:number-columns-repeated="16378" table:style-name="ce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ROSARIO LOURDES</text:p>
          </table:table-cell>
          <table:table-cell office:value-type="string" table:style-name="ce1">
            <text:p>608@gmail.com</text:p>
          </table:table-cell>
          <table:table-cell office:value-type="string" table:style-name="ce1">
            <text:p>082951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fbSERzb0kAxo1XSI4Dwd.lY2mHN8m8idkrT20NXm35CO1Uur8lD6</text:p>
          </table:table-cell>
          <table:table-cell table:number-columns-repeated="16378" table:style-name="ce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JUSTINA</text:p>
          </table:table-cell>
          <table:table-cell office:value-type="string" table:style-name="ce1">
            <text:p>609@gmail.com</text:p>
          </table:table-cell>
          <table:table-cell office:value-type="string" table:style-name="ce1">
            <text:p>084199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uvNCXPNIjNb1hb17G.ELOAEFnWA6eEI/NPPy7EMs42YfvFffOh.2</text:p>
          </table:table-cell>
          <table:table-cell table:number-columns-repeated="16378" table:style-name="ce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AVIDA</text:p>
          </table:table-cell>
          <table:table-cell office:value-type="string" table:style-name="ce1">
            <text:p>610@gmail.com</text:p>
          </table:table-cell>
          <table:table-cell office:value-type="string" table:style-name="ce1">
            <text:p>408715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4n3jNcfCVu8eb06gBNCoOv0NPZIE9q2npr2W4Qozv2OWc1G01wMa</text:p>
          </table:table-cell>
          <table:table-cell table:number-columns-repeated="16378" table:style-name="ce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JANETH MARIELA</text:p>
          </table:table-cell>
          <table:table-cell office:value-type="string" table:style-name="ce1">
            <text:p>611@gmail.com</text:p>
          </table:table-cell>
          <table:table-cell office:value-type="string" table:style-name="ce1">
            <text:p>435515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.jUpoKVOAcn4gMd3fxATuEa3ny3ZuUDboB1ijFfAO8iRpLbQi5DG</text:p>
          </table:table-cell>
          <table:table-cell table:number-columns-repeated="16378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612@gmail.com</text:p>
          </table:table-cell>
          <table:table-cell office:value-type="string" table:style-name="ce1">
            <text:p>073100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Y2v0gMTlk.tYa0NOAJpS.jXFb9mEannRsGguS/fDSJHfqjCFIBLq</text:p>
          </table:table-cell>
          <table:table-cell table:number-columns-repeated="16378" table:style-name="ce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613@gmail.com</text:p>
          </table:table-cell>
          <table:table-cell office:value-type="string" table:style-name="ce1">
            <text:p>095127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QTgKvQnO4UcK98OXBVnveicI315/WGW59paSfzMokcDz32apswhS</text:p>
          </table:table-cell>
          <table:table-cell table:number-columns-repeated="16378" table:style-name="ce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PAULINO</text:p>
          </table:table-cell>
          <table:table-cell office:value-type="string" table:style-name="ce1">
            <text:p>614@gmail.com</text:p>
          </table:table-cell>
          <table:table-cell office:value-type="string" table:style-name="ce1">
            <text:p>060339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gAnEyBzHNHqaAMzXgIpReeS7nF8gYQCiJH1ZPwBaZ.JhpyjgFV0q</text:p>
          </table:table-cell>
          <table:table-cell table:number-columns-repeated="16378" table:style-name="ce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REYNA</text:p>
          </table:table-cell>
          <table:table-cell office:value-type="string" table:style-name="ce1">
            <text:p>615@gmail.com</text:p>
          </table:table-cell>
          <table:table-cell office:value-type="string" table:style-name="ce1">
            <text:p>277211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.6eTVIIZJaXTYpEK4j.vuFcyCOw9vp5FqoeddMc351XQEMigwigO</text:p>
          </table:table-cell>
          <table:table-cell table:number-columns-repeated="16378" table:style-name="ce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JORGE TOBIAS</text:p>
          </table:table-cell>
          <table:table-cell office:value-type="string" table:style-name="ce1">
            <text:p>616@gmail.com</text:p>
          </table:table-cell>
          <table:table-cell office:value-type="string" table:style-name="ce1">
            <text:p>322960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qAXL3CTp0qeJUx2nxfeZOn6gkgNMbqeT7YCTkjPZBQ//L.ZOw4Ha</text:p>
          </table:table-cell>
          <table:table-cell table:number-columns-repeated="16378" table:style-name="ce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ELENA EMPERATRIZ</text:p>
          </table:table-cell>
          <table:table-cell office:value-type="string" table:style-name="ce1">
            <text:p>617@gmail.com</text:p>
          </table:table-cell>
          <table:table-cell office:value-type="string" table:style-name="ce1">
            <text:p>075672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AkNrLAXEwswo8ebZGA6HODYgWme17d1eJRAx1jEod763SPYyR4iK</text:p>
          </table:table-cell>
          <table:table-cell table:number-columns-repeated="16378" table:style-name="ce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DEMETRIA</text:p>
          </table:table-cell>
          <table:table-cell office:value-type="string" table:style-name="ce1">
            <text:p>618@gmail.com</text:p>
          </table:table-cell>
          <table:table-cell office:value-type="string" table:style-name="ce1">
            <text:p>092052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CQ61yYI0btBmUXgBxM8veZ6l357gPCDLR6hAkMiSeOekhhtaZfe2</text:p>
          </table:table-cell>
          <table:table-cell table:number-columns-repeated="16378" table:style-name="ce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MARTHA GUILLERMINA</text:p>
          </table:table-cell>
          <table:table-cell office:value-type="string" table:style-name="ce1">
            <text:p>619@gmail.com</text:p>
          </table:table-cell>
          <table:table-cell office:value-type="string" table:style-name="ce1">
            <text:p>071614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FcrCnSG1OL81Du5m.kIoeCdUPwNWnLlDBXI5kbGKcgBpEHKaIeAy</text:p>
          </table:table-cell>
          <table:table-cell table:number-columns-repeated="16378" table:style-name="ce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CARLOS ALFREDO</text:p>
          </table:table-cell>
          <table:table-cell office:value-type="string" table:style-name="ce1">
            <text:p>620@gmail.com</text:p>
          </table:table-cell>
          <table:table-cell office:value-type="string" table:style-name="ce1">
            <text:p>095652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TSSrBpdIRHoCLjeeeaLSOrbu6sMlhIQSfGGOOclIE7HUslGFCrwi</text:p>
          </table:table-cell>
          <table:table-cell table:number-columns-repeated="16378" table:style-name="ce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OBDULIA</text:p>
          </table:table-cell>
          <table:table-cell office:value-type="string" table:style-name="ce1">
            <text:p>621@gmail.com</text:p>
          </table:table-cell>
          <table:table-cell office:value-type="string" table:style-name="ce1">
            <text:p>083037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wxyt9TO5kyeeeEMe7vio.m13OPMFpOhKWg6qaiQgDgIOD9DsxcUS</text:p>
          </table:table-cell>
          <table:table-cell table:number-columns-repeated="16378" table:style-name="ce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CRISOLOGO</text:p>
          </table:table-cell>
          <table:table-cell office:value-type="string" table:style-name="ce1">
            <text:p>622@gmail.com</text:p>
          </table:table-cell>
          <table:table-cell office:value-type="string" table:style-name="ce1">
            <text:p>104330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jJaLY1MLCzRL.xPxYPFxOMjFb9BLQR6h05f6I9K8GAj2KuWl5Zfe</text:p>
          </table:table-cell>
          <table:table-cell table:number-columns-repeated="16378" table:style-name="ce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VIOLETA LILIANA</text:p>
          </table:table-cell>
          <table:table-cell office:value-type="string" table:style-name="ce1">
            <text:p>623@gmail.com</text:p>
          </table:table-cell>
          <table:table-cell office:value-type="string" table:style-name="ce1">
            <text:p>215294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NhaFL4P5PEBUpAOVHwHkOa0ljP..of6XTIjXoBLGk82cncUc.ARe</text:p>
          </table:table-cell>
          <table:table-cell table:number-columns-repeated="16378" table:style-name="ce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624@gmail.com</text:p>
          </table:table-cell>
          <table:table-cell office:value-type="string" table:style-name="ce1">
            <text:p>073862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Ne5eRd6fK7bMALWVkQPU.tAZtz/y58ruyvH151QlW/qdB4tx3oyW</text:p>
          </table:table-cell>
          <table:table-cell table:number-columns-repeated="16378" table:style-name="ce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TERESA JULIANA</text:p>
          </table:table-cell>
          <table:table-cell office:value-type="string" table:style-name="ce1">
            <text:p>625@gmail.com</text:p>
          </table:table-cell>
          <table:table-cell office:value-type="string" table:style-name="ce1">
            <text:p>089148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peV6O7LhWzxxPivesg8wuGZXpExxa7C3hQNLZ0HeUIqfyy8bCllW</text:p>
          </table:table-cell>
          <table:table-cell table:number-columns-repeated="16378" table:style-name="ce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626@gmail.com</text:p>
          </table:table-cell>
          <table:table-cell office:value-type="string" table:style-name="ce1">
            <text:p>090084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UJ6pqoavP9XV8FAymv2DOscw61umx.tfvKOFPRSfmtP8Wmds5tzW</text:p>
          </table:table-cell>
          <table:table-cell table:number-columns-repeated="16378" table:style-name="ce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JOSSELYN LUCIA</text:p>
          </table:table-cell>
          <table:table-cell office:value-type="string" table:style-name="ce1">
            <text:p>627@gmail.com</text:p>
          </table:table-cell>
          <table:table-cell office:value-type="string" table:style-name="ce1">
            <text:p>478599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3Zp5dqLlISLkWLkVBmi1epSquzkLxef54WvPQzJSBedXZluoi..u</text:p>
          </table:table-cell>
          <table:table-cell table:number-columns-repeated="16378" table:style-name="ce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TEOBALDO</text:p>
          </table:table-cell>
          <table:table-cell office:value-type="string" table:style-name="ce1">
            <text:p>628@gmail.com</text:p>
          </table:table-cell>
          <table:table-cell office:value-type="string" table:style-name="ce1">
            <text:p>071490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8FJr55y.7xyns/08yzgIOaKuZI760VHF..oEVaPJNUqSIUXqtMUy</text:p>
          </table:table-cell>
          <table:table-cell table:number-columns-repeated="16378" table:style-name="ce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629@gmail.com</text:p>
          </table:table-cell>
          <table:table-cell office:value-type="string" table:style-name="ce1">
            <text:p>101582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d7NVPZVO/kVxZMBtH97YeyKKDpvdYS2R4jfSjhXewmKWiuJpDMdq</text:p>
          </table:table-cell>
          <table:table-cell table:number-columns-repeated="16378" table:style-name="ce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PAULA MATELDA</text:p>
          </table:table-cell>
          <table:table-cell office:value-type="string" table:style-name="ce1">
            <text:p>630@gmail.com</text:p>
          </table:table-cell>
          <table:table-cell office:value-type="string" table:style-name="ce1">
            <text:p>061401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5RN2JMAzT4xBoixu6ARW.W/Y55mpQgCWrlwfKb9e7SXaAFGe7fiu</text:p>
          </table:table-cell>
          <table:table-cell table:number-columns-repeated="16378" table:style-name="ce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631@gmail.com</text:p>
          </table:table-cell>
          <table:table-cell office:value-type="string" table:style-name="ce1">
            <text:p>408504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1466UhIqLDqLcJ6uS713u6nYfMdBfgxx7oGDa5Jde3eSofKQJ9Zy</text:p>
          </table:table-cell>
          <table:table-cell table:number-columns-repeated="16378" table:style-name="ce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OBDULIA</text:p>
          </table:table-cell>
          <table:table-cell office:value-type="string" table:style-name="ce1">
            <text:p>632@gmail.com</text:p>
          </table:table-cell>
          <table:table-cell office:value-type="string" table:style-name="ce1">
            <text:p>073948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b0wvAQTL3luVlxEKBBZQOq.8vN/OCqeaj5WViojL2RY9ZmUoQse6</text:p>
          </table:table-cell>
          <table:table-cell table:number-columns-repeated="16378" table:style-name="ce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633@gmail.com</text:p>
          </table:table-cell>
          <table:table-cell office:value-type="string" table:style-name="ce1">
            <text:p>099229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3.nLLzSA6RH1cWlWjJWhuF8HBuaesGZY1KQG..yvJDrT34Ej5zgK</text:p>
          </table:table-cell>
          <table:table-cell table:number-columns-repeated="16378" table:style-name="ce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LEONCIO</text:p>
          </table:table-cell>
          <table:table-cell office:value-type="string" table:style-name="ce1">
            <text:p>634@gmail.com</text:p>
          </table:table-cell>
          <table:table-cell office:value-type="string" table:style-name="ce1">
            <text:p>092121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boB21WIfO/lczFK/12/U.aFGuux0ZtkMShvBqsI1kIi.QPG23yoq</text:p>
          </table:table-cell>
          <table:table-cell table:number-columns-repeated="16378" table:style-name="ce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CARLOS IGNACIO</text:p>
          </table:table-cell>
          <table:table-cell office:value-type="string" table:style-name="ce1">
            <text:p>635@gmail.com</text:p>
          </table:table-cell>
          <table:table-cell office:value-type="string" table:style-name="ce1">
            <text:p>062255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5BNlMzag0qagF2Lqf2KJO2PkoffQUBq5uG0hCHmu/PuxwDBNXfrq</text:p>
          </table:table-cell>
          <table:table-cell table:number-columns-repeated="16378" table:style-name="ce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EDY</text:p>
          </table:table-cell>
          <table:table-cell office:value-type="string" table:style-name="ce1">
            <text:p>636@gmail.com</text:p>
          </table:table-cell>
          <table:table-cell office:value-type="string" table:style-name="ce1">
            <text:p>401461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eBh0RyVeIeL9ncNuqUfVue1C8wv0dgduV2rNEu/Vz8rL.CekCleO</text:p>
          </table:table-cell>
          <table:table-cell table:number-columns-repeated="16378" table:style-name="ce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637@gmail.com</text:p>
          </table:table-cell>
          <table:table-cell office:value-type="string" table:style-name="ce1">
            <text:p>062207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.NehvrH.K.gaI61On02aOWwV9SLyT.grCeeVMmP/ONM.M3wZONZ2</text:p>
          </table:table-cell>
          <table:table-cell table:number-columns-repeated="16378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ESCOLASTICA</text:p>
          </table:table-cell>
          <table:table-cell office:value-type="string" table:style-name="ce1">
            <text:p>638@gmail.com</text:p>
          </table:table-cell>
          <table:table-cell office:value-type="string" table:style-name="ce1">
            <text:p>082917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es.RdVBXEx6N6qW21jEDOuGEkcQ2yhpMpn72hUoZz/hSiCH3Pmfa</text:p>
          </table:table-cell>
          <table:table-cell table:number-columns-repeated="16378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639@gmail.com</text:p>
          </table:table-cell>
          <table:table-cell office:value-type="string" table:style-name="ce1">
            <text:p>082887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b.u6/m3C83oTiNyoRQGWugFalOsYSMIKf/2skj6cfKJFO/.I15ye</text:p>
          </table:table-cell>
          <table:table-cell table:number-columns-repeated="16378" table:style-name="ce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MIRIAM MAGDALENA</text:p>
          </table:table-cell>
          <table:table-cell office:value-type="string" table:style-name="ce1">
            <text:p>640@gmail.com</text:p>
          </table:table-cell>
          <table:table-cell office:value-type="string" table:style-name="ce1">
            <text:p>103507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O/SavaVh7LbKAox4GyzrOFNgSKStjBlgQRJ3yGl/ATL/ZveaFJe2</text:p>
          </table:table-cell>
          <table:table-cell table:number-columns-repeated="16378" table:style-name="ce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ESPERANZA SONIA</text:p>
          </table:table-cell>
          <table:table-cell office:value-type="string" table:style-name="ce1">
            <text:p>641@gmail.com</text:p>
          </table:table-cell>
          <table:table-cell office:value-type="string" table:style-name="ce1">
            <text:p>073875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qJDs.rSDVQ0T.zaCc6OHO349LhDqo8eljsLjsD5XKSq1AuaQhjBi</text:p>
          </table:table-cell>
          <table:table-cell table:number-columns-repeated="16378" table:style-name="ce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VICTORIA GLADYS</text:p>
          </table:table-cell>
          <table:table-cell office:value-type="string" table:style-name="ce1">
            <text:p>642@gmail.com</text:p>
          </table:table-cell>
          <table:table-cell office:value-type="string" table:style-name="ce1">
            <text:p>073036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wUSt3k/QxP/ow0.b/pi4e.7cpMxF9HNI4Rbbkq4UwsZuUyTcz6CC</text:p>
          </table:table-cell>
          <table:table-cell table:number-columns-repeated="16378" table:style-name="ce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RUT FLOYRANA</text:p>
          </table:table-cell>
          <table:table-cell office:value-type="string" table:style-name="ce1">
            <text:p>643@gmail.com</text:p>
          </table:table-cell>
          <table:table-cell office:value-type="string" table:style-name="ce1">
            <text:p>257418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n2lABTYgXB26UvW1CCCyujTjFRkElsfT15cw4URm7q4ssq/AOzAm</text:p>
          </table:table-cell>
          <table:table-cell table:number-columns-repeated="16378" table:style-name="ce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SAMUEL MOISES</text:p>
          </table:table-cell>
          <table:table-cell office:value-type="string" table:style-name="ce1">
            <text:p>644@gmail.com</text:p>
          </table:table-cell>
          <table:table-cell office:value-type="string" table:style-name="ce1">
            <text:p>091012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0Vil1oEjVcQ8TI0VVxBEexaYy0/K5Gf4Wqe7Mn0tZFdLglCBOh3K</text:p>
          </table:table-cell>
          <table:table-cell table:number-columns-repeated="16378" table:style-name="ce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ROXANA VIRGINIA</text:p>
          </table:table-cell>
          <table:table-cell office:value-type="string" table:style-name="ce1">
            <text:p>645@gmail.com</text:p>
          </table:table-cell>
          <table:table-cell office:value-type="string" table:style-name="ce1">
            <text:p>094294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4fgE.EOYHzuTRKZ6SNXM.bB2aeAhuUnEA3wdn56DtdxyJ0/KMvWK</text:p>
          </table:table-cell>
          <table:table-cell table:number-columns-repeated="16378" table:style-name="ce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DIONICIO MACARIO</text:p>
          </table:table-cell>
          <table:table-cell office:value-type="string" table:style-name="ce1">
            <text:p>646@gmail.com</text:p>
          </table:table-cell>
          <table:table-cell office:value-type="string" table:style-name="ce1">
            <text:p>084821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mJTuGluMaFjN/kuxYgwlOJtf6Klk5HsIOJyUEb2AsA9sRrj/jh0u</text:p>
          </table:table-cell>
          <table:table-cell table:number-columns-repeated="16378" table:style-name="ce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RUDECINDO</text:p>
          </table:table-cell>
          <table:table-cell office:value-type="string" table:style-name="ce1">
            <text:p>647@gmail.com</text:p>
          </table:table-cell>
          <table:table-cell office:value-type="string" table:style-name="ce1">
            <text:p>082883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IUMxLAoMQ6b81Gl0TwDEurrMaKyWnAmS9RcDDT5T5qQVd7PhNnGK</text:p>
          </table:table-cell>
          <table:table-cell table:number-columns-repeated="16378" table:style-name="ce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MARIA ESTHER</text:p>
          </table:table-cell>
          <table:table-cell office:value-type="string" table:style-name="ce1">
            <text:p>648@gmail.com</text:p>
          </table:table-cell>
          <table:table-cell office:value-type="string" table:style-name="ce1">
            <text:p>101064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Eoq8TKnGYy7QQZubmtiBeWEpYjjPDxup6LgOQVfp84s1OcqHpupC</text:p>
          </table:table-cell>
          <table:table-cell table:number-columns-repeated="16378" table:style-name="ce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649@gmail.com</text:p>
          </table:table-cell>
          <table:table-cell office:value-type="string" table:style-name="ce1">
            <text:p>099258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UKrkppXevAW1JNV183oke0CRtybsQ6DOMOZ9vVTIzTnZwoxUYbTa</text:p>
          </table:table-cell>
          <table:table-cell table:number-columns-repeated="16378" table:style-name="ce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NANCY NORMA</text:p>
          </table:table-cell>
          <table:table-cell office:value-type="string" table:style-name="ce1">
            <text:p>650@gmail.com</text:p>
          </table:table-cell>
          <table:table-cell office:value-type="string" table:style-name="ce1">
            <text:p>096582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bEIGY974Hc3M3dUjD3vEetKLuMCjFgiQ9LyRr1c0emJnts/hpPD6</text:p>
          </table:table-cell>
          <table:table-cell table:number-columns-repeated="16378" table:style-name="ce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JULIO CESAR</text:p>
          </table:table-cell>
          <table:table-cell office:value-type="string" table:style-name="ce1">
            <text:p>651@gmail.com</text:p>
          </table:table-cell>
          <table:table-cell office:value-type="string" table:style-name="ce1">
            <text:p>741269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iGAs0WH1AGK8iLkejjwiOFUFLSOkxNUUMctxfUo62N5lAach9SJu</text:p>
          </table:table-cell>
          <table:table-cell table:number-columns-repeated="16378" table:style-name="ce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652@gmail.com</text:p>
          </table:table-cell>
          <table:table-cell office:value-type="string" table:style-name="ce1">
            <text:p>062853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.8qLoJL4U/3nOoDR8Pdx.eJVZ2en0Vsdaeu93SR1WdrrsnmaOyZ6</text:p>
          </table:table-cell>
          <table:table-cell table:number-columns-repeated="16378" table:style-name="ce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CIRILO</text:p>
          </table:table-cell>
          <table:table-cell office:value-type="string" table:style-name="ce1">
            <text:p>653@gmail.com</text:p>
          </table:table-cell>
          <table:table-cell office:value-type="string" table:style-name="ce1">
            <text:p>092038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VNtLTdYrgJZzA.EwZ40quOoT4AOB3XIkwh84DoLzSxm5hQXX2CKy</text:p>
          </table:table-cell>
          <table:table-cell table:number-columns-repeated="16378" table:style-name="ce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DELIA</text:p>
          </table:table-cell>
          <table:table-cell office:value-type="string" table:style-name="ce1">
            <text:p>654@gmail.com</text:p>
          </table:table-cell>
          <table:table-cell office:value-type="string" table:style-name="ce1">
            <text:p>070968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HZTpGfQvXD4p8wJfIYbWeNtRwrPFLNFdemn9UeF2BeFGIhg5.6C6</text:p>
          </table:table-cell>
          <table:table-cell table:number-columns-repeated="16378" table:style-name="ce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YANI</text:p>
          </table:table-cell>
          <table:table-cell office:value-type="string" table:style-name="ce1">
            <text:p>655@gmail.com</text:p>
          </table:table-cell>
          <table:table-cell office:value-type="string" table:style-name="ce1">
            <text:p>102424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bXjS.g8v/uq1ZYA.RHei.zAVEZUYlXjcG56bEH2Jqz993/mQFoui</text:p>
          </table:table-cell>
          <table:table-cell table:number-columns-repeated="16378" table:style-name="ce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JUVENAL</text:p>
          </table:table-cell>
          <table:table-cell office:value-type="string" table:style-name="ce1">
            <text:p>656@gmail.com</text:p>
          </table:table-cell>
          <table:table-cell office:value-type="string" table:style-name="ce1">
            <text:p>205569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OrtYGfyNRFe8V4ugGreh.5Q6etGtIINy5aWGjCZb1R8OqBFk889q</text:p>
          </table:table-cell>
          <table:table-cell table:number-columns-repeated="16378" table:style-name="ce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ALEJANDRINO</text:p>
          </table:table-cell>
          <table:table-cell office:value-type="string" table:style-name="ce1">
            <text:p>657@gmail.com</text:p>
          </table:table-cell>
          <table:table-cell office:value-type="string" table:style-name="ce1">
            <text:p>091940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AOH3fQUfrZW3x5y/2XLAOIos7k.k4vho/sg.A0RudUwT8NLEMaJW</text:p>
          </table:table-cell>
          <table:table-cell table:number-columns-repeated="16378" table:style-name="ce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ANIBAL ROLANDO</text:p>
          </table:table-cell>
          <table:table-cell office:value-type="string" table:style-name="ce1">
            <text:p>658@gmail.com</text:p>
          </table:table-cell>
          <table:table-cell office:value-type="string" table:style-name="ce1">
            <text:p>101995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SexnEnxPl69MRsqXQPeMOOr.XkGKRTU5ZOxZAhpkqNFxwmEOWa/O</text:p>
          </table:table-cell>
          <table:table-cell table:number-columns-repeated="16378" table:style-name="ce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659@gmail.com</text:p>
          </table:table-cell>
          <table:table-cell office:value-type="string" table:style-name="ce1">
            <text:p>060301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9wWz4auUc1yf1Nskaf1j.V8I3xQj6T2DrRDPSQ1oad5cSLi9wex2</text:p>
          </table:table-cell>
          <table:table-cell table:number-columns-repeated="16378" table:style-name="ce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660@gmail.com</text:p>
          </table:table-cell>
          <table:table-cell office:value-type="string" table:style-name="ce1">
            <text:p>413681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XSOzPsNzzxb8uDIvVSGVOnUGUFMEbBEEspEIhcc2Bfc620zYcyai</text:p>
          </table:table-cell>
          <table:table-cell table:number-columns-repeated="16378" table:style-name="ce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ELIDA ROXANA</text:p>
          </table:table-cell>
          <table:table-cell office:value-type="string" table:style-name="ce1">
            <text:p>661@gmail.com</text:p>
          </table:table-cell>
          <table:table-cell office:value-type="string" table:style-name="ce1">
            <text:p>449223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.V3/nOnlz0esdCZwNKS7.9.bdQrUMdQRBPbHdCkKReAz41wIaUk2</text:p>
          </table:table-cell>
          <table:table-cell table:number-columns-repeated="16378" table:style-name="ce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ENMA CRISPINA</text:p>
          </table:table-cell>
          <table:table-cell office:value-type="string" table:style-name="ce1">
            <text:p>662@gmail.com</text:p>
          </table:table-cell>
          <table:table-cell office:value-type="string" table:style-name="ce1">
            <text:p>093192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Rmu7ssytOVMv7LiwjJGSeIPkNDDmMyEIvnPYlTJCkXf5vQDfBZSC</text:p>
          </table:table-cell>
          <table:table-cell table:number-columns-repeated="16378" table:style-name="ce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ERDOLFO DAVID</text:p>
          </table:table-cell>
          <table:table-cell office:value-type="string" table:style-name="ce1">
            <text:p>663@gmail.com</text:p>
          </table:table-cell>
          <table:table-cell office:value-type="string" table:style-name="ce1">
            <text:p>080432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oqs0VqnGpsxCq0HbTOa2.9Se7F5LVYxKjkPTdQ7vvbvRTtir8aKS</text:p>
          </table:table-cell>
          <table:table-cell table:number-columns-repeated="16378" table:style-name="ce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WILLY CESAR</text:p>
          </table:table-cell>
          <table:table-cell office:value-type="string" table:style-name="ce1">
            <text:p>664@gmail.com</text:p>
          </table:table-cell>
          <table:table-cell office:value-type="string" table:style-name="ce1">
            <text:p>101137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rk.EoPKwVbgMUbk21BZuOjSmGPfbnZ3V7OVZN56vjWrieTtPp82y</text:p>
          </table:table-cell>
          <table:table-cell table:number-columns-repeated="16378" table:style-name="ce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665@gmail.com</text:p>
          </table:table-cell>
          <table:table-cell office:value-type="string" table:style-name="ce1">
            <text:p>257364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ZfGVZ1ht98yiOQwQ0UMSeNSXTjscHM3UMvhpef2xy8yj1WeHvZfG</text:p>
          </table:table-cell>
          <table:table-cell table:number-columns-repeated="16378" table:style-name="ce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OLGA AHORORA</text:p>
          </table:table-cell>
          <table:table-cell office:value-type="string" table:style-name="ce1">
            <text:p>666@gmail.com</text:p>
          </table:table-cell>
          <table:table-cell office:value-type="string" table:style-name="ce1">
            <text:p>236566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5A2O9cASctnZSNVD4v/D.pYOY53WdAmhumpzXNYAExoda/nhKF3S</text:p>
          </table:table-cell>
          <table:table-cell table:number-columns-repeated="16378" table:style-name="ce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JESUS EDUARDO</text:p>
          </table:table-cell>
          <table:table-cell office:value-type="string" table:style-name="ce1">
            <text:p>667@gmail.com</text:p>
          </table:table-cell>
          <table:table-cell office:value-type="string" table:style-name="ce1">
            <text:p>104422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x3sB8ZjXb60pub8OFdoIeVckUwkRAIdf5gMsxHL0UG2GuHduzWQC</text:p>
          </table:table-cell>
          <table:table-cell table:number-columns-repeated="16378" table:style-name="ce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CARLA</text:p>
          </table:table-cell>
          <table:table-cell office:value-type="string" table:style-name="ce1">
            <text:p>668@gmail.com</text:p>
          </table:table-cell>
          <table:table-cell office:value-type="string" table:style-name="ce1">
            <text:p>099369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xGxqimPxdKyuWVwQWEdh.PJFHZFdcW6jiY8dWF3hewu5Sd/Drb8.</text:p>
          </table:table-cell>
          <table:table-cell table:number-columns-repeated="16378" table:style-name="ce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MERY ELISA</text:p>
          </table:table-cell>
          <table:table-cell office:value-type="string" table:style-name="ce1">
            <text:p>669@gmail.com</text:p>
          </table:table-cell>
          <table:table-cell office:value-type="string" table:style-name="ce1">
            <text:p>067547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0hlxvBMqc35Gcp3xerNeu4szdGr0xX6D1JqPJ4V1x.7x1j3GCyWG</text:p>
          </table:table-cell>
          <table:table-cell table:number-columns-repeated="16378" table:style-name="ce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REINA TERESA</text:p>
          </table:table-cell>
          <table:table-cell office:value-type="string" table:style-name="ce1">
            <text:p>670@gmail.com</text:p>
          </table:table-cell>
          <table:table-cell office:value-type="string" table:style-name="ce1">
            <text:p>097811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7sp9wYXtSY8lS7n2Dl99evpvzyJvUOImVQwqSUNwxfXB5tcDTu0G</text:p>
          </table:table-cell>
          <table:table-cell table:number-columns-repeated="16378" table:style-name="ce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RAYDA MAGNA</text:p>
          </table:table-cell>
          <table:table-cell office:value-type="string" table:style-name="ce1">
            <text:p>671@gmail.com</text:p>
          </table:table-cell>
          <table:table-cell office:value-type="string" table:style-name="ce1">
            <text:p>106577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pMsrUIHbEY8FWl8bIHBm.YmlaJsbIqZ9bC58vfzosH2r1xTHvndO</text:p>
          </table:table-cell>
          <table:table-cell table:number-columns-repeated="16378" table:style-name="ce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MARIA ERNESTINA</text:p>
          </table:table-cell>
          <table:table-cell office:value-type="string" table:style-name="ce1">
            <text:p>672@gmail.com</text:p>
          </table:table-cell>
          <table:table-cell office:value-type="string" table:style-name="ce1">
            <text:p>073793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Hqj1R2WonXlFCKo4nu99efemmfeKGDlc9LF1zOyr7J9NkX2AKz9y</text:p>
          </table:table-cell>
          <table:table-cell table:number-columns-repeated="16378" table:style-name="ce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BARTOLA</text:p>
          </table:table-cell>
          <table:table-cell office:value-type="string" table:style-name="ce1">
            <text:p>673@gmail.com</text:p>
          </table:table-cell>
          <table:table-cell office:value-type="string" table:style-name="ce1">
            <text:p>092031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1iwkF831qoMs0KT/vU63OfvH199hLl2pEUPP8U1llXupSB34Owhe</text:p>
          </table:table-cell>
          <table:table-cell table:number-columns-repeated="16378" table:style-name="ce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674@gmail.com</text:p>
          </table:table-cell>
          <table:table-cell office:value-type="string" table:style-name="ce1">
            <text:p>062596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jVBuO168M32xVmHkhCNPeGfOEiuzj4Dpkn3ciVMA.XqFVAC46FGW</text:p>
          </table:table-cell>
          <table:table-cell table:number-columns-repeated="16378" table:style-name="ce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MARIA CARMEN</text:p>
          </table:table-cell>
          <table:table-cell office:value-type="string" table:style-name="ce1">
            <text:p>675@gmail.com</text:p>
          </table:table-cell>
          <table:table-cell office:value-type="string" table:style-name="ce1">
            <text:p>069554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y4zb5GmJHnZDq./OHvG9u66ht3qC1l0rlHs0tmcKtw6xEzXMSN36</text:p>
          </table:table-cell>
          <table:table-cell table:number-columns-repeated="16378" table:style-name="ce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FERMIN</text:p>
          </table:table-cell>
          <table:table-cell office:value-type="string" table:style-name="ce1">
            <text:p>676@gmail.com</text:p>
          </table:table-cell>
          <table:table-cell office:value-type="string" table:style-name="ce1">
            <text:p>061934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kPeKtMykgRNrpHGClPgYeMPGKLokBqVXzadKTwYZmSG0ypjTomhq</text:p>
          </table:table-cell>
          <table:table-cell table:number-columns-repeated="16378" table:style-name="ce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677@gmail.com</text:p>
          </table:table-cell>
          <table:table-cell office:value-type="string" table:style-name="ce1">
            <text:p>071079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Z4JXrzzAlHu3bb5ypumIeDo1ZtY/K3MsjO6atWOewckF1nbcDIi.</text:p>
          </table:table-cell>
          <table:table-cell table:number-columns-repeated="16378" table:style-name="ce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MARDONIA</text:p>
          </table:table-cell>
          <table:table-cell office:value-type="string" table:style-name="ce1">
            <text:p>678@gmail.com</text:p>
          </table:table-cell>
          <table:table-cell office:value-type="string" table:style-name="ce1">
            <text:p>089613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HjWoduWREQbrN9EMdHMtuqkBMi/IC/kz3JOBWQ2bvr63EX60p/Em</text:p>
          </table:table-cell>
          <table:table-cell table:number-columns-repeated="16378" table:style-name="ce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FELIX GERARDO</text:p>
          </table:table-cell>
          <table:table-cell office:value-type="string" table:style-name="ce1">
            <text:p>679@gmail.com</text:p>
          </table:table-cell>
          <table:table-cell office:value-type="string" table:style-name="ce1">
            <text:p>105128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hDXlhBPwKCv57VHhlc64eh1o6tvbRCaBtPCBD9Tn3euharOGuUVO</text:p>
          </table:table-cell>
          <table:table-cell table:number-columns-repeated="16378" table:style-name="ce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MARIA ROSA</text:p>
          </table:table-cell>
          <table:table-cell office:value-type="string" table:style-name="ce1">
            <text:p>680@gmail.com</text:p>
          </table:table-cell>
          <table:table-cell office:value-type="string" table:style-name="ce1">
            <text:p>200001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HxxGTlDFSsGDWZzdyT1.OksPBzl.n2qpDxUWHHbb2zEE8TSs6PCW</text:p>
          </table:table-cell>
          <table:table-cell table:number-columns-repeated="16378" table:style-name="ce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RICHARD RONALD</text:p>
          </table:table-cell>
          <table:table-cell office:value-type="string" table:style-name="ce1">
            <text:p>681@gmail.com</text:p>
          </table:table-cell>
          <table:table-cell office:value-type="string" table:style-name="ce1">
            <text:p>094428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s8IzCyEbtiCSrpgiVzwdeAbiTmfD7nulFURzMvHXbsX.DKpRhSwm</text:p>
          </table:table-cell>
          <table:table-cell table:number-columns-repeated="16378" table:style-name="ce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DOLWER ROBERTO</text:p>
          </table:table-cell>
          <table:table-cell office:value-type="string" table:style-name="ce1">
            <text:p>682@gmail.com</text:p>
          </table:table-cell>
          <table:table-cell office:value-type="string" table:style-name="ce1">
            <text:p>435888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8S1KhALSm1RYiRuKO71u.vLLJonTj7CfYO8VGS0f2AMoBeSzepaO</text:p>
          </table:table-cell>
          <table:table-cell table:number-columns-repeated="16378" table:style-name="ce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LUCILA</text:p>
          </table:table-cell>
          <table:table-cell office:value-type="string" table:style-name="ce1">
            <text:p>683@gmail.com</text:p>
          </table:table-cell>
          <table:table-cell office:value-type="string" table:style-name="ce1">
            <text:p>102753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hJED6U7HdoUvqAXz8.yUeApHjzya6f/z9lc7poS.KXmn.bfNgGmO</text:p>
          </table:table-cell>
          <table:table-cell table:number-columns-repeated="16378" table:style-name="ce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FORTUNATO</text:p>
          </table:table-cell>
          <table:table-cell office:value-type="string" table:style-name="ce1">
            <text:p>684@gmail.com</text:p>
          </table:table-cell>
          <table:table-cell office:value-type="string" table:style-name="ce1">
            <text:p>072117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stYoyJ/FQzhaXWCACk.Weq6VgvUYAmbybUAJ5z/BpNpDL3hfqoey</text:p>
          </table:table-cell>
          <table:table-cell table:number-columns-repeated="16378" table:style-name="ce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LUCIA GUILLERMA</text:p>
          </table:table-cell>
          <table:table-cell office:value-type="string" table:style-name="ce1">
            <text:p>685@gmail.com</text:p>
          </table:table-cell>
          <table:table-cell office:value-type="string" table:style-name="ce1">
            <text:p>18119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3.a9ZnYHyeyR9NlPnfk6.g5za1uzILpEmv8N.VH/0fd6f1rfxzSG</text:p>
          </table:table-cell>
          <table:table-cell table:number-columns-repeated="16378" table:style-name="ce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NEFFLIN</text:p>
          </table:table-cell>
          <table:table-cell office:value-type="string" table:style-name="ce1">
            <text:p>686@gmail.com</text:p>
          </table:table-cell>
          <table:table-cell office:value-type="string" table:style-name="ce1">
            <text:p>232685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/PzIBgNNH8D7XpXNHMrZ.ylww4h20Q3nD4sbA4swkBONLizmSwRy</text:p>
          </table:table-cell>
          <table:table-cell table:number-columns-repeated="16378" table:style-name="ce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DENISSE JUDITH</text:p>
          </table:table-cell>
          <table:table-cell office:value-type="string" table:style-name="ce1">
            <text:p>687@gmail.com</text:p>
          </table:table-cell>
          <table:table-cell office:value-type="string" table:style-name="ce1">
            <text:p>460776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BXBKZDLTDLBMY3Tfq5pJ.AoOP/w4zyi7t8KDCQIoQ/hY4WUPHmQi</text:p>
          </table:table-cell>
          <table:table-cell table:number-columns-repeated="16378" table:style-name="ce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688@gmail.com</text:p>
          </table:table-cell>
          <table:table-cell office:value-type="string" table:style-name="ce1">
            <text:p>092531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kCdkqtC3vBVf5Spuq4zTeTNfXjswXRWwCEBAGLCft7x/bSEICsUG</text:p>
          </table:table-cell>
          <table:table-cell table:number-columns-repeated="16378" table:style-name="ce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JACQUELINE CARMEN</text:p>
          </table:table-cell>
          <table:table-cell office:value-type="string" table:style-name="ce1">
            <text:p>689@gmail.com</text:p>
          </table:table-cell>
          <table:table-cell office:value-type="string" table:style-name="ce1">
            <text:p>071718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lfW3gK/lM3cigm.F4xPluD.D494xIeYSPIiQPvnekU8ayrs1b/bu</text:p>
          </table:table-cell>
          <table:table-cell table:number-columns-repeated="16378" table:style-name="ce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690@gmail.com</text:p>
          </table:table-cell>
          <table:table-cell office:value-type="string" table:style-name="ce1">
            <text:p>068529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J23YbZEuLyNUkaChORwB.oOywT/e0ds1VIh6v79ZltqN9kPp7G4m</text:p>
          </table:table-cell>
          <table:table-cell table:number-columns-repeated="16378" table:style-name="ce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DINA BENEDICTA</text:p>
          </table:table-cell>
          <table:table-cell office:value-type="string" table:style-name="ce1">
            <text:p>691@gmail.com</text:p>
          </table:table-cell>
          <table:table-cell office:value-type="string" table:style-name="ce1">
            <text:p>092116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y9/XWVlFIWvhGZMO9SC6eCspM.xCGW0tF4AGHVpRVzsUZK2UaB2C</text:p>
          </table:table-cell>
          <table:table-cell table:number-columns-repeated="16378" table:style-name="ce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BLANCA SARITA</text:p>
          </table:table-cell>
          <table:table-cell office:value-type="string" table:style-name="ce1">
            <text:p>692@gmail.com</text:p>
          </table:table-cell>
          <table:table-cell office:value-type="string" table:style-name="ce1">
            <text:p>410700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JJ6yUDg6JXxLiSuW6tXleYNxbW9LysA1xy0C3mDQ5hjeM/Vh.cWi</text:p>
          </table:table-cell>
          <table:table-cell table:number-columns-repeated="16378" table:style-name="ce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693@gmail.com</text:p>
          </table:table-cell>
          <table:table-cell office:value-type="string" table:style-name="ce1">
            <text:p>422271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bjQwsYxWgLJ4omruDx1IOlRrBgKTU34osTpuRJonXVt/RyTBGW2K</text:p>
          </table:table-cell>
          <table:table-cell table:number-columns-repeated="16378" table:style-name="ce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EULOGIA</text:p>
          </table:table-cell>
          <table:table-cell office:value-type="string" table:style-name="ce1">
            <text:p>694@gmail.com</text:p>
          </table:table-cell>
          <table:table-cell office:value-type="string" table:style-name="ce1">
            <text:p>073633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Ez6CmTBHc2r2gqLz1yyxeu6DnF7W3vcbNUBoFucj7MFKPtPY..fK</text:p>
          </table:table-cell>
          <table:table-cell table:number-columns-repeated="16378" table:style-name="ce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ALEJANDRINA</text:p>
          </table:table-cell>
          <table:table-cell office:value-type="string" table:style-name="ce1">
            <text:p>695@gmail.com</text:p>
          </table:table-cell>
          <table:table-cell office:value-type="string" table:style-name="ce1">
            <text:p>091087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WuzQ1Vq8NaRYzJCUGVMj.JkvGFdxi6BQjo4gPgfB4le/bBUNGB2a</text:p>
          </table:table-cell>
          <table:table-cell table:number-columns-repeated="16378" table:style-name="ce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CARLOS ALEXANDER</text:p>
          </table:table-cell>
          <table:table-cell office:value-type="string" table:style-name="ce1">
            <text:p>696@gmail.com</text:p>
          </table:table-cell>
          <table:table-cell office:value-type="string" table:style-name="ce1">
            <text:p>411838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UwlJa2O9MTSqlwBwgfXz.kcmzeQ9SbA6G23eLnN/BUTWybCHRBc6</text:p>
          </table:table-cell>
          <table:table-cell table:number-columns-repeated="16378" table:style-name="ce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MARIA ANGELICA</text:p>
          </table:table-cell>
          <table:table-cell office:value-type="string" table:style-name="ce1">
            <text:p>697@gmail.com</text:p>
          </table:table-cell>
          <table:table-cell office:value-type="string" table:style-name="ce1">
            <text:p>417193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EVBbAUtpdqGFSB3ffhwyub8lJq.ocrATdLvp3DPT3.9jXZUO1Kse</text:p>
          </table:table-cell>
          <table:table-cell table:number-columns-repeated="16378" table:style-name="ce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MARIA ESTELA</text:p>
          </table:table-cell>
          <table:table-cell office:value-type="string" table:style-name="ce1">
            <text:p>698@gmail.com</text:p>
          </table:table-cell>
          <table:table-cell office:value-type="string" table:style-name="ce1">
            <text:p>801321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wxOhpN/wR7n4jMhPlDC4ee3wJgY8RKysvWlTMvc5BzQUrrttf8tC</text:p>
          </table:table-cell>
          <table:table-cell table:number-columns-repeated="16378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ELIZABETH BERTHA</text:p>
          </table:table-cell>
          <table:table-cell office:value-type="string" table:style-name="ce1">
            <text:p>699@gmail.com</text:p>
          </table:table-cell>
          <table:table-cell office:value-type="string" table:style-name="ce1">
            <text:p>083425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pPP/YyLub49o2RADemaqejAp5C58YRKwcOnwij4plJyavjihgx/.</text:p>
          </table:table-cell>
          <table:table-cell table:number-columns-repeated="16378" table:style-name="ce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700@gmail.com</text:p>
          </table:table-cell>
          <table:table-cell office:value-type="string" table:style-name="ce1">
            <text:p>080778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iq9hx0ASgTEibdyWsL66OmwsnF/eqiJM6CyRxXmZUkuHUVbewjk.</text:p>
          </table:table-cell>
          <table:table-cell table:number-columns-repeated="16378" table:style-name="ce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MARIA DEL PILAR</text:p>
          </table:table-cell>
          <table:table-cell office:value-type="string" table:style-name="ce1">
            <text:p>701@gmail.com</text:p>
          </table:table-cell>
          <table:table-cell office:value-type="string" table:style-name="ce1">
            <text:p>091088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kXDj/pDt0w.LLBWPaklbOVYvPtJZ0fANBAZ35n4cm.GHaSHRExJG</text:p>
          </table:table-cell>
          <table:table-cell table:number-columns-repeated="16378" table:style-name="ce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DAMIANA</text:p>
          </table:table-cell>
          <table:table-cell office:value-type="string" table:style-name="ce1">
            <text:p>702@gmail.com</text:p>
          </table:table-cell>
          <table:table-cell office:value-type="string" table:style-name="ce1">
            <text:p>106560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Qroy7dXp0JuUDbZW7SLrexFrvcRmYOHw.5rr0fnh8tBJdK9YlW8u</text:p>
          </table:table-cell>
          <table:table-cell table:number-columns-repeated="16378" table:style-name="ce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703@gmail.com</text:p>
          </table:table-cell>
          <table:table-cell office:value-type="string" table:style-name="ce1">
            <text:p>105104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AEvQp9j2fTqWJsHQLOJDugQD8Q8xHTBg9a3TWopqvyNCroxtcyTK</text:p>
          </table:table-cell>
          <table:table-cell table:number-columns-repeated="16378" table:style-name="ce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704@gmail.com</text:p>
          </table:table-cell>
          <table:table-cell office:value-type="string" table:style-name="ce1">
            <text:p>061254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Y6ga4PDeLoMtF.oJsCLmuj2OkRT27ExP0NAKs9DwGQh5c8.lrbAK</text:p>
          </table:table-cell>
          <table:table-cell table:number-columns-repeated="16378" table:style-name="ce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705@gmail.com</text:p>
          </table:table-cell>
          <table:table-cell office:value-type="string" table:style-name="ce1">
            <text:p>436275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cr9kiCqF4vAlnQEIrXM3Or5Rh0mqh7ra7.Tx3fjh2SyvHKr/L.cm</text:p>
          </table:table-cell>
          <table:table-cell table:number-columns-repeated="16378" table:style-name="ce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706@gmail.com</text:p>
          </table:table-cell>
          <table:table-cell office:value-type="string" table:style-name="ce1">
            <text:p>095578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zAgoxnjh8BvqBc3EBjisO2tfO74ejyE1OGJvyj7ZujE6aV6hlRci</text:p>
          </table:table-cell>
          <table:table-cell table:number-columns-repeated="16378" table:style-name="ce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JOSE MERCEDES</text:p>
          </table:table-cell>
          <table:table-cell office:value-type="string" table:style-name="ce1">
            <text:p>707@gmail.com</text:p>
          </table:table-cell>
          <table:table-cell office:value-type="string" table:style-name="ce1">
            <text:p>061948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/dJBw/5qZp6uD28m8f2zO6loefpF3Dd0B8iDtqQxxmo9Ywi.zE3S</text:p>
          </table:table-cell>
          <table:table-cell table:number-columns-repeated="16378" table:style-name="ce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EDWIN SANTIAGO</text:p>
          </table:table-cell>
          <table:table-cell office:value-type="string" table:style-name="ce1">
            <text:p>708@gmail.com</text:p>
          </table:table-cell>
          <table:table-cell office:value-type="string" table:style-name="ce1">
            <text:p>479881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hfn0IQk8taa9pIu3vv2wusOI8RTm.MHlj60Tb2dK2SXGmiZqap3e</text:p>
          </table:table-cell>
          <table:table-cell table:number-columns-repeated="16378" table:style-name="ce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MIGUEL FLORENCIO</text:p>
          </table:table-cell>
          <table:table-cell office:value-type="string" table:style-name="ce1">
            <text:p>709@gmail.com</text:p>
          </table:table-cell>
          <table:table-cell office:value-type="string" table:style-name="ce1">
            <text:p>080347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PuNt/d81EKHFpBuliNXhe9f3eOaHrBeRMweNufy571chaTAfeFLe</text:p>
          </table:table-cell>
          <table:table-cell table:number-columns-repeated="16378" table:style-name="ce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EMILIANO</text:p>
          </table:table-cell>
          <table:table-cell office:value-type="string" table:style-name="ce1">
            <text:p>710@gmail.com</text:p>
          </table:table-cell>
          <table:table-cell office:value-type="string" table:style-name="ce1">
            <text:p>061744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TrecUW7.7zXK8G9ewbeF.8FhXg4MB4alVSt/qBBL2i5AZk5XWKA2</text:p>
          </table:table-cell>
          <table:table-cell table:number-columns-repeated="16378" table:style-name="ce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DELIA AURORA</text:p>
          </table:table-cell>
          <table:table-cell office:value-type="string" table:style-name="ce1">
            <text:p>711@gmail.com</text:p>
          </table:table-cell>
          <table:table-cell office:value-type="string" table:style-name="ce1">
            <text:p>085165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d8S5wEC0z1OqvxMiLrwIeNLPcqmmm7nZMz.9Qo0Yi8DXoJ/2P4Tu</text:p>
          </table:table-cell>
          <table:table-cell table:number-columns-repeated="16378" table:style-name="ce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ESTELO</text:p>
          </table:table-cell>
          <table:table-cell office:value-type="string" table:style-name="ce1">
            <text:p>712@gmail.com</text:p>
          </table:table-cell>
          <table:table-cell office:value-type="string" table:style-name="ce1">
            <text:p>083164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d.Z1POCrKoZev0eadSig.jqm1DgHy12EQCQ3I/JlY.w7n/5ePWeG</text:p>
          </table:table-cell>
          <table:table-cell table:number-columns-repeated="16378" table:style-name="ce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HILARIA</text:p>
          </table:table-cell>
          <table:table-cell office:value-type="string" table:style-name="ce1">
            <text:p>713@gmail.com</text:p>
          </table:table-cell>
          <table:table-cell office:value-type="string" table:style-name="ce1">
            <text:p>066049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HBgMtSA9ppZxZElfxgEhetzNNNJMhI/CU14Y0QEbI/.yvQnES5vu</text:p>
          </table:table-cell>
          <table:table-cell table:number-columns-repeated="16378" table:style-name="ce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MARIA CELESTINA</text:p>
          </table:table-cell>
          <table:table-cell office:value-type="string" table:style-name="ce1">
            <text:p>714@gmail.com</text:p>
          </table:table-cell>
          <table:table-cell office:value-type="string" table:style-name="ce1">
            <text:p>090856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294s4bJzGuLHT3SGgPRe.h88E.e81Zdj6SK9oHRsOFnSkiC7WXjW</text:p>
          </table:table-cell>
          <table:table-cell table:number-columns-repeated="16378" table:style-name="ce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ELEUTERIO</text:p>
          </table:table-cell>
          <table:table-cell office:value-type="string" table:style-name="ce1">
            <text:p>715@gmail.com</text:p>
          </table:table-cell>
          <table:table-cell office:value-type="string" table:style-name="ce1">
            <text:p>092443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YiqlxLNwsHTZ5yIdm9xi.5qpL9LO9gN/EeDkJLo5lmRsrzJe.el.</text:p>
          </table:table-cell>
          <table:table-cell table:number-columns-repeated="16378" table:style-name="ce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PALMIRA</text:p>
          </table:table-cell>
          <table:table-cell office:value-type="string" table:style-name="ce1">
            <text:p>716@gmail.com</text:p>
          </table:table-cell>
          <table:table-cell office:value-type="string" table:style-name="ce1">
            <text:p>090967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S.IOJmPeeJHgrcbr5c0EOXsjUlnJKIiSNh6Bj1Zkkd.ClaKcWIg.</text:p>
          </table:table-cell>
          <table:table-cell table:number-columns-repeated="16378" table:style-name="ce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JUANA LUCILA</text:p>
          </table:table-cell>
          <table:table-cell office:value-type="string" table:style-name="ce1">
            <text:p>717@gmail.com</text:p>
          </table:table-cell>
          <table:table-cell office:value-type="string" table:style-name="ce1">
            <text:p>073522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ZHTsJ2anCZ3k5aaPWi0DerWja6nrNWMis5HbGYxljc6B1.zHKbQW</text:p>
          </table:table-cell>
          <table:table-cell table:number-columns-repeated="16378" table:style-name="ce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LOURDES MILAGRITOS</text:p>
          </table:table-cell>
          <table:table-cell office:value-type="string" table:style-name="ce1">
            <text:p>718@gmail.com</text:p>
          </table:table-cell>
          <table:table-cell office:value-type="string" table:style-name="ce1">
            <text:p>096687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njYIh7iJahhfbrslH5lb.SCVsoV2Eem/dKxTwYgJwk8HGP7lDeOC</text:p>
          </table:table-cell>
          <table:table-cell table:number-columns-repeated="16378" table:style-name="ce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RINA GRACIELA</text:p>
          </table:table-cell>
          <table:table-cell office:value-type="string" table:style-name="ce1">
            <text:p>719@gmail.com</text:p>
          </table:table-cell>
          <table:table-cell office:value-type="string" table:style-name="ce1">
            <text:p>062214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sk1iWl1lIAS0HcgOg5fUePaTyaMezXmho9QV2CIIDuz5gpsoLOgW</text:p>
          </table:table-cell>
          <table:table-cell table:number-columns-repeated="16378" table:style-name="ce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720@gmail.com</text:p>
          </table:table-cell>
          <table:table-cell office:value-type="string" table:style-name="ce1">
            <text:p>088229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jhQKtBJM6alqg3PVSpPhOHTMZ9MKh.kGRwgbX6FLtbs2Ii7KEzGW</text:p>
          </table:table-cell>
          <table:table-cell table:number-columns-repeated="16378" table:style-name="ce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721@gmail.com</text:p>
          </table:table-cell>
          <table:table-cell office:value-type="string" table:style-name="ce1">
            <text:p>083403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epBT9kWRViVIp5x2G/TseSUUKlDH8XH73H6HacXclJiUl1XFQmDS</text:p>
          </table:table-cell>
          <table:table-cell table:number-columns-repeated="16378" table:style-name="ce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ALBERTO TEODORO</text:p>
          </table:table-cell>
          <table:table-cell office:value-type="string" table:style-name="ce1">
            <text:p>722@gmail.com</text:p>
          </table:table-cell>
          <table:table-cell office:value-type="string" table:style-name="ce1">
            <text:p>075638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xydIJMvtomUiWScKskDD.a6iECfbk8BlpATgG9KP9beWxZwuNEYS</text:p>
          </table:table-cell>
          <table:table-cell table:number-columns-repeated="16378" table:style-name="ce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RUFO VALERIO</text:p>
          </table:table-cell>
          <table:table-cell office:value-type="string" table:style-name="ce1">
            <text:p>723@gmail.com</text:p>
          </table:table-cell>
          <table:table-cell office:value-type="string" table:style-name="ce1">
            <text:p>080338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oCPHlOr7qgEMNgyhJ3a0OOG.e8I/SRgYQ47KhEGRBSQx3ppxcqdi</text:p>
          </table:table-cell>
          <table:table-cell table:number-columns-repeated="16378" table:style-name="ce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724@gmail.com</text:p>
          </table:table-cell>
          <table:table-cell office:value-type="string" table:style-name="ce1">
            <text:p>455260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r/d72HFvYoh/cf8gDiOJOkF/RHsUWLX5djxHW8Skq7eWI6RkUxp2</text:p>
          </table:table-cell>
          <table:table-cell table:number-columns-repeated="16378" table:style-name="ce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MILAGROS LISSEHT</text:p>
          </table:table-cell>
          <table:table-cell office:value-type="string" table:style-name="ce1">
            <text:p>725@gmail.com</text:p>
          </table:table-cell>
          <table:table-cell office:value-type="string" table:style-name="ce1">
            <text:p>406278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Znpjs/pvPhTjDPnBRxv4.StHCdU3qMecP1XofRNhfNdfpuKp75WG</text:p>
          </table:table-cell>
          <table:table-cell table:number-columns-repeated="16378" table:style-name="ce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SAUL</text:p>
          </table:table-cell>
          <table:table-cell office:value-type="string" table:style-name="ce1">
            <text:p>726@gmail.com</text:p>
          </table:table-cell>
          <table:table-cell office:value-type="string" table:style-name="ce1">
            <text:p>422759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tTnYstH3VqY4McyLIVz/.V1zUtByIGNRLw5alZ4HhaOLDj0guGJa</text:p>
          </table:table-cell>
          <table:table-cell table:number-columns-repeated="16378" table:style-name="ce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727@gmail.com</text:p>
          </table:table-cell>
          <table:table-cell office:value-type="string" table:style-name="ce1">
            <text:p>099336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3jlkwHEYLfY/d9AlOXkB.i8pCAq4NS18mHCwALW5hMGNHKNRkdA6</text:p>
          </table:table-cell>
          <table:table-cell table:number-columns-repeated="16378" table:style-name="ce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FRANCISCO JAVIER</text:p>
          </table:table-cell>
          <table:table-cell office:value-type="string" table:style-name="ce1">
            <text:p>728@gmail.com</text:p>
          </table:table-cell>
          <table:table-cell office:value-type="string" table:style-name="ce1">
            <text:p>062624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4IL6ybRe0AtAfmiIAETa.nQ63FEmrGoQwNCx.X3JgB8FhYUzDi5e</text:p>
          </table:table-cell>
          <table:table-cell table:number-columns-repeated="16378" table:style-name="ce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JUANA HILDA</text:p>
          </table:table-cell>
          <table:table-cell office:value-type="string" table:style-name="ce1">
            <text:p>729@gmail.com</text:p>
          </table:table-cell>
          <table:table-cell office:value-type="string" table:style-name="ce1">
            <text:p>062276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N3QEJ.RF6Waq9vIkk33Pe7ahKu1LJsYNRwc47Qz3zc2WPXh3z1oG</text:p>
          </table:table-cell>
          <table:table-cell table:number-columns-repeated="16378" table:style-name="ce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730@gmail.com</text:p>
          </table:table-cell>
          <table:table-cell office:value-type="string" table:style-name="ce1">
            <text:p>097664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3PAvhRjMAFRaWhM35/fxOGfehhhJYfFMd77HTYuPaZWoA7U4s8gC</text:p>
          </table:table-cell>
          <table:table-cell table:number-columns-repeated="16378" table:style-name="ce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JAVIER JOEL</text:p>
          </table:table-cell>
          <table:table-cell office:value-type="string" table:style-name="ce1">
            <text:p>731@gmail.com</text:p>
          </table:table-cell>
          <table:table-cell office:value-type="string" table:style-name="ce1">
            <text:p>483395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CuD2P7B5VsvnOdwpfhVn.HP/wSfdHIKoLATSoG2UHX.r4Iryrkgu</text:p>
          </table:table-cell>
          <table:table-cell table:number-columns-repeated="16378" table:style-name="ce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CIPRIANA</text:p>
          </table:table-cell>
          <table:table-cell office:value-type="string" table:style-name="ce1">
            <text:p>732@gmail.com</text:p>
          </table:table-cell>
          <table:table-cell office:value-type="string" table:style-name="ce1">
            <text:p>062434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J0LknQWjT48X0C02DN4oOiYMwwcVBTDXkWVuF1gon9Fo1OennLWa</text:p>
          </table:table-cell>
          <table:table-cell table:number-columns-repeated="16378" table:style-name="ce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ADAN JACOBO</text:p>
          </table:table-cell>
          <table:table-cell office:value-type="string" table:style-name="ce1">
            <text:p>733@gmail.com</text:p>
          </table:table-cell>
          <table:table-cell office:value-type="string" table:style-name="ce1">
            <text:p>325349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rY5a1t72L.Ni7sOYNqzmeMdPD.kD57MRnVMt3hHFuTPYJtCvyfr.</text:p>
          </table:table-cell>
          <table:table-cell table:number-columns-repeated="16378" table:style-name="ce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IRMA</text:p>
          </table:table-cell>
          <table:table-cell office:value-type="string" table:style-name="ce1">
            <text:p>734@gmail.com</text:p>
          </table:table-cell>
          <table:table-cell office:value-type="string" table:style-name="ce1">
            <text:p>080085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cb2rKZxblZ88i/JobJbj.v9AGJgstPIsdWCBIC.zXiGwy/veNg.i</text:p>
          </table:table-cell>
          <table:table-cell table:number-columns-repeated="16378" table:style-name="ce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LEONARDA</text:p>
          </table:table-cell>
          <table:table-cell office:value-type="string" table:style-name="ce1">
            <text:p>735@gmail.com</text:p>
          </table:table-cell>
          <table:table-cell office:value-type="string" table:style-name="ce1">
            <text:p>097722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aFQuACnFTL3yIl49li43Ol6p0ZjoNZQ4h/38q5pHZYtIpQmzAgty</text:p>
          </table:table-cell>
          <table:table-cell table:number-columns-repeated="16378" table:style-name="ce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LUIS ALBERTO</text:p>
          </table:table-cell>
          <table:table-cell office:value-type="string" table:style-name="ce1">
            <text:p>736@gmail.com</text:p>
          </table:table-cell>
          <table:table-cell office:value-type="string" table:style-name="ce1">
            <text:p>410873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elGvcJ0YPYRYYvaZ/xZQ.JqI38GOsTNFD6en1TCe8vcXniPlvN0i</text:p>
          </table:table-cell>
          <table:table-cell table:number-columns-repeated="16378" table:style-name="ce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737@gmail.com</text:p>
          </table:table-cell>
          <table:table-cell office:value-type="string" table:style-name="ce1">
            <text:p>062395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q6v2GMCJCvkewku50NcEey5GSFA9i.C50ctFMUiY9.zLMIld1jsG</text:p>
          </table:table-cell>
          <table:table-cell table:number-columns-repeated="16378" table:style-name="ce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ANA AGRIPINA</text:p>
          </table:table-cell>
          <table:table-cell office:value-type="string" table:style-name="ce1">
            <text:p>738@gmail.com</text:p>
          </table:table-cell>
          <table:table-cell office:value-type="string" table:style-name="ce1">
            <text:p>239095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cO3TlCyF5u8QwAq3ZUHEOiMfNSbhfyxmCy7Ov6GrQUclMUIvY78u</text:p>
          </table:table-cell>
          <table:table-cell table:number-columns-repeated="16378" table:style-name="ce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MARUJA MARLENE</text:p>
          </table:table-cell>
          <table:table-cell office:value-type="string" table:style-name="ce1">
            <text:p>739@gmail.com</text:p>
          </table:table-cell>
          <table:table-cell office:value-type="string" table:style-name="ce1">
            <text:p>406692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tGUUsGyxzbGhhYBy.7D5.bu1XUGpotcXniPQrRuXhFpAgFCsHExO</text:p>
          </table:table-cell>
          <table:table-cell table:number-columns-repeated="16378" table:style-name="ce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CARMEN PILAR</text:p>
          </table:table-cell>
          <table:table-cell office:value-type="string" table:style-name="ce1">
            <text:p>740@gmail.com</text:p>
          </table:table-cell>
          <table:table-cell office:value-type="string" table:style-name="ce1">
            <text:p>083381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sbhQMfbmvvcxAe0MLvhH.AgjKmiCs9ywVVM4Kuc3by7R4GQpaMXO</text:p>
          </table:table-cell>
          <table:table-cell table:number-columns-repeated="16378" table:style-name="ce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WALTER JOSE</text:p>
          </table:table-cell>
          <table:table-cell office:value-type="string" table:style-name="ce1">
            <text:p>741@gmail.com</text:p>
          </table:table-cell>
          <table:table-cell office:value-type="string" table:style-name="ce1">
            <text:p>105652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YmrIl.BLKR/KPl5Og7N8esmZH/5.xQWEjbHTzwQsUFGgUMeXfzT.</text:p>
          </table:table-cell>
          <table:table-cell table:number-columns-repeated="16378" table:style-name="ce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PEDRO PABLO</text:p>
          </table:table-cell>
          <table:table-cell office:value-type="string" table:style-name="ce1">
            <text:p>742@gmail.com</text:p>
          </table:table-cell>
          <table:table-cell office:value-type="string" table:style-name="ce1">
            <text:p>084885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t51hZuhX0DeCBoGZkcof.yBUferXUX.XEYd4KNefJx2EsPrUYDDm</text:p>
          </table:table-cell>
          <table:table-cell table:number-columns-repeated="16378" table:style-name="ce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AIDE RICARDINA</text:p>
          </table:table-cell>
          <table:table-cell office:value-type="string" table:style-name="ce1">
            <text:p>743@gmail.com</text:p>
          </table:table-cell>
          <table:table-cell office:value-type="string" table:style-name="ce1">
            <text:p>101452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2TDNDK7Pu8sK7lJ.Ab6WO3OThcYGkH.XWlrXwDNvVgB1Nhgo9NS6</text:p>
          </table:table-cell>
          <table:table-cell table:number-columns-repeated="16378" table:style-name="ce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744@gmail.com</text:p>
          </table:table-cell>
          <table:table-cell office:value-type="string" table:style-name="ce1">
            <text:p>073609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O0txUki2CnaEgPFngmPpOJHjoFgTgqEiaRWseHnj0Fy.Reiy0doG</text:p>
          </table:table-cell>
          <table:table-cell table:number-columns-repeated="16378" table:style-name="ce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JOSE ANTONIO</text:p>
          </table:table-cell>
          <table:table-cell office:value-type="string" table:style-name="ce1">
            <text:p>745@gmail.com</text:p>
          </table:table-cell>
          <table:table-cell office:value-type="string" table:style-name="ce1">
            <text:p>410769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56hGCfjcMMw3/Osu/A8z.VCsBrLOFMNJggvFum7iiKmqB7gxbNwS</text:p>
          </table:table-cell>
          <table:table-cell table:number-columns-repeated="16378" table:style-name="ce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MAXIMO SEVERIANO</text:p>
          </table:table-cell>
          <table:table-cell office:value-type="string" table:style-name="ce1">
            <text:p>746@gmail.com</text:p>
          </table:table-cell>
          <table:table-cell office:value-type="string" table:style-name="ce1">
            <text:p>062397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AzLxSsFPTMHMSmt/3bZdOgf8YtWST78ls8AtNgIaslD5bQv3tIg.</text:p>
          </table:table-cell>
          <table:table-cell table:number-columns-repeated="16378" table:style-name="ce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CECILIO ARMANDO</text:p>
          </table:table-cell>
          <table:table-cell office:value-type="string" table:style-name="ce1">
            <text:p>747@gmail.com</text:p>
          </table:table-cell>
          <table:table-cell office:value-type="string" table:style-name="ce1">
            <text:p>100874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D.baImcghY42/SoYOjv3OK1GOo7D2uL8H62yKV8ivLXZDZtGHDhq</text:p>
          </table:table-cell>
          <table:table-cell table:number-columns-repeated="16378" table:style-name="ce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748@gmail.com</text:p>
          </table:table-cell>
          <table:table-cell office:value-type="string" table:style-name="ce1">
            <text:p>092165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PuBFhqh8vQQt/zidbeZMu/PEEh60vhfzA5ahZXcEkULzTSCbHqL2</text:p>
          </table:table-cell>
          <table:table-cell table:number-columns-repeated="16378" table:style-name="ce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REMIGIA</text:p>
          </table:table-cell>
          <table:table-cell office:value-type="string" table:style-name="ce1">
            <text:p>749@gmail.com</text:p>
          </table:table-cell>
          <table:table-cell office:value-type="string" table:style-name="ce1">
            <text:p>076751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8lNXCmjdufK/UMtBpYXNu.nAlmesu9HKUO1poJAImlIJI11ZSMTS</text:p>
          </table:table-cell>
          <table:table-cell table:number-columns-repeated="16378" table:style-name="ce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FELIPE MAXIMO</text:p>
          </table:table-cell>
          <table:table-cell office:value-type="string" table:style-name="ce1">
            <text:p>750@gmail.com</text:p>
          </table:table-cell>
          <table:table-cell office:value-type="string" table:style-name="ce1">
            <text:p>075170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YoV0I1IZcQPaAa2fTp/fuECVw2.CVr3vBGp7fIhvvGIbZ8uY1Rsu</text:p>
          </table:table-cell>
          <table:table-cell table:number-columns-repeated="16378" table:style-name="ce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DELIA ALEJANDRINA</text:p>
          </table:table-cell>
          <table:table-cell office:value-type="string" table:style-name="ce1">
            <text:p>751@gmail.com</text:p>
          </table:table-cell>
          <table:table-cell office:value-type="string" table:style-name="ce1">
            <text:p>061205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yajY4W2Zz3fbl0KSYZZ3OUGDEQkGdnB4mL999i8VoSNus40iUmrK</text:p>
          </table:table-cell>
          <table:table-cell table:number-columns-repeated="16378" table:style-name="ce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ANGEL LUIS</text:p>
          </table:table-cell>
          <table:table-cell office:value-type="string" table:style-name="ce1">
            <text:p>752@gmail.com</text:p>
          </table:table-cell>
          <table:table-cell office:value-type="string" table:style-name="ce1">
            <text:p>458683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gApxlrfbeAPvjsbpje8jezw9KlIiP4NDwmSnQQY0mIofAtH4Ba2.</text:p>
          </table:table-cell>
          <table:table-cell table:number-columns-repeated="16378" table:style-name="ce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PRAXIDES</text:p>
          </table:table-cell>
          <table:table-cell office:value-type="string" table:style-name="ce1">
            <text:p>753@gmail.com</text:p>
          </table:table-cell>
          <table:table-cell office:value-type="string" table:style-name="ce1">
            <text:p>238189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AVxU50WLRZkNGsVxX/K6edTC0otbro2ndfX.gP2lIAwUEFy0D5vu</text:p>
          </table:table-cell>
          <table:table-cell table:number-columns-repeated="16378" table:style-name="ce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MAURO</text:p>
          </table:table-cell>
          <table:table-cell office:value-type="string" table:style-name="ce1">
            <text:p>754@gmail.com</text:p>
          </table:table-cell>
          <table:table-cell office:value-type="string" table:style-name="ce1">
            <text:p>093093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pAXLS/Rwo3SFKcO2epPD.lJtyYJvwsw1Wk2TanEzAaHJY70zGs/W</text:p>
          </table:table-cell>
          <table:table-cell table:number-columns-repeated="16378" table:style-name="ce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MOISES</text:p>
          </table:table-cell>
          <table:table-cell office:value-type="string" table:style-name="ce1">
            <text:p>755@gmail.com</text:p>
          </table:table-cell>
          <table:table-cell office:value-type="string" table:style-name="ce1">
            <text:p>074347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8JgmdEuoBd0hnAi5Uv/I.2hrtyiIye/gPHylPSIWHvg1PqwmHwYC</text:p>
          </table:table-cell>
          <table:table-cell table:number-columns-repeated="16378" table:style-name="ce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MARIBEL</text:p>
          </table:table-cell>
          <table:table-cell office:value-type="string" table:style-name="ce1">
            <text:p>756@gmail.com</text:p>
          </table:table-cell>
          <table:table-cell office:value-type="string" table:style-name="ce1">
            <text:p>473836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OhilytYBR.fmeuVDKADhe.6evtlsEClOlf6MPLTvyjtDecH8GSlG</text:p>
          </table:table-cell>
          <table:table-cell table:number-columns-repeated="16378" table:style-name="ce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757@gmail.com</text:p>
          </table:table-cell>
          <table:table-cell office:value-type="string" table:style-name="ce1">
            <text:p>062615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vHAlGoI5iMoeJpYyMX7u9ZCrgpayK5JbouO22Q9tyyEld2irZmC</text:p>
          </table:table-cell>
          <table:table-cell table:number-columns-repeated="16378" table:style-name="ce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RODRIGO RAMIRO</text:p>
          </table:table-cell>
          <table:table-cell office:value-type="string" table:style-name="ce1">
            <text:p>758@gmail.com</text:p>
          </table:table-cell>
          <table:table-cell office:value-type="string" table:style-name="ce1">
            <text:p>105029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IAaOrgiy662sPFjTp7EDOjZBgA33owzz4147UkDRIEuwIE5CUEKC</text:p>
          </table:table-cell>
          <table:table-cell table:number-columns-repeated="16378" table:style-name="ce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PASCASIO</text:p>
          </table:table-cell>
          <table:table-cell office:value-type="string" table:style-name="ce1">
            <text:p>759@gmail.com</text:p>
          </table:table-cell>
          <table:table-cell office:value-type="string" table:style-name="ce1">
            <text:p>061157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TfoVqjBgPLrHjj4a/j.eeRiNN2WEfKaTQUcTkNQ.zo2KkdYjYCQq</text:p>
          </table:table-cell>
          <table:table-cell table:number-columns-repeated="16378" table:style-name="ce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760@gmail.com</text:p>
          </table:table-cell>
          <table:table-cell office:value-type="string" table:style-name="ce1">
            <text:p>083001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VOnsBgFLMVX9sOOrXmtkOzAxxVuHIeuA53Cpoqa2xv.LTUqSkdje</text:p>
          </table:table-cell>
          <table:table-cell table:number-columns-repeated="16378" table:style-name="ce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WILMER</text:p>
          </table:table-cell>
          <table:table-cell office:value-type="string" table:style-name="ce1">
            <text:p>761@gmail.com</text:p>
          </table:table-cell>
          <table:table-cell office:value-type="string" table:style-name="ce1">
            <text:p>432068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MxloUpVkP5IKsw.AV3psukTn8.AfC3vkdO1FDm/Urtsm2DWaCqgi</text:p>
          </table:table-cell>
          <table:table-cell table:number-columns-repeated="16378" table:style-name="ce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FLORENCIA</text:p>
          </table:table-cell>
          <table:table-cell office:value-type="string" table:style-name="ce1">
            <text:p>762@gmail.com</text:p>
          </table:table-cell>
          <table:table-cell office:value-type="string" table:style-name="ce1">
            <text:p>095560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hiY.3//jtcjM7LA72sgBeZLZWBX5.CVTEg87xHU5ZK7CxSHW3eUi</text:p>
          </table:table-cell>
          <table:table-cell table:number-columns-repeated="16378" table:style-name="ce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NELIDA</text:p>
          </table:table-cell>
          <table:table-cell office:value-type="string" table:style-name="ce1">
            <text:p>763@gmail.com</text:p>
          </table:table-cell>
          <table:table-cell office:value-type="string" table:style-name="ce1">
            <text:p>077645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CD/GbIu9bImGvQaH.czkOALyaJ0zfEzjWwtRIrDQnn.Qx6.LO9U2</text:p>
          </table:table-cell>
          <table:table-cell table:number-columns-repeated="16378" table:style-name="ce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HAYDEE MARISOL</text:p>
          </table:table-cell>
          <table:table-cell office:value-type="string" table:style-name="ce1">
            <text:p>764@gmail.com</text:p>
          </table:table-cell>
          <table:table-cell office:value-type="string" table:style-name="ce1">
            <text:p>096635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y89/1kvca1h0XC36kksXOItIZpF0ezjOTkBSajIoodIXBLMf63/S</text:p>
          </table:table-cell>
          <table:table-cell table:number-columns-repeated="16378" table:style-name="ce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GLADYS BENITA</text:p>
          </table:table-cell>
          <table:table-cell office:value-type="string" table:style-name="ce1">
            <text:p>765@gmail.com</text:p>
          </table:table-cell>
          <table:table-cell office:value-type="string" table:style-name="ce1">
            <text:p>258199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dvSzwczjZ9siqhgCMAqKe81Pmra24qSWoqsgBeo95dlW4.2S5khe</text:p>
          </table:table-cell>
          <table:table-cell table:number-columns-repeated="16378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766@gmail.com</text:p>
          </table:table-cell>
          <table:table-cell office:value-type="string" table:style-name="ce1">
            <text:p>062138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YliXvTrImXt/xw8KU0o/.RP1cpScRlVWiX9poutkn4soEx4ObI6a</text:p>
          </table:table-cell>
          <table:table-cell table:number-columns-repeated="16378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PASCUAL</text:p>
          </table:table-cell>
          <table:table-cell office:value-type="string" table:style-name="ce1">
            <text:p>767@gmail.com</text:p>
          </table:table-cell>
          <table:table-cell office:value-type="string" table:style-name="ce1">
            <text:p>061028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nngb4/hKUzWGt6nOsEQY.976uQ4x3IK84yYr1z98.sGOjhiE7PKm</text:p>
          </table:table-cell>
          <table:table-cell table:number-columns-repeated="16378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MARIA DEL ROSARIO</text:p>
          </table:table-cell>
          <table:table-cell office:value-type="string" table:style-name="ce1">
            <text:p>768@gmail.com</text:p>
          </table:table-cell>
          <table:table-cell office:value-type="string" table:style-name="ce1">
            <text:p>095559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fSjYznnvL5pZay6BuDCQOp..A/wNalx6PHyMp/hpq0NelcZN8XtC</text:p>
          </table:table-cell>
          <table:table-cell table:number-columns-repeated="16378" table:style-name="ce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EMILIA VICENTA</text:p>
          </table:table-cell>
          <table:table-cell office:value-type="string" table:style-name="ce1">
            <text:p>769@gmail.com</text:p>
          </table:table-cell>
          <table:table-cell office:value-type="string" table:style-name="ce1">
            <text:p>086192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y8GATIgrFXZmmhMqz/PB.FtPNwOz7xrAldU.e8dolDpUsjqQV91i</text:p>
          </table:table-cell>
          <table:table-cell table:number-columns-repeated="16378" table:style-name="ce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770@gmail.com</text:p>
          </table:table-cell>
          <table:table-cell office:value-type="string" table:style-name="ce1">
            <text:p>105823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cJLLW0AFYUYMfAYAivbLODWijovt78tjJT8WinP/OMWkTs4SyPCq</text:p>
          </table:table-cell>
          <table:table-cell table:number-columns-repeated="16378" table:style-name="ce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MANUELA</text:p>
          </table:table-cell>
          <table:table-cell office:value-type="string" table:style-name="ce1">
            <text:p>771@gmail.com</text:p>
          </table:table-cell>
          <table:table-cell office:value-type="string" table:style-name="ce1">
            <text:p>099402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XZyvQ1hOiJ9o1HamaPEyOtWayGFMIvA9hButJwdaK17Zphd57EV6</text:p>
          </table:table-cell>
          <table:table-cell table:number-columns-repeated="16378" table:style-name="ce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772@gmail.com</text:p>
          </table:table-cell>
          <table:table-cell office:value-type="string" table:style-name="ce1">
            <text:p>099448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98Ljm./D.qP4.Ybb283feys2Z.TTon3prvE7W2FKpb.6cx7h.ldi</text:p>
          </table:table-cell>
          <table:table-cell table:number-columns-repeated="16378" table:style-name="ce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GUADALUPE AIDA</text:p>
          </table:table-cell>
          <table:table-cell office:value-type="string" table:style-name="ce1">
            <text:p>773@gmail.com</text:p>
          </table:table-cell>
          <table:table-cell office:value-type="string" table:style-name="ce1">
            <text:p>062681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TdtjaxuwC2GWpGiVmvrnua9.c4O1sY6v9Siyuf2IYWOMSBaiwCXy</text:p>
          </table:table-cell>
          <table:table-cell table:number-columns-repeated="16378" table:style-name="ce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YSABEL</text:p>
          </table:table-cell>
          <table:table-cell office:value-type="string" table:style-name="ce1">
            <text:p>774@gmail.com</text:p>
          </table:table-cell>
          <table:table-cell office:value-type="string" table:style-name="ce1">
            <text:p>099430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l4uZx0czh8O9C6JJM5ttuFO/ePXBP0L73E203kDaacxbwMcgGLMS</text:p>
          </table:table-cell>
          <table:table-cell table:number-columns-repeated="16378" table:style-name="ce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FRANCISCA HILARIA</text:p>
          </table:table-cell>
          <table:table-cell office:value-type="string" table:style-name="ce1">
            <text:p>775@gmail.com</text:p>
          </table:table-cell>
          <table:table-cell office:value-type="string" table:style-name="ce1">
            <text:p>214364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h.Zs85Nkywz3mYEsml5GejsM3wKLkxC/Ek9L./qx5HaUhGsHZD5O</text:p>
          </table:table-cell>
          <table:table-cell table:number-columns-repeated="16378" table:style-name="ce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IDA LILIA</text:p>
          </table:table-cell>
          <table:table-cell office:value-type="string" table:style-name="ce1">
            <text:p>776@gmail.com</text:p>
          </table:table-cell>
          <table:table-cell office:value-type="string" table:style-name="ce1">
            <text:p>083250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CyZGLpQQxW.1Dj3HekLkeQyPn8oNoZzIAZJA5oLj7teZNrfQC45u</text:p>
          </table:table-cell>
          <table:table-cell table:number-columns-repeated="16378" table:style-name="ce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PEDRO HUMBERTO</text:p>
          </table:table-cell>
          <table:table-cell office:value-type="string" table:style-name="ce1">
            <text:p>777@gmail.com</text:p>
          </table:table-cell>
          <table:table-cell office:value-type="string" table:style-name="ce1">
            <text:p>406929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Uut0mn9UsdDLTwHNipqfOW/yaGfakbvTOgSsWahDiM599KSRvIjO</text:p>
          </table:table-cell>
          <table:table-cell table:number-columns-repeated="16378" table:style-name="ce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778@gmail.com</text:p>
          </table:table-cell>
          <table:table-cell office:value-type="string" table:style-name="ce1">
            <text:p>074345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iVDNG4e5q/d7zLwZ6Xb/OuoGvPJMJYiru5D.mpw/ZYI9iR0wGZbi</text:p>
          </table:table-cell>
          <table:table-cell table:number-columns-repeated="16378" table:style-name="ce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GILBERTO</text:p>
          </table:table-cell>
          <table:table-cell office:value-type="string" table:style-name="ce1">
            <text:p>779@gmail.com</text:p>
          </table:table-cell>
          <table:table-cell office:value-type="string" table:style-name="ce1">
            <text:p>105627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boca5FbNhm0NuQmypxyXOnldhdeOkrlVcXeMRcC8TELq0v7/p5zK</text:p>
          </table:table-cell>
          <table:table-cell table:number-columns-repeated="16378" table:style-name="ce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780@gmail.com</text:p>
          </table:table-cell>
          <table:table-cell office:value-type="string" table:style-name="ce1">
            <text:p>704706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ZkphsKp16.T8SFyt3PA2eOY2Lc7ajdpieJ0IHFHFqI0uCbVzWAPm</text:p>
          </table:table-cell>
          <table:table-cell table:number-columns-repeated="16378" table:style-name="ce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MARIA JOSEFA</text:p>
          </table:table-cell>
          <table:table-cell office:value-type="string" table:style-name="ce1">
            <text:p>781@gmail.com</text:p>
          </table:table-cell>
          <table:table-cell office:value-type="string" table:style-name="ce1">
            <text:p>064246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TF7fnm9yn4qKo9ovNyPjuj1tA2hykY4P848qX4c3qwZyprE5g.hC</text:p>
          </table:table-cell>
          <table:table-cell table:number-columns-repeated="16378" table:style-name="ce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FLORI RUBEN</text:p>
          </table:table-cell>
          <table:table-cell office:value-type="string" table:style-name="ce1">
            <text:p>782@gmail.com</text:p>
          </table:table-cell>
          <table:table-cell office:value-type="string" table:style-name="ce1">
            <text:p>256309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lJF/ziiQIcDD.mvlwvjPeLWThDWV6W6B0l8g7SAOR4eOL2blKb7u</text:p>
          </table:table-cell>
          <table:table-cell table:number-columns-repeated="16378" table:style-name="ce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EDUARDO ANDRES</text:p>
          </table:table-cell>
          <table:table-cell office:value-type="string" table:style-name="ce1">
            <text:p>783@gmail.com</text:p>
          </table:table-cell>
          <table:table-cell office:value-type="string" table:style-name="ce1">
            <text:p>444286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Me44c9raVjVk.A9g0ma1.dAMxLOVYEc.FumC1.gzSSdHh1BUca9q</text:p>
          </table:table-cell>
          <table:table-cell table:number-columns-repeated="16378" table:style-name="ce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784@gmail.com</text:p>
          </table:table-cell>
          <table:table-cell office:value-type="string" table:style-name="ce1">
            <text:p>080978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Pzq8OczV40Vy1EOlLfujOuZUNkkEStyrkA8Jn8K87VtJiJUO7z9e</text:p>
          </table:table-cell>
          <table:table-cell table:number-columns-repeated="16378" table:style-name="ce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NORMA ANGELICA</text:p>
          </table:table-cell>
          <table:table-cell office:value-type="string" table:style-name="ce1">
            <text:p>785@gmail.com</text:p>
          </table:table-cell>
          <table:table-cell office:value-type="string" table:style-name="ce1">
            <text:p>083798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VQLP0G5b.zlkePLRuD5x.FBoTKU2z5ZPdKoWeNwiM5SdgN6N0iTm</text:p>
          </table:table-cell>
          <table:table-cell table:number-columns-repeated="16378" table:style-name="ce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786@gmail.com</text:p>
          </table:table-cell>
          <table:table-cell office:value-type="string" table:style-name="ce1">
            <text:p>088955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X.GLFD6xfGEN/TXECeLcOhONay.Mpp/Ot0h9ULyXT.e5uFl2BwPW</text:p>
          </table:table-cell>
          <table:table-cell table:number-columns-repeated="16378" table:style-name="ce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CESARIA</text:p>
          </table:table-cell>
          <table:table-cell office:value-type="string" table:style-name="ce1">
            <text:p>787@gmail.com</text:p>
          </table:table-cell>
          <table:table-cell office:value-type="string" table:style-name="ce1">
            <text:p>073947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mcd2Xqabb4BfCs13aWh8uYkeFAj7YLLzSwiH8a.OZHfYhm2qm4vW</text:p>
          </table:table-cell>
          <table:table-cell table:number-columns-repeated="16378" table:style-name="ce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FLORA ALEJANDRA</text:p>
          </table:table-cell>
          <table:table-cell office:value-type="string" table:style-name="ce1">
            <text:p>788@gmail.com</text:p>
          </table:table-cell>
          <table:table-cell office:value-type="string" table:style-name="ce1">
            <text:p>103530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0FtQs.vx7PW/ZVcI8.FFOxlpxa49rTzyIG1A5qDj8ajEVnZe0cru</text:p>
          </table:table-cell>
          <table:table-cell table:number-columns-repeated="16378" table:style-name="ce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JULIA ASUNTA</text:p>
          </table:table-cell>
          <table:table-cell office:value-type="string" table:style-name="ce1">
            <text:p>789@gmail.com</text:p>
          </table:table-cell>
          <table:table-cell office:value-type="string" table:style-name="ce1">
            <text:p>065867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XFDg1fQUearInXJjoWAyOHckOqXyTB1qvQ9BX/QKzbcOnJcDdGUq</text:p>
          </table:table-cell>
          <table:table-cell table:number-columns-repeated="16378" table:style-name="ce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790@gmail.com</text:p>
          </table:table-cell>
          <table:table-cell office:value-type="string" table:style-name="ce1">
            <text:p>060508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xIKtmZnWdxHzIMSU8vSaebTzE.Z3Jkmf3ejDrQUIf.W.qmr62X7e</text:p>
          </table:table-cell>
          <table:table-cell table:number-columns-repeated="16378" table:style-name="ce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FRANCISCO ROMEL</text:p>
          </table:table-cell>
          <table:table-cell office:value-type="string" table:style-name="ce1">
            <text:p>791@gmail.com</text:p>
          </table:table-cell>
          <table:table-cell office:value-type="string" table:style-name="ce1">
            <text:p>097883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3j.BWdCsOi/zygN87ML5O60HF/hVh/84sBEqT6uyUq5OL9G4YqEG</text:p>
          </table:table-cell>
          <table:table-cell table:number-columns-repeated="16378" table:style-name="ce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MARIA DOLORES</text:p>
          </table:table-cell>
          <table:table-cell office:value-type="string" table:style-name="ce1">
            <text:p>792@gmail.com</text:p>
          </table:table-cell>
          <table:table-cell office:value-type="string" table:style-name="ce1">
            <text:p>060625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yY.dnxa8fGaVzJMiz3CCuwmOQpVF1urg4gvNN5MBNJ5Sbf5mmDdW</text:p>
          </table:table-cell>
          <table:table-cell table:number-columns-repeated="16378" table:style-name="ce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RAYMUNDA</text:p>
          </table:table-cell>
          <table:table-cell office:value-type="string" table:style-name="ce1">
            <text:p>793@gmail.com</text:p>
          </table:table-cell>
          <table:table-cell office:value-type="string" table:style-name="ce1">
            <text:p>061616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QHC1qrPu/8zTL4vNsouneApi1HjiFnTGMYwJrUsVJNwpTph8Em1.</text:p>
          </table:table-cell>
          <table:table-cell table:number-columns-repeated="16378" table:style-name="ce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RUDY</text:p>
          </table:table-cell>
          <table:table-cell office:value-type="string" table:style-name="ce1">
            <text:p>794@gmail.com</text:p>
          </table:table-cell>
          <table:table-cell office:value-type="string" table:style-name="ce1">
            <text:p>081733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g/.wAL..yGZaKAf2uo4TujqGsNddLK8S5h3A4xNEIAktPI4laBBm</text:p>
          </table:table-cell>
          <table:table-cell table:number-columns-repeated="16378" table:style-name="ce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JUAN ELVIS</text:p>
          </table:table-cell>
          <table:table-cell office:value-type="string" table:style-name="ce1">
            <text:p>795@gmail.com</text:p>
          </table:table-cell>
          <table:table-cell office:value-type="string" table:style-name="ce1">
            <text:p>095171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zCBr7As6zNcJKbKmt95guFa7xWVIbbdq9ia9H8naVmrL9GfLXnkO</text:p>
          </table:table-cell>
          <table:table-cell table:number-columns-repeated="16378" table:style-name="ce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GLADYS NELLY</text:p>
          </table:table-cell>
          <table:table-cell office:value-type="string" table:style-name="ce1">
            <text:p>796@gmail.com</text:p>
          </table:table-cell>
          <table:table-cell office:value-type="string" table:style-name="ce1">
            <text:p>081438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4CUlLRhSU.RK2.ZEuskoOwn/SZFgJv0Gugb7ntzQtiFuLXSkeuIW</text:p>
          </table:table-cell>
          <table:table-cell table:number-columns-repeated="16378" table:style-name="ce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JOHN JUNIOR</text:p>
          </table:table-cell>
          <table:table-cell office:value-type="string" table:style-name="ce1">
            <text:p>797@gmail.com</text:p>
          </table:table-cell>
          <table:table-cell office:value-type="string" table:style-name="ce1">
            <text:p>096571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MniNz.tesHX.KsqXnrfU.6oZhGagrd.Q1y3HfkbQ/qRBVzWKl/DG</text:p>
          </table:table-cell>
          <table:table-cell table:number-columns-repeated="16378" table:style-name="ce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JUANA PASTORA</text:p>
          </table:table-cell>
          <table:table-cell office:value-type="string" table:style-name="ce1">
            <text:p>798@gmail.com</text:p>
          </table:table-cell>
          <table:table-cell office:value-type="string" table:style-name="ce1">
            <text:p>060445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MqI0ky1.PYkpq0GwSBp2.9.jp8q1HQXlkHzRUuk23Um7.JpGHuCa</text:p>
          </table:table-cell>
          <table:table-cell table:number-columns-repeated="16378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JULIA ANA</text:p>
          </table:table-cell>
          <table:table-cell office:value-type="string" table:style-name="ce1">
            <text:p>799@gmail.com</text:p>
          </table:table-cell>
          <table:table-cell office:value-type="string" table:style-name="ce1">
            <text:p>092153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t7OsUrbWUsw1nhRqWa5beBgVstL6q1ytpdzlvQ1tqjV68/HDHUfu</text:p>
          </table:table-cell>
          <table:table-cell table:number-columns-repeated="16378" table:style-name="ce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SUSSY MAGALY</text:p>
          </table:table-cell>
          <table:table-cell office:value-type="string" table:style-name="ce1">
            <text:p>800@gmail.com</text:p>
          </table:table-cell>
          <table:table-cell office:value-type="string" table:style-name="ce1">
            <text:p>096618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FE38supL16uHWTCrfmqHuJc9Db18JRlii0QgJ6qeM/6jjCuVdz5O</text:p>
          </table:table-cell>
          <table:table-cell table:number-columns-repeated="16378" table:style-name="ce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MELCHORA</text:p>
          </table:table-cell>
          <table:table-cell office:value-type="string" table:style-name="ce1">
            <text:p>801@gmail.com</text:p>
          </table:table-cell>
          <table:table-cell office:value-type="string" table:style-name="ce1">
            <text:p>091012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PQXHDOkQ9XjCTn5vLTlf.m3yHLQx06qZtK3u5k5388TeXQbOJU5u</text:p>
          </table:table-cell>
          <table:table-cell table:number-columns-repeated="16378" table:style-name="ce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802@gmail.com</text:p>
          </table:table-cell>
          <table:table-cell office:value-type="string" table:style-name="ce1">
            <text:p>103429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i1/oztNs5FjykM/8eNZDeYDT9cwU4TjQ7ZhYxWj8ViIcsT8SS.1m</text:p>
          </table:table-cell>
          <table:table-cell table:number-columns-repeated="16378" table:style-name="ce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NESTOR LAZARO</text:p>
          </table:table-cell>
          <table:table-cell office:value-type="string" table:style-name="ce1">
            <text:p>803@gmail.com</text:p>
          </table:table-cell>
          <table:table-cell office:value-type="string" table:style-name="ce1">
            <text:p>433457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AD8z8xkvIABKsxJCvz2w.URMKZ4qtNv5x2ZUspN3DopCMgjcug/a</text:p>
          </table:table-cell>
          <table:table-cell table:number-columns-repeated="16378" table:style-name="ce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SUSANA LUZ</text:p>
          </table:table-cell>
          <table:table-cell office:value-type="string" table:style-name="ce1">
            <text:p>804@gmail.com</text:p>
          </table:table-cell>
          <table:table-cell office:value-type="string" table:style-name="ce1">
            <text:p>231662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VV8OW2UQXhq56FZcjiTGe9oGReXjlvP9rCYGkc0BpFNLCK8MeWf.</text:p>
          </table:table-cell>
          <table:table-cell table:number-columns-repeated="16378" table:style-name="ce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805@gmail.com</text:p>
          </table:table-cell>
          <table:table-cell office:value-type="string" table:style-name="ce1">
            <text:p>060847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ux9RTeV/9rKiI496e3mhu7oRVfDYHg5mR/qaaLyvP2UOKp6ApV9a</text:p>
          </table:table-cell>
          <table:table-cell table:number-columns-repeated="16378" table:style-name="ce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HILARION</text:p>
          </table:table-cell>
          <table:table-cell office:value-type="string" table:style-name="ce1">
            <text:p>806@gmail.com</text:p>
          </table:table-cell>
          <table:table-cell office:value-type="string" table:style-name="ce1">
            <text:p>085991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5I9cdzKVEfBiVtbRfNXde90y/Qe25egfAN/cZZNJqamDg9Z9bjyu</text:p>
          </table:table-cell>
          <table:table-cell table:number-columns-repeated="16378" table:style-name="ce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RODOLFA VIOLETA</text:p>
          </table:table-cell>
          <table:table-cell office:value-type="string" table:style-name="ce1">
            <text:p>807@gmail.com</text:p>
          </table:table-cell>
          <table:table-cell office:value-type="string" table:style-name="ce1">
            <text:p>062044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QyQkF6D9qtfZNnLR.PtHOEmr73Fk6M0fVn5RlsG0XAek4/ZwgcYm</text:p>
          </table:table-cell>
          <table:table-cell table:number-columns-repeated="16378" table:style-name="ce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RUTH ZULMIRA</text:p>
          </table:table-cell>
          <table:table-cell office:value-type="string" table:style-name="ce1">
            <text:p>808@gmail.com</text:p>
          </table:table-cell>
          <table:table-cell office:value-type="string" table:style-name="ce1">
            <text:p>106430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.f3Cj9IdhBF8rDISS8nSua0oJtsGwGJ0Ce/E4D0pppcgNLHC8gqK</text:p>
          </table:table-cell>
          <table:table-cell table:number-columns-repeated="16378" table:style-name="ce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HERENCIA</text:p>
          </table:table-cell>
          <table:table-cell office:value-type="string" table:style-name="ce1">
            <text:p>809@gmail.com</text:p>
          </table:table-cell>
          <table:table-cell office:value-type="string" table:style-name="ce1">
            <text:p>104364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Gm8s2dr6lAHMQ0e00Jg/.QT6v3MvgTklNI0yalSVQv7m46PE8Ftm</text:p>
          </table:table-cell>
          <table:table-cell table:number-columns-repeated="16378" table:style-name="ce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SIXTO CELESTINO</text:p>
          </table:table-cell>
          <table:table-cell office:value-type="string" table:style-name="ce1">
            <text:p>810@gmail.com</text:p>
          </table:table-cell>
          <table:table-cell office:value-type="string" table:style-name="ce1">
            <text:p>061330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s6yj5VfJwXJ1gmHmBXPcOWo4NmM0.yLnyqhsc30dB932lQlwK8Oy</text:p>
          </table:table-cell>
          <table:table-cell table:number-columns-repeated="16378" table:style-name="ce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VICTOR ENRIQUE</text:p>
          </table:table-cell>
          <table:table-cell office:value-type="string" table:style-name="ce1">
            <text:p>811@gmail.com</text:p>
          </table:table-cell>
          <table:table-cell office:value-type="string" table:style-name="ce1">
            <text:p>102999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HLmzrO8yPeA4CSn30el/.d/ys1S/w8z7Jb.Pn.Qn5tYgOLzFf81O</text:p>
          </table:table-cell>
          <table:table-cell table:number-columns-repeated="16378" table:style-name="ce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JAVIER FRANCISCO</text:p>
          </table:table-cell>
          <table:table-cell office:value-type="string" table:style-name="ce1">
            <text:p>812@gmail.com</text:p>
          </table:table-cell>
          <table:table-cell office:value-type="string" table:style-name="ce1">
            <text:p>101277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Ms7nYym1g6CALUDvjgOhewSw8Kv2il.XhbhrWTi/.70MjQk0kACG</text:p>
          </table:table-cell>
          <table:table-cell table:number-columns-repeated="16378" table:style-name="ce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AGUEDA</text:p>
          </table:table-cell>
          <table:table-cell office:value-type="string" table:style-name="ce1">
            <text:p>813@gmail.com</text:p>
          </table:table-cell>
          <table:table-cell office:value-type="string" table:style-name="ce1">
            <text:p>062729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aBNYZllcjAV3DQL4xTDveRzWwM96iKC3nosWxPFD/vdnl0rw.oCW</text:p>
          </table:table-cell>
          <table:table-cell table:number-columns-repeated="16378" table:style-name="ce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CARLOS ALBERTO</text:p>
          </table:table-cell>
          <table:table-cell office:value-type="string" table:style-name="ce1">
            <text:p>814@gmail.com</text:p>
          </table:table-cell>
          <table:table-cell office:value-type="string" table:style-name="ce1">
            <text:p>098993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tDMlu8aAExmdfGkycWbqOi89CrcmOS6Nm7O84h6YF7t.ORWIiqeu</text:p>
          </table:table-cell>
          <table:table-cell table:number-columns-repeated="16378" table:style-name="ce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WILDER REINALDO</text:p>
          </table:table-cell>
          <table:table-cell office:value-type="string" table:style-name="ce1">
            <text:p>815@gmail.com</text:p>
          </table:table-cell>
          <table:table-cell office:value-type="string" table:style-name="ce1">
            <text:p>068648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g.ACu4A61/klLAVWrUMb.nuQ9FHFrJn6XpPx1cAADEtwT7XPoIj.</text:p>
          </table:table-cell>
          <table:table-cell table:number-columns-repeated="16378" table:style-name="ce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SONIA MARLENI</text:p>
          </table:table-cell>
          <table:table-cell office:value-type="string" table:style-name="ce1">
            <text:p>816@gmail.com</text:p>
          </table:table-cell>
          <table:table-cell office:value-type="string" table:style-name="ce1">
            <text:p>094613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bG3pEkAbEfg4MxlG1Lf9Os78QK55oFcdr1QULTW1TeeUCG0SdDJ2</text:p>
          </table:table-cell>
          <table:table-cell table:number-columns-repeated="16378" table:style-name="ce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FLORENCIA MANUELA</text:p>
          </table:table-cell>
          <table:table-cell office:value-type="string" table:style-name="ce1">
            <text:p>817@gmail.com</text:p>
          </table:table-cell>
          <table:table-cell office:value-type="string" table:style-name="ce1">
            <text:p>075065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TYZ5HVOkFdL1VwqB0bwk.b8CSr3szAZbtjA4USfKbT32hTDDsguy</text:p>
          </table:table-cell>
          <table:table-cell table:number-columns-repeated="16378" table:style-name="ce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GRACIELA</text:p>
          </table:table-cell>
          <table:table-cell office:value-type="string" table:style-name="ce1">
            <text:p>818@gmail.com</text:p>
          </table:table-cell>
          <table:table-cell office:value-type="string" table:style-name="ce1">
            <text:p>089235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rFOKGyN10zeQA7.ntTDWOuD3t2sRoHSEXKCWj6pxc4nUl2IcyMu.</text:p>
          </table:table-cell>
          <table:table-cell table:number-columns-repeated="16378" table:style-name="ce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819@gmail.com</text:p>
          </table:table-cell>
          <table:table-cell office:value-type="string" table:style-name="ce1">
            <text:p>069709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78zFtH50SZddmH.TgR31OYz9LoXmFkgStH4Q0VnD4aoxUcG4o0dK</text:p>
          </table:table-cell>
          <table:table-cell table:number-columns-repeated="16378" table:style-name="ce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IRMA</text:p>
          </table:table-cell>
          <table:table-cell office:value-type="string" table:style-name="ce1">
            <text:p>820@gmail.com</text:p>
          </table:table-cell>
          <table:table-cell office:value-type="string" table:style-name="ce1">
            <text:p>004369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zjMMUyk2WERlGHuo55B5uh.FiA7arecWb7Eb6chi.UZF9mswaaNC</text:p>
          </table:table-cell>
          <table:table-cell table:number-columns-repeated="16378" table:style-name="ce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DAVID ALEXIS</text:p>
          </table:table-cell>
          <table:table-cell office:value-type="string" table:style-name="ce1">
            <text:p>821@gmail.com</text:p>
          </table:table-cell>
          <table:table-cell office:value-type="string" table:style-name="ce1">
            <text:p>474748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aHpue/IIXNybK.uMCzhYeAKvylm8k3eRVMvKaJ4zQDdhKNFcSM72</text:p>
          </table:table-cell>
          <table:table-cell table:number-columns-repeated="16378" table:style-name="ce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ELISA EUFEMIA</text:p>
          </table:table-cell>
          <table:table-cell office:value-type="string" table:style-name="ce1">
            <text:p>822@gmail.com</text:p>
          </table:table-cell>
          <table:table-cell office:value-type="string" table:style-name="ce1">
            <text:p>097749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Apie53bErpf99ODf3xSYuvoFAsW.Ss5J2/z5jv.4vDEjIbHT68am</text:p>
          </table:table-cell>
          <table:table-cell table:number-columns-repeated="16378" table:style-name="ce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CONCEPCION SABI</text:p>
          </table:table-cell>
          <table:table-cell office:value-type="string" table:style-name="ce1">
            <text:p>823@gmail.com</text:p>
          </table:table-cell>
          <table:table-cell office:value-type="string" table:style-name="ce1">
            <text:p>238607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prIh4ixm7tjSc44b0uz6eKiuUMGzUPxF4gcvMGNSuY9NU3vZrTTG</text:p>
          </table:table-cell>
          <table:table-cell table:number-columns-repeated="16378" table:style-name="ce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FELICIANA VALENTINA</text:p>
          </table:table-cell>
          <table:table-cell office:value-type="string" table:style-name="ce1">
            <text:p>824@gmail.com</text:p>
          </table:table-cell>
          <table:table-cell office:value-type="string" table:style-name="ce1">
            <text:p>258550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TjADrgToXb.97/SEBz8Hej//5NWc59bQSS4F7fZuueSHkhQF0n0q</text:p>
          </table:table-cell>
          <table:table-cell table:number-columns-repeated="16378" table:style-name="ce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TERESA AURORA</text:p>
          </table:table-cell>
          <table:table-cell office:value-type="string" table:style-name="ce1">
            <text:p>825@gmail.com</text:p>
          </table:table-cell>
          <table:table-cell office:value-type="string" table:style-name="ce1">
            <text:p>061959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qlZrn19TUmgjxp2pZCu1.oux5GRB6qwGczG3pK2jsxP9M8cGUay6</text:p>
          </table:table-cell>
          <table:table-cell table:number-columns-repeated="16378" table:style-name="ce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KATHERIN SAKAE</text:p>
          </table:table-cell>
          <table:table-cell office:value-type="string" table:style-name="ce1">
            <text:p>826@gmail.com</text:p>
          </table:table-cell>
          <table:table-cell office:value-type="string" table:style-name="ce1">
            <text:p>612147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JBnWMfYrZiTg94GaRfC4.L3d0YIqRI7STYpV2ZFxBcxaLt4RmaD2</text:p>
          </table:table-cell>
          <table:table-cell table:number-columns-repeated="16378" table:style-name="ce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827@gmail.com</text:p>
          </table:table-cell>
          <table:table-cell office:value-type="string" table:style-name="ce1">
            <text:p>090997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WXlaGUEt.jjiKbpJWXwJehDvw2QToTxSHE3NyuhY/jUr3ZSqzK5a</text:p>
          </table:table-cell>
          <table:table-cell table:number-columns-repeated="16378" table:style-name="ce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TOMAS BENJAMIN</text:p>
          </table:table-cell>
          <table:table-cell office:value-type="string" table:style-name="ce1">
            <text:p>828@gmail.com</text:p>
          </table:table-cell>
          <table:table-cell office:value-type="string" table:style-name="ce1">
            <text:p>083925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3QRRNhR7wkD1EqWEoCY8ONJs.uuFx0iGDB4Pl.wHsk.XeJljtJa6</text:p>
          </table:table-cell>
          <table:table-cell table:number-columns-repeated="16378" table:style-name="ce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829@gmail.com</text:p>
          </table:table-cell>
          <table:table-cell office:value-type="string" table:style-name="ce1">
            <text:p>083199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IOaHlK8OnUcR/U1zARg1etEEZVE.OdYMP81VevaprNlaLCfZRQ.y</text:p>
          </table:table-cell>
          <table:table-cell table:number-columns-repeated="16378" table:style-name="ce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830@gmail.com</text:p>
          </table:table-cell>
          <table:table-cell office:value-type="string" table:style-name="ce1">
            <text:p>066164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XOO.bgSGRr.Zleww2XxNexv0uPWt8jUoMBaCJ8u2CYwqqPz3967G</text:p>
          </table:table-cell>
          <table:table-cell table:number-columns-repeated="16378" table:style-name="ce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AQUILES AMARANDO</text:p>
          </table:table-cell>
          <table:table-cell office:value-type="string" table:style-name="ce1">
            <text:p>831@gmail.com</text:p>
          </table:table-cell>
          <table:table-cell office:value-type="string" table:style-name="ce1">
            <text:p>066257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w9tVUD.vn6YAejRMH7N/.Hfad6qPMV8RV0YhUyeWdj0VrT0a/kp6</text:p>
          </table:table-cell>
          <table:table-cell table:number-columns-repeated="16378" table:style-name="ce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ADA LUZ</text:p>
          </table:table-cell>
          <table:table-cell office:value-type="string" table:style-name="ce1">
            <text:p>832@gmail.com</text:p>
          </table:table-cell>
          <table:table-cell office:value-type="string" table:style-name="ce1">
            <text:p>406100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o9D4z22WUxCHqGVDnHN2.CyNCScwyPsHXudITxzgTFgW6G74pR5y</text:p>
          </table:table-cell>
          <table:table-cell table:number-columns-repeated="16378" table:style-name="ce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833@gmail.com</text:p>
          </table:table-cell>
          <table:table-cell office:value-type="string" table:style-name="ce1">
            <text:p>283147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Cci/C0sCpyTp30UwjK1h.iEhZOtBCbHD0x1YXK4rcama6TKWd1rK</text:p>
          </table:table-cell>
          <table:table-cell table:number-columns-repeated="16378" table:style-name="ce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WILFREDO</text:p>
          </table:table-cell>
          <table:table-cell office:value-type="string" table:style-name="ce1">
            <text:p>834@gmail.com</text:p>
          </table:table-cell>
          <table:table-cell office:value-type="string" table:style-name="ce1">
            <text:p>092041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j7c8fSg0kMq.6JHAHExku8b4DNfWKLBRpVC6q3eutk3hHYuXZ8Qy</text:p>
          </table:table-cell>
          <table:table-cell table:number-columns-repeated="16378" table:style-name="ce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CANCIO</text:p>
          </table:table-cell>
          <table:table-cell office:value-type="string" table:style-name="ce1">
            <text:p>835@gmail.com</text:p>
          </table:table-cell>
          <table:table-cell office:value-type="string" table:style-name="ce1">
            <text:p>060024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IQ57BlN2gBUB62Cpnckd.BxNy4JaNngRseV8wl2WFRLLcfxthGSK</text:p>
          </table:table-cell>
          <table:table-cell table:number-columns-repeated="16378" table:style-name="ce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ROSALINA</text:p>
          </table:table-cell>
          <table:table-cell office:value-type="string" table:style-name="ce1">
            <text:p>836@gmail.com</text:p>
          </table:table-cell>
          <table:table-cell office:value-type="string" table:style-name="ce1">
            <text:p>403763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WvDEA.SvBoae4t.1S0E5O3h8/MkPq8ybdbG2wRXXfPyZyV0EyOPS</text:p>
          </table:table-cell>
          <table:table-cell table:number-columns-repeated="16378" table:style-name="ce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GUILLERMINA</text:p>
          </table:table-cell>
          <table:table-cell office:value-type="string" table:style-name="ce1">
            <text:p>837@gmail.com</text:p>
          </table:table-cell>
          <table:table-cell office:value-type="string" table:style-name="ce1">
            <text:p>086224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fZ4CFdUgCg/VtygAFNyEOp2AD5o66Dp0pvOekAQHMmJaiZ/CVqkC</text:p>
          </table:table-cell>
          <table:table-cell table:number-columns-repeated="16378" table:style-name="ce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NINFA YOLANDA</text:p>
          </table:table-cell>
          <table:table-cell office:value-type="string" table:style-name="ce1">
            <text:p>838@gmail.com</text:p>
          </table:table-cell>
          <table:table-cell office:value-type="string" table:style-name="ce1">
            <text:p>062835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ID4upWdMm.mql7JwlvULuuLSBL/UySpwfNd1e4MoeF0Nlx7szupS</text:p>
          </table:table-cell>
          <table:table-cell table:number-columns-repeated="16378" table:style-name="ce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CONSTANTINO ALEJANDRO</text:p>
          </table:table-cell>
          <table:table-cell office:value-type="string" table:style-name="ce1">
            <text:p>839@gmail.com</text:p>
          </table:table-cell>
          <table:table-cell office:value-type="string" table:style-name="ce1">
            <text:p>074175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Lqy6RuNPDEId9UNL/d1lO6VNgiU.T6HRVrIT8WBQKI.rAaSMLU0S</text:p>
          </table:table-cell>
          <table:table-cell table:number-columns-repeated="16378" table:style-name="ce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840@gmail.com</text:p>
          </table:table-cell>
          <table:table-cell office:value-type="string" table:style-name="ce1">
            <text:p>099713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zH.bWn8WwnRf.mvSRQvietEbTrfgNrsYgQysdwv2mH810Zgr4IYS</text:p>
          </table:table-cell>
          <table:table-cell table:number-columns-repeated="16378" table:style-name="ce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841@gmail.com</text:p>
          </table:table-cell>
          <table:table-cell office:value-type="string" table:style-name="ce1">
            <text:p>090695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k.YnzhjtT8dRlQl0OTy6OMMF0Rt0O94yrELrszfDfhW4lsThef/a</text:p>
          </table:table-cell>
          <table:table-cell table:number-columns-repeated="16378" table:style-name="ce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ELVIRA YOLANDA</text:p>
          </table:table-cell>
          <table:table-cell office:value-type="string" table:style-name="ce1">
            <text:p>842@gmail.com</text:p>
          </table:table-cell>
          <table:table-cell office:value-type="string" table:style-name="ce1">
            <text:p>060475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CNjF5d1mKRZ8ybmwDhDlORu08fKhizmZ5PzSTVA6enruB1bgl6Ty</text:p>
          </table:table-cell>
          <table:table-cell table:number-columns-repeated="16378" table:style-name="ce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AQUILINO</text:p>
          </table:table-cell>
          <table:table-cell office:value-type="string" table:style-name="ce1">
            <text:p>843@gmail.com</text:p>
          </table:table-cell>
          <table:table-cell office:value-type="string" table:style-name="ce1">
            <text:p>096650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6X5LHppzo8hLgEuWjfiYe7OYCoo9SAwnvrP2WBJhNJ.wiXab.ZLO</text:p>
          </table:table-cell>
          <table:table-cell table:number-columns-repeated="16378" table:style-name="ce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844@gmail.com</text:p>
          </table:table-cell>
          <table:table-cell office:value-type="string" table:style-name="ce1">
            <text:p>060559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Mhs9CjexGPz6Nwx/BN5DeClejyp4vubOu9/CX.aAgdp96sqoB7Aq</text:p>
          </table:table-cell>
          <table:table-cell table:number-columns-repeated="16378" table:style-name="ce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ROSA MARIA</text:p>
          </table:table-cell>
          <table:table-cell office:value-type="string" table:style-name="ce1">
            <text:p>845@gmail.com</text:p>
          </table:table-cell>
          <table:table-cell office:value-type="string" table:style-name="ce1">
            <text:p>800020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rIGy2weoorjRua5IqGSB.VYdBXkw.mrcCZwfPCWSjdQoK5tDyyl.</text:p>
          </table:table-cell>
          <table:table-cell table:number-columns-repeated="16378" table:style-name="ce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FLAVIA DOMITILA</text:p>
          </table:table-cell>
          <table:table-cell office:value-type="string" table:style-name="ce1">
            <text:p>846@gmail.com</text:p>
          </table:table-cell>
          <table:table-cell office:value-type="string" table:style-name="ce1">
            <text:p>083091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nxYPc4kyt3cL9fibgdrZuyCVMq979lg8h7/uOjvJZn4xMoQAR3BW</text:p>
          </table:table-cell>
          <table:table-cell table:number-columns-repeated="16378" table:style-name="ce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REYNALDO</text:p>
          </table:table-cell>
          <table:table-cell office:value-type="string" table:style-name="ce1">
            <text:p>847@gmail.com</text:p>
          </table:table-cell>
          <table:table-cell office:value-type="string" table:style-name="ce1">
            <text:p>060707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Qk8gLp0s1rAjCx6rddB4Oou5xDxhZCAV7uW1ZmbglB/Y6TFfGuiK</text:p>
          </table:table-cell>
          <table:table-cell table:number-columns-repeated="16378" table:style-name="ce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ROSA CONCEPCION</text:p>
          </table:table-cell>
          <table:table-cell office:value-type="string" table:style-name="ce1">
            <text:p>848@gmail.com</text:p>
          </table:table-cell>
          <table:table-cell office:value-type="string" table:style-name="ce1">
            <text:p>080794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sHVNooWDyBl3IeP17gYwu9F33IWneZlCRLvcWHo6i8IzTzUCgqPW</text:p>
          </table:table-cell>
          <table:table-cell table:number-columns-repeated="16378" table:style-name="ce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HIPOLITO</text:p>
          </table:table-cell>
          <table:table-cell office:value-type="string" table:style-name="ce1">
            <text:p>849@gmail.com</text:p>
          </table:table-cell>
          <table:table-cell office:value-type="string" table:style-name="ce1">
            <text:p>084289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3hxLk27PO5o/YnGDCY0suFhYWtDFdTcWo0Mso9wOTue9Iek9NClq</text:p>
          </table:table-cell>
          <table:table-cell table:number-columns-repeated="16378" table:style-name="ce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850@gmail.com</text:p>
          </table:table-cell>
          <table:table-cell office:value-type="string" table:style-name="ce1">
            <text:p>020407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BtJXsw8bdkq.tKCp8LpJu5dt4ZodRoMirIMc4.TX/mlCi/SqjPyi</text:p>
          </table:table-cell>
          <table:table-cell table:number-columns-repeated="16378" table:style-name="ce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VLADIMIR CARLOS</text:p>
          </table:table-cell>
          <table:table-cell office:value-type="string" table:style-name="ce1">
            <text:p>851@gmail.com</text:p>
          </table:table-cell>
          <table:table-cell office:value-type="string" table:style-name="ce1">
            <text:p>072563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ADtt/U3ugoYB40XIIFTrecCHQxAMjQcBZ4LQXh9BP90EhwugoXVa</text:p>
          </table:table-cell>
          <table:table-cell table:number-columns-repeated="16378" table:style-name="ce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BEATRIZ DORIS</text:p>
          </table:table-cell>
          <table:table-cell office:value-type="string" table:style-name="ce1">
            <text:p>852@gmail.com</text:p>
          </table:table-cell>
          <table:table-cell office:value-type="string" table:style-name="ce1">
            <text:p>095192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YoWAca1MYebbrmEFer8YeEB397UcM3SClWyvW0dld5g7qIg9FL.m</text:p>
          </table:table-cell>
          <table:table-cell table:number-columns-repeated="16378" table:style-name="ce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EMILIANO</text:p>
          </table:table-cell>
          <table:table-cell office:value-type="string" table:style-name="ce1">
            <text:p>853@gmail.com</text:p>
          </table:table-cell>
          <table:table-cell office:value-type="string" table:style-name="ce1">
            <text:p>433670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TiAxumKASFKu46zBwDwH.5IGLrWP4/9sQ5RrQZIa5zaKl0VyFA7e</text:p>
          </table:table-cell>
          <table:table-cell table:number-columns-repeated="16378" table:style-name="ce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ABRAHAM EMILIO</text:p>
          </table:table-cell>
          <table:table-cell office:value-type="string" table:style-name="ce1">
            <text:p>854@gmail.com</text:p>
          </table:table-cell>
          <table:table-cell office:value-type="string" table:style-name="ce1">
            <text:p>097665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T6JSgou.cTlqQOzQlxWnuYz1DfxQ0c0lhwKqJE.fp3B83XLq9hqy</text:p>
          </table:table-cell>
          <table:table-cell table:number-columns-repeated="16378" table:style-name="ce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GERMAINE LIZ</text:p>
          </table:table-cell>
          <table:table-cell office:value-type="string" table:style-name="ce1">
            <text:p>855@gmail.com</text:p>
          </table:table-cell>
          <table:table-cell office:value-type="string" table:style-name="ce1">
            <text:p>053912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RLSTDPKsvg3DdWqa/D5De634xJx6cbRHhvShkq92r7iUbw2I6YIu</text:p>
          </table:table-cell>
          <table:table-cell table:number-columns-repeated="16378" table:style-name="ce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JOSE MARIO</text:p>
          </table:table-cell>
          <table:table-cell office:value-type="string" table:style-name="ce1">
            <text:p>856@gmail.com</text:p>
          </table:table-cell>
          <table:table-cell office:value-type="string" table:style-name="ce1">
            <text:p>232730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58wUI/KlUzl.Dza99huC.aySm.xGRgL4feyxCGf6oWFO8HI0KgHC</text:p>
          </table:table-cell>
          <table:table-cell table:number-columns-repeated="16378" table:style-name="ce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FERMIN IVAN</text:p>
          </table:table-cell>
          <table:table-cell office:value-type="string" table:style-name="ce1">
            <text:p>857@gmail.com</text:p>
          </table:table-cell>
          <table:table-cell office:value-type="string" table:style-name="ce1">
            <text:p>101343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VdbeG74vA0evyk//UHRQOUyES9cqmtc.w9ITIoJJYXZKjDyN.QWm</text:p>
          </table:table-cell>
          <table:table-cell table:number-columns-repeated="16378" table:style-name="ce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LUCILA</text:p>
          </table:table-cell>
          <table:table-cell office:value-type="string" table:style-name="ce1">
            <text:p>858@gmail.com</text:p>
          </table:table-cell>
          <table:table-cell office:value-type="string" table:style-name="ce1">
            <text:p>089086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q0yxd.yVGdXUq727bYqK.HuFAgDThMCIliuCnUeaKGeGKHkXKsnK</text:p>
          </table:table-cell>
          <table:table-cell table:number-columns-repeated="16378" table:style-name="ce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CHRISTIAN ULISES</text:p>
          </table:table-cell>
          <table:table-cell office:value-type="string" table:style-name="ce1">
            <text:p>859@gmail.com</text:p>
          </table:table-cell>
          <table:table-cell office:value-type="string" table:style-name="ce1">
            <text:p>105186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ycIzgacVlMT.v81rKRQk.jZSUu7VpSXHDJOzBx9TrQc3MaX7zWMm</text:p>
          </table:table-cell>
          <table:table-cell table:number-columns-repeated="16378" table:style-name="ce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860@gmail.com</text:p>
          </table:table-cell>
          <table:table-cell office:value-type="string" table:style-name="ce1">
            <text:p>082049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FsPqUuaYt8yzpZNxvf/d.dVjFqo6y.oGkrOPrdJbstKt1NSJZi.O</text:p>
          </table:table-cell>
          <table:table-cell table:number-columns-repeated="16378" table:style-name="ce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LIVIA MARIA</text:p>
          </table:table-cell>
          <table:table-cell office:value-type="string" table:style-name="ce1">
            <text:p>861@gmail.com</text:p>
          </table:table-cell>
          <table:table-cell office:value-type="string" table:style-name="ce1">
            <text:p>096839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QcyrxKBr.b4WWeI9kGRgeJB.p.Z6YUqonRGibVtMuH9/.2J6Ujta</text:p>
          </table:table-cell>
          <table:table-cell table:number-columns-repeated="16378" table:style-name="ce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862@gmail.com</text:p>
          </table:table-cell>
          <table:table-cell office:value-type="string" table:style-name="ce1">
            <text:p>070855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tuFnt0VqlEwQ2JohRDy2.n7izLTrx2g.vKgv4XT4OwjSlGmbQVGG</text:p>
          </table:table-cell>
          <table:table-cell table:number-columns-repeated="16378" table:style-name="ce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YOLANDA ESTELA</text:p>
          </table:table-cell>
          <table:table-cell office:value-type="string" table:style-name="ce1">
            <text:p>863@gmail.com</text:p>
          </table:table-cell>
          <table:table-cell office:value-type="string" table:style-name="ce1">
            <text:p>198139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WepYDpl9QR0YdSB4gXT1eorGjF7NqadPuF4lO0dDtf8nUssGNX1C</text:p>
          </table:table-cell>
          <table:table-cell table:number-columns-repeated="16378" table:style-name="ce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BERNARDINA</text:p>
          </table:table-cell>
          <table:table-cell office:value-type="string" table:style-name="ce1">
            <text:p>864@gmail.com</text:p>
          </table:table-cell>
          <table:table-cell office:value-type="string" table:style-name="ce1">
            <text:p>091896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aFmy4kG8rc7p5g4Rey3yuObWarhRjNmABIJCIDsWqPgZcNc70K5a</text:p>
          </table:table-cell>
          <table:table-cell table:number-columns-repeated="16378" table:style-name="ce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VALERIANA</text:p>
          </table:table-cell>
          <table:table-cell office:value-type="string" table:style-name="ce1">
            <text:p>865@gmail.com</text:p>
          </table:table-cell>
          <table:table-cell office:value-type="string" table:style-name="ce1">
            <text:p>103718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hn.00c8hWm6YVwxK2z4UOt/p/haQSz4d.aQWGSHOXAUkcSwutMm6</text:p>
          </table:table-cell>
          <table:table-cell table:number-columns-repeated="16378" table:style-name="ce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BENI RUTH</text:p>
          </table:table-cell>
          <table:table-cell office:value-type="string" table:style-name="ce1">
            <text:p>866@gmail.com</text:p>
          </table:table-cell>
          <table:table-cell office:value-type="string" table:style-name="ce1">
            <text:p>257481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NIBElhl0KB2huw3OOgiFOJDs8ftktnAjLaPLUQI4HVCRjL35PTKS</text:p>
          </table:table-cell>
          <table:table-cell table:number-columns-repeated="16378" table:style-name="ce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RODOLFO</text:p>
          </table:table-cell>
          <table:table-cell office:value-type="string" table:style-name="ce1">
            <text:p>867@gmail.com</text:p>
          </table:table-cell>
          <table:table-cell office:value-type="string" table:style-name="ce1">
            <text:p>232709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vOsdn29qkZVJ5M0riyZr.CfPTLVQPvh/Fy06px8CcfBrrMwPBj9e</text:p>
          </table:table-cell>
          <table:table-cell table:number-columns-repeated="16378" table:style-name="ce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NANCY ALEJANDRA</text:p>
          </table:table-cell>
          <table:table-cell office:value-type="string" table:style-name="ce1">
            <text:p>868@gmail.com</text:p>
          </table:table-cell>
          <table:table-cell office:value-type="string" table:style-name="ce1">
            <text:p>403655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4VHfFNrnDABadQkg9z3B.drr9RHqZ025l1yYdP/5SRYqHnDCVFJ2</text:p>
          </table:table-cell>
          <table:table-cell table:number-columns-repeated="16378" table:style-name="ce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ALFREDO EDWIN</text:p>
          </table:table-cell>
          <table:table-cell office:value-type="string" table:style-name="ce1">
            <text:p>869@gmail.com</text:p>
          </table:table-cell>
          <table:table-cell office:value-type="string" table:style-name="ce1">
            <text:p>095802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vo2s2YUSvMAjIhkyU/x2OAaFyDHWReBXBBjSxLwse/dImCPeSSAK</text:p>
          </table:table-cell>
          <table:table-cell table:number-columns-repeated="16378" table:style-name="ce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870@gmail.com</text:p>
          </table:table-cell>
          <table:table-cell office:value-type="string" table:style-name="ce1">
            <text:p>083092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b/R4cV3nbMg54dzk1BOEOuahLOEVxgk4iYACHp35cHX9hIFTyfOG</text:p>
          </table:table-cell>
          <table:table-cell table:number-columns-repeated="16378" table:style-name="ce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WILDER MACEDONIO</text:p>
          </table:table-cell>
          <table:table-cell office:value-type="string" table:style-name="ce1">
            <text:p>871@gmail.com</text:p>
          </table:table-cell>
          <table:table-cell office:value-type="string" table:style-name="ce1">
            <text:p>100661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BdDLov7wJ4i7SmjYYE1VOj7hujK1zJAJdkQGYphN9N4T3XJyBFwq</text:p>
          </table:table-cell>
          <table:table-cell table:number-columns-repeated="16378" table:style-name="ce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MAXIMO</text:p>
          </table:table-cell>
          <table:table-cell office:value-type="string" table:style-name="ce1">
            <text:p>872@gmail.com</text:p>
          </table:table-cell>
          <table:table-cell office:value-type="string" table:style-name="ce1">
            <text:p>067367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6Q5b0/7pDReevb4JKBXjuh5JDVRBZIOzKcDbEbH7s25va.l9jyK.</text:p>
          </table:table-cell>
          <table:table-cell table:number-columns-repeated="16378" table:style-name="ce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EPIFANIA RENEE</text:p>
          </table:table-cell>
          <table:table-cell office:value-type="string" table:style-name="ce1">
            <text:p>873@gmail.com</text:p>
          </table:table-cell>
          <table:table-cell office:value-type="string" table:style-name="ce1">
            <text:p>089152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VuSFBHFMS5U83O1T3Zh....hWfN3peBixOP4Gf1Evjgr2WgvD/E6</text:p>
          </table:table-cell>
          <table:table-cell table:number-columns-repeated="16378" table:style-name="ce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SEGUNDO RAFAEL</text:p>
          </table:table-cell>
          <table:table-cell office:value-type="string" table:style-name="ce1">
            <text:p>874@gmail.com</text:p>
          </table:table-cell>
          <table:table-cell office:value-type="string" table:style-name="ce1">
            <text:p>098030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c.z2cKkfMFJdTek705Jqug3uIQpT1EpXeHTJ6FfqJWeXBEOglD76</text:p>
          </table:table-cell>
          <table:table-cell table:number-columns-repeated="16378" table:style-name="ce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BENITO ARCADIO</text:p>
          </table:table-cell>
          <table:table-cell office:value-type="string" table:style-name="ce1">
            <text:p>875@gmail.com</text:p>
          </table:table-cell>
          <table:table-cell office:value-type="string" table:style-name="ce1">
            <text:p>067521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9xdGDteNzCm0vUziQlqPuDHb9NpojnqZJ0iRVS2ZzSiDrFd56r6K</text:p>
          </table:table-cell>
          <table:table-cell table:number-columns-repeated="16378" table:style-name="ce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RAMIRO</text:p>
          </table:table-cell>
          <table:table-cell office:value-type="string" table:style-name="ce1">
            <text:p>876@gmail.com</text:p>
          </table:table-cell>
          <table:table-cell office:value-type="string" table:style-name="ce1">
            <text:p>405404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HhtmaU4Pbbw2OxyWyKz0.laFsIaqiA7Wc8wyuI5i8n9ACSGo2SFK</text:p>
          </table:table-cell>
          <table:table-cell table:number-columns-repeated="16378" table:style-name="ce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AGUSTIN</text:p>
          </table:table-cell>
          <table:table-cell office:value-type="string" table:style-name="ce1">
            <text:p>877@gmail.com</text:p>
          </table:table-cell>
          <table:table-cell office:value-type="string" table:style-name="ce1">
            <text:p>105133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xEVePMn2MTaGxWs8hTgXOUM563hEBqcd9q5gz5nfdPYIqvTwEPcW</text:p>
          </table:table-cell>
          <table:table-cell table:number-columns-repeated="16378" table:style-name="ce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EDWIN MICHELI</text:p>
          </table:table-cell>
          <table:table-cell office:value-type="string" table:style-name="ce1">
            <text:p>878@gmail.com</text:p>
          </table:table-cell>
          <table:table-cell office:value-type="string" table:style-name="ce1">
            <text:p>210941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hrph.tAWd9/TXy5uowwnevj3N5/U9arqsr4wg7baPAgtycVPljKS</text:p>
          </table:table-cell>
          <table:table-cell table:number-columns-repeated="16378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LAZARO</text:p>
          </table:table-cell>
          <table:table-cell office:value-type="string" table:style-name="ce1">
            <text:p>879@gmail.com</text:p>
          </table:table-cell>
          <table:table-cell office:value-type="string" table:style-name="ce1">
            <text:p>070680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xICjD.VyPRMDfr3l0JWjujwgb55/uF1dzwherWuVXyrplAxZMgOe</text:p>
          </table:table-cell>
          <table:table-cell table:number-columns-repeated="16378" table:style-name="ce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MARIA C.</text:p>
          </table:table-cell>
          <table:table-cell office:value-type="string" table:style-name="ce1">
            <text:p>880@gmail.com</text:p>
          </table:table-cell>
          <table:table-cell office:value-type="string" table:style-name="ce1">
            <text:p>070817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VhGwJynn7ggh/lQBQFcS.BQ.8Gc6XEL9nnMEUasOwQdQCntpT7SG</text:p>
          </table:table-cell>
          <table:table-cell table:number-columns-repeated="16378" table:style-name="ce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VICTOR FRANK</text:p>
          </table:table-cell>
          <table:table-cell office:value-type="string" table:style-name="ce1">
            <text:p>881@gmail.com</text:p>
          </table:table-cell>
          <table:table-cell office:value-type="string" table:style-name="ce1">
            <text:p>412076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bVUt0388mtyjtyrJnIBMeJsEcIK7dg0wyGIyE4GbxvZwCR7nwiB6</text:p>
          </table:table-cell>
          <table:table-cell table:number-columns-repeated="16378" table:style-name="ce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SILVIA MONICA</text:p>
          </table:table-cell>
          <table:table-cell office:value-type="string" table:style-name="ce1">
            <text:p>882@gmail.com</text:p>
          </table:table-cell>
          <table:table-cell office:value-type="string" table:style-name="ce1">
            <text:p>082760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CT0sOpKq4cKjIVrDkWIcuDK87viXZtJT6felTfpjmU2dOuGdAs/q</text:p>
          </table:table-cell>
          <table:table-cell table:number-columns-repeated="16378" table:style-name="ce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MARIA LOURDES</text:p>
          </table:table-cell>
          <table:table-cell office:value-type="string" table:style-name="ce1">
            <text:p>883@gmail.com</text:p>
          </table:table-cell>
          <table:table-cell office:value-type="string" table:style-name="ce1">
            <text:p>096327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tPbL7jqYDP4ITy/NZ5kku/ZYM3kU2JI6MHdn45g0czyBhEs/Ogqq</text:p>
          </table:table-cell>
          <table:table-cell table:number-columns-repeated="16378" table:style-name="ce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VIRGINIA IRMA</text:p>
          </table:table-cell>
          <table:table-cell office:value-type="string" table:style-name="ce1">
            <text:p>884@gmail.com</text:p>
          </table:table-cell>
          <table:table-cell office:value-type="string" table:style-name="ce1">
            <text:p>061039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Z7AoxNBuHtUBBkupt8CrerPOLrA0V.XObcS.mSwM13H/kfrGgtyu</text:p>
          </table:table-cell>
          <table:table-cell table:number-columns-repeated="16378" table:style-name="ce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CLOTILDE</text:p>
          </table:table-cell>
          <table:table-cell office:value-type="string" table:style-name="ce1">
            <text:p>885@gmail.com</text:p>
          </table:table-cell>
          <table:table-cell office:value-type="string" table:style-name="ce1">
            <text:p>093347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4IZAo/fynjiT93cQ51bqujhr0rC5VRRlCAN79Ye5pHc6flz5BLG2</text:p>
          </table:table-cell>
          <table:table-cell table:number-columns-repeated="16378" table:style-name="ce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ENED JEFERSSON</text:p>
          </table:table-cell>
          <table:table-cell office:value-type="string" table:style-name="ce1">
            <text:p>886@gmail.com</text:p>
          </table:table-cell>
          <table:table-cell office:value-type="string" table:style-name="ce1">
            <text:p>712712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NMBM0HaqX0rLL.gr68a0.SKZxIN6kgw.SjhrXNsPqYubRpfHNROS</text:p>
          </table:table-cell>
          <table:table-cell table:number-columns-repeated="16378" table:style-name="ce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RICHARD ROLANDO</text:p>
          </table:table-cell>
          <table:table-cell office:value-type="string" table:style-name="ce1">
            <text:p>887@gmail.com</text:p>
          </table:table-cell>
          <table:table-cell office:value-type="string" table:style-name="ce1">
            <text:p>106789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a4.xDhdRsb95tBvJbKr1OD/i.mRCpxXR6mA0raH3h2KwNAm5oDyO</text:p>
          </table:table-cell>
          <table:table-cell table:number-columns-repeated="16378" table:style-name="ce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LEONIDAS</text:p>
          </table:table-cell>
          <table:table-cell office:value-type="string" table:style-name="ce1">
            <text:p>888@gmail.com</text:p>
          </table:table-cell>
          <table:table-cell office:value-type="string" table:style-name="ce1">
            <text:p>061216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5dk58QN6mu3IQ4wmSAKf.9tMWYhiI2tGAVnFkwneFPSFXjNL67hK</text:p>
          </table:table-cell>
          <table:table-cell table:number-columns-repeated="16378" table:style-name="ce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CELEDONIA SOFIA</text:p>
          </table:table-cell>
          <table:table-cell office:value-type="string" table:style-name="ce1">
            <text:p>889@gmail.com</text:p>
          </table:table-cell>
          <table:table-cell office:value-type="string" table:style-name="ce1">
            <text:p>062218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Bg7r1nIl7LtF9SfqpPZieLj0Nk.vMqTgYkYHdMO3ZI5.roDVdIqO</text:p>
          </table:table-cell>
          <table:table-cell table:number-columns-repeated="16378" table:style-name="ce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890@gmail.com</text:p>
          </table:table-cell>
          <table:table-cell office:value-type="string" table:style-name="ce1">
            <text:p>09183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w3G6wjsPVmHgTrdL6xeUe2yC/nJCNUVN3uMB2gjKU7xUfT.h3zVy</text:p>
          </table:table-cell>
          <table:table-cell table:number-columns-repeated="16378" table:style-name="ce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JESUSA</text:p>
          </table:table-cell>
          <table:table-cell office:value-type="string" table:style-name="ce1">
            <text:p>891@gmail.com</text:p>
          </table:table-cell>
          <table:table-cell office:value-type="string" table:style-name="ce1">
            <text:p>062806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fZY5FI.RwQjkTgDuCICquf7rpNjDLSLmkSl5GPUf2gwWxchH6/ua</text:p>
          </table:table-cell>
          <table:table-cell table:number-columns-repeated="16378" table:style-name="ce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SIMEON</text:p>
          </table:table-cell>
          <table:table-cell office:value-type="string" table:style-name="ce1">
            <text:p>892@gmail.com</text:p>
          </table:table-cell>
          <table:table-cell office:value-type="string" table:style-name="ce1">
            <text:p>070711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8MYLKxBRF0I/q5xeAVBbecea2JcSHQeSzw4dKFwCI.gabXk8NSku</text:p>
          </table:table-cell>
          <table:table-cell table:number-columns-repeated="16378" table:style-name="ce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JOSE HILARIO</text:p>
          </table:table-cell>
          <table:table-cell office:value-type="string" table:style-name="ce1">
            <text:p>893@gmail.com</text:p>
          </table:table-cell>
          <table:table-cell office:value-type="string" table:style-name="ce1">
            <text:p>279065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Sn1l4NN9jZG3LX4RJSjNufwwGbQ8J2ikBcPy1TuRm/XUZWdRipE.</text:p>
          </table:table-cell>
          <table:table-cell table:number-columns-repeated="16378" table:style-name="ce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PRUDENCIA</text:p>
          </table:table-cell>
          <table:table-cell office:value-type="string" table:style-name="ce1">
            <text:p>894@gmail.com</text:p>
          </table:table-cell>
          <table:table-cell office:value-type="string" table:style-name="ce1">
            <text:p>073770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/4YyZpW79dF4dXjK.zgquyVNIGTIHW1MKkiFd/uW/GM1n7XNzVHW</text:p>
          </table:table-cell>
          <table:table-cell table:number-columns-repeated="16378" table:style-name="ce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895@gmail.com</text:p>
          </table:table-cell>
          <table:table-cell office:value-type="string" table:style-name="ce1">
            <text:p>095548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O9O6I.y5w8ccqbtwmXpsOjF/OCqCvNNPKQqNdGYX09iGMquREvVu</text:p>
          </table:table-cell>
          <table:table-cell table:number-columns-repeated="16378" table:style-name="ce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CELIA</text:p>
          </table:table-cell>
          <table:table-cell office:value-type="string" table:style-name="ce1">
            <text:p>896@gmail.com</text:p>
          </table:table-cell>
          <table:table-cell office:value-type="string" table:style-name="ce1">
            <text:p>070647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BaazX1L.x35CmAA8LfTi.CL.15EQaxRzKu8NNrDLIhLNUi5.934S</text:p>
          </table:table-cell>
          <table:table-cell table:number-columns-repeated="16378" table:style-name="ce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897@gmail.com</text:p>
          </table:table-cell>
          <table:table-cell office:value-type="string" table:style-name="ce1">
            <text:p>091576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k5xpPlMPeEEcup2Di1rZOaZwImYtfQ2/gjBFvace7XfuL.kNzln.</text:p>
          </table:table-cell>
          <table:table-cell table:number-columns-repeated="16378" table:style-name="ce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898@gmail.com</text:p>
          </table:table-cell>
          <table:table-cell office:value-type="string" table:style-name="ce1">
            <text:p>083420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/B/MYvgRCLVQJ7aCXZjF.Jbtp8wYDZYEE4Fy4dx4Q6IxFjDrNp.G</text:p>
          </table:table-cell>
          <table:table-cell table:number-columns-repeated="16378" table:style-name="ce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899@gmail.com</text:p>
          </table:table-cell>
          <table:table-cell office:value-type="string" table:style-name="ce1">
            <text:p>084157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3Kh6bOtexJxX/JmiZHNH.xAiBJibN/YDE1ePL35/OZJWwXsmAAIm</text:p>
          </table:table-cell>
          <table:table-cell table:number-columns-repeated="16378" table:style-name="ce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MARCELINA</text:p>
          </table:table-cell>
          <table:table-cell office:value-type="string" table:style-name="ce1">
            <text:p>900@gmail.com</text:p>
          </table:table-cell>
          <table:table-cell office:value-type="string" table:style-name="ce1">
            <text:p>065519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7bUzioYJRGMuuxbMCuueewxIn4etxRNQi/eHMYa4U92yEp1BaHcG</text:p>
          </table:table-cell>
          <table:table-cell table:number-columns-repeated="16378" table:style-name="ce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CELIA</text:p>
          </table:table-cell>
          <table:table-cell office:value-type="string" table:style-name="ce1">
            <text:p>901@gmail.com</text:p>
          </table:table-cell>
          <table:table-cell office:value-type="string" table:style-name="ce1">
            <text:p>083181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DZpZK0EyI/dv5N8EEkaoO9RkgaxtA7R354Ug8HB3tJWFWb2Qq1bK</text:p>
          </table:table-cell>
          <table:table-cell table:number-columns-repeated="16378" table:style-name="ce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902@gmail.com</text:p>
          </table:table-cell>
          <table:table-cell office:value-type="string" table:style-name="ce1">
            <text:p>255702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RQttjsi17W3iiWec5feZuGlQnt.yAgmD.ldEttwgcy2jVdkdjwyq</text:p>
          </table:table-cell>
          <table:table-cell table:number-columns-repeated="16378" table:style-name="ce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ORFELINDA</text:p>
          </table:table-cell>
          <table:table-cell office:value-type="string" table:style-name="ce1">
            <text:p>903@gmail.com</text:p>
          </table:table-cell>
          <table:table-cell office:value-type="string" table:style-name="ce1">
            <text:p>075825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HUQJ3iUGeashOirLy6vOe3WJk6EXjWvRxZRLR/fxDcAEtscN6FTe</text:p>
          </table:table-cell>
          <table:table-cell table:number-columns-repeated="16378" table:style-name="ce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FRANCISCA ELSA</text:p>
          </table:table-cell>
          <table:table-cell office:value-type="string" table:style-name="ce1">
            <text:p>904@gmail.com</text:p>
          </table:table-cell>
          <table:table-cell office:value-type="string" table:style-name="ce1">
            <text:p>070373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qd44V2Fgz92Nyeas.2I.uk7uP9wrU.lmpip6ev3CspNqb10gyNbK</text:p>
          </table:table-cell>
          <table:table-cell table:number-columns-repeated="16378" table:style-name="ce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MELCHORA ANA</text:p>
          </table:table-cell>
          <table:table-cell office:value-type="string" table:style-name="ce1">
            <text:p>905@gmail.com</text:p>
          </table:table-cell>
          <table:table-cell office:value-type="string" table:style-name="ce1">
            <text:p>418893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jqyfMUvHl2atSVeXcx6.uagVQQm0f2P3mbvqyBtZd0IQddOEbhgO</text:p>
          </table:table-cell>
          <table:table-cell table:number-columns-repeated="16378" table:style-name="ce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ELMA</text:p>
          </table:table-cell>
          <table:table-cell office:value-type="string" table:style-name="ce1">
            <text:p>906@gmail.com</text:p>
          </table:table-cell>
          <table:table-cell office:value-type="string" table:style-name="ce1">
            <text:p>097580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JNGW2UOZf1Tu8OcILPKPe5brsSEB7DtXjMZgkEbVUosSkq0udq3u</text:p>
          </table:table-cell>
          <table:table-cell table:number-columns-repeated="16378" table:style-name="ce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907@gmail.com</text:p>
          </table:table-cell>
          <table:table-cell office:value-type="string" table:style-name="ce1">
            <text:p>025550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GKPNZN5zaoRI7oLEbL/.uIzlYGiEevuFjMvMXa0Qcmck2VS09g4e</text:p>
          </table:table-cell>
          <table:table-cell table:number-columns-repeated="16378" table:style-name="ce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YESSICA</text:p>
          </table:table-cell>
          <table:table-cell office:value-type="string" table:style-name="ce1">
            <text:p>908@gmail.com</text:p>
          </table:table-cell>
          <table:table-cell office:value-type="string" table:style-name="ce1">
            <text:p>415805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DOqbfpyjCAFy2OmlVHXSusLJHQZnuycgqh82HPYSdi9462JLfv4.</text:p>
          </table:table-cell>
          <table:table-cell table:number-columns-repeated="16378" table:style-name="ce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JOHN JAVIER</text:p>
          </table:table-cell>
          <table:table-cell office:value-type="string" table:style-name="ce1">
            <text:p>909@gmail.com</text:p>
          </table:table-cell>
          <table:table-cell office:value-type="string" table:style-name="ce1">
            <text:p>448648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HSfc0jH6afIvjDABfESuOYs/ZCHOkMgr1MjpW.IWgxBxiWl/c/DC</text:p>
          </table:table-cell>
          <table:table-cell table:number-columns-repeated="16378" table:style-name="ce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910@gmail.com</text:p>
          </table:table-cell>
          <table:table-cell office:value-type="string" table:style-name="ce1">
            <text:p>253119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tXmWLr42sbSHfXSuf2jEeiydT2rA0MGkT.2FK6CpN6FIcWV3aV9a</text:p>
          </table:table-cell>
          <table:table-cell table:number-columns-repeated="16378" table:style-name="ce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911@gmail.com</text:p>
          </table:table-cell>
          <table:table-cell office:value-type="string" table:style-name="ce1">
            <text:p>060501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YY9KLeoll8OK..3eEOPEeR6HadnbfDTr8pK5gt4hWkonCfcn0Yei</text:p>
          </table:table-cell>
          <table:table-cell table:number-columns-repeated="16378" table:style-name="ce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IRIS GIANINNA</text:p>
          </table:table-cell>
          <table:table-cell office:value-type="string" table:style-name="ce1">
            <text:p>912@gmail.com</text:p>
          </table:table-cell>
          <table:table-cell office:value-type="string" table:style-name="ce1">
            <text:p>440169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eAPt09STjuS3V5kY97M0.Fu5dC3R/WDGyK6fHvNJlmvfvzxJZL3u</text:p>
          </table:table-cell>
          <table:table-cell table:number-columns-repeated="16378" table:style-name="ce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WILMER</text:p>
          </table:table-cell>
          <table:table-cell office:value-type="string" table:style-name="ce1">
            <text:p>913@gmail.com</text:p>
          </table:table-cell>
          <table:table-cell office:value-type="string" table:style-name="ce1">
            <text:p>040746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0oANMxkDDdssVvoePBZ7uSvts/IEUNF05iUgqrQwH/dYLqQia2zW</text:p>
          </table:table-cell>
          <table:table-cell table:number-columns-repeated="16378" table:style-name="ce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MAYER</text:p>
          </table:table-cell>
          <table:table-cell office:value-type="string" table:style-name="ce1">
            <text:p>914@gmail.com</text:p>
          </table:table-cell>
          <table:table-cell office:value-type="string" table:style-name="ce1">
            <text:p>413820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DuwWRE.JX8kRK99WEBvTeAvZPPibOeYsc4yktlFIj1VAIwTWQaAm</text:p>
          </table:table-cell>
          <table:table-cell table:number-columns-repeated="16378" table:style-name="ce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VICTOR ORLANDO</text:p>
          </table:table-cell>
          <table:table-cell office:value-type="string" table:style-name="ce1">
            <text:p>915@gmail.com</text:p>
          </table:table-cell>
          <table:table-cell office:value-type="string" table:style-name="ce1">
            <text:p>257302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epb8koQ30W.srlmGc05ZOI1cEeOMh.k7vG9V5j2xMltwIzlFZm8i</text:p>
          </table:table-cell>
          <table:table-cell table:number-columns-repeated="16378" table:style-name="ce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ANA SUSY</text:p>
          </table:table-cell>
          <table:table-cell office:value-type="string" table:style-name="ce1">
            <text:p>916@gmail.com</text:p>
          </table:table-cell>
          <table:table-cell office:value-type="string" table:style-name="ce1">
            <text:p>100466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S9SBfHLj5jforA9xYKzkucg7LEGjfYc5rLOTbkjWhGCjPN51ais.</text:p>
          </table:table-cell>
          <table:table-cell table:number-columns-repeated="16378" table:style-name="ce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CRISTIAN EDUARDO</text:p>
          </table:table-cell>
          <table:table-cell office:value-type="string" table:style-name="ce1">
            <text:p>917@gmail.com</text:p>
          </table:table-cell>
          <table:table-cell office:value-type="string" table:style-name="ce1">
            <text:p>472933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5FwB/i9DycEAgNE18HGaOy0rkKSQwwP9UOEr6gzMgk1jMNDsD0Tq</text:p>
          </table:table-cell>
          <table:table-cell table:number-columns-repeated="16378" table:style-name="ce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GLADYS ROSEMARY</text:p>
          </table:table-cell>
          <table:table-cell office:value-type="string" table:style-name="ce1">
            <text:p>918@gmail.com</text:p>
          </table:table-cell>
          <table:table-cell office:value-type="string" table:style-name="ce1">
            <text:p>101327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NfuloEfONDvT.L3ixshA.ouoVzSZNGzvtqmRlfvYdfvKtyPI4U9u</text:p>
          </table:table-cell>
          <table:table-cell table:number-columns-repeated="16378" table:style-name="ce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EMMA EDITH</text:p>
          </table:table-cell>
          <table:table-cell office:value-type="string" table:style-name="ce1">
            <text:p>919@gmail.com</text:p>
          </table:table-cell>
          <table:table-cell office:value-type="string" table:style-name="ce1">
            <text:p>069450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FK341S3W2EOHv4c3kqdVegrvn2mcOGaopuUXxKHKvr4nlIJHPUsi</text:p>
          </table:table-cell>
          <table:table-cell table:number-columns-repeated="16378" table:style-name="ce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JOSE ANDRES ARTEMIO</text:p>
          </table:table-cell>
          <table:table-cell office:value-type="string" table:style-name="ce1">
            <text:p>920@gmail.com</text:p>
          </table:table-cell>
          <table:table-cell office:value-type="string" table:style-name="ce1">
            <text:p>082983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R24Xm2PC9Pw9WJAL2q70u5yK8NoQD7Ee1e.tf9iAv51f1oe9oF4q</text:p>
          </table:table-cell>
          <table:table-cell table:number-columns-repeated="16378" table:style-name="ce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RITA GLORIA</text:p>
          </table:table-cell>
          <table:table-cell office:value-type="string" table:style-name="ce1">
            <text:p>921@gmail.com</text:p>
          </table:table-cell>
          <table:table-cell office:value-type="string" table:style-name="ce1">
            <text:p>200544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4DZwDzPMDhsUWehDKVFr.WmFudS2Fz6Yuk5uG9ZUiv7f/2LBuEUa</text:p>
          </table:table-cell>
          <table:table-cell table:number-columns-repeated="16378" table:style-name="ce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VALENTIN AVELINO</text:p>
          </table:table-cell>
          <table:table-cell office:value-type="string" table:style-name="ce1">
            <text:p>922@gmail.com</text:p>
          </table:table-cell>
          <table:table-cell office:value-type="string" table:style-name="ce1">
            <text:p>104830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ilO9ejhPixI8p5qjHhJf.qo3tVKqI/IYjDpbSFBvB0OOmu4fuLb.</text:p>
          </table:table-cell>
          <table:table-cell table:number-columns-repeated="16378" table:style-name="ce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NICOLAZA EMPERATRIZ</text:p>
          </table:table-cell>
          <table:table-cell office:value-type="string" table:style-name="ce1">
            <text:p>923@gmail.com</text:p>
          </table:table-cell>
          <table:table-cell office:value-type="string" table:style-name="ce1">
            <text:p>070934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fcuJeb7Xp3VVCk54mq5V.bVcoroRRJ33.HxkG77eNUX.Cn394i.m</text:p>
          </table:table-cell>
          <table:table-cell table:number-columns-repeated="16378" table:style-name="ce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WALTER EDGAR</text:p>
          </table:table-cell>
          <table:table-cell office:value-type="string" table:style-name="ce1">
            <text:p>924@gmail.com</text:p>
          </table:table-cell>
          <table:table-cell office:value-type="string" table:style-name="ce1">
            <text:p>440190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dMQ44Dz5Whi6fxPG/wAYumyUipn.WVcww1JMmqZxQG155dtIN1UG</text:p>
          </table:table-cell>
          <table:table-cell table:number-columns-repeated="16378" table:style-name="ce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GLADYS VICTORIA</text:p>
          </table:table-cell>
          <table:table-cell office:value-type="string" table:style-name="ce1">
            <text:p>925@gmail.com</text:p>
          </table:table-cell>
          <table:table-cell office:value-type="string" table:style-name="ce1">
            <text:p>083417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YkTqmZ9OlZsBXfeLVcls.wZM7tmEwyAsaMLXx09bYgsbfp0oXRFO</text:p>
          </table:table-cell>
          <table:table-cell table:number-columns-repeated="16378" table:style-name="ce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JUANA TOMASA</text:p>
          </table:table-cell>
          <table:table-cell office:value-type="string" table:style-name="ce1">
            <text:p>926@gmail.com</text:p>
          </table:table-cell>
          <table:table-cell office:value-type="string" table:style-name="ce1">
            <text:p>061658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97aJKkxkmbf4WsclKFr4.0juvls7Z8qYwmPHAkqD9Km2UQhtNPvi</text:p>
          </table:table-cell>
          <table:table-cell table:number-columns-repeated="16378" table:style-name="ce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EVELIN MARTHINA</text:p>
          </table:table-cell>
          <table:table-cell office:value-type="string" table:style-name="ce1">
            <text:p>927@gmail.com</text:p>
          </table:table-cell>
          <table:table-cell office:value-type="string" table:style-name="ce1">
            <text:p>763406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1W1H3s8STvWe7UkzNorX..24tJChEHhiwbagF5OF9Ea.pUR1lKgC</text:p>
          </table:table-cell>
          <table:table-cell table:number-columns-repeated="16378" table:style-name="ce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DAYSI</text:p>
          </table:table-cell>
          <table:table-cell office:value-type="string" table:style-name="ce1">
            <text:p>928@gmail.com</text:p>
          </table:table-cell>
          <table:table-cell office:value-type="string" table:style-name="ce1">
            <text:p>433091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/PGhL6P2bbpSQBiWNlDcu2M0a43PTPlxVnG.1On5eHEjecb6KPZK</text:p>
          </table:table-cell>
          <table:table-cell table:number-columns-repeated="16378" table:style-name="ce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929@gmail.com</text:p>
          </table:table-cell>
          <table:table-cell office:value-type="string" table:style-name="ce1">
            <text:p>092076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nch69Sx1TARcu6KggrlL.hZAo6CVIFEE6Ozl86ypVQ2XSmWE0I..</text:p>
          </table:table-cell>
          <table:table-cell table:number-columns-repeated="16378" table:style-name="ce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930@gmail.com</text:p>
          </table:table-cell>
          <table:table-cell office:value-type="string" table:style-name="ce1">
            <text:p>068533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TfBRoZilLJNWCdiTxx4rOW242uH1mFEwF76f6gbjIq/rw9ThX1XG</text:p>
          </table:table-cell>
          <table:table-cell table:number-columns-repeated="16378" table:style-name="ce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BALTAZAR</text:p>
          </table:table-cell>
          <table:table-cell office:value-type="string" table:style-name="ce1">
            <text:p>931@gmail.com</text:p>
          </table:table-cell>
          <table:table-cell office:value-type="string" table:style-name="ce1">
            <text:p>089301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34HCURO7Q3pp.czwaCua.CmyjWQAUtxHHdr2Babp4B7Q77zlKyZW</text:p>
          </table:table-cell>
          <table:table-cell table:number-columns-repeated="16378" table:style-name="ce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ELMER</text:p>
          </table:table-cell>
          <table:table-cell office:value-type="string" table:style-name="ce1">
            <text:p>932@gmail.com</text:p>
          </table:table-cell>
          <table:table-cell office:value-type="string" table:style-name="ce1">
            <text:p>103598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yec4xvZQhiHMQR69VPvc.4DNIm0Yg1nUdD0S5WIBCwRCoth83arS</text:p>
          </table:table-cell>
          <table:table-cell table:number-columns-repeated="16378" table:style-name="ce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PAULINA</text:p>
          </table:table-cell>
          <table:table-cell office:value-type="string" table:style-name="ce1">
            <text:p>933@gmail.com</text:p>
          </table:table-cell>
          <table:table-cell office:value-type="string" table:style-name="ce1">
            <text:p>071004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IYPioTxmvIzhKAKAHAnGuZLN0tjinzFuFmLgTEKpsymMRRTVeMVm</text:p>
          </table:table-cell>
          <table:table-cell table:number-columns-repeated="16378" table:style-name="ce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CARMELA SOLANGELA</text:p>
          </table:table-cell>
          <table:table-cell office:value-type="string" table:style-name="ce1">
            <text:p>934@gmail.com</text:p>
          </table:table-cell>
          <table:table-cell office:value-type="string" table:style-name="ce1">
            <text:p>478670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f5jqO9UEJGgpPsC/SfPculoakMkQcVZnkimCfYfbdx94nGc5f15i</text:p>
          </table:table-cell>
          <table:table-cell table:number-columns-repeated="16378" table:style-name="ce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MIRTHA LUZ</text:p>
          </table:table-cell>
          <table:table-cell office:value-type="string" table:style-name="ce1">
            <text:p>935@gmail.com</text:p>
          </table:table-cell>
          <table:table-cell office:value-type="string" table:style-name="ce1">
            <text:p>082817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MlonxuBERTH6SdkJmdHS.ISmhng.NHLqsHsKSi.HP9ZqCCSkM7Xu</text:p>
          </table:table-cell>
          <table:table-cell table:number-columns-repeated="16378" table:style-name="ce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936@gmail.com</text:p>
          </table:table-cell>
          <table:table-cell office:value-type="string" table:style-name="ce1">
            <text:p>083206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iOysCAUAnvC9l0YE0unyOmXSDVvjFmU4coYBPptKkoZQldqSEFCS</text:p>
          </table:table-cell>
          <table:table-cell table:number-columns-repeated="16378" table:style-name="ce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VERONICA NANCY</text:p>
          </table:table-cell>
          <table:table-cell office:value-type="string" table:style-name="ce1">
            <text:p>937@gmail.com</text:p>
          </table:table-cell>
          <table:table-cell office:value-type="string" table:style-name="ce1">
            <text:p>097743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g9QJLhD8bcwPwBXVoJvG.vMHyQtLTAq8ZaoKHdYGK7K28mgstbRC</text:p>
          </table:table-cell>
          <table:table-cell table:number-columns-repeated="16378" table:style-name="ce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938@gmail.com</text:p>
          </table:table-cell>
          <table:table-cell office:value-type="string" table:style-name="ce1">
            <text:p>401084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V07/UonY9oia8GtS9L5hurDNnMUzULUt49nJm300R0FaFPsx03GS</text:p>
          </table:table-cell>
          <table:table-cell table:number-columns-repeated="16378" table:style-name="ce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939@gmail.com</text:p>
          </table:table-cell>
          <table:table-cell office:value-type="string" table:style-name="ce1">
            <text:p>090940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sTh6v757gnAVDuJxW5mGehxYPi4q3zQzNCqHLaPR0UonSP.CKejO</text:p>
          </table:table-cell>
          <table:table-cell table:number-columns-repeated="16378" table:style-name="ce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NATALI</text:p>
          </table:table-cell>
          <table:table-cell office:value-type="string" table:style-name="ce1">
            <text:p>940@gmail.com</text:p>
          </table:table-cell>
          <table:table-cell office:value-type="string" table:style-name="ce1">
            <text:p>471530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n2t1ahKdN5IG09VGdP1yOx18dw1cWHGs.w0ZcW7kAJ7pS354tXNq</text:p>
          </table:table-cell>
          <table:table-cell table:number-columns-repeated="16378" table:style-name="ce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941@gmail.com</text:p>
          </table:table-cell>
          <table:table-cell office:value-type="string" table:style-name="ce1">
            <text:p>083329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QeNkjs6dIrJKEqL5LuUnOxkh.2Ks30yyg.VU.hSPDjpYECCcHPcK</text:p>
          </table:table-cell>
          <table:table-cell table:number-columns-repeated="16378" table:style-name="ce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NICOLASA</text:p>
          </table:table-cell>
          <table:table-cell office:value-type="string" table:style-name="ce1">
            <text:p>942@gmail.com</text:p>
          </table:table-cell>
          <table:table-cell office:value-type="string" table:style-name="ce1">
            <text:p>104201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dOo2vtrjTNBm2igabTK0.S3vvFRW56uEuMyl/5VBgjSxfC2FH94C</text:p>
          </table:table-cell>
          <table:table-cell table:number-columns-repeated="16378" table:style-name="ce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RUFINA</text:p>
          </table:table-cell>
          <table:table-cell office:value-type="string" table:style-name="ce1">
            <text:p>943@gmail.com</text:p>
          </table:table-cell>
          <table:table-cell office:value-type="string" table:style-name="ce1">
            <text:p>073237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ZFgzEPKAhWrqKO2bmjWueFVQ3A6QuLgjQkjhiwIOs/SIUV8wc8Pm</text:p>
          </table:table-cell>
          <table:table-cell table:number-columns-repeated="16378" table:style-name="ce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MARIELA PILAR</text:p>
          </table:table-cell>
          <table:table-cell office:value-type="string" table:style-name="ce1">
            <text:p>944@gmail.com</text:p>
          </table:table-cell>
          <table:table-cell office:value-type="string" table:style-name="ce1">
            <text:p>107471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4dxw71CDvnzCzKu6I3ER.nKTcpd7EH81ipg4YjO67X45pw6aLqTK</text:p>
          </table:table-cell>
          <table:table-cell table:number-columns-repeated="16378" table:style-name="ce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LOYOLA</text:p>
          </table:table-cell>
          <table:table-cell office:value-type="string" table:style-name="ce1">
            <text:p>945@gmail.com</text:p>
          </table:table-cell>
          <table:table-cell office:value-type="string" table:style-name="ce1">
            <text:p>094498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HeKQZqfAeiwPgsrW9ftUuRGjRQX2h1Wq87Q8EMkH2ZgFVYyiC0MW</text:p>
          </table:table-cell>
          <table:table-cell table:number-columns-repeated="16378" table:style-name="ce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JUAN DEMETRIO</text:p>
          </table:table-cell>
          <table:table-cell office:value-type="string" table:style-name="ce1">
            <text:p>946@gmail.com</text:p>
          </table:table-cell>
          <table:table-cell office:value-type="string" table:style-name="ce1">
            <text:p>070579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/ATfFq/O6ftMGek/WQo/u/Xxmpy/Ms8M2Cn7Q4av5aINWmjZAePq</text:p>
          </table:table-cell>
          <table:table-cell table:number-columns-repeated="16378" table:style-name="ce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947@gmail.com</text:p>
          </table:table-cell>
          <table:table-cell office:value-type="string" table:style-name="ce1">
            <text:p>062543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B0VkFbwAJPKBUKToME6UOD89meoHboL8Q5pDxy4ojQhh6rke64Oe</text:p>
          </table:table-cell>
          <table:table-cell table:number-columns-repeated="16378" table:style-name="ce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MODESTO ENRIQUE</text:p>
          </table:table-cell>
          <table:table-cell office:value-type="string" table:style-name="ce1">
            <text:p>948@gmail.com</text:p>
          </table:table-cell>
          <table:table-cell office:value-type="string" table:style-name="ce1">
            <text:p>101110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/e/W1tLGFJLDR3AuZyQLOfai/wqbl0pghFF3Cfml3BdjU2FuSePO</text:p>
          </table:table-cell>
          <table:table-cell table:number-columns-repeated="16378" table:style-name="ce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JUAN UBALDO</text:p>
          </table:table-cell>
          <table:table-cell office:value-type="string" table:style-name="ce1">
            <text:p>949@gmail.com</text:p>
          </table:table-cell>
          <table:table-cell office:value-type="string" table:style-name="ce1">
            <text:p>062590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f.cIfV2UpgTDvzuspY8muT35QXOnDGFcWRMtLwdeDLjivRo6dRUK</text:p>
          </table:table-cell>
          <table:table-cell table:number-columns-repeated="16378" table:style-name="ce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GAUDENCIO</text:p>
          </table:table-cell>
          <table:table-cell office:value-type="string" table:style-name="ce1">
            <text:p>950@gmail.com</text:p>
          </table:table-cell>
          <table:table-cell office:value-type="string" table:style-name="ce1">
            <text:p>070695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e9wryfyQ0B6GgVj.mXgN.HyoLHwsB7HvnVA5ecJN1D8iovaob0Gu</text:p>
          </table:table-cell>
          <table:table-cell table:number-columns-repeated="16378" table:style-name="ce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951@gmail.com</text:p>
          </table:table-cell>
          <table:table-cell office:value-type="string" table:style-name="ce1">
            <text:p>070811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6HFPQl3cOax7S3bxQgwhOr0HDolAnlwAnX4Q4eDSMolRHpvVpoIG</text:p>
          </table:table-cell>
          <table:table-cell table:number-columns-repeated="16378" table:style-name="ce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ISIDORA</text:p>
          </table:table-cell>
          <table:table-cell office:value-type="string" table:style-name="ce1">
            <text:p>952@gmail.com</text:p>
          </table:table-cell>
          <table:table-cell office:value-type="string" table:style-name="ce1">
            <text:p>073706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Lmshty7/dDIgcvLZv0lVuT8Q3unBKPfsQniepWKeqfxxCXGYx8Cm</text:p>
          </table:table-cell>
          <table:table-cell table:number-columns-repeated="16378" table:style-name="ce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RUTH JUDITH</text:p>
          </table:table-cell>
          <table:table-cell office:value-type="string" table:style-name="ce1">
            <text:p>953@gmail.com</text:p>
          </table:table-cell>
          <table:table-cell office:value-type="string" table:style-name="ce1">
            <text:p>099673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fvRBg.hlMJr613E7TzaPOvDERNF/gprahwvLI7zjbFCAF4SCHNQy</text:p>
          </table:table-cell>
          <table:table-cell table:number-columns-repeated="16378" table:style-name="ce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CONSTANTINO</text:p>
          </table:table-cell>
          <table:table-cell office:value-type="string" table:style-name="ce1">
            <text:p>954@gmail.com</text:p>
          </table:table-cell>
          <table:table-cell office:value-type="string" table:style-name="ce1">
            <text:p>070996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u.nmHTexrGS4u8guRYjRejiiQ78VOSao.RuGDvWJMXgxFslQROZS</text:p>
          </table:table-cell>
          <table:table-cell table:number-columns-repeated="16378" table:style-name="ce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JORGE ARMANDO</text:p>
          </table:table-cell>
          <table:table-cell office:value-type="string" table:style-name="ce1">
            <text:p>955@gmail.com</text:p>
          </table:table-cell>
          <table:table-cell office:value-type="string" table:style-name="ce1">
            <text:p>068645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7S5SNoDKMFPo7DhqlfS0eKMX40KYwEojUTlzsDCX5Hc5w3FeO7GK</text:p>
          </table:table-cell>
          <table:table-cell table:number-columns-repeated="16378" table:style-name="ce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956@gmail.com</text:p>
          </table:table-cell>
          <table:table-cell office:value-type="string" table:style-name="ce1">
            <text:p>103143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Qr.hq1vxg2u3buQqg8ch.dJPwWeYYI5X0Ui.35agpP7ONDZbn6f2</text:p>
          </table:table-cell>
          <table:table-cell table:number-columns-repeated="16378" table:style-name="ce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RAMON</text:p>
          </table:table-cell>
          <table:table-cell office:value-type="string" table:style-name="ce1">
            <text:p>957@gmail.com</text:p>
          </table:table-cell>
          <table:table-cell office:value-type="string" table:style-name="ce1">
            <text:p>062557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JfrOgt/0qU732GcQBicxOL.BZJTKCoHU4izP8WO3CeiAmaln9ZCC</text:p>
          </table:table-cell>
          <table:table-cell table:number-columns-repeated="16378" table:style-name="ce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GREGORIA</text:p>
          </table:table-cell>
          <table:table-cell office:value-type="string" table:style-name="ce1">
            <text:p>958@gmail.com</text:p>
          </table:table-cell>
          <table:table-cell office:value-type="string" table:style-name="ce1">
            <text:p>089132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SoJEloqwq549qel9y8VyOadhzfb4nHrSMR2VNynx8uBiGHC.I3Me</text:p>
          </table:table-cell>
          <table:table-cell table:number-columns-repeated="16378" table:style-name="ce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HENRY WILLIAM</text:p>
          </table:table-cell>
          <table:table-cell office:value-type="string" table:style-name="ce1">
            <text:p>959@gmail.com</text:p>
          </table:table-cell>
          <table:table-cell office:value-type="string" table:style-name="ce1">
            <text:p>100822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aP8iWgqzTbPt5I1dJbLkuKJlKzMiY7ZrukweDhtVAZLJX59qpTUW</text:p>
          </table:table-cell>
          <table:table-cell table:number-columns-repeated="16378" table:style-name="ce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960@gmail.com</text:p>
          </table:table-cell>
          <table:table-cell office:value-type="string" table:style-name="ce1">
            <text:p>099532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tnxr7/Hn/LRQUCNu7bUjOdPb9Rejs.te6M4HjP6DYLGi9JRNAG4W</text:p>
          </table:table-cell>
          <table:table-cell table:number-columns-repeated="16378" table:style-name="ce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GRIMALDO</text:p>
          </table:table-cell>
          <table:table-cell office:value-type="string" table:style-name="ce1">
            <text:p>961@gmail.com</text:p>
          </table:table-cell>
          <table:table-cell office:value-type="string" table:style-name="ce1">
            <text:p>080674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Yd05z8FaWMzrZ1JQpBtsOMdlZbEI78WuQRIaEPn9/3mZ9dHGnIre</text:p>
          </table:table-cell>
          <table:table-cell table:number-columns-repeated="16378" table:style-name="ce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ESPERANCIA MARIA</text:p>
          </table:table-cell>
          <table:table-cell office:value-type="string" table:style-name="ce1">
            <text:p>962@gmail.com</text:p>
          </table:table-cell>
          <table:table-cell office:value-type="string" table:style-name="ce1">
            <text:p>061206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Ogl6KF9MT2/XJTCE9GLm.BlOwfkmrGULZdfVfhcjs38oN1bv1PAu</text:p>
          </table:table-cell>
          <table:table-cell table:number-columns-repeated="16378" table:style-name="ce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JUAN ALEJANDRO</text:p>
          </table:table-cell>
          <table:table-cell office:value-type="string" table:style-name="ce1">
            <text:p>963@gmail.com</text:p>
          </table:table-cell>
          <table:table-cell office:value-type="string" table:style-name="ce1">
            <text:p>061644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oSzQZfepuIaYe7r0ZKN.uyFqTrg47VxMAH9KX4GWXLlDQtWMW25C</text:p>
          </table:table-cell>
          <table:table-cell table:number-columns-repeated="16378" table:style-name="ce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MARIA ANTONIETA</text:p>
          </table:table-cell>
          <table:table-cell office:value-type="string" table:style-name="ce1">
            <text:p>964@gmail.com</text:p>
          </table:table-cell>
          <table:table-cell office:value-type="string" table:style-name="ce1">
            <text:p>085405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7jUAW7hCp6fkrH8CCQ4IunjmonobizUB/HBmjeeyx1S1K8JvDvd2</text:p>
          </table:table-cell>
          <table:table-cell table:number-columns-repeated="16378" table:style-name="ce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JACINTO JOSE</text:p>
          </table:table-cell>
          <table:table-cell office:value-type="string" table:style-name="ce1">
            <text:p>965@gmail.com</text:p>
          </table:table-cell>
          <table:table-cell office:value-type="string" table:style-name="ce1">
            <text:p>060138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e/mySbSGH3IUuxgLPcUGu8WAAkSB6e.1bBZO6An1KAk4QidrW0Y2</text:p>
          </table:table-cell>
          <table:table-cell table:number-columns-repeated="16378" table:style-name="ce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LIDIA</text:p>
          </table:table-cell>
          <table:table-cell office:value-type="string" table:style-name="ce1">
            <text:p>966@gmail.com</text:p>
          </table:table-cell>
          <table:table-cell office:value-type="string" table:style-name="ce1">
            <text:p>076888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z7CzSS3FiQ/l1ycBiQwX.oK6Gz9neHy90SQIndOxt4NR8YJ4x9YK</text:p>
          </table:table-cell>
          <table:table-cell table:number-columns-repeated="16378" table:style-name="ce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EVA SOLEDAD</text:p>
          </table:table-cell>
          <table:table-cell office:value-type="string" table:style-name="ce1">
            <text:p>967@gmail.com</text:p>
          </table:table-cell>
          <table:table-cell office:value-type="string" table:style-name="ce1">
            <text:p>410813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53RcASRovdgzvpEQRShyO34ZCufNyRK/q/jY8V7HZxzwgu1xK632</text:p>
          </table:table-cell>
          <table:table-cell table:number-columns-repeated="16378" table:style-name="ce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LUCINDA</text:p>
          </table:table-cell>
          <table:table-cell office:value-type="string" table:style-name="ce1">
            <text:p>968@gmail.com</text:p>
          </table:table-cell>
          <table:table-cell office:value-type="string" table:style-name="ce1">
            <text:p>081760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WPxJT4U.xyiDluMRT9Du.xBTRSV.d028N3VBN0UtT5pq40i7N..G</text:p>
          </table:table-cell>
          <table:table-cell table:number-columns-repeated="16378" table:style-name="ce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DESIDERIO</text:p>
          </table:table-cell>
          <table:table-cell office:value-type="string" table:style-name="ce1">
            <text:p>969@gmail.com</text:p>
          </table:table-cell>
          <table:table-cell office:value-type="string" table:style-name="ce1">
            <text:p>084057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PF.fXfGzEPstT74YlSYiuN9tdRtgk/RKh.c34qBF9ter.Gp2AKpe</text:p>
          </table:table-cell>
          <table:table-cell table:number-columns-repeated="16378" table:style-name="ce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ROSARIO GRACIELA</text:p>
          </table:table-cell>
          <table:table-cell office:value-type="string" table:style-name="ce1">
            <text:p>970@gmail.com</text:p>
          </table:table-cell>
          <table:table-cell office:value-type="string" table:style-name="ce1">
            <text:p>004481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8irOTZC7dwnibjk9aM3wexMqGTcZjR5sPnx5w3UXTCPMZaxYwj1C</text:p>
          </table:table-cell>
          <table:table-cell table:number-columns-repeated="16378" table:style-name="ce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FREDDY GUSTAVO</text:p>
          </table:table-cell>
          <table:table-cell office:value-type="string" table:style-name="ce1">
            <text:p>971@gmail.com</text:p>
          </table:table-cell>
          <table:table-cell office:value-type="string" table:style-name="ce1">
            <text:p>104255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3uxBjC1GCOBWzDcMUp3K.6B5T0.geyXBb0Y4x9UD3fwqBDo6norS</text:p>
          </table:table-cell>
          <table:table-cell table:number-columns-repeated="16378" table:style-name="ce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MANUELA</text:p>
          </table:table-cell>
          <table:table-cell office:value-type="string" table:style-name="ce1">
            <text:p>972@gmail.com</text:p>
          </table:table-cell>
          <table:table-cell office:value-type="string" table:style-name="ce1">
            <text:p>410382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YIo606ciLrXXsBZNlk.4.fOQPEpEiAK6EPLmZDNVlWLDOqU/tUpS</text:p>
          </table:table-cell>
          <table:table-cell table:number-columns-repeated="16378" table:style-name="ce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GERARDINA</text:p>
          </table:table-cell>
          <table:table-cell office:value-type="string" table:style-name="ce1">
            <text:p>973@gmail.com</text:p>
          </table:table-cell>
          <table:table-cell office:value-type="string" table:style-name="ce1">
            <text:p>083125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BfVbPpcVJu3162jkzuoB.cH3WpR8hpxTW43K0oqZtnSi80I..NyS</text:p>
          </table:table-cell>
          <table:table-cell table:number-columns-repeated="16378" table:style-name="ce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NELLY ELIZABETH</text:p>
          </table:table-cell>
          <table:table-cell office:value-type="string" table:style-name="ce1">
            <text:p>974@gmail.com</text:p>
          </table:table-cell>
          <table:table-cell office:value-type="string" table:style-name="ce1">
            <text:p>086532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ADuFnPN.yWMl2jaLgFfhedfMHn1yYv5EFJjyeWh/V2jtb6GSqhaG</text:p>
          </table:table-cell>
          <table:table-cell table:number-columns-repeated="16378" table:style-name="ce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975@gmail.com</text:p>
          </table:table-cell>
          <table:table-cell office:value-type="string" table:style-name="ce1">
            <text:p>066049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.pSNTLL5xgYIuqK12/62Og7lxPawgDPVA0VAj98i9B4YERs7Gefm</text:p>
          </table:table-cell>
          <table:table-cell table:number-columns-repeated="16378" table:style-name="ce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ANTONINA NILA</text:p>
          </table:table-cell>
          <table:table-cell office:value-type="string" table:style-name="ce1">
            <text:p>976@gmail.com</text:p>
          </table:table-cell>
          <table:table-cell office:value-type="string" table:style-name="ce1">
            <text:p>071035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Z8gQoKb/juaQOqDFdnZfensBlanHFHVq/voj5ukGvzhJ5q9fABIm</text:p>
          </table:table-cell>
          <table:table-cell table:number-columns-repeated="16378" table:style-name="ce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ELISEA</text:p>
          </table:table-cell>
          <table:table-cell office:value-type="string" table:style-name="ce1">
            <text:p>977@gmail.com</text:p>
          </table:table-cell>
          <table:table-cell office:value-type="string" table:style-name="ce1">
            <text:p>021501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EnskRQqUKyhgQrsBcSKpu6zaOkRf2LN367.R3W5jImrocHhLEQtS</text:p>
          </table:table-cell>
          <table:table-cell table:number-columns-repeated="16378" table:style-name="ce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978@gmail.com</text:p>
          </table:table-cell>
          <table:table-cell office:value-type="string" table:style-name="ce1">
            <text:p>106083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/VdYCVUSWxuDcd0jTfC5O89pKk0Fi/NrtCD4jidj4erUohgHIjRi</text:p>
          </table:table-cell>
          <table:table-cell table:number-columns-repeated="16378" table:style-name="ce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LUZ MARILIN</text:p>
          </table:table-cell>
          <table:table-cell office:value-type="string" table:style-name="ce1">
            <text:p>979@gmail.com</text:p>
          </table:table-cell>
          <table:table-cell office:value-type="string" table:style-name="ce1">
            <text:p>454417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Wca0aYnW1G4Ng3nF/CU0uBJYxQz9x5ZEraqotQGSO2rCuJygRRqG</text:p>
          </table:table-cell>
          <table:table-cell table:number-columns-repeated="16378" table:style-name="ce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980@gmail.com</text:p>
          </table:table-cell>
          <table:table-cell office:value-type="string" table:style-name="ce1">
            <text:p>082834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4ARA7..NPjlBg7iOyZInOLbJ1Ai4mnUBxxEu7FWM4lMXNHpqb8FK</text:p>
          </table:table-cell>
          <table:table-cell table:number-columns-repeated="16378" table:style-name="ce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LUIS ADRIAN</text:p>
          </table:table-cell>
          <table:table-cell office:value-type="string" table:style-name="ce1">
            <text:p>981@gmail.com</text:p>
          </table:table-cell>
          <table:table-cell office:value-type="string" table:style-name="ce1">
            <text:p>093208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kZ.MlqZHJNbP0JNX2nMquThJPJZaRA9kTj6ZSk8R.B5ALq/m9B.K</text:p>
          </table:table-cell>
          <table:table-cell table:number-columns-repeated="16378" table:style-name="ce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ELSA</text:p>
          </table:table-cell>
          <table:table-cell office:value-type="string" table:style-name="ce1">
            <text:p>982@gmail.com</text:p>
          </table:table-cell>
          <table:table-cell office:value-type="string" table:style-name="ce1">
            <text:p>255404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/Ds0OSxhSKgnPOO00j.OueXSSoUwmkY5EmlQM59R9BCHwjcVx8/2</text:p>
          </table:table-cell>
          <table:table-cell table:number-columns-repeated="16378" table:style-name="ce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CARMEN IRENE</text:p>
          </table:table-cell>
          <table:table-cell office:value-type="string" table:style-name="ce1">
            <text:p>983@gmail.com</text:p>
          </table:table-cell>
          <table:table-cell office:value-type="string" table:style-name="ce1">
            <text:p>292837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QKGo.wBlG2l6uWIy4KD2u2XM/wHO5WC2dTpCiOqDTfTaj2CMK.tG</text:p>
          </table:table-cell>
          <table:table-cell table:number-columns-repeated="16378" table:style-name="ce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EUFRACIA</text:p>
          </table:table-cell>
          <table:table-cell office:value-type="string" table:style-name="ce1">
            <text:p>984@gmail.com</text:p>
          </table:table-cell>
          <table:table-cell office:value-type="string" table:style-name="ce1">
            <text:p>070620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mwNQZ85hRL7E0KaXUcEZ.cYGRPiUZosIyjzKdQP51pnoYMWGAyR.</text:p>
          </table:table-cell>
          <table:table-cell table:number-columns-repeated="16378" table:style-name="ce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JAVIER TULIO</text:p>
          </table:table-cell>
          <table:table-cell office:value-type="string" table:style-name="ce1">
            <text:p>985@gmail.com</text:p>
          </table:table-cell>
          <table:table-cell office:value-type="string" table:style-name="ce1">
            <text:p>085965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.Go80H.yQxlzwAgTDcGVeRRmyooWWaqg9RTNH3p6vibAT6Ztt6h2</text:p>
          </table:table-cell>
          <table:table-cell table:number-columns-repeated="16378" table:style-name="ce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986@gmail.com</text:p>
          </table:table-cell>
          <table:table-cell office:value-type="string" table:style-name="ce1">
            <text:p>402820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nGtY9vwKErQj7TGoLCwkuY1D51SfMjccMpMT7VTN.8sqlFCIwDKK</text:p>
          </table:table-cell>
          <table:table-cell table:number-columns-repeated="16378" table:style-name="ce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MELECIA</text:p>
          </table:table-cell>
          <table:table-cell office:value-type="string" table:style-name="ce1">
            <text:p>987@gmail.com</text:p>
          </table:table-cell>
          <table:table-cell office:value-type="string" table:style-name="ce1">
            <text:p>085204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UkTjDIXT8XFUhLn/uT78.gQrTgHFJzeABQ4ofgQqc4eNRwxu7VRi</text:p>
          </table:table-cell>
          <table:table-cell table:number-columns-repeated="16378" table:style-name="ce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REGINA CELEDONIA</text:p>
          </table:table-cell>
          <table:table-cell office:value-type="string" table:style-name="ce1">
            <text:p>988@gmail.com</text:p>
          </table:table-cell>
          <table:table-cell office:value-type="string" table:style-name="ce1">
            <text:p>090433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I9NSBGP2sG//EOxSmqLquJWz4F18O4Yjh3dLz1WJyP08trk2vgRa</text:p>
          </table:table-cell>
          <table:table-cell table:number-columns-repeated="16378" table:style-name="ce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FLAVIA DOMITILA</text:p>
          </table:table-cell>
          <table:table-cell office:value-type="string" table:style-name="ce1">
            <text:p>989@gmail.com</text:p>
          </table:table-cell>
          <table:table-cell office:value-type="string" table:style-name="ce1">
            <text:p>105156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/B2ti5C9Tv/H6rdajxOP.cE.C3Gfa0t5ceeMb7hDn0e/W7RvfUm2</text:p>
          </table:table-cell>
          <table:table-cell table:number-columns-repeated="16378" table:style-name="ce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MANUEL CASIANO</text:p>
          </table:table-cell>
          <table:table-cell office:value-type="string" table:style-name="ce1">
            <text:p>990@gmail.com</text:p>
          </table:table-cell>
          <table:table-cell office:value-type="string" table:style-name="ce1">
            <text:p>101328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9BZMHTTlCw72V7vV94Im.jt7Z1xwW9tdqhGyieuPn.9XbSSgMMGi</text:p>
          </table:table-cell>
          <table:table-cell table:number-columns-repeated="16378" table:style-name="ce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MAGALY ESTHER</text:p>
          </table:table-cell>
          <table:table-cell office:value-type="string" table:style-name="ce1">
            <text:p>991@gmail.com</text:p>
          </table:table-cell>
          <table:table-cell office:value-type="string" table:style-name="ce1">
            <text:p>731495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ZP35uS1T3R.3NGHIsz5/.2A0obpbjZ7pm7oOpDVAqjxOzOGiMv96</text:p>
          </table:table-cell>
          <table:table-cell table:number-columns-repeated="16378" table:style-name="ce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992@gmail.com</text:p>
          </table:table-cell>
          <table:table-cell office:value-type="string" table:style-name="ce1">
            <text:p>08897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i9UPFvXLm.VS9t3x3GjvO8uDsO/Dg6MCG9BNZXKNsFKCagxermM6</text:p>
          </table:table-cell>
          <table:table-cell table:number-columns-repeated="16378" table:style-name="ce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LUIS ORLANDO</text:p>
          </table:table-cell>
          <table:table-cell office:value-type="string" table:style-name="ce1">
            <text:p>993@gmail.com</text:p>
          </table:table-cell>
          <table:table-cell office:value-type="string" table:style-name="ce1">
            <text:p>099739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J/MuC2iOlWOHci8HE8MB.xaEYaK8KtDdbqHhwql/K1e/ViBXga1W</text:p>
          </table:table-cell>
          <table:table-cell table:number-columns-repeated="16378" table:style-name="ce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VICTOR PEDRO</text:p>
          </table:table-cell>
          <table:table-cell office:value-type="string" table:style-name="ce1">
            <text:p>994@gmail.com</text:p>
          </table:table-cell>
          <table:table-cell office:value-type="string" table:style-name="ce1">
            <text:p>073481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CHgwnz3VX8Cnm.S5suazu9xMZiY8GD3.KWMsBh.cJImDiRoRCu6S</text:p>
          </table:table-cell>
          <table:table-cell table:number-columns-repeated="16378" table:style-name="ce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RAQUEL AIDA</text:p>
          </table:table-cell>
          <table:table-cell office:value-type="string" table:style-name="ce1">
            <text:p>995@gmail.com</text:p>
          </table:table-cell>
          <table:table-cell office:value-type="string" table:style-name="ce1">
            <text:p>418240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waQgtaAoCmVwdpi7RdlUOQRA1.yLl8YWkPdPuYcJKH/fMRw1Ceqi</text:p>
          </table:table-cell>
          <table:table-cell table:number-columns-repeated="16378" table:style-name="ce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VILMA</text:p>
          </table:table-cell>
          <table:table-cell office:value-type="string" table:style-name="ce1">
            <text:p>996@gmail.com</text:p>
          </table:table-cell>
          <table:table-cell office:value-type="string" table:style-name="ce1">
            <text:p>065714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ZuMk4MRPRprqg0R/K.S1.EES32sibl7oPO54UxLCBUWtzghXa116</text:p>
          </table:table-cell>
          <table:table-cell table:number-columns-repeated="16378" table:style-name="ce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997@gmail.com</text:p>
          </table:table-cell>
          <table:table-cell office:value-type="string" table:style-name="ce1">
            <text:p>083314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CCelU.CRYVvWP1J0Nv/1OJ0LIIP3UBlYe0xoglhNXhc5osLEOUYW</text:p>
          </table:table-cell>
          <table:table-cell table:number-columns-repeated="16378" table:style-name="ce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MARITZA</text:p>
          </table:table-cell>
          <table:table-cell office:value-type="string" table:style-name="ce1">
            <text:p>998@gmail.com</text:p>
          </table:table-cell>
          <table:table-cell office:value-type="string" table:style-name="ce1">
            <text:p>417107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X4mffQ4es3tY6qVlx8fPenn4dvBRjZUiYfudXJk/hiBFvvaXY9Eu</text:p>
          </table:table-cell>
          <table:table-cell table:number-columns-repeated="16378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DAVID ANTONIO</text:p>
          </table:table-cell>
          <table:table-cell office:value-type="string" table:style-name="ce1">
            <text:p>999@gmail.com</text:p>
          </table:table-cell>
          <table:table-cell office:value-type="string" table:style-name="ce1">
            <text:p>413770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8iwfQ/phnVjmnFUvV3c7efP9.KoVjIpK9.ZQ0RqNiPjoklqwd6Hm</text:p>
          </table:table-cell>
          <table:table-cell table:number-columns-repeated="16378" table:style-name="ce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1000@gmail.com</text:p>
          </table:table-cell>
          <table:table-cell office:value-type="string" table:style-name="ce1">
            <text:p>062125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uLDhBlPuZFJ6VyTXwWOD.K1dde2P3Lj3XM9iETilL6Air17mV2Ri</text:p>
          </table:table-cell>
          <table:table-cell table:number-columns-repeated="16378" table:style-name="ce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1001@gmail.com</text:p>
          </table:table-cell>
          <table:table-cell office:value-type="string" table:style-name="ce1">
            <text:p>092408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xCQV1zhRyBsTBJMq8HUfO6kPgOGJrhVvRE6ZrcCsRkRoF1vNaQsu</text:p>
          </table:table-cell>
          <table:table-cell table:number-columns-repeated="16378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MADELEINE JULISSA</text:p>
          </table:table-cell>
          <table:table-cell office:value-type="string" table:style-name="ce1">
            <text:p>1002@gmail.com</text:p>
          </table:table-cell>
          <table:table-cell office:value-type="string" table:style-name="ce1">
            <text:p>468409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y0cOOXTXpFCAd4t1Lvx6eDiZYvL5TwtsN7ARooQ1usSd2pU2Tk4C</text:p>
          </table:table-cell>
          <table:table-cell table:number-columns-repeated="16378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PEDRO ALEJANDRO</text:p>
          </table:table-cell>
          <table:table-cell office:value-type="string" table:style-name="ce1">
            <text:p>1003@gmail.com</text:p>
          </table:table-cell>
          <table:table-cell office:value-type="string" table:style-name="ce1">
            <text:p>073771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GzHlMRa18d9DrfwT7CL7eIE15l.ll7vluwKv62wEvuC6UYvmNMFq</text:p>
          </table:table-cell>
          <table:table-cell table:number-columns-repeated="16378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1004@gmail.com</text:p>
          </table:table-cell>
          <table:table-cell office:value-type="string" table:style-name="ce1">
            <text:p>065620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AU6fDOsAGAZaUbwPRoqTe7nPNZYpxSSf0WHgxQp7ZYeOpu5YkqNu</text:p>
          </table:table-cell>
          <table:table-cell table:number-columns-repeated="16378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ELVA DE JESUS</text:p>
          </table:table-cell>
          <table:table-cell office:value-type="string" table:style-name="ce1">
            <text:p>1005@gmail.com</text:p>
          </table:table-cell>
          <table:table-cell office:value-type="string" table:style-name="ce1">
            <text:p>096784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A7qayy7wNnnsI5IgmKJHu2hnE6DWiTcwP/iNHL4kU2c/fPY8jSzO</text:p>
          </table:table-cell>
          <table:table-cell table:number-columns-repeated="16378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1006@gmail.com</text:p>
          </table:table-cell>
          <table:table-cell office:value-type="string" table:style-name="ce1">
            <text:p>072188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LlRIuHdPLHIVvafYcRKj.0HnYnUMs7Xfcg5DWo.V65HXH2Ow5l4y</text:p>
          </table:table-cell>
          <table:table-cell table:number-columns-repeated="16378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EVANGELINA ANGELICA</text:p>
          </table:table-cell>
          <table:table-cell office:value-type="string" table:style-name="ce1">
            <text:p>1007@gmail.com</text:p>
          </table:table-cell>
          <table:table-cell office:value-type="string" table:style-name="ce1">
            <text:p>090956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O7Z9oaR7UM2Sj6K4eJgxugIdWTfYtWvG9OOPAmJo3J8xK/OHqt7q</text:p>
          </table:table-cell>
          <table:table-cell table:number-columns-repeated="16378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JULIA MILAGROS DE MERCEDES</text:p>
          </table:table-cell>
          <table:table-cell office:value-type="string" table:style-name="ce1">
            <text:p>1008@gmail.com</text:p>
          </table:table-cell>
          <table:table-cell office:value-type="string" table:style-name="ce1">
            <text:p>473716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P5t2xMOjgipQYZpYmicluLYYpaBt7JTUhnjvyE45a9lfbfpvjHqe</text:p>
          </table:table-cell>
          <table:table-cell table:number-columns-repeated="16378" table:style-name="ce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TEOFILO</text:p>
          </table:table-cell>
          <table:table-cell office:value-type="string" table:style-name="ce1">
            <text:p>1009@gmail.com</text:p>
          </table:table-cell>
          <table:table-cell office:value-type="string" table:style-name="ce1">
            <text:p>270730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qJPt5Xd6z9VUPYaQmMbZuMuaOcVwNOIFTMyfMpP00yVfI4rdPNwC</text:p>
          </table:table-cell>
          <table:table-cell table:number-columns-repeated="16378" table:style-name="ce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1010@gmail.com</text:p>
          </table:table-cell>
          <table:table-cell office:value-type="string" table:style-name="ce1">
            <text:p>068350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NH2t.G0pUTFVQuUIBf3JOsh8a64HvIGtGwr3ynWgra/L7KY/60fi</text:p>
          </table:table-cell>
          <table:table-cell table:number-columns-repeated="16378" table:style-name="ce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1011@gmail.com</text:p>
          </table:table-cell>
          <table:table-cell office:value-type="string" table:style-name="ce1">
            <text:p>072966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2H3P/cJ.T6Ct8cHsqOQ8OpRPkGQWOsxgnVl1OegtbPEnOuacq3JK</text:p>
          </table:table-cell>
          <table:table-cell table:number-columns-repeated="16378" table:style-name="ce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JACK DANIEL</text:p>
          </table:table-cell>
          <table:table-cell office:value-type="string" table:style-name="ce1">
            <text:p>1012@gmail.com</text:p>
          </table:table-cell>
          <table:table-cell office:value-type="string" table:style-name="ce1">
            <text:p>472125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fS37ba05c8eJV/xZH4hreY9kZV/nAQLg76hJy0WoCwF2iUkxQhqK</text:p>
          </table:table-cell>
          <table:table-cell table:number-columns-repeated="16378" table:style-name="ce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PORFIRIO MELITON</text:p>
          </table:table-cell>
          <table:table-cell office:value-type="string" table:style-name="ce1">
            <text:p>1013@gmail.com</text:p>
          </table:table-cell>
          <table:table-cell office:value-type="string" table:style-name="ce1">
            <text:p>080882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r9sQd5.uxtjMke2TJXLVeZ0BKDtXVulpj9vjp5o1ns1YXQO50Ri.</text:p>
          </table:table-cell>
          <table:table-cell table:number-columns-repeated="16378" table:style-name="ce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LIVIA LEONIDAS</text:p>
          </table:table-cell>
          <table:table-cell office:value-type="string" table:style-name="ce1">
            <text:p>1014@gmail.com</text:p>
          </table:table-cell>
          <table:table-cell office:value-type="string" table:style-name="ce1">
            <text:p>086243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xDviaAJ2AMCyk.qHXJFK..FvwMR4yREaoFqH2KuIwQ4Q1cx9ASVO</text:p>
          </table:table-cell>
          <table:table-cell table:number-columns-repeated="16378" table:style-name="ce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1015@gmail.com</text:p>
          </table:table-cell>
          <table:table-cell office:value-type="string" table:style-name="ce1">
            <text:p>084726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5RCMbC.chG4iZ2vxALGyez7cVzMZG7ba6E8vShDBPxbRr34up026</text:p>
          </table:table-cell>
          <table:table-cell table:number-columns-repeated="16378" table:style-name="ce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ROGELIA JANET</text:p>
          </table:table-cell>
          <table:table-cell office:value-type="string" table:style-name="ce1">
            <text:p>1016@gmail.com</text:p>
          </table:table-cell>
          <table:table-cell office:value-type="string" table:style-name="ce1">
            <text:p>095649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YwQC5k5QZF5hnHXqrnQ5uqMBRCT0gU5nErKvvUzTcypndSeF9EGK</text:p>
          </table:table-cell>
          <table:table-cell table:number-columns-repeated="16378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1017@gmail.com</text:p>
          </table:table-cell>
          <table:table-cell office:value-type="string" table:style-name="ce1">
            <text:p>090925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AUN0lWm9BRbVSoObCQCuuFyywNr3jH0bdU0IAWCo/jswrop7bn0i</text:p>
          </table:table-cell>
          <table:table-cell table:number-columns-repeated="16378" table:style-name="ce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1018@gmail.com</text:p>
          </table:table-cell>
          <table:table-cell office:value-type="string" table:style-name="ce1">
            <text:p>805658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JzSH3npA6iMFLYLUF/kK.4LUpyIqy353pgGaWgWJe.H3SjwGp2my</text:p>
          </table:table-cell>
          <table:table-cell table:number-columns-repeated="16378" table:style-name="ce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MARTINA FELICITA</text:p>
          </table:table-cell>
          <table:table-cell office:value-type="string" table:style-name="ce1">
            <text:p>1019@gmail.com</text:p>
          </table:table-cell>
          <table:table-cell office:value-type="string" table:style-name="ce1">
            <text:p>090908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7R3Gca22ZzSNWgfECcgjur1euoL6Nbei5jNdHEV99qBV2kzqE.Ka</text:p>
          </table:table-cell>
          <table:table-cell table:number-columns-repeated="16378" table:style-name="ce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ROSA ANTONIETA</text:p>
          </table:table-cell>
          <table:table-cell office:value-type="string" table:style-name="ce1">
            <text:p>1020@gmail.com</text:p>
          </table:table-cell>
          <table:table-cell office:value-type="string" table:style-name="ce1">
            <text:p>085972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QkrnRm.Z3IJCpnXPo.3XOX9CtTbh3J/QS1nwUwZEp.5KVtZWq4O.</text:p>
          </table:table-cell>
          <table:table-cell table:number-columns-repeated="16378" table:style-name="ce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021@gmail.com</text:p>
          </table:table-cell>
          <table:table-cell office:value-type="string" table:style-name="ce1">
            <text:p>284469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y1u9Q1FYImysisPyp/23uq92DEtsYgEXAp4HInJQ9qacQ3Ml5FbO</text:p>
          </table:table-cell>
          <table:table-cell table:number-columns-repeated="16378" table:style-name="ce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1022@gmail.com</text:p>
          </table:table-cell>
          <table:table-cell office:value-type="string" table:style-name="ce1">
            <text:p>092042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Fg7HCVmbalwXUxKEB8DY.Nj0Fs7VKl4VhDQIlTwM8/lhbaWH0rd6</text:p>
          </table:table-cell>
          <table:table-cell table:number-columns-repeated="16378" table:style-name="ce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ELISEO NOE</text:p>
          </table:table-cell>
          <table:table-cell office:value-type="string" table:style-name="ce1">
            <text:p>1023@gmail.com</text:p>
          </table:table-cell>
          <table:table-cell office:value-type="string" table:style-name="ce1">
            <text:p>097518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3zpL9mqJJ0dMo5xjQa53esydphbzoj77iFMy4Ft1xaY9j5mOWVjS</text:p>
          </table:table-cell>
          <table:table-cell table:number-columns-repeated="16378" table:style-name="ce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RUFINO</text:p>
          </table:table-cell>
          <table:table-cell office:value-type="string" table:style-name="ce1">
            <text:p>1024@gmail.com</text:p>
          </table:table-cell>
          <table:table-cell office:value-type="string" table:style-name="ce1">
            <text:p>083268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e/vjvQwpHDMtnQMQrL7LucWd8eH8VFEnYCIpvSq.XD8V3n0olJ1u</text:p>
          </table:table-cell>
          <table:table-cell table:number-columns-repeated="16378" table:style-name="ce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1025@gmail.com</text:p>
          </table:table-cell>
          <table:table-cell office:value-type="string" table:style-name="ce1">
            <text:p>040051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YrTOefQb141FLsH0h0oNeXP74.svu3vRFz4Y4dECIml4ui2/Hfa.</text:p>
          </table:table-cell>
          <table:table-cell table:number-columns-repeated="16378" table:style-name="ce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MAXIMINA</text:p>
          </table:table-cell>
          <table:table-cell office:value-type="string" table:style-name="ce1">
            <text:p>1026@gmail.com</text:p>
          </table:table-cell>
          <table:table-cell office:value-type="string" table:style-name="ce1">
            <text:p>089714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shBKM8XrJ08aCC4GFdFWeCqvjjXM4D6nYZtGFN0eIIZsswoiUKAm</text:p>
          </table:table-cell>
          <table:table-cell table:number-columns-repeated="16378" table:style-name="ce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WILLIAM HERNAN</text:p>
          </table:table-cell>
          <table:table-cell office:value-type="string" table:style-name="ce1">
            <text:p>1027@gmail.com</text:p>
          </table:table-cell>
          <table:table-cell office:value-type="string" table:style-name="ce1">
            <text:p>086099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oXrbl49kMS3pJUh3Dqnb.o.M662yp/dG4s2oJjngMnDUu1rs5pZy</text:p>
          </table:table-cell>
          <table:table-cell table:number-columns-repeated="16378" table:style-name="ce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ASUNTA</text:p>
          </table:table-cell>
          <table:table-cell office:value-type="string" table:style-name="ce1">
            <text:p>1028@gmail.com</text:p>
          </table:table-cell>
          <table:table-cell office:value-type="string" table:style-name="ce1">
            <text:p>249916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8gQE2EdXQWe1iMQ5cupZp.iBGPG/wWZMhCaoPTn1O8Ad7J.jJ0gz2</text:p>
          </table:table-cell>
          <table:table-cell table:number-columns-repeated="16378" table:style-name="ce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AZARIAS SILAS</text:p>
          </table:table-cell>
          <table:table-cell office:value-type="string" table:style-name="ce1">
            <text:p>1029@gmail.com</text:p>
          </table:table-cell>
          <table:table-cell office:value-type="string" table:style-name="ce1">
            <text:p>086891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zk.e7oWED.BKrnmlEdkP.I/Td3NHnll4XNuqSKI4LKGE3LKLoQoe</text:p>
          </table:table-cell>
          <table:table-cell table:number-columns-repeated="16378" table:style-name="ce1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BRENDA MARLIET</text:p>
          </table:table-cell>
          <table:table-cell office:value-type="string" table:style-name="ce1">
            <text:p>1030@gmail.com</text:p>
          </table:table-cell>
          <table:table-cell office:value-type="string" table:style-name="ce1">
            <text:p>763265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DbFmMfdkDQUqShIqUkITOFUTIkwhfeFvQ4MDwkmS1i9O9R2Pqi0C</text:p>
          </table:table-cell>
          <table:table-cell table:number-columns-repeated="16378" table:style-name="ce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1031@gmail.com</text:p>
          </table:table-cell>
          <table:table-cell office:value-type="string" table:style-name="ce1">
            <text:p>099424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0LNHXXFvuLGXNcjDAEgYe6JUVRJ4BK4i9xpEPPMKxVb8ptUBggda</text:p>
          </table:table-cell>
          <table:table-cell table:number-columns-repeated="16378" table:style-name="ce1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VICTOR RAUL</text:p>
          </table:table-cell>
          <table:table-cell office:value-type="string" table:style-name="ce1">
            <text:p>1032@gmail.com</text:p>
          </table:table-cell>
          <table:table-cell office:value-type="string" table:style-name="ce1">
            <text:p>09268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jvjGRY61yErpTj9ZOPjPe9MW9i6eu5N0B9A56Fjg0OWB3yuY7MKO</text:p>
          </table:table-cell>
          <table:table-cell table:number-columns-repeated="16378" table:style-name="ce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MARCELINO ERASMO</text:p>
          </table:table-cell>
          <table:table-cell office:value-type="string" table:style-name="ce1">
            <text:p>1033@gmail.com</text:p>
          </table:table-cell>
          <table:table-cell office:value-type="string" table:style-name="ce1">
            <text:p>100421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mlOoGDg55IDQHlmFjksJOEU59wXqdVRdBIIX2ZI5QpSyULKn7VJS</text:p>
          </table:table-cell>
          <table:table-cell table:number-columns-repeated="16378" table:style-name="ce1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MARTHA MERY</text:p>
          </table:table-cell>
          <table:table-cell office:value-type="string" table:style-name="ce1">
            <text:p>1034@gmail.com</text:p>
          </table:table-cell>
          <table:table-cell office:value-type="string" table:style-name="ce1">
            <text:p>433482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JRMqlR9/LYl/GRARNeMwewYBrnc/m/tcfyBCntX1ULCW8Ug9XTum</text:p>
          </table:table-cell>
          <table:table-cell table:number-columns-repeated="16378" table:style-name="ce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FLOR AYDEE</text:p>
          </table:table-cell>
          <table:table-cell office:value-type="string" table:style-name="ce1">
            <text:p>1035@gmail.com</text:p>
          </table:table-cell>
          <table:table-cell office:value-type="string" table:style-name="ce1">
            <text:p>445403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gQ.Sv3XYnZP2M5Rg90JH.Yiyigg3EprU7VyaOEthWJH.Fco4rj6G</text:p>
          </table:table-cell>
          <table:table-cell table:number-columns-repeated="16378" table:style-name="ce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TEOFILA</text:p>
          </table:table-cell>
          <table:table-cell office:value-type="string" table:style-name="ce1">
            <text:p>1036@gmail.com</text:p>
          </table:table-cell>
          <table:table-cell office:value-type="string" table:style-name="ce1">
            <text:p>090872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/WhjI5ytDmIXSDzBYhljeALGuq/8lfSJ3O7L89N7fy4pdUU6khu6</text:p>
          </table:table-cell>
          <table:table-cell table:number-columns-repeated="16378" table:style-name="ce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CARMELA ESTHER</text:p>
          </table:table-cell>
          <table:table-cell office:value-type="string" table:style-name="ce1">
            <text:p>1037@gmail.com</text:p>
          </table:table-cell>
          <table:table-cell office:value-type="string" table:style-name="ce1">
            <text:p>101064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aVVOu42H1OysQS7Ng04BOQ8LCkQEDC23Ka3VVQmPH7qbeYteJ1CK</text:p>
          </table:table-cell>
          <table:table-cell table:number-columns-repeated="16378" table:style-name="ce1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1">
            <text:p>RENE</text:p>
          </table:table-cell>
          <table:table-cell office:value-type="string" table:style-name="ce1">
            <text:p>1038@gmail.com</text:p>
          </table:table-cell>
          <table:table-cell office:value-type="string" table:style-name="ce1">
            <text:p>070912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uRPsbpTq9au.wWJJjHduOKm3EKtZByrdYd0xYcb1qj5GXQ04HAPi</text:p>
          </table:table-cell>
          <table:table-cell table:number-columns-repeated="16378" table:style-name="ce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EUSTAQUIA JULIA</text:p>
          </table:table-cell>
          <table:table-cell office:value-type="string" table:style-name="ce1">
            <text:p>1039@gmail.com</text:p>
          </table:table-cell>
          <table:table-cell office:value-type="string" table:style-name="ce1">
            <text:p>083163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XCsDjxc8TJQ9sVary9VFeV5WqGXxMuL5kW0A.jkp.R3SoinR3TYO</text:p>
          </table:table-cell>
          <table:table-cell table:number-columns-repeated="16378" table:style-name="ce1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MIGUEL ANGEL</text:p>
          </table:table-cell>
          <table:table-cell office:value-type="string" table:style-name="ce1">
            <text:p>1040@gmail.com</text:p>
          </table:table-cell>
          <table:table-cell office:value-type="string" table:style-name="ce1">
            <text:p>401647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ANR1b93BgIebTvP5QQtvu8eiw8KWEQEikAJdyM4ZoTIEyG5x6496</text:p>
          </table:table-cell>
          <table:table-cell table:number-columns-repeated="16378" table:style-name="ce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AMANDA NILDA</text:p>
          </table:table-cell>
          <table:table-cell office:value-type="string" table:style-name="ce1">
            <text:p>1041@gmail.com</text:p>
          </table:table-cell>
          <table:table-cell office:value-type="string" table:style-name="ce1">
            <text:p>070968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nCwHuvNYxVsWqgehh0Dp.4txc9oVkGY18ziRT37Iyl3TZyJrYtga</text:p>
          </table:table-cell>
          <table:table-cell table:number-columns-repeated="16378" table:style-name="ce1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NANCY LUPE</text:p>
          </table:table-cell>
          <table:table-cell office:value-type="string" table:style-name="ce1">
            <text:p>1042@gmail.com</text:p>
          </table:table-cell>
          <table:table-cell office:value-type="string" table:style-name="ce1">
            <text:p>075384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J/I.8SeXqo0zyjWSGM9ce4UME70dUgw7G590ft9nPO1yo/EYiWOS</text:p>
          </table:table-cell>
          <table:table-cell table:number-columns-repeated="16378" table:style-name="ce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ELENA FLORA</text:p>
          </table:table-cell>
          <table:table-cell office:value-type="string" table:style-name="ce1">
            <text:p>1043@gmail.com</text:p>
          </table:table-cell>
          <table:table-cell office:value-type="string" table:style-name="ce1">
            <text:p>073955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lny.sOSqXvYS7dZSnbq.XutHo/kwo6wBs0b/b/TMT7DcbSZP6xq</text:p>
          </table:table-cell>
          <table:table-cell table:number-columns-repeated="16378" table:style-name="ce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HUGO RICARDO</text:p>
          </table:table-cell>
          <table:table-cell office:value-type="string" table:style-name="ce1">
            <text:p>1044@gmail.com</text:p>
          </table:table-cell>
          <table:table-cell office:value-type="string" table:style-name="ce1">
            <text:p>075184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qqAqxoDG0/cfQgZFl4.n.eR4se5kQPuClK7DsItyQFWhyy/y1P4S</text:p>
          </table:table-cell>
          <table:table-cell table:number-columns-repeated="16378" table:style-name="ce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1045@gmail.com</text:p>
          </table:table-cell>
          <table:table-cell office:value-type="string" table:style-name="ce1">
            <text:p>074779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.VEKG918kX6./7QlBL85.XM1dBkngI840ZP7q6bU96QWdAdBNEvm</text:p>
          </table:table-cell>
          <table:table-cell table:number-columns-repeated="16378" table:style-name="ce1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ROSA ELENA</text:p>
          </table:table-cell>
          <table:table-cell office:value-type="string" table:style-name="ce1">
            <text:p>1046@gmail.com</text:p>
          </table:table-cell>
          <table:table-cell office:value-type="string" table:style-name="ce1">
            <text:p>104564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zQsanMZP3ICCwqH3kbHhuNyjKOj/fHb2jPU0iJPtTZYeuTEFkSVK</text:p>
          </table:table-cell>
          <table:table-cell table:number-columns-repeated="16378" table:style-name="ce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ZARA EDITH</text:p>
          </table:table-cell>
          <table:table-cell office:value-type="string" table:style-name="ce1">
            <text:p>1047@gmail.com</text:p>
          </table:table-cell>
          <table:table-cell office:value-type="string" table:style-name="ce1">
            <text:p>083355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d7do4lq66cnJgnaJ75adOtFWp0xgvKyrIL.URZS93mkAgqi79p3e</text:p>
          </table:table-cell>
          <table:table-cell table:number-columns-repeated="16378" table:style-name="ce1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ISRAEL YONI</text:p>
          </table:table-cell>
          <table:table-cell office:value-type="string" table:style-name="ce1">
            <text:p>1048@gmail.com</text:p>
          </table:table-cell>
          <table:table-cell office:value-type="string" table:style-name="ce1">
            <text:p>426413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W5zlCA2GDW092b92GF0ouq5wOOj7onc1yP.PuOIZwo9JpmxN440i</text:p>
          </table:table-cell>
          <table:table-cell table:number-columns-repeated="16378" table:style-name="ce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1049@gmail.com</text:p>
          </table:table-cell>
          <table:table-cell office:value-type="string" table:style-name="ce1">
            <text:p>472760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K5oS9ZuPdYtlzrED5JPdOKlsN5iifzH/04NDVFBKdJIOTLhcf8ba</text:p>
          </table:table-cell>
          <table:table-cell table:number-columns-repeated="16378" table:style-name="ce1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ANITA</text:p>
          </table:table-cell>
          <table:table-cell office:value-type="string" table:style-name="ce1">
            <text:p>1050@gmail.com</text:p>
          </table:table-cell>
          <table:table-cell office:value-type="string" table:style-name="ce1">
            <text:p>104549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NkAIzPS6fXRV/2HyZKD7uMcGtQ74LVuafdARCuvh8l5Zcmg2aKB.</text:p>
          </table:table-cell>
          <table:table-cell table:number-columns-repeated="16378" table:style-name="ce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ESTEVAN</text:p>
          </table:table-cell>
          <table:table-cell office:value-type="string" table:style-name="ce1">
            <text:p>1051@gmail.com</text:p>
          </table:table-cell>
          <table:table-cell office:value-type="string" table:style-name="ce1">
            <text:p>095166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lRmbNuDyksuEtjSEsFwhuhUGtD2NJzF7EGgod/hgEslnRhuWAZo2</text:p>
          </table:table-cell>
          <table:table-cell table:number-columns-repeated="16378" table:style-name="ce1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TIOFILA PROFITA</text:p>
          </table:table-cell>
          <table:table-cell office:value-type="string" table:style-name="ce1">
            <text:p>1052@gmail.com</text:p>
          </table:table-cell>
          <table:table-cell office:value-type="string" table:style-name="ce1">
            <text:p>077786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ok40VOpdoUusAccoB6oNO164pod1khjG1WIyF5WGf/QkA6iY7VlW</text:p>
          </table:table-cell>
          <table:table-cell table:number-columns-repeated="16378" table:style-name="ce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SANDRO YHIMSON</text:p>
          </table:table-cell>
          <table:table-cell office:value-type="string" table:style-name="ce1">
            <text:p>1053@gmail.com</text:p>
          </table:table-cell>
          <table:table-cell office:value-type="string" table:style-name="ce1">
            <text:p>458713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mSI54hbFR/rgI5qjAmgF.ui.PpPm0TMt8InKi1331CeMXt7UEKBq</text:p>
          </table:table-cell>
          <table:table-cell table:number-columns-repeated="16378" table:style-name="ce1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ERENIA CARMEN</text:p>
          </table:table-cell>
          <table:table-cell office:value-type="string" table:style-name="ce1">
            <text:p>1054@gmail.com</text:p>
          </table:table-cell>
          <table:table-cell office:value-type="string" table:style-name="ce1">
            <text:p>090375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SF8xmzuqhTr4mOo41j7DeNY4KofnumY27EtYrNRkt2fpghp2NyzS</text:p>
          </table:table-cell>
          <table:table-cell table:number-columns-repeated="16378" table:style-name="ce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ABSALON</text:p>
          </table:table-cell>
          <table:table-cell office:value-type="string" table:style-name="ce1">
            <text:p>1055@gmail.com</text:p>
          </table:table-cell>
          <table:table-cell office:value-type="string" table:style-name="ce1">
            <text:p>042133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Dv4BIlapMeeuVEzyOEOs.IKIV1r66lrUKwtyAwa1xpL4HKiIAsKq</text:p>
          </table:table-cell>
          <table:table-cell table:number-columns-repeated="16378" table:style-name="ce1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KINNY JINMY</text:p>
          </table:table-cell>
          <table:table-cell office:value-type="string" table:style-name="ce1">
            <text:p>1056@gmail.com</text:p>
          </table:table-cell>
          <table:table-cell office:value-type="string" table:style-name="ce1">
            <text:p>422422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KMXReilPCylPDJ53Ee8JOcDAYx87ikOzXWcxgGbfuVmEkMvlPddO</text:p>
          </table:table-cell>
          <table:table-cell table:number-columns-repeated="16378" table:style-name="ce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SOFIA DORA</text:p>
          </table:table-cell>
          <table:table-cell office:value-type="string" table:style-name="ce1">
            <text:p>1057@gmail.com</text:p>
          </table:table-cell>
          <table:table-cell office:value-type="string" table:style-name="ce1">
            <text:p>069559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g9EBPzAwkD/ZT/3YTZRuewRP7BQ5DWZ2jiREHPIQPNElBf0EAbAC</text:p>
          </table:table-cell>
          <table:table-cell table:number-columns-repeated="16378" table:style-name="ce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ENRIQUE CONCEPCION</text:p>
          </table:table-cell>
          <table:table-cell office:value-type="string" table:style-name="ce1">
            <text:p>1058@gmail.com</text:p>
          </table:table-cell>
          <table:table-cell office:value-type="string" table:style-name="ce1">
            <text:p>092130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k1TRQDqtdo5dHnf48fRT..BrDC1bN5t/sW.gwwDVlpyLEjtfN9b6</text:p>
          </table:table-cell>
          <table:table-cell table:number-columns-repeated="16378" table:style-name="ce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1059@gmail.com</text:p>
          </table:table-cell>
          <table:table-cell office:value-type="string" table:style-name="ce1">
            <text:p>328383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9d9Tba7LhcjyXyhEyKTYOMYwmu9tB1.aXig7ZEd.enYxIWDgqKwq</text:p>
          </table:table-cell>
          <table:table-cell table:number-columns-repeated="16378" table:style-name="ce1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CEFERINA</text:p>
          </table:table-cell>
          <table:table-cell office:value-type="string" table:style-name="ce1">
            <text:p>1060@gmail.com</text:p>
          </table:table-cell>
          <table:table-cell office:value-type="string" table:style-name="ce1">
            <text:p>095569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6aXaVo//BLKz5myoJekguTGYWL5Wz8lY9IkIT523vRcn1SglA/jy</text:p>
          </table:table-cell>
          <table:table-cell table:number-columns-repeated="16378" table:style-name="ce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BACILIO BALDOMERO</text:p>
          </table:table-cell>
          <table:table-cell office:value-type="string" table:style-name="ce1">
            <text:p>1061@gmail.com</text:p>
          </table:table-cell>
          <table:table-cell office:value-type="string" table:style-name="ce1">
            <text:p>082997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0MopCE9yOupQM4RsAPeJZOzPaCJN8j0MVdjkrUa/RpjW4OBAWaAhi</text:p>
          </table:table-cell>
          <table:table-cell table:number-columns-repeated="16378" table:style-name="ce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ESTANISLAO</text:p>
          </table:table-cell>
          <table:table-cell office:value-type="string" table:style-name="ce1">
            <text:p>1062@gmail.com</text:p>
          </table:table-cell>
          <table:table-cell office:value-type="string" table:style-name="ce1">
            <text:p>092180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UjzGvJ.K1dt3hkgHFu.6OZVtfSTRE3If9ha05KJOCjsdMuQL083q</text:p>
          </table:table-cell>
          <table:table-cell table:number-columns-repeated="16378" table:style-name="ce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1">
            <text:p>JUSTO ENRIQUE</text:p>
          </table:table-cell>
          <table:table-cell office:value-type="string" table:style-name="ce1">
            <text:p>1063@gmail.com</text:p>
          </table:table-cell>
          <table:table-cell office:value-type="string" table:style-name="ce1">
            <text:p>105384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r6Y9d8CdjKYTKheoer2beQwjczniavbHIxclUf6G6iXT0QFn7nKK</text:p>
          </table:table-cell>
          <table:table-cell table:number-columns-repeated="16378" table:style-name="ce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JUAN ALFREDO</text:p>
          </table:table-cell>
          <table:table-cell office:value-type="string" table:style-name="ce1">
            <text:p>1064@gmail.com</text:p>
          </table:table-cell>
          <table:table-cell office:value-type="string" table:style-name="ce1">
            <text:p>096182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0048ArbLL5RCKx8FdsAlOmxJ.fJzFfR9aOsibe5LD.zGjD9dyrYm</text:p>
          </table:table-cell>
          <table:table-cell table:number-columns-repeated="16378" table:style-name="ce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LUCILA MERCEDES</text:p>
          </table:table-cell>
          <table:table-cell office:value-type="string" table:style-name="ce1">
            <text:p>1065@gmail.com</text:p>
          </table:table-cell>
          <table:table-cell office:value-type="string" table:style-name="ce1">
            <text:p>075043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NBGX.Wtd8MAdBMa2BFiuOOH9eCPUgQr.Q8X7ycgokSnIclSr6z/e</text:p>
          </table:table-cell>
          <table:table-cell table:number-columns-repeated="16378" table:style-name="ce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DORINA ANA</text:p>
          </table:table-cell>
          <table:table-cell office:value-type="string" table:style-name="ce1">
            <text:p>1066@gmail.com</text:p>
          </table:table-cell>
          <table:table-cell office:value-type="string" table:style-name="ce1">
            <text:p>068835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XBfYlPMKp3g.fqOb3gFp.jDIAfvwlyuxIfZuEPgLzzfqc13eec9q</text:p>
          </table:table-cell>
          <table:table-cell table:number-columns-repeated="16378" table:style-name="ce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JOSE ANGEL</text:p>
          </table:table-cell>
          <table:table-cell office:value-type="string" table:style-name="ce1">
            <text:p>1067@gmail.com</text:p>
          </table:table-cell>
          <table:table-cell office:value-type="string" table:style-name="ce1">
            <text:p>107260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IwTgr8PLBodV5muBs4Zu.IzswFLRt9EGEQ0RUHJHRF5ArN.Q6Wku</text:p>
          </table:table-cell>
          <table:table-cell table:number-columns-repeated="16378" table:style-name="ce1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1">
            <text:p>LEANDRO</text:p>
          </table:table-cell>
          <table:table-cell office:value-type="string" table:style-name="ce1">
            <text:p>1068@gmail.com</text:p>
          </table:table-cell>
          <table:table-cell office:value-type="string" table:style-name="ce1">
            <text:p>104195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D8Necwg22/CSn/3Czs6zOuV1PCsGJ88xtg5GxpUAjzkbZErcMfS2</text:p>
          </table:table-cell>
          <table:table-cell table:number-columns-repeated="16378" table:style-name="ce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IGNACIA</text:p>
          </table:table-cell>
          <table:table-cell office:value-type="string" table:style-name="ce1">
            <text:p>1069@gmail.com</text:p>
          </table:table-cell>
          <table:table-cell office:value-type="string" table:style-name="ce1">
            <text:p>074367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fUwlqnt5ZB7rxmTD831b.u5Noj5WieaFAmzoK/P./VOgy2gE6TbS</text:p>
          </table:table-cell>
          <table:table-cell table:number-columns-repeated="16378" table:style-name="ce1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1070@gmail.com</text:p>
          </table:table-cell>
          <table:table-cell office:value-type="string" table:style-name="ce1">
            <text:p>106696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jutP3wQnzVR6fH2X.AypO8IQR3K1UNl18TtR5FlS83Lex223KWYq</text:p>
          </table:table-cell>
          <table:table-cell table:number-columns-repeated="16378" table:style-name="ce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ARCADIO VLADIMIR</text:p>
          </table:table-cell>
          <table:table-cell office:value-type="string" table:style-name="ce1">
            <text:p>1071@gmail.com</text:p>
          </table:table-cell>
          <table:table-cell office:value-type="string" table:style-name="ce1">
            <text:p>411321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uCBIUVx9fVw2JkDvvoe2unqpA7lXyZUl3xNqa5CQNAeaPkZR7v2a</text:p>
          </table:table-cell>
          <table:table-cell table:number-columns-repeated="16378" table:style-name="ce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ZACARIAS</text:p>
          </table:table-cell>
          <table:table-cell office:value-type="string" table:style-name="ce1">
            <text:p>1072@gmail.com</text:p>
          </table:table-cell>
          <table:table-cell office:value-type="string" table:style-name="ce1">
            <text:p>093278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blb.3LmQAx1UoNqiAnAxufmuqgshEW2xhkb7XiRob6cS0mNOJaQq</text:p>
          </table:table-cell>
          <table:table-cell table:number-columns-repeated="16378" table:style-name="ce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ANGELICA JOSEFA</text:p>
          </table:table-cell>
          <table:table-cell office:value-type="string" table:style-name="ce1">
            <text:p>1073@gmail.com</text:p>
          </table:table-cell>
          <table:table-cell office:value-type="string" table:style-name="ce1">
            <text:p>090919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hdY8g1oK8/mdMtb2J3e7OO9Ifw8trxbwRzf8h7quUB5b5iC381ke</text:p>
          </table:table-cell>
          <table:table-cell table:number-columns-repeated="16378" table:style-name="ce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1074@gmail.com</text:p>
          </table:table-cell>
          <table:table-cell office:value-type="string" table:style-name="ce1">
            <text:p>084106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zVcJbUfJCiw10.LO2VfHO4l0Imq7B/plSXzqjLK.DfZ30pWxChW2</text:p>
          </table:table-cell>
          <table:table-cell table:number-columns-repeated="16378" table:style-name="ce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TULA</text:p>
          </table:table-cell>
          <table:table-cell office:value-type="string" table:style-name="ce1">
            <text:p>1075@gmail.com</text:p>
          </table:table-cell>
          <table:table-cell office:value-type="string" table:style-name="ce1">
            <text:p>106822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LkPgCNu7Er5/4eMunSKkelRxV5p9rsA4WCDEPLX3d.CpHwFa5E3.</text:p>
          </table:table-cell>
          <table:table-cell table:number-columns-repeated="16378" table:style-name="ce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PABLO CESAR</text:p>
          </table:table-cell>
          <table:table-cell office:value-type="string" table:style-name="ce1">
            <text:p>1076@gmail.com</text:p>
          </table:table-cell>
          <table:table-cell office:value-type="string" table:style-name="ce1">
            <text:p>105613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XMCwftp0hYL9TOS2LtlZulz/tz6UO.ceZqJj2siGTbVtFB31oN5a</text:p>
          </table:table-cell>
          <table:table-cell table:number-columns-repeated="16378" table:style-name="ce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GLADYS CRISTINA</text:p>
          </table:table-cell>
          <table:table-cell office:value-type="string" table:style-name="ce1">
            <text:p>1077@gmail.com</text:p>
          </table:table-cell>
          <table:table-cell office:value-type="string" table:style-name="ce1">
            <text:p>074721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ncfR/JVDHGmq9NQoD2NeeHh3j1fO33fVresvanNZyxYzN52Ifz5C</text:p>
          </table:table-cell>
          <table:table-cell table:number-columns-repeated="16378" table:style-name="ce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SILVERIA</text:p>
          </table:table-cell>
          <table:table-cell office:value-type="string" table:style-name="ce1">
            <text:p>1078@gmail.com</text:p>
          </table:table-cell>
          <table:table-cell office:value-type="string" table:style-name="ce1">
            <text:p>082957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F9h.sRF/fjcZAusxB/XZegap5SyDLQfFYFlczhLb8PsHmoOKfcKq</text:p>
          </table:table-cell>
          <table:table-cell table:number-columns-repeated="16378" table:style-name="ce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GERMAN OMAR</text:p>
          </table:table-cell>
          <table:table-cell office:value-type="string" table:style-name="ce1">
            <text:p>1079@gmail.com</text:p>
          </table:table-cell>
          <table:table-cell office:value-type="string" table:style-name="ce1">
            <text:p>411324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FqOApSxhqvSoEcCTUKWOm8KeRgiJVO.13Uq0l4lIHudmetTAImC</text:p>
          </table:table-cell>
          <table:table-cell table:number-columns-repeated="16378" table:style-name="ce1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1080@gmail.com</text:p>
          </table:table-cell>
          <table:table-cell office:value-type="string" table:style-name="ce1">
            <text:p>074279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8NI3KqtZZV8glZCNjfyu.94yPGhcOykXHGBMCWyF0ba1eEZuNe0i</text:p>
          </table:table-cell>
          <table:table-cell table:number-columns-repeated="16378" table:style-name="ce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ERLINDA LIVIA</text:p>
          </table:table-cell>
          <table:table-cell office:value-type="string" table:style-name="ce1">
            <text:p>1081@gmail.com</text:p>
          </table:table-cell>
          <table:table-cell office:value-type="string" table:style-name="ce1">
            <text:p>096050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oMVUAgXFEAdcM1G0ZQA.uSjjqOGsE.rfyq2Zy9NrUZ5q7sdoHbH.</text:p>
          </table:table-cell>
          <table:table-cell table:number-columns-repeated="16378" table:style-name="ce1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FLOR DE MARIA</text:p>
          </table:table-cell>
          <table:table-cell office:value-type="string" table:style-name="ce1">
            <text:p>1082@gmail.com</text:p>
          </table:table-cell>
          <table:table-cell office:value-type="string" table:style-name="ce1">
            <text:p>083290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y7FvE8YQC48muVWzHmaXu5QQYNVk3avjSy0c/3ZZwX8QtFjEYDJ.</text:p>
          </table:table-cell>
          <table:table-cell table:number-columns-repeated="16378" table:style-name="ce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SALOMON PABLO</text:p>
          </table:table-cell>
          <table:table-cell office:value-type="string" table:style-name="ce1">
            <text:p>1083@gmail.com</text:p>
          </table:table-cell>
          <table:table-cell office:value-type="string" table:style-name="ce1">
            <text:p>070644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tooLiITs81MyrRkHjJt1eRrMfwYEtNC2Bd0QDhmdS8Sf5G1otrji</text:p>
          </table:table-cell>
          <table:table-cell table:number-columns-repeated="16378" table:style-name="ce1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1084@gmail.com</text:p>
          </table:table-cell>
          <table:table-cell office:value-type="string" table:style-name="ce1">
            <text:p>093860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ff2WrMR3hOn6R.E/gNoyuctp4SAap6/4BYYapjNVewSgSQddwAcS</text:p>
          </table:table-cell>
          <table:table-cell table:number-columns-repeated="16378" table:style-name="ce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1085@gmail.com</text:p>
          </table:table-cell>
          <table:table-cell office:value-type="string" table:style-name="ce1">
            <text:p>096272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a742AaUao/oqDXIrxPOS.TnDG1PamxigHMCIGE.gEEibBWidGlTy</text:p>
          </table:table-cell>
          <table:table-cell table:number-columns-repeated="16378" table:style-name="ce1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1086@gmail.com</text:p>
          </table:table-cell>
          <table:table-cell office:value-type="string" table:style-name="ce1">
            <text:p>093319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dBj/2hW4TWpDPGS3sqda.wZ9M6o5dlTaCk4niCSPawUTz1CnSy0q</text:p>
          </table:table-cell>
          <table:table-cell table:number-columns-repeated="16378" table:style-name="ce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EDMUNDO HERMOGENES</text:p>
          </table:table-cell>
          <table:table-cell office:value-type="string" table:style-name="ce1">
            <text:p>1087@gmail.com</text:p>
          </table:table-cell>
          <table:table-cell office:value-type="string" table:style-name="ce1">
            <text:p>093233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iS9PyMmBL50WhE.n9CbRuRK2MVIF18f1REqyOhzbVFp8eatZbOJW</text:p>
          </table:table-cell>
          <table:table-cell table:number-columns-repeated="16378" table:style-name="ce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MATIAS</text:p>
          </table:table-cell>
          <table:table-cell office:value-type="string" table:style-name="ce1">
            <text:p>1088@gmail.com</text:p>
          </table:table-cell>
          <table:table-cell office:value-type="string" table:style-name="ce1">
            <text:p>081612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2Nt3srgkdBRdhAS6PDKTOoisy0kZYh/62V5omE4lCPJq0.5bveNq</text:p>
          </table:table-cell>
          <table:table-cell table:number-columns-repeated="16378" table:style-name="ce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NILO</text:p>
          </table:table-cell>
          <table:table-cell office:value-type="string" table:style-name="ce1">
            <text:p>1089@gmail.com</text:p>
          </table:table-cell>
          <table:table-cell office:value-type="string" table:style-name="ce1">
            <text:p>096561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w/N1tJPvERnqxLl1H90ROTkWA.L.95UwY32DdYTLbbuS7XM8/kB.</text:p>
          </table:table-cell>
          <table:table-cell table:number-columns-repeated="16378" table:style-name="ce1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ELODIA GUILLERMINA</text:p>
          </table:table-cell>
          <table:table-cell office:value-type="string" table:style-name="ce1">
            <text:p>1090@gmail.com</text:p>
          </table:table-cell>
          <table:table-cell office:value-type="string" table:style-name="ce1">
            <text:p>092168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8PiF90I02g12IEelH/.gucfu2FXFABaGX5gj726o0CKiSGFxScYG</text:p>
          </table:table-cell>
          <table:table-cell table:number-columns-repeated="16378" table:style-name="ce1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JACINTA</text:p>
          </table:table-cell>
          <table:table-cell office:value-type="string" table:style-name="ce1">
            <text:p>1091@gmail.com</text:p>
          </table:table-cell>
          <table:table-cell office:value-type="string" table:style-name="ce1">
            <text:p>318843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uM38mNSd8wwQi7YYkVdYeTPY2ZESOVj/Mg24GT40QTadiJwGxid6</text:p>
          </table:table-cell>
          <table:table-cell table:number-columns-repeated="16378" table:style-name="ce1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JUVENAL</text:p>
          </table:table-cell>
          <table:table-cell office:value-type="string" table:style-name="ce1">
            <text:p>1092@gmail.com</text:p>
          </table:table-cell>
          <table:table-cell office:value-type="string" table:style-name="ce1">
            <text:p>239522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Q3vbQ9ZFTafy60OhGZ0LupVOSivePTgqEky85D59Jh9EP1r5jTPi</text:p>
          </table:table-cell>
          <table:table-cell table:number-columns-repeated="16378" table:style-name="ce1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GREGORIO</text:p>
          </table:table-cell>
          <table:table-cell office:value-type="string" table:style-name="ce1">
            <text:p>1093@gmail.com</text:p>
          </table:table-cell>
          <table:table-cell office:value-type="string" table:style-name="ce1">
            <text:p>154010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RVKkuLEqDN0dqunrfPTWuMlySgsM0A1v8vwxWmULim2PV1cqRxQy</text:p>
          </table:table-cell>
          <table:table-cell table:number-columns-repeated="16378" table:style-name="ce1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TEODOCIA</text:p>
          </table:table-cell>
          <table:table-cell office:value-type="string" table:style-name="ce1">
            <text:p>1094@gmail.com</text:p>
          </table:table-cell>
          <table:table-cell office:value-type="string" table:style-name="ce1">
            <text:p>074010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qRs16kMshmKaOfYeDMBoer3QbZEOxCBCbjxxrNC0bqFRmsHryfde</text:p>
          </table:table-cell>
          <table:table-cell table:number-columns-repeated="16378" table:style-name="ce1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ELSA OCTAVIA</text:p>
          </table:table-cell>
          <table:table-cell office:value-type="string" table:style-name="ce1">
            <text:p>1095@gmail.com</text:p>
          </table:table-cell>
          <table:table-cell office:value-type="string" table:style-name="ce1">
            <text:p>080281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qewI70Tmw9qj8UVHJw75uBGmlb6YIcuyBSnNeFnw2pYf2K4DL5oG</text:p>
          </table:table-cell>
          <table:table-cell table:number-columns-repeated="16378" table:style-name="ce1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LEONARDA</text:p>
          </table:table-cell>
          <table:table-cell office:value-type="string" table:style-name="ce1">
            <text:p>1096@gmail.com</text:p>
          </table:table-cell>
          <table:table-cell office:value-type="string" table:style-name="ce1">
            <text:p>092016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yNeL6XYNVxL8vQeFOjIoe47tSvIBa5MjiHynS3QiG5ozvZASu5DO</text:p>
          </table:table-cell>
          <table:table-cell table:number-columns-repeated="16378" table:style-name="ce1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EMILIO EUGENIO</text:p>
          </table:table-cell>
          <table:table-cell office:value-type="string" table:style-name="ce1">
            <text:p>1097@gmail.com</text:p>
          </table:table-cell>
          <table:table-cell office:value-type="string" table:style-name="ce1">
            <text:p>061124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pGkAtkP/W0jq0b7G58wA.ukrw0K9oXZq/sWxrJNCcZwJvkRU4mAy</text:p>
          </table:table-cell>
          <table:table-cell table:number-columns-repeated="16378" table:style-name="ce1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MONICA MARGOT</text:p>
          </table:table-cell>
          <table:table-cell office:value-type="string" table:style-name="ce1">
            <text:p>1098@gmail.com</text:p>
          </table:table-cell>
          <table:table-cell office:value-type="string" table:style-name="ce1">
            <text:p>419520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17HzdP6RIYQPY7GdnV0NeQocBWM/EJ8G9bllOpcfmCWTK2g2cOpS</text:p>
          </table:table-cell>
          <table:table-cell table:number-columns-repeated="16378" table:style-name="ce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DORA GLORIA</text:p>
          </table:table-cell>
          <table:table-cell office:value-type="string" table:style-name="ce1">
            <text:p>1099@gmail.com</text:p>
          </table:table-cell>
          <table:table-cell office:value-type="string" table:style-name="ce1">
            <text:p>062242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c1Bm3i352x4jDGhtJnO7u8MwjUOTvXoMi8V8ZqSkTqQO3DpCLzsa</text:p>
          </table:table-cell>
          <table:table-cell table:number-columns-repeated="16378" table:style-name="ce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ZARA TEODOCIA</text:p>
          </table:table-cell>
          <table:table-cell office:value-type="string" table:style-name="ce1">
            <text:p>1100@gmail.com</text:p>
          </table:table-cell>
          <table:table-cell office:value-type="string" table:style-name="ce1">
            <text:p>074943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4aD4IGEndXVux8ExEcMOuFRrfXl9NMkuVjkp/lPLq7UxN0.C0/cW</text:p>
          </table:table-cell>
          <table:table-cell table:number-columns-repeated="16378" table:style-name="ce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1101@gmail.com</text:p>
          </table:table-cell>
          <table:table-cell office:value-type="string" table:style-name="ce1">
            <text:p>409840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5DTGeWbbixCazh76CNRd.nOiQm.14t5B8afauCAU77W8q8Qjpx6q</text:p>
          </table:table-cell>
          <table:table-cell table:number-columns-repeated="16378" table:style-name="ce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TEODULO</text:p>
          </table:table-cell>
          <table:table-cell office:value-type="string" table:style-name="ce1">
            <text:p>1102@gmail.com</text:p>
          </table:table-cell>
          <table:table-cell office:value-type="string" table:style-name="ce1">
            <text:p>083022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C0LV7RZohgIfwd4kHe9mOdUuBh0NTyHYR/WivOzlLWUvTzE12M3m</text:p>
          </table:table-cell>
          <table:table-cell table:number-columns-repeated="16378" table:style-name="ce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WILE</text:p>
          </table:table-cell>
          <table:table-cell office:value-type="string" table:style-name="ce1">
            <text:p>1103@gmail.com</text:p>
          </table:table-cell>
          <table:table-cell office:value-type="string" table:style-name="ce1">
            <text:p>242833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4GlO82RaEF9slKhprTt0OlK5swMmUUfs0uI7.EJu3je7VUdBxCKm</text:p>
          </table:table-cell>
          <table:table-cell table:number-columns-repeated="16378" table:style-name="ce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OLINDA CASILDA</text:p>
          </table:table-cell>
          <table:table-cell office:value-type="string" table:style-name="ce1">
            <text:p>1104@gmail.com</text:p>
          </table:table-cell>
          <table:table-cell office:value-type="string" table:style-name="ce1">
            <text:p>083274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POc1Kgwsnvh4oleLbfpnOyDsaw77quX96PQXmPdUlv4nnR.m7qk2</text:p>
          </table:table-cell>
          <table:table-cell table:number-columns-repeated="16378" table:style-name="ce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GRACIELA</text:p>
          </table:table-cell>
          <table:table-cell office:value-type="string" table:style-name="ce1">
            <text:p>1105@gmail.com</text:p>
          </table:table-cell>
          <table:table-cell office:value-type="string" table:style-name="ce1">
            <text:p>254611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g6/MUf242YnnI2GsyT30ua1v.kZ2GIGjxj4mQryoVg2RiF6lMcMC</text:p>
          </table:table-cell>
          <table:table-cell table:number-columns-repeated="16378" table:style-name="ce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1106@gmail.com</text:p>
          </table:table-cell>
          <table:table-cell office:value-type="string" table:style-name="ce1">
            <text:p>094973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62I6w2YabGvx/uUrbJrpOardrLIfamlP9CXu.oMt0Yj8WKrBZFde</text:p>
          </table:table-cell>
          <table:table-cell table:number-columns-repeated="16378" table:style-name="ce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CESAR RAMON</text:p>
          </table:table-cell>
          <table:table-cell office:value-type="string" table:style-name="ce1">
            <text:p>1107@gmail.com</text:p>
          </table:table-cell>
          <table:table-cell office:value-type="string" table:style-name="ce1">
            <text:p>081007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oGb6.f9JkCGbxJVpt6D7.cIBgMcpt45CZ5mtX3pTi5pGQ7ECFiCO</text:p>
          </table:table-cell>
          <table:table-cell table:number-columns-repeated="16378" table:style-name="ce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SILVANA DEL CARMEN</text:p>
          </table:table-cell>
          <table:table-cell office:value-type="string" table:style-name="ce1">
            <text:p>1108@gmail.com</text:p>
          </table:table-cell>
          <table:table-cell office:value-type="string" table:style-name="ce1">
            <text:p>402220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oDEoR2s9UHq2n8wzk6vKOn/eFVimVVmAC38I704pO7ctef4PKcce</text:p>
          </table:table-cell>
          <table:table-cell table:number-columns-repeated="16378" table:style-name="ce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1109@gmail.com</text:p>
          </table:table-cell>
          <table:table-cell office:value-type="string" table:style-name="ce1">
            <text:p>095680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PpXcf3Zv2NsZLDzL4YlH.b.IBjJswcoJMidkB8olWjxnvUaSDpim</text:p>
          </table:table-cell>
          <table:table-cell table:number-columns-repeated="16378" table:style-name="ce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1110@gmail.com</text:p>
          </table:table-cell>
          <table:table-cell office:value-type="string" table:style-name="ce1">
            <text:p>094314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2JrTY1NdVLt75PXy9UxqOKRJ2dLVoqOhAwMCviSmFaJRMa.4CoaG</text:p>
          </table:table-cell>
          <table:table-cell table:number-columns-repeated="16378" table:style-name="ce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MARIA DEL ROSARIO</text:p>
          </table:table-cell>
          <table:table-cell office:value-type="string" table:style-name="ce1">
            <text:p>1111@gmail.com</text:p>
          </table:table-cell>
          <table:table-cell office:value-type="string" table:style-name="ce1">
            <text:p>061479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x5GV20u6qtFWujL5M6DTOxYiYh6FjJ2i7MuUWrw2//bwMApKRk5i</text:p>
          </table:table-cell>
          <table:table-cell table:number-columns-repeated="16378" table:style-name="ce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1112@gmail.com</text:p>
          </table:table-cell>
          <table:table-cell office:value-type="string" table:style-name="ce1">
            <text:p>258034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VNoJ54YyBc7fCZEcW5bdeh6bGkICwCURYZZ2EWF1yiXY91pr95Pa</text:p>
          </table:table-cell>
          <table:table-cell table:number-columns-repeated="16378" table:style-name="ce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NORA ELBA</text:p>
          </table:table-cell>
          <table:table-cell office:value-type="string" table:style-name="ce1">
            <text:p>1113@gmail.com</text:p>
          </table:table-cell>
          <table:table-cell office:value-type="string" table:style-name="ce1">
            <text:p>065710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gg0XigHYNjy9xh/bBsC5O5YkyGsA1VQZOpU1EV739zjIoPjc2IR.</text:p>
          </table:table-cell>
          <table:table-cell table:number-columns-repeated="16378" table:style-name="ce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HENRY DAVID</text:p>
          </table:table-cell>
          <table:table-cell office:value-type="string" table:style-name="ce1">
            <text:p>1114@gmail.com</text:p>
          </table:table-cell>
          <table:table-cell office:value-type="string" table:style-name="ce1">
            <text:p>104659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v6dCzykBRmc9t4eQkXbUeSnXViOYpdCfl4C.3O5c8HhdO30PPoD.</text:p>
          </table:table-cell>
          <table:table-cell table:number-columns-repeated="16378" table:style-name="ce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MARICELA</text:p>
          </table:table-cell>
          <table:table-cell office:value-type="string" table:style-name="ce1">
            <text:p>1115@gmail.com</text:p>
          </table:table-cell>
          <table:table-cell office:value-type="string" table:style-name="ce1">
            <text:p>076164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24IzpDcHC0/WtP8VVLr4OXVGrop7WqAHe/ZYKI2SnYtFy4m/a2SG</text:p>
          </table:table-cell>
          <table:table-cell table:number-columns-repeated="16378" table:style-name="ce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SILVIA ZARAGOZA</text:p>
          </table:table-cell>
          <table:table-cell office:value-type="string" table:style-name="ce1">
            <text:p>1116@gmail.com</text:p>
          </table:table-cell>
          <table:table-cell office:value-type="string" table:style-name="ce1">
            <text:p>181744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W3SPof7U87JYfmjd.RjueUM0jo6re8Udbe20kSkskFl0th6hvL9K</text:p>
          </table:table-cell>
          <table:table-cell table:number-columns-repeated="16378" table:style-name="ce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GLADYS VERONICA</text:p>
          </table:table-cell>
          <table:table-cell office:value-type="string" table:style-name="ce1">
            <text:p>1117@gmail.com</text:p>
          </table:table-cell>
          <table:table-cell office:value-type="string" table:style-name="ce1">
            <text:p>105114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OWx/VAd9TcVBWt6f4oqTu4dAaZKFOPpONcPNF0OszKKcTY4EOQEm</text:p>
          </table:table-cell>
          <table:table-cell table:number-columns-repeated="16378" table:style-name="ce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YDA</text:p>
          </table:table-cell>
          <table:table-cell office:value-type="string" table:style-name="ce1">
            <text:p>1118@gmail.com</text:p>
          </table:table-cell>
          <table:table-cell office:value-type="string" table:style-name="ce1">
            <text:p>089215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QCcUo6XJi1KfiYFoJPFV.W58SCx2BIsfAMcc61Ugbs/YfRC.PudW</text:p>
          </table:table-cell>
          <table:table-cell table:number-columns-repeated="16378" table:style-name="ce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DELIA VICTORIA</text:p>
          </table:table-cell>
          <table:table-cell office:value-type="string" table:style-name="ce1">
            <text:p>1119@gmail.com</text:p>
          </table:table-cell>
          <table:table-cell office:value-type="string" table:style-name="ce1">
            <text:p>070158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IUymqPHZ0MfOuoAJl/yeOqv9JddX5wMWcfz2MaJbLsgCQvgVMqUy</text:p>
          </table:table-cell>
          <table:table-cell table:number-columns-repeated="16378" table:style-name="ce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1120@gmail.com</text:p>
          </table:table-cell>
          <table:table-cell office:value-type="string" table:style-name="ce1">
            <text:p>080601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jNU2oePRMVK3bF79HbTwug.Ko6.IgaxSmL.NFGnluKsHTMFiGt7O</text:p>
          </table:table-cell>
          <table:table-cell table:number-columns-repeated="16378" table:style-name="ce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1121@gmail.com</text:p>
          </table:table-cell>
          <table:table-cell office:value-type="string" table:style-name="ce1">
            <text:p>095023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XK8JWYyWfMrENFCJegmrue/8vWQ1znlhjgRArfppms8RQl5jkOA2</text:p>
          </table:table-cell>
          <table:table-cell table:number-columns-repeated="16378" table:style-name="ce1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1122@gmail.com</text:p>
          </table:table-cell>
          <table:table-cell office:value-type="string" table:style-name="ce1">
            <text:p>065552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CTiwSY/4fuYyI2o5GzOdeuv/XYU/eK3SHsUUT9rchxUpZdJOP2Jm</text:p>
          </table:table-cell>
          <table:table-cell table:number-columns-repeated="16378" table:style-name="ce1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MARIA EULALIA</text:p>
          </table:table-cell>
          <table:table-cell office:value-type="string" table:style-name="ce1">
            <text:p>1123@gmail.com</text:p>
          </table:table-cell>
          <table:table-cell office:value-type="string" table:style-name="ce1">
            <text:p>071334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ifnDf5/UZa1nRoyiIgQyuRsso79DprnrS06R.glpYrHvEo.og7vG</text:p>
          </table:table-cell>
          <table:table-cell table:number-columns-repeated="16378" table:style-name="ce1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MILAGROS</text:p>
          </table:table-cell>
          <table:table-cell office:value-type="string" table:style-name="ce1">
            <text:p>1124@gmail.com</text:p>
          </table:table-cell>
          <table:table-cell office:value-type="string" table:style-name="ce1">
            <text:p>431493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.pFEMUj0n7Kj4uBns30C.BRcR72qQvJd42odueJMTKdftnsoGqIS</text:p>
          </table:table-cell>
          <table:table-cell table:number-columns-repeated="16378" table:style-name="ce1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REBECA</text:p>
          </table:table-cell>
          <table:table-cell office:value-type="string" table:style-name="ce1">
            <text:p>1125@gmail.com</text:p>
          </table:table-cell>
          <table:table-cell office:value-type="string" table:style-name="ce1">
            <text:p>083036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x.gNXc2vLW.7uHdhE/kFOYt4AFvuYhN5jsDu6dH.mOA3oQw700yO</text:p>
          </table:table-cell>
          <table:table-cell table:number-columns-repeated="16378" table:style-name="ce1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FELISA NELLY</text:p>
          </table:table-cell>
          <table:table-cell office:value-type="string" table:style-name="ce1">
            <text:p>1126@gmail.com</text:p>
          </table:table-cell>
          <table:table-cell office:value-type="string" table:style-name="ce1">
            <text:p>073725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cpkCPPBnbftvQzvGWeolOzQsjxXui68ZDHvCk.eEa8Skbf9xnOh2</text:p>
          </table:table-cell>
          <table:table-cell table:number-columns-repeated="16378" table:style-name="ce1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1127@gmail.com</text:p>
          </table:table-cell>
          <table:table-cell office:value-type="string" table:style-name="ce1">
            <text:p>071038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S3B4oHrEyL79KoH5oj1SumTp3GoB9PCogFsLLBSIMF2PuIvjrLbm</text:p>
          </table:table-cell>
          <table:table-cell table:number-columns-repeated="16378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1128@gmail.com</text:p>
          </table:table-cell>
          <table:table-cell office:value-type="string" table:style-name="ce1">
            <text:p>107648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RG2jfbnDX7n68zHz.bYQ.6OkNHwe9QnwukyuFgzkbH7VXV0eDmhS</text:p>
          </table:table-cell>
          <table:table-cell table:number-columns-repeated="16378" table:style-name="ce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VERONICA LUCY</text:p>
          </table:table-cell>
          <table:table-cell office:value-type="string" table:style-name="ce1">
            <text:p>1129@gmail.com</text:p>
          </table:table-cell>
          <table:table-cell office:value-type="string" table:style-name="ce1">
            <text:p>432368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SP3Whe5exEkRUqxdEJMuuH825BCbb9HCT5fDFjf29W2C8PpN228y</text:p>
          </table:table-cell>
          <table:table-cell table:number-columns-repeated="16378" table:style-name="ce1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ROSA BETTY</text:p>
          </table:table-cell>
          <table:table-cell office:value-type="string" table:style-name="ce1">
            <text:p>1130@gmail.com</text:p>
          </table:table-cell>
          <table:table-cell office:value-type="string" table:style-name="ce1">
            <text:p>083085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CypEej.PplbopNjOTrCB.9qY0G7GQfveqE2I6ounulC5VpWmentG</text:p>
          </table:table-cell>
          <table:table-cell table:number-columns-repeated="16378" table:style-name="ce1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MAYRA MILAGROS</text:p>
          </table:table-cell>
          <table:table-cell office:value-type="string" table:style-name="ce1">
            <text:p>1131@gmail.com</text:p>
          </table:table-cell>
          <table:table-cell office:value-type="string" table:style-name="ce1">
            <text:p>722320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9KawJDymmXmOjLhHGEFN.8fOteqHRA7Uv.FRJvhIOHi56/ZADzQm</text:p>
          </table:table-cell>
          <table:table-cell table:number-columns-repeated="16378" table:style-name="ce1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1132@gmail.com</text:p>
          </table:table-cell>
          <table:table-cell office:value-type="string" table:style-name="ce1">
            <text:p>092478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B2nQqNvUEjSy1jV5kE.I.Cm0J4oLdyLjYs./crv2Y6.Lj0jcXLAC</text:p>
          </table:table-cell>
          <table:table-cell table:number-columns-repeated="16378" table:style-name="ce1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JUAN BAUTISTA</text:p>
          </table:table-cell>
          <table:table-cell office:value-type="string" table:style-name="ce1">
            <text:p>1133@gmail.com</text:p>
          </table:table-cell>
          <table:table-cell office:value-type="string" table:style-name="ce1">
            <text:p>083982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ygMKxWnsK.7DnLfoKuyCeiZr2o41Pa0.g3gk8jbRFLfcwq11hjGW</text:p>
          </table:table-cell>
          <table:table-cell table:number-columns-repeated="16378" table:style-name="ce1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ALCIDES</text:p>
          </table:table-cell>
          <table:table-cell office:value-type="string" table:style-name="ce1">
            <text:p>1134@gmail.com</text:p>
          </table:table-cell>
          <table:table-cell office:value-type="string" table:style-name="ce1">
            <text:p>092183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1xtKZxNbIdq4uoEJRJMQ.KetrFDF6b1qxOdUUcWI1lqat9JFYn.W</text:p>
          </table:table-cell>
          <table:table-cell table:number-columns-repeated="16378" table:style-name="ce1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EULOGIA</text:p>
          </table:table-cell>
          <table:table-cell office:value-type="string" table:style-name="ce1">
            <text:p>1135@gmail.com</text:p>
          </table:table-cell>
          <table:table-cell office:value-type="string" table:style-name="ce1">
            <text:p>083990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no2DxBiY5RbLTlv.d1arOE8OHbXN0EYxpXFQ8ipQJPUk5hIsUGdi</text:p>
          </table:table-cell>
          <table:table-cell table:number-columns-repeated="16378" table:style-name="ce1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1136@gmail.com</text:p>
          </table:table-cell>
          <table:table-cell office:value-type="string" table:style-name="ce1">
            <text:p>083017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60L6.Z.TlABCdWQTwgNhuB2On/H1htzMHbQJGr9fQS5FPJwGmMhu</text:p>
          </table:table-cell>
          <table:table-cell table:number-columns-repeated="16378" table:style-name="ce1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PERCY JAVIER</text:p>
          </table:table-cell>
          <table:table-cell office:value-type="string" table:style-name="ce1">
            <text:p>1137@gmail.com</text:p>
          </table:table-cell>
          <table:table-cell office:value-type="string" table:style-name="ce1">
            <text:p>095997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A58nMXQFaVjwEZRegixuuVv8wXeQxnGTd60ARutm6DAIOnbc3kym</text:p>
          </table:table-cell>
          <table:table-cell table:number-columns-repeated="16378" table:style-name="ce1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SARA SATURNINA</text:p>
          </table:table-cell>
          <table:table-cell office:value-type="string" table:style-name="ce1">
            <text:p>1138@gmail.com</text:p>
          </table:table-cell>
          <table:table-cell office:value-type="string" table:style-name="ce1">
            <text:p>095147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WxaJkLqc2w5zH7xr0vIJuFYW1tE.RpKF6pslqwNBgQ4SL1YdtHn6</text:p>
          </table:table-cell>
          <table:table-cell table:number-columns-repeated="16378" table:style-name="ce1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DELIA DORIS</text:p>
          </table:table-cell>
          <table:table-cell office:value-type="string" table:style-name="ce1">
            <text:p>1139@gmail.com</text:p>
          </table:table-cell>
          <table:table-cell office:value-type="string" table:style-name="ce1">
            <text:p>074633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9/McfmcSzhyTq8LZM9gi.FPPqNU58B07d6TtCb02Y/C9IzNxT6NW</text:p>
          </table:table-cell>
          <table:table-cell table:number-columns-repeated="16378" table:style-name="ce1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1140@gmail.com</text:p>
          </table:table-cell>
          <table:table-cell office:value-type="string" table:style-name="ce1">
            <text:p>094524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Nc0fyNXZwTpT5QFoFqE6.Abp121QCAaQ6gxkmxPaTBvPzXhpcRXS</text:p>
          </table:table-cell>
          <table:table-cell table:number-columns-repeated="16378" table:style-name="ce1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BRISTON ANTONY</text:p>
          </table:table-cell>
          <table:table-cell office:value-type="string" table:style-name="ce1">
            <text:p>1141@gmail.com</text:p>
          </table:table-cell>
          <table:table-cell office:value-type="string" table:style-name="ce1">
            <text:p>712512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oxKCvTNE.gGsVj4YHK1cOIvJAh0Myq80ENLfJU7cNBBUFEzocllO</text:p>
          </table:table-cell>
          <table:table-cell table:number-columns-repeated="16378" table:style-name="ce1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1142@gmail.com</text:p>
          </table:table-cell>
          <table:table-cell office:value-type="string" table:style-name="ce1">
            <text:p>090315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sEsBdOuRfbIwgQ4Btc.FupL/XxMyaHYP.vdBlsuCVg69XU7fll8S</text:p>
          </table:table-cell>
          <table:table-cell table:number-columns-repeated="16378" table:style-name="ce1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EMILIANO ROBERTO</text:p>
          </table:table-cell>
          <table:table-cell office:value-type="string" table:style-name="ce1">
            <text:p>1143@gmail.com</text:p>
          </table:table-cell>
          <table:table-cell office:value-type="string" table:style-name="ce1">
            <text:p>090939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2vH61sxMGL9VtZHrvrgG.GA0GEbKy4g5GO.Ail8iStLQ21GBFnZS</text:p>
          </table:table-cell>
          <table:table-cell table:number-columns-repeated="16378" table:style-name="ce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JULIAN</text:p>
          </table:table-cell>
          <table:table-cell office:value-type="string" table:style-name="ce1">
            <text:p>1144@gmail.com</text:p>
          </table:table-cell>
          <table:table-cell office:value-type="string" table:style-name="ce1">
            <text:p>060804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ZmBckwDPZ1tW5a7439sCOZPNO9UxrcYeHRtELpRz/QnKmDfBcK/y</text:p>
          </table:table-cell>
          <table:table-cell table:number-columns-repeated="16378" table:style-name="ce1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1145@gmail.com</text:p>
          </table:table-cell>
          <table:table-cell office:value-type="string" table:style-name="ce1">
            <text:p>105790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0vP/bAcy.xyjfwl/l6IguDIM1vhaZznOhxam9tCYKMrHoMcEs7Tm</text:p>
          </table:table-cell>
          <table:table-cell table:number-columns-repeated="16378" table:style-name="ce1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LUZ AMELIA</text:p>
          </table:table-cell>
          <table:table-cell office:value-type="string" table:style-name="ce1">
            <text:p>1146@gmail.com</text:p>
          </table:table-cell>
          <table:table-cell office:value-type="string" table:style-name="ce1">
            <text:p>467879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jTSECMO6dmheHaPOmfAuOqy/dKtWDHjgRfT6z/4iRsEI221V2CXe</text:p>
          </table:table-cell>
          <table:table-cell table:number-columns-repeated="16378" table:style-name="ce1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JOSE EUTIMIO</text:p>
          </table:table-cell>
          <table:table-cell office:value-type="string" table:style-name="ce1">
            <text:p>1147@gmail.com</text:p>
          </table:table-cell>
          <table:table-cell office:value-type="string" table:style-name="ce1">
            <text:p>339446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9HqAfDegteOrRWVFx5gk9.wEsN/rn0gSrbIutezafBWWAl4dmDYm.</text:p>
          </table:table-cell>
          <table:table-cell table:number-columns-repeated="16378" table:style-name="ce1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GREGORIO VALENTIN</text:p>
          </table:table-cell>
          <table:table-cell office:value-type="string" table:style-name="ce1">
            <text:p>1148@gmail.com</text:p>
          </table:table-cell>
          <table:table-cell office:value-type="string" table:style-name="ce1">
            <text:p>062801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GMY9I.870Cejb9b2NE6QOyWY1AcW4oqS7cz.gre9K9TDDP6WV2S2</text:p>
          </table:table-cell>
          <table:table-cell table:number-columns-repeated="16378" table:style-name="ce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LUZ ELVIA</text:p>
          </table:table-cell>
          <table:table-cell office:value-type="string" table:style-name="ce1">
            <text:p>1149@gmail.com</text:p>
          </table:table-cell>
          <table:table-cell office:value-type="string" table:style-name="ce1">
            <text:p>080774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Ny3Mv4R3oJ5WiS9X5wQt.uVV.ww0vmt4bE0PEOe8O7xdiIqdgC5O</text:p>
          </table:table-cell>
          <table:table-cell table:number-columns-repeated="16378" table:style-name="ce1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ALAN MANUEL</text:p>
          </table:table-cell>
          <table:table-cell office:value-type="string" table:style-name="ce1">
            <text:p>1150@gmail.com</text:p>
          </table:table-cell>
          <table:table-cell office:value-type="string" table:style-name="ce1">
            <text:p>084720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NRK1KurEm.Yn3RSymeQ.e5rhBaDlUVPQzComCPBjW2JBvlg745Y6</text:p>
          </table:table-cell>
          <table:table-cell table:number-columns-repeated="16378" table:style-name="ce1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1151@gmail.com</text:p>
          </table:table-cell>
          <table:table-cell office:value-type="string" table:style-name="ce1">
            <text:p>105838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ACP3Q48QNBd19D0c4IIZuv8HcbbDIwKqkKBltlHsxAzt2Bbsxa4u</text:p>
          </table:table-cell>
          <table:table-cell table:number-columns-repeated="16378" table:style-name="ce1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1">
            <text:p>LUISA FRANCISCA</text:p>
          </table:table-cell>
          <table:table-cell office:value-type="string" table:style-name="ce1">
            <text:p>1152@gmail.com</text:p>
          </table:table-cell>
          <table:table-cell office:value-type="string" table:style-name="ce1">
            <text:p>061232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IVDWZzXtr1mrKSvecDQQ.RC9UJP1AolST5WEaFImdDkOQF1gG2Ti</text:p>
          </table:table-cell>
          <table:table-cell table:number-columns-repeated="16378" table:style-name="ce1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WILFREDO</text:p>
          </table:table-cell>
          <table:table-cell office:value-type="string" table:style-name="ce1">
            <text:p>1153@gmail.com</text:p>
          </table:table-cell>
          <table:table-cell office:value-type="string" table:style-name="ce1">
            <text:p>105106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Ze.AQQYNyfCEF4bdrLGC.lJFGX.QuzY80E.2i4W1mWM/oCESSLee</text:p>
          </table:table-cell>
          <table:table-cell table:number-columns-repeated="16378" table:style-name="ce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1154@gmail.com</text:p>
          </table:table-cell>
          <table:table-cell office:value-type="string" table:style-name="ce1">
            <text:p>484751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Jfq.Yg9VED/QPKjtzLRgOtKiTpyK00uvZ/TWU3nrycSz1a8YEAfG</text:p>
          </table:table-cell>
          <table:table-cell table:number-columns-repeated="16378" table:style-name="ce1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1155@gmail.com</text:p>
          </table:table-cell>
          <table:table-cell office:value-type="string" table:style-name="ce1">
            <text:p>103562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v3CqRybKBTsBsfUorVLWeplDfyin/bwh4fgqeJ4Ld1fpykgKGILW</text:p>
          </table:table-cell>
          <table:table-cell table:number-columns-repeated="16378" table:style-name="ce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1156@gmail.com</text:p>
          </table:table-cell>
          <table:table-cell office:value-type="string" table:style-name="ce1">
            <text:p>104808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cXkW86GTKQH6YM8GPsrCeQZjNsOZpEBqxRJUhs5ou6SpOPJqOU6C</text:p>
          </table:table-cell>
          <table:table-cell table:number-columns-repeated="16378" table:style-name="ce1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EMILIA</text:p>
          </table:table-cell>
          <table:table-cell office:value-type="string" table:style-name="ce1">
            <text:p>1157@gmail.com</text:p>
          </table:table-cell>
          <table:table-cell office:value-type="string" table:style-name="ce1">
            <text:p>091290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eY84RJeSqQbROWhFSHCouHPELV9H9a7S3Ry0ZpzfWoiBUF9PiS6C</text:p>
          </table:table-cell>
          <table:table-cell table:number-columns-repeated="16378" table:style-name="ce1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SANDRA JESSICA</text:p>
          </table:table-cell>
          <table:table-cell office:value-type="string" table:style-name="ce1">
            <text:p>1158@gmail.com</text:p>
          </table:table-cell>
          <table:table-cell office:value-type="string" table:style-name="ce1">
            <text:p>444733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9we1NCwCju4Vqofu9Y0s.xViZEZ5SpyWWFmRva1887.cWITvP622</text:p>
          </table:table-cell>
          <table:table-cell table:number-columns-repeated="16378" table:style-name="ce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MILMA SOLEDAD</text:p>
          </table:table-cell>
          <table:table-cell office:value-type="string" table:style-name="ce1">
            <text:p>1159@gmail.com</text:p>
          </table:table-cell>
          <table:table-cell office:value-type="string" table:style-name="ce1">
            <text:p>091803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.pHDLMnKZcNwOkpXMZv2exM0KGoaO9CgWADQ3bVh6yZUFJMtqWja</text:p>
          </table:table-cell>
          <table:table-cell table:number-columns-repeated="16378" table:style-name="ce1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JIMMY POOL</text:p>
          </table:table-cell>
          <table:table-cell office:value-type="string" table:style-name="ce1">
            <text:p>1160@gmail.com</text:p>
          </table:table-cell>
          <table:table-cell office:value-type="string" table:style-name="ce1">
            <text:p>401158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IfTYALhBZr/FK.gpQHkmOD5Znr5OobzXf8mXEgnMtBPuCqLiPnJO</text:p>
          </table:table-cell>
          <table:table-cell table:number-columns-repeated="16378" table:style-name="ce1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1">
            <text:p>LUCIO MANUEL</text:p>
          </table:table-cell>
          <table:table-cell office:value-type="string" table:style-name="ce1">
            <text:p>1161@gmail.com</text:p>
          </table:table-cell>
          <table:table-cell office:value-type="string" table:style-name="ce1">
            <text:p>099598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pby0uklMYzFB33y6Av4rO/yZKyE4vEgPE.V6EKsOqcrJFgtr5xBi</text:p>
          </table:table-cell>
          <table:table-cell table:number-columns-repeated="16378" table:style-name="ce1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1162@gmail.com</text:p>
          </table:table-cell>
          <table:table-cell office:value-type="string" table:style-name="ce1">
            <text:p>089709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HrTkOXTC.7/tgvE.K7WeucACSi.kK8yYgE6wYfCefMqlFOABN.UW</text:p>
          </table:table-cell>
          <table:table-cell table:number-columns-repeated="16378" table:style-name="ce1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1163@gmail.com</text:p>
          </table:table-cell>
          <table:table-cell office:value-type="string" table:style-name="ce1">
            <text:p>061954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Wv.6sqKgCKaXbZcEx3iQ.TSGSZ6xZ5zaa0FFhg/juxLW7fUeVboC</text:p>
          </table:table-cell>
          <table:table-cell table:number-columns-repeated="16378" table:style-name="ce1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1">
            <text:p>MARIA CARLOTA</text:p>
          </table:table-cell>
          <table:table-cell office:value-type="string" table:style-name="ce1">
            <text:p>1164@gmail.com</text:p>
          </table:table-cell>
          <table:table-cell office:value-type="string" table:style-name="ce1">
            <text:p>061921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jn6CePGBrfUKpeghe7Jz.N2QhSY81YeIaqVkfcgwZjK6sG6nAa06</text:p>
          </table:table-cell>
          <table:table-cell table:number-columns-repeated="16378" table:style-name="ce1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1165@gmail.com</text:p>
          </table:table-cell>
          <table:table-cell office:value-type="string" table:style-name="ce1">
            <text:p>410540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.6d5pH02ND9gUEu3Q2xZObwbVmPlIrP9kynTF6kNo7CK6omcts4C</text:p>
          </table:table-cell>
          <table:table-cell table:number-columns-repeated="16378" table:style-name="ce1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ASCENCIA</text:p>
          </table:table-cell>
          <table:table-cell office:value-type="string" table:style-name="ce1">
            <text:p>1166@gmail.com</text:p>
          </table:table-cell>
          <table:table-cell office:value-type="string" table:style-name="ce1">
            <text:p>069004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OlOphvPzZG5H2CutS.U7O37KxF2YAsPYthyMFztznT3MgKN97ZrS</text:p>
          </table:table-cell>
          <table:table-cell table:number-columns-repeated="16378" table:style-name="ce1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FLORENTINO</text:p>
          </table:table-cell>
          <table:table-cell office:value-type="string" table:style-name="ce1">
            <text:p>1167@gmail.com</text:p>
          </table:table-cell>
          <table:table-cell office:value-type="string" table:style-name="ce1">
            <text:p>070535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LNJ6P7EnNR67x15c2dpvO.f.RkusRQ6gCA/u.4C86GmTtIECz6Wu</text:p>
          </table:table-cell>
          <table:table-cell table:number-columns-repeated="16378" table:style-name="ce1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ZOSIMO DANIEL</text:p>
          </table:table-cell>
          <table:table-cell office:value-type="string" table:style-name="ce1">
            <text:p>1168@gmail.com</text:p>
          </table:table-cell>
          <table:table-cell office:value-type="string" table:style-name="ce1">
            <text:p>235258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oNkY8ESywEMGWmkJfw8ze4jrUGRSGfriv9mnxs8I2qoqxRCrg1v6</text:p>
          </table:table-cell>
          <table:table-cell table:number-columns-repeated="16378" table:style-name="ce1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MIGUEL VICENTE</text:p>
          </table:table-cell>
          <table:table-cell office:value-type="string" table:style-name="ce1">
            <text:p>1169@gmail.com</text:p>
          </table:table-cell>
          <table:table-cell office:value-type="string" table:style-name="ce1">
            <text:p>065704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MwSSg7mt0h/E4n6CjlOte4hHcuqfuybOrao1.bWQ8NyJkf0MVP2u</text:p>
          </table:table-cell>
          <table:table-cell table:number-columns-repeated="16378" table:style-name="ce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REYNALDO FELICIANO</text:p>
          </table:table-cell>
          <table:table-cell office:value-type="string" table:style-name="ce1">
            <text:p>1170@gmail.com</text:p>
          </table:table-cell>
          <table:table-cell office:value-type="string" table:style-name="ce1">
            <text:p>065630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cuqn6UIZCVKPlU3M90tfeHsI2x1BdxNv8GGk1oj3Q7bP4CE2kcQW</text:p>
          </table:table-cell>
          <table:table-cell table:number-columns-repeated="16378" table:style-name="ce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NORMA NANCY</text:p>
          </table:table-cell>
          <table:table-cell office:value-type="string" table:style-name="ce1">
            <text:p>1171@gmail.com</text:p>
          </table:table-cell>
          <table:table-cell office:value-type="string" table:style-name="ce1">
            <text:p>060881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buHROqKBSYr0BfiOXh7zOC5fN2EB8ciPZzRSjHSrn3b3ojUb2s1m</text:p>
          </table:table-cell>
          <table:table-cell table:number-columns-repeated="16378" table:style-name="ce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1172@gmail.com</text:p>
          </table:table-cell>
          <table:table-cell office:value-type="string" table:style-name="ce1">
            <text:p>248838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wnZGGqsEE4aMWS.TYcMLOwp8K/plMrV0fdDywSapx7BmFsLZ9h9.</text:p>
          </table:table-cell>
          <table:table-cell table:number-columns-repeated="16378" table:style-name="ce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EDUBIJES</text:p>
          </table:table-cell>
          <table:table-cell office:value-type="string" table:style-name="ce1">
            <text:p>1173@gmail.com</text:p>
          </table:table-cell>
          <table:table-cell office:value-type="string" table:style-name="ce1">
            <text:p>070974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ghLluLHqPK6JU9VawdV8.A/HEjcvzhnjGvxb9vqt6SUEeY2u5bgW</text:p>
          </table:table-cell>
          <table:table-cell table:number-columns-repeated="16378" table:style-name="ce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FELICITAS</text:p>
          </table:table-cell>
          <table:table-cell office:value-type="string" table:style-name="ce1">
            <text:p>1174@gmail.com</text:p>
          </table:table-cell>
          <table:table-cell office:value-type="string" table:style-name="ce1">
            <text:p>062142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kHewQHLi9vbYoreqZ2MhewyZntgunq7eeB2bn4SmOd0y4ai6qVZi</text:p>
          </table:table-cell>
          <table:table-cell table:number-columns-repeated="16378" table:style-name="ce1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1">
            <text:p>NIEVES</text:p>
          </table:table-cell>
          <table:table-cell office:value-type="string" table:style-name="ce1">
            <text:p>1175@gmail.com</text:p>
          </table:table-cell>
          <table:table-cell office:value-type="string" table:style-name="ce1">
            <text:p>100292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13xAH/2BRcBvMvt445vSu3bFZukfXOR27eWOj9Gzw7QHNzrw8iPG</text:p>
          </table:table-cell>
          <table:table-cell table:number-columns-repeated="16378" table:style-name="ce1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LEONCIO</text:p>
          </table:table-cell>
          <table:table-cell office:value-type="string" table:style-name="ce1">
            <text:p>1176@gmail.com</text:p>
          </table:table-cell>
          <table:table-cell office:value-type="string" table:style-name="ce1">
            <text:p>061679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j2YPqdoy3qIHbgDPEhrsOZqnL5l9kXsIyR5CxZxQb2hEayLIQq/a</text:p>
          </table:table-cell>
          <table:table-cell table:number-columns-repeated="16378" table:style-name="ce1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MARIA OCTAVILA</text:p>
          </table:table-cell>
          <table:table-cell office:value-type="string" table:style-name="ce1">
            <text:p>1177@gmail.com</text:p>
          </table:table-cell>
          <table:table-cell office:value-type="string" table:style-name="ce1">
            <text:p>069535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FDdzG71NSRXwX7Na/K6we8CA2MFvPRX47nklxLxohovtNtwfsmDO</text:p>
          </table:table-cell>
          <table:table-cell table:number-columns-repeated="16378" table:style-name="ce1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1">
            <text:p>JUAN ALBERTO</text:p>
          </table:table-cell>
          <table:table-cell office:value-type="string" table:style-name="ce1">
            <text:p>1178@gmail.com</text:p>
          </table:table-cell>
          <table:table-cell office:value-type="string" table:style-name="ce1">
            <text:p>090105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iZQ3bKrbIL3bWsJ80qqw.CLsdctbfFTFYrccKtRBSPfhKs/vI0Sm</text:p>
          </table:table-cell>
          <table:table-cell table:number-columns-repeated="16378" table:style-name="ce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APOLINARIA</text:p>
          </table:table-cell>
          <table:table-cell office:value-type="string" table:style-name="ce1">
            <text:p>1179@gmail.com</text:p>
          </table:table-cell>
          <table:table-cell office:value-type="string" table:style-name="ce1">
            <text:p>101336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fYAsUOPHolYM2xsVP270uq2HfHpIZJb4SIKiWV6Ou.ZqtLYFGM5u</text:p>
          </table:table-cell>
          <table:table-cell table:number-columns-repeated="16378" table:style-name="ce1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1">
            <text:p>HANS ROHONIY</text:p>
          </table:table-cell>
          <table:table-cell office:value-type="string" table:style-name="ce1">
            <text:p>1180@gmail.com</text:p>
          </table:table-cell>
          <table:table-cell office:value-type="string" table:style-name="ce1">
            <text:p>424424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1K2eeV8ubb8ZK9pTKxbRu7tgQmD710oq1En4ZOzQa.8.ehanakEq</text:p>
          </table:table-cell>
          <table:table-cell table:number-columns-repeated="16378" table:style-name="ce1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LUISA MAGALY</text:p>
          </table:table-cell>
          <table:table-cell office:value-type="string" table:style-name="ce1">
            <text:p>1181@gmail.com</text:p>
          </table:table-cell>
          <table:table-cell office:value-type="string" table:style-name="ce1">
            <text:p>405924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udeWdCn1unMq4Ii5lFIreo4mCFwUhRbd71pWRBAzersv5tQxQv/O</text:p>
          </table:table-cell>
          <table:table-cell table:number-columns-repeated="16378" table:style-name="ce1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MAURO PERCY</text:p>
          </table:table-cell>
          <table:table-cell office:value-type="string" table:style-name="ce1">
            <text:p>1182@gmail.com</text:p>
          </table:table-cell>
          <table:table-cell office:value-type="string" table:style-name="ce1">
            <text:p>104633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sBCf0zj2U3Dmv4HZi8phebX2rMObfGbo.g6MF6JlwgEcpQ1PFECe</text:p>
          </table:table-cell>
          <table:table-cell table:number-columns-repeated="16378" table:style-name="ce1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1183@gmail.com</text:p>
          </table:table-cell>
          <table:table-cell office:value-type="string" table:style-name="ce1">
            <text:p>104768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tU0BwTUpvHj0pWl3ZKWlu/EdLw67GzyGT5MCpjVzSuD84XRDn9Re</text:p>
          </table:table-cell>
          <table:table-cell table:number-columns-repeated="16378" table:style-name="ce1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1184@gmail.com</text:p>
          </table:table-cell>
          <table:table-cell office:value-type="string" table:style-name="ce1">
            <text:p>070738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wBA3QnonnYbU7Xnnfrvze1XjOIS61NtNpq6QVGg/ix3ig78K8YPe</text:p>
          </table:table-cell>
          <table:table-cell table:number-columns-repeated="16378" table:style-name="ce1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ISABEL NICOLASA</text:p>
          </table:table-cell>
          <table:table-cell office:value-type="string" table:style-name="ce1">
            <text:p>1185@gmail.com</text:p>
          </table:table-cell>
          <table:table-cell office:value-type="string" table:style-name="ce1">
            <text:p>092341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FdWjFAo2MPS4zHRnMyKsuWDxlF.4V.xR6/i6NZHAhp4b0.SPWoha</text:p>
          </table:table-cell>
          <table:table-cell table:number-columns-repeated="16378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MARISOL</text:p>
          </table:table-cell>
          <table:table-cell office:value-type="string" table:style-name="ce1">
            <text:p>1186@gmail.com</text:p>
          </table:table-cell>
          <table:table-cell office:value-type="string" table:style-name="ce1">
            <text:p>247182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cHB9LDcqi9VEjpRwEoKOumzR/z8A0dTiCndTKA8u2bmDRq5otBQu</text:p>
          </table:table-cell>
          <table:table-cell table:number-columns-repeated="16378" table:style-name="ce1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VIRGINIA ROSA</text:p>
          </table:table-cell>
          <table:table-cell office:value-type="string" table:style-name="ce1">
            <text:p>1187@gmail.com</text:p>
          </table:table-cell>
          <table:table-cell office:value-type="string" table:style-name="ce1">
            <text:p>071006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xzw4hbiH5zFEjaD6eunHOsT94/00/kOlGdZ6JuM/8idkcbqqIAlu</text:p>
          </table:table-cell>
          <table:table-cell table:number-columns-repeated="16378" table:style-name="ce1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1">
            <text:p>DAMASCO ZOSIMO</text:p>
          </table:table-cell>
          <table:table-cell office:value-type="string" table:style-name="ce1">
            <text:p>1188@gmail.com</text:p>
          </table:table-cell>
          <table:table-cell office:value-type="string" table:style-name="ce1">
            <text:p>091942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H1sB2vHsr/BhHRHFsM5gO9Q5a6cR03UImbiFKyCzqv4EfvuAJLwe</text:p>
          </table:table-cell>
          <table:table-cell table:number-columns-repeated="16378" table:style-name="ce1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MIRIAM</text:p>
          </table:table-cell>
          <table:table-cell office:value-type="string" table:style-name="ce1">
            <text:p>1189@gmail.com</text:p>
          </table:table-cell>
          <table:table-cell office:value-type="string" table:style-name="ce1">
            <text:p>069306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5tDgYj4N2Ddq1ykRiv1C.Gm/lJEWe.54rU5/d27iCgsmVIwmjw4q</text:p>
          </table:table-cell>
          <table:table-cell table:number-columns-repeated="16378" table:style-name="ce1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1">
            <text:p>CARLOS ANTONIO</text:p>
          </table:table-cell>
          <table:table-cell office:value-type="string" table:style-name="ce1">
            <text:p>1190@gmail.com</text:p>
          </table:table-cell>
          <table:table-cell office:value-type="string" table:style-name="ce1">
            <text:p>093654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D6Hm63iVEGdhm1HC.WNB.IDndo8L2IxZvP8fnxl2aacjYgdX9r8u</text:p>
          </table:table-cell>
          <table:table-cell table:number-columns-repeated="16378" table:style-name="ce1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1">
            <text:p>LEOCADIO</text:p>
          </table:table-cell>
          <table:table-cell office:value-type="string" table:style-name="ce1">
            <text:p>1191@gmail.com</text:p>
          </table:table-cell>
          <table:table-cell office:value-type="string" table:style-name="ce1">
            <text:p>062790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ZbiAfUHITQdqdoPVLQU0.yCUOYSLMw4aLrHPF.PWjyceivNSkjbO</text:p>
          </table:table-cell>
          <table:table-cell table:number-columns-repeated="16378" table:style-name="ce1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LORENZA</text:p>
          </table:table-cell>
          <table:table-cell office:value-type="string" table:style-name="ce1">
            <text:p>1192@gmail.com</text:p>
          </table:table-cell>
          <table:table-cell office:value-type="string" table:style-name="ce1">
            <text:p>089440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WZ7t31Vwu7FCxTYhN6jBeZoZlMHGgv0f2JQu4AnZmXwOf4rGBZKu</text:p>
          </table:table-cell>
          <table:table-cell table:number-columns-repeated="16378" table:style-name="ce1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1">
            <text:p>MANUEL RICARDO</text:p>
          </table:table-cell>
          <table:table-cell office:value-type="string" table:style-name="ce1">
            <text:p>1193@gmail.com</text:p>
          </table:table-cell>
          <table:table-cell office:value-type="string" table:style-name="ce1">
            <text:p>065697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LE1KwQTbPZQ2L8bq8o8VeYAg.de7Ml3k.qaFI0frWiY49haDJyx6</text:p>
          </table:table-cell>
          <table:table-cell table:number-columns-repeated="16378" table:style-name="ce1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ROSARIO AGRIPINA</text:p>
          </table:table-cell>
          <table:table-cell office:value-type="string" table:style-name="ce1">
            <text:p>1194@gmail.com</text:p>
          </table:table-cell>
          <table:table-cell office:value-type="string" table:style-name="ce1">
            <text:p>092125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8nGk.qz.ZtanOZQDxc99uE2HUR/ANwfDcxu6xZusOagi8gQcIVx6</text:p>
          </table:table-cell>
          <table:table-cell table:number-columns-repeated="16378" table:style-name="ce1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RICHARD WILSON</text:p>
          </table:table-cell>
          <table:table-cell office:value-type="string" table:style-name="ce1">
            <text:p>1195@gmail.com</text:p>
          </table:table-cell>
          <table:table-cell office:value-type="string" table:style-name="ce1">
            <text:p>296270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axAEW7oVnYaSPirJ6QFguDRgVHa1Z.CYVyV/RSuRu6OrEVlCbPte</text:p>
          </table:table-cell>
          <table:table-cell table:number-columns-repeated="16378" table:style-name="ce1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1">
            <text:p>HILDA</text:p>
          </table:table-cell>
          <table:table-cell office:value-type="string" table:style-name="ce1">
            <text:p>1196@gmail.com</text:p>
          </table:table-cell>
          <table:table-cell office:value-type="string" table:style-name="ce1">
            <text:p>061725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V8HysvbRJbwK/arl6KmguqD1VW7VRnxFXLwapsFo2EQmkEwibZVi</text:p>
          </table:table-cell>
          <table:table-cell table:number-columns-repeated="16378" table:style-name="ce1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IVETT FAVIOLA</text:p>
          </table:table-cell>
          <table:table-cell office:value-type="string" table:style-name="ce1">
            <text:p>1197@gmail.com</text:p>
          </table:table-cell>
          <table:table-cell office:value-type="string" table:style-name="ce1">
            <text:p>761744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D1TuccerXOHmxz2xcOESu5m9c0DC94B6bCQw9bud5chHj/b2i3GG</text:p>
          </table:table-cell>
          <table:table-cell table:number-columns-repeated="16378" table:style-name="ce1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1198@gmail.com</text:p>
          </table:table-cell>
          <table:table-cell office:value-type="string" table:style-name="ce1">
            <text:p>062187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ZJ0ZnccTcLG16cHLAshYu3dzs.g8j6CPpcLgFnESu7mgDKN.tLJu</text:p>
          </table:table-cell>
          <table:table-cell table:number-columns-repeated="16378" table:style-name="ce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1199@gmail.com</text:p>
          </table:table-cell>
          <table:table-cell office:value-type="string" table:style-name="ce1">
            <text:p>062531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29BPNoA9Qp6g41iQJ/UfO086MHKcmWQPCRq7rlMi.wXXrTUs3asa</text:p>
          </table:table-cell>
          <table:table-cell table:number-columns-repeated="16378" table:style-name="ce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JOSE WILFREDO</text:p>
          </table:table-cell>
          <table:table-cell office:value-type="string" table:style-name="ce1">
            <text:p>1200@gmail.com</text:p>
          </table:table-cell>
          <table:table-cell office:value-type="string" table:style-name="ce1">
            <text:p>082038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KdMGDGWTFr7QlxzZGLT3.AHo3i6rUYNPW8MQN5iGlwdl9g4D5jh.</text:p>
          </table:table-cell>
          <table:table-cell table:number-columns-repeated="16378" table:style-name="ce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MARCELINA CACILDA</text:p>
          </table:table-cell>
          <table:table-cell office:value-type="string" table:style-name="ce1">
            <text:p>1201@gmail.com</text:p>
          </table:table-cell>
          <table:table-cell office:value-type="string" table:style-name="ce1">
            <text:p>091873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QUd7bs75x5KQemvtxloxuG91PpjiVIijJbwuh9jPm4DG1u3g11.6</text:p>
          </table:table-cell>
          <table:table-cell table:number-columns-repeated="16378" table:style-name="ce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202@gmail.com</text:p>
          </table:table-cell>
          <table:table-cell office:value-type="string" table:style-name="ce1">
            <text:p>083414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blf.6hwbSnrlPTJVYsBUO6vjizG7GsDDUtLkFr9ZqMAmwO0mfWfu</text:p>
          </table:table-cell>
          <table:table-cell table:number-columns-repeated="16378" table:style-name="ce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VILMA VICTORIA</text:p>
          </table:table-cell>
          <table:table-cell office:value-type="string" table:style-name="ce1">
            <text:p>1203@gmail.com</text:p>
          </table:table-cell>
          <table:table-cell office:value-type="string" table:style-name="ce1">
            <text:p>294619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h43CzG/CIae/i7yhi3XpOpIw0HV4Q6Hur9ifGXsOUOu4Pwfrf.MS</text:p>
          </table:table-cell>
          <table:table-cell table:number-columns-repeated="16378" table:style-name="ce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ANICETA</text:p>
          </table:table-cell>
          <table:table-cell office:value-type="string" table:style-name="ce1">
            <text:p>1204@gmail.com</text:p>
          </table:table-cell>
          <table:table-cell office:value-type="string" table:style-name="ce1">
            <text:p>099557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uZK0nVG4K25Uf30/gohx.zCOrtvMb.X31zt68RIAeCQcqeSfTZmK</text:p>
          </table:table-cell>
          <table:table-cell table:number-columns-repeated="16378" table:style-name="ce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MARCO ROSMEL</text:p>
          </table:table-cell>
          <table:table-cell office:value-type="string" table:style-name="ce1">
            <text:p>1205@gmail.com</text:p>
          </table:table-cell>
          <table:table-cell office:value-type="string" table:style-name="ce1">
            <text:p>450104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Dqg4jCiRyCI8XR.95hakue0uBoQ8U/rMBZnQO6/xHVq.hVQfxPp2</text:p>
          </table:table-cell>
          <table:table-cell table:number-columns-repeated="16378" table:style-name="ce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EUSTAQUIA</text:p>
          </table:table-cell>
          <table:table-cell office:value-type="string" table:style-name="ce1">
            <text:p>1206@gmail.com</text:p>
          </table:table-cell>
          <table:table-cell office:value-type="string" table:style-name="ce1">
            <text:p>082985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.5qnfDKgE1qSu0Ubu5P5uw.MZj4P9AS87t7XS95K8QxQOnTHeUgq</text:p>
          </table:table-cell>
          <table:table-cell table:number-columns-repeated="16378" table:style-name="ce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MILCA SONIA</text:p>
          </table:table-cell>
          <table:table-cell office:value-type="string" table:style-name="ce1">
            <text:p>1207@gmail.com</text:p>
          </table:table-cell>
          <table:table-cell office:value-type="string" table:style-name="ce1">
            <text:p>106628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rnGV4U1Tsw/e9QNdM.BHO7axyYKi5FKLVKHMlXKggGMYnsctFoR2</text:p>
          </table:table-cell>
          <table:table-cell table:number-columns-repeated="16378" table:style-name="ce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208@gmail.com</text:p>
          </table:table-cell>
          <table:table-cell office:value-type="string" table:style-name="ce1">
            <text:p>083191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./tTa.LeH9pK6ciCOycvDuj44H46D.mTCcIsRhga.GhPPmjyWNajq</text:p>
          </table:table-cell>
          <table:table-cell table:number-columns-repeated="16378" table:style-name="ce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LUCIO JONAS</text:p>
          </table:table-cell>
          <table:table-cell office:value-type="string" table:style-name="ce1">
            <text:p>1209@gmail.com</text:p>
          </table:table-cell>
          <table:table-cell office:value-type="string" table:style-name="ce1">
            <text:p>0703357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Hvuvk.wzv0ZUrTsuS3nwOaXyDqWE2qL8y1XRo66cKoNs9Gxfr5Qe</text:p>
          </table:table-cell>
          <table:table-cell table:number-columns-repeated="16378" table:style-name="ce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MILAGROS</text:p>
          </table:table-cell>
          <table:table-cell office:value-type="string" table:style-name="ce1">
            <text:p>1210@gmail.com</text:p>
          </table:table-cell>
          <table:table-cell office:value-type="string" table:style-name="ce1">
            <text:p>100516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Cz3GsBQcxdnWTANkMqDcOroVSWvOeD51F/5zVeaVFa4aOaddnDFC</text:p>
          </table:table-cell>
          <table:table-cell table:number-columns-repeated="16378" table:style-name="ce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NANCY MARLENE</text:p>
          </table:table-cell>
          <table:table-cell office:value-type="string" table:style-name="ce1">
            <text:p>1211@gmail.com</text:p>
          </table:table-cell>
          <table:table-cell office:value-type="string" table:style-name="ce1">
            <text:p>092293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X7.HzLFqBbbHRNG/2V.o.YP0PH2u2KPpLIiz8sVchjPFvCV8Fk2a</text:p>
          </table:table-cell>
          <table:table-cell table:number-columns-repeated="16378" table:style-name="ce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NORKA OLINDA</text:p>
          </table:table-cell>
          <table:table-cell office:value-type="string" table:style-name="ce1">
            <text:p>1212@gmail.com</text:p>
          </table:table-cell>
          <table:table-cell office:value-type="string" table:style-name="ce1">
            <text:p>075544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ILM6uPLtRwFLPHHCsz4c3uXuxKDFoejPt/Ubi6bL0ht6qLcW2IKsS</text:p>
          </table:table-cell>
          <table:table-cell table:number-columns-repeated="16378" table:style-name="ce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1213@gmail.com</text:p>
          </table:table-cell>
          <table:table-cell office:value-type="string" table:style-name="ce1">
            <text:p>083173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iXQPAe7wbaQK9MMe.BJU.IEzf0YnhpKN6E0jsxX8K9/nwtgKGAeW</text:p>
          </table:table-cell>
          <table:table-cell table:number-columns-repeated="16378" table:style-name="ce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INGRID YOHANA</text:p>
          </table:table-cell>
          <table:table-cell office:value-type="string" table:style-name="ce1">
            <text:p>1214@gmail.com</text:p>
          </table:table-cell>
          <table:table-cell office:value-type="string" table:style-name="ce1">
            <text:p>437568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rYszSklVQVV01JRHpTI4elapEiJEoKQoKgQZJcVVAHJJzbO/CLsG</text:p>
          </table:table-cell>
          <table:table-cell table:number-columns-repeated="16378" table:style-name="ce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JUAN MARTIN</text:p>
          </table:table-cell>
          <table:table-cell office:value-type="string" table:style-name="ce1">
            <text:p>1215@gmail.com</text:p>
          </table:table-cell>
          <table:table-cell office:value-type="string" table:style-name="ce1">
            <text:p>077492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DeqURalGfp.t.qpFOoG7.h/9xD5XhIe8GDT1462yRP8voQZfdb32</text:p>
          </table:table-cell>
          <table:table-cell table:number-columns-repeated="16378" table:style-name="ce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ELVA SOLEDAD</text:p>
          </table:table-cell>
          <table:table-cell office:value-type="string" table:style-name="ce1">
            <text:p>1216@gmail.com</text:p>
          </table:table-cell>
          <table:table-cell office:value-type="string" table:style-name="ce1">
            <text:p>083117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mWgssZhf5IjiD4fBnvtSteUi9q9dmaptCopKHWDgzHP9vJYPZypI6</text:p>
          </table:table-cell>
          <table:table-cell table:number-columns-repeated="16378" table:style-name="ce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JUSTO PASTOR</text:p>
          </table:table-cell>
          <table:table-cell office:value-type="string" table:style-name="ce1">
            <text:p>1217@gmail.com</text:p>
          </table:table-cell>
          <table:table-cell office:value-type="string" table:style-name="ce1">
            <text:p>072873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iM9wNYdVVu2OFEH1OIg2eV8wMvMJoP3HCQ1j9RQxcNeNdU4Q/6F6</text:p>
          </table:table-cell>
          <table:table-cell table:number-columns-repeated="16378" table:style-name="ce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BACILIA ELISA</text:p>
          </table:table-cell>
          <table:table-cell office:value-type="string" table:style-name="ce1">
            <text:p>1218@gmail.com</text:p>
          </table:table-cell>
          <table:table-cell office:value-type="string" table:style-name="ce1">
            <text:p>084009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Yp6y9xSUodwaiL1P.uRhuFBgC7r7xb66B5LFzgyL7xVRhkNOg6t.</text:p>
          </table:table-cell>
          <table:table-cell table:number-columns-repeated="16378" table:style-name="ce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ROSARIO SANTOS</text:p>
          </table:table-cell>
          <table:table-cell office:value-type="string" table:style-name="ce1">
            <text:p>1219@gmail.com</text:p>
          </table:table-cell>
          <table:table-cell office:value-type="string" table:style-name="ce1">
            <text:p>087950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AhvQjGTeTdy.0VmTRJqXOo2LIRWgasmfOqFih7om3nJVyjVbGSEm</text:p>
          </table:table-cell>
          <table:table-cell table:number-columns-repeated="16378" table:style-name="ce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1220@gmail.com</text:p>
          </table:table-cell>
          <table:table-cell office:value-type="string" table:style-name="ce1">
            <text:p>060142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0y2u5Qnp0xVR61jBGgqt.J0cWAuiSNFIRBEtzphQKbT5icY.n3xu</text:p>
          </table:table-cell>
          <table:table-cell table:number-columns-repeated="16378" table:style-name="ce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GABY SELENA</text:p>
          </table:table-cell>
          <table:table-cell office:value-type="string" table:style-name="ce1">
            <text:p>1221@gmail.com</text:p>
          </table:table-cell>
          <table:table-cell office:value-type="string" table:style-name="ce1">
            <text:p>212605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uwnuC.NsMdX8NcZkHYGaOz1YVbdWyh.pYodyPh30oDWp8wUCnVWq</text:p>
          </table:table-cell>
          <table:table-cell table:number-columns-repeated="16378" table:style-name="ce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EDITH MARIBEL</text:p>
          </table:table-cell>
          <table:table-cell office:value-type="string" table:style-name="ce1">
            <text:p>1222@gmail.com</text:p>
          </table:table-cell>
          <table:table-cell office:value-type="string" table:style-name="ce1">
            <text:p>101663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49BA6RA064m/rHachYm7nuzCwPR8GwHIQ7KnPEbYxDPcU8dDYJHp6</text:p>
          </table:table-cell>
          <table:table-cell table:number-columns-repeated="16378" table:style-name="ce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ENRIQUETA</text:p>
          </table:table-cell>
          <table:table-cell office:value-type="string" table:style-name="ce1">
            <text:p>1223@gmail.com</text:p>
          </table:table-cell>
          <table:table-cell office:value-type="string" table:style-name="ce1">
            <text:p>097761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sxjAAvaDavxJwcMdQTJ2u2XocIdFDodrgfZiAN4hvx.lW0vysDWe</text:p>
          </table:table-cell>
          <table:table-cell table:number-columns-repeated="16378" table:style-name="ce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MARIA ROSARIO</text:p>
          </table:table-cell>
          <table:table-cell office:value-type="string" table:style-name="ce1">
            <text:p>1224@gmail.com</text:p>
          </table:table-cell>
          <table:table-cell office:value-type="string" table:style-name="ce1">
            <text:p>061882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BBt94zQJwKKzkdFWiKtoRe1xEn82B7JxJnYZs07BKxDrOAuMw9PXq</text:p>
          </table:table-cell>
          <table:table-cell table:number-columns-repeated="16378" table:style-name="ce1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1">
            <text:p>JUAN BELISARIO</text:p>
          </table:table-cell>
          <table:table-cell office:value-type="string" table:style-name="ce1">
            <text:p>1225@gmail.com</text:p>
          </table:table-cell>
          <table:table-cell office:value-type="string" table:style-name="ce1">
            <text:p>077419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2391NDcNWr/ArdcGYXNwpuQTzWkPJjCLZJ8z.uO7403yJhu4UErcC</text:p>
          </table:table-cell>
          <table:table-cell table:number-columns-repeated="16378" table:style-name="ce1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226@gmail.com</text:p>
          </table:table-cell>
          <table:table-cell office:value-type="string" table:style-name="ce1">
            <text:p>098477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9y6ICxXnO8YtcOz4eGPJeJ0B96pu.2o8QbTwVT9x4/RQxj3S0HtW</text:p>
          </table:table-cell>
          <table:table-cell table:number-columns-repeated="16378" table:style-name="ce1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NIVARDO</text:p>
          </table:table-cell>
          <table:table-cell office:value-type="string" table:style-name="ce1">
            <text:p>1227@gmail.com</text:p>
          </table:table-cell>
          <table:table-cell office:value-type="string" table:style-name="ce1">
            <text:p>228785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1oAiyS.ph0lEJbECLeJCuKZzh6kC/jGGedTavZ2Zd6eJpIHINCi.</text:p>
          </table:table-cell>
          <table:table-cell table:number-columns-repeated="16378" table:style-name="ce1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1">
            <text:p>ODELI NATALIA</text:p>
          </table:table-cell>
          <table:table-cell office:value-type="string" table:style-name="ce1">
            <text:p>1228@gmail.com</text:p>
          </table:table-cell>
          <table:table-cell office:value-type="string" table:style-name="ce1">
            <text:p>098869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ATa0O3JTSS/8KAExO8IpOmOQTqZgGbDfqBpAKYcL9wJOfUZmbdUC</text:p>
          </table:table-cell>
          <table:table-cell table:number-columns-repeated="16378" table:style-name="ce1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HERBERT</text:p>
          </table:table-cell>
          <table:table-cell office:value-type="string" table:style-name="ce1">
            <text:p>1229@gmail.com</text:p>
          </table:table-cell>
          <table:table-cell office:value-type="string" table:style-name="ce1">
            <text:p>096582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YmcSDiGVpTtDOZVbc.52.aXdGRkB/WYIkXL98x2F3diWB4C6Fecu</text:p>
          </table:table-cell>
          <table:table-cell table:number-columns-repeated="16378" table:style-name="ce1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1">
            <text:p>EDILBERTO</text:p>
          </table:table-cell>
          <table:table-cell office:value-type="string" table:style-name="ce1">
            <text:p>1230@gmail.com</text:p>
          </table:table-cell>
          <table:table-cell office:value-type="string" table:style-name="ce1">
            <text:p>093039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YqToZYmn45evNTO8E.vLexKRlDcr8/6L6WlvWZbNUZbO5UpLammi</text:p>
          </table:table-cell>
          <table:table-cell table:number-columns-repeated="16378" table:style-name="ce1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1">
            <text:p>ROOSEVELT MAURO</text:p>
          </table:table-cell>
          <table:table-cell office:value-type="string" table:style-name="ce1">
            <text:p>1231@gmail.com</text:p>
          </table:table-cell>
          <table:table-cell office:value-type="string" table:style-name="ce1">
            <text:p>097854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yNejsvobkDgOpEZ6dFNj.So0fxm1HHd5QbmCiJjZMsd4.j.eHHlu</text:p>
          </table:table-cell>
          <table:table-cell table:number-columns-repeated="16378" table:style-name="ce1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1">
            <text:p>BEATRIZ VICTORIA</text:p>
          </table:table-cell>
          <table:table-cell office:value-type="string" table:style-name="ce1">
            <text:p>1232@gmail.com</text:p>
          </table:table-cell>
          <table:table-cell office:value-type="string" table:style-name="ce1">
            <text:p>081135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9kUT6rMd7UtyqwybSAlKOC8L6Fx4til0PDWJ6p0JmqeR9YxzTo0S</text:p>
          </table:table-cell>
          <table:table-cell table:number-columns-repeated="16378" table:style-name="ce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PEDRO JORGE</text:p>
          </table:table-cell>
          <table:table-cell office:value-type="string" table:style-name="ce1">
            <text:p>1233@gmail.com</text:p>
          </table:table-cell>
          <table:table-cell office:value-type="string" table:style-name="ce1">
            <text:p>062181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2LbAB0O25B3hWsQLvJfYuSp4Q2U1I6MpJKiwcCjFgqCemxYWgahO</text:p>
          </table:table-cell>
          <table:table-cell table:number-columns-repeated="16378" table:style-name="ce1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1">
            <text:p>MARCIAL</text:p>
          </table:table-cell>
          <table:table-cell office:value-type="string" table:style-name="ce1">
            <text:p>1234@gmail.com</text:p>
          </table:table-cell>
          <table:table-cell office:value-type="string" table:style-name="ce1">
            <text:p>090914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fg8dxKVvRwT/a0Ifs9QXeAg8BRBF//B0uc9Xv3SnxRXMxrFwp9da</text:p>
          </table:table-cell>
          <table:table-cell table:number-columns-repeated="16378" table:style-name="ce1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PATRICIA MILAGRITOS</text:p>
          </table:table-cell>
          <table:table-cell office:value-type="string" table:style-name="ce1">
            <text:p>1235@gmail.com</text:p>
          </table:table-cell>
          <table:table-cell office:value-type="string" table:style-name="ce1">
            <text:p>072581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yvGqQmJy.uJBSj4KSVEtedcdkycy0vJ5YSPdno1hba3SoESK/1YS</text:p>
          </table:table-cell>
          <table:table-cell table:number-columns-repeated="16378" table:style-name="ce1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CARLOS LEONIDAS</text:p>
          </table:table-cell>
          <table:table-cell office:value-type="string" table:style-name="ce1">
            <text:p>1236@gmail.com</text:p>
          </table:table-cell>
          <table:table-cell office:value-type="string" table:style-name="ce1">
            <text:p>092945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Rv1YsSgcgo.WE4Z9aB0DuvTcg2kw5aDxBtFwTJeCB/heyPtTCW8i</text:p>
          </table:table-cell>
          <table:table-cell table:number-columns-repeated="16378" table:style-name="ce1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1">
            <text:p>MARIELLA PAULINA</text:p>
          </table:table-cell>
          <table:table-cell office:value-type="string" table:style-name="ce1">
            <text:p>1237@gmail.com</text:p>
          </table:table-cell>
          <table:table-cell office:value-type="string" table:style-name="ce1">
            <text:p>094509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jNgcNqRqNb5JTsQnik17e71MXKetWJzsOLQVDx2tHwrQnQNn0D26</text:p>
          </table:table-cell>
          <table:table-cell table:number-columns-repeated="16378" table:style-name="ce1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1238@gmail.com</text:p>
          </table:table-cell>
          <table:table-cell office:value-type="string" table:style-name="ce1">
            <text:p>099230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fwQEizJoyAoxB7cQ9NwnWuuxh2kTuOcupt.iZAXQda0mCRqAk/72u</text:p>
          </table:table-cell>
          <table:table-cell table:number-columns-repeated="16378" table:style-name="ce1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1239@gmail.com</text:p>
          </table:table-cell>
          <table:table-cell office:value-type="string" table:style-name="ce1">
            <text:p>082313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9TRQGR7rMXvtM6SXMVSLupb1to2UVywlL8aGPpuKeE3aa8EfRxl.</text:p>
          </table:table-cell>
          <table:table-cell table:number-columns-repeated="16378" table:style-name="ce1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1240@gmail.com</text:p>
          </table:table-cell>
          <table:table-cell office:value-type="string" table:style-name="ce1">
            <text:p>091878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E0ML84kIH7Pr0M0jQRBHeR2EOETfK2t4UP516faU1FERFyXaoyIe</text:p>
          </table:table-cell>
          <table:table-cell table:number-columns-repeated="16378" table:style-name="ce1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1">
            <text:p>MARIA YSABEL</text:p>
          </table:table-cell>
          <table:table-cell office:value-type="string" table:style-name="ce1">
            <text:p>1241@gmail.com</text:p>
          </table:table-cell>
          <table:table-cell office:value-type="string" table:style-name="ce1">
            <text:p>070493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kGQnOu/SxhDhylFr4/54uBrLiPBxnuDw45zRZ.wi/fR64HPjCEnq</text:p>
          </table:table-cell>
          <table:table-cell table:number-columns-repeated="16378" table:style-name="ce1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1242@gmail.com</text:p>
          </table:table-cell>
          <table:table-cell office:value-type="string" table:style-name="ce1">
            <text:p>096636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/CKActU0zignz/gnYpze/OY1lrh8CTQYLvibLRhmn8h4QkSnWggV2</text:p>
          </table:table-cell>
          <table:table-cell table:number-columns-repeated="16378" table:style-name="ce1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1">
            <text:p>LUZ ANGELICA</text:p>
          </table:table-cell>
          <table:table-cell office:value-type="string" table:style-name="ce1">
            <text:p>1243@gmail.com</text:p>
          </table:table-cell>
          <table:table-cell office:value-type="string" table:style-name="ce1">
            <text:p>073877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aVzWu2j.uKgNlKWUvq5ne7fn15ZOuhx7MvkFxQCEQ/jZ/srnK5Ay</text:p>
          </table:table-cell>
          <table:table-cell table:number-columns-repeated="16378" table:style-name="ce1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1">
            <text:p>JUAN DE DIOS LORGIO</text:p>
          </table:table-cell>
          <table:table-cell office:value-type="string" table:style-name="ce1">
            <text:p>1244@gmail.com</text:p>
          </table:table-cell>
          <table:table-cell office:value-type="string" table:style-name="ce1">
            <text:p>103951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X7bqpyMRGr8/SKA3qTQbO7jUzjpiLEoST2Mf8Rm.jW3Vdb64dzkq</text:p>
          </table:table-cell>
          <table:table-cell table:number-columns-repeated="16378" table:style-name="ce1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1245@gmail.com</text:p>
          </table:table-cell>
          <table:table-cell office:value-type="string" table:style-name="ce1">
            <text:p>100662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CidRkt/BMo2UEPmVW3Weuu4oU2OP.PcdU.W73kSzqpqwTvN0lNXy</text:p>
          </table:table-cell>
          <table:table-cell table:number-columns-repeated="16378" table:style-name="ce1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1246@gmail.com</text:p>
          </table:table-cell>
          <table:table-cell office:value-type="string" table:style-name="ce1">
            <text:p>066456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SNNcYEXoeV69LRQeX/gR.TzBcH5qgZOYUspOWmJxizbae7J/XN8G</text:p>
          </table:table-cell>
          <table:table-cell table:number-columns-repeated="16378" table:style-name="ce1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1">
            <text:p>FERNANDO ELI</text:p>
          </table:table-cell>
          <table:table-cell office:value-type="string" table:style-name="ce1">
            <text:p>1247@gmail.com</text:p>
          </table:table-cell>
          <table:table-cell office:value-type="string" table:style-name="ce1">
            <text:p>074562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Zs3WCATi.n1cNdD7hJQ8euRDu5sQz9t843hZUapcUAOyGBH52Li2</text:p>
          </table:table-cell>
          <table:table-cell table:number-columns-repeated="16378" table:style-name="ce1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1">
            <text:p>JANETH</text:p>
          </table:table-cell>
          <table:table-cell office:value-type="string" table:style-name="ce1">
            <text:p>1248@gmail.com</text:p>
          </table:table-cell>
          <table:table-cell office:value-type="string" table:style-name="ce1">
            <text:p>408846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ggcPgYUh6jkJVIObGD8heas696w.bFbfQ/mIW9o/FJAlgwa1rRZS</text:p>
          </table:table-cell>
          <table:table-cell table:number-columns-repeated="16378" table:style-name="ce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FRECIA</text:p>
          </table:table-cell>
          <table:table-cell office:value-type="string" table:style-name="ce1">
            <text:p>1249@gmail.com</text:p>
          </table:table-cell>
          <table:table-cell office:value-type="string" table:style-name="ce1">
            <text:p>414113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OPNOh7uGxeUeB/Q6QAyyUOfXmiSeunmTeJb2qXDCIC3FQAkFVWv9y</text:p>
          </table:table-cell>
          <table:table-cell table:number-columns-repeated="16378" table:style-name="ce1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1">
            <text:p>EPIFANIO FELIPE</text:p>
          </table:table-cell>
          <table:table-cell office:value-type="string" table:style-name="ce1">
            <text:p>1250@gmail.com</text:p>
          </table:table-cell>
          <table:table-cell office:value-type="string" table:style-name="ce1">
            <text:p>065919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BI3z2JsXbArO/SNgf2b8O/2f1PFy93b0oeDvjr/YiN5GPfB3N15K</text:p>
          </table:table-cell>
          <table:table-cell table:number-columns-repeated="16378" table:style-name="ce1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1">
            <text:p>YRENE</text:p>
          </table:table-cell>
          <table:table-cell office:value-type="string" table:style-name="ce1">
            <text:p>1251@gmail.com</text:p>
          </table:table-cell>
          <table:table-cell office:value-type="string" table:style-name="ce1">
            <text:p>096276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xSDjM74Hc42Em3WpgBrz.JeDzaVLRbTsJCz/S6BT7HJalzOuCJwK</text:p>
          </table:table-cell>
          <table:table-cell table:number-columns-repeated="16378" table:style-name="ce1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1">
            <text:p>JUANA MARIA</text:p>
          </table:table-cell>
          <table:table-cell office:value-type="string" table:style-name="ce1">
            <text:p>1252@gmail.com</text:p>
          </table:table-cell>
          <table:table-cell office:value-type="string" table:style-name="ce1">
            <text:p>023747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mhe/6S2pjE2oRoD.MD53eq5sVOHTNsw1cb5nhFZ5cyvqf4KTUN0e</text:p>
          </table:table-cell>
          <table:table-cell table:number-columns-repeated="16378" table:style-name="ce1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1">
            <text:p>ZOILA ROSA</text:p>
          </table:table-cell>
          <table:table-cell office:value-type="string" table:style-name="ce1">
            <text:p>1253@gmail.com</text:p>
          </table:table-cell>
          <table:table-cell office:value-type="string" table:style-name="ce1">
            <text:p>061257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JO92AG1zgV2/jZbVy7byeqlLsE.ALjrxBo6sQ3C5G2txRGw13dwO</text:p>
          </table:table-cell>
          <table:table-cell table:number-columns-repeated="16378" table:style-name="ce1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1">
            <text:p>DORALI</text:p>
          </table:table-cell>
          <table:table-cell office:value-type="string" table:style-name="ce1">
            <text:p>1254@gmail.com</text:p>
          </table:table-cell>
          <table:table-cell office:value-type="string" table:style-name="ce1">
            <text:p>105772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/OYjDa/g88c3mKqS/qDLexsuUeyrlZiZc/QKhs9xTA0ZCI3HR4qC</text:p>
          </table:table-cell>
          <table:table-cell table:number-columns-repeated="16378" table:style-name="ce1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ARMANDO</text:p>
          </table:table-cell>
          <table:table-cell office:value-type="string" table:style-name="ce1">
            <text:p>1255@gmail.com</text:p>
          </table:table-cell>
          <table:table-cell office:value-type="string" table:style-name="ce1">
            <text:p>082942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07ZAAViztDL3yYgx9qkXOFiij2VoCE94DKLgN/qEWmlCLY3JttEa</text:p>
          </table:table-cell>
          <table:table-cell table:number-columns-repeated="16378" table:style-name="ce1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1">
            <text:p>PRESENTACION</text:p>
          </table:table-cell>
          <table:table-cell office:value-type="string" table:style-name="ce1">
            <text:p>1256@gmail.com</text:p>
          </table:table-cell>
          <table:table-cell office:value-type="string" table:style-name="ce1">
            <text:p>077497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a1W14XLnbWOli27YEc37efBEL7otAnrOb19R7AopY5xr2lStJT12</text:p>
          </table:table-cell>
          <table:table-cell table:number-columns-repeated="16378" table:style-name="ce1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1">
            <text:p>FELICITA</text:p>
          </table:table-cell>
          <table:table-cell office:value-type="string" table:style-name="ce1">
            <text:p>1257@gmail.com</text:p>
          </table:table-cell>
          <table:table-cell office:value-type="string" table:style-name="ce1">
            <text:p>062192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DJC8zYHU6Qx4a3oOW6OKeB3av4OMEJZ2DWrebqDdtKGz297LfiF.</text:p>
          </table:table-cell>
          <table:table-cell table:number-columns-repeated="16378" table:style-name="ce1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1">
            <text:p>JHONNY ALEX</text:p>
          </table:table-cell>
          <table:table-cell office:value-type="string" table:style-name="ce1">
            <text:p>1258@gmail.com</text:p>
          </table:table-cell>
          <table:table-cell office:value-type="string" table:style-name="ce1">
            <text:p>080929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F2AYbX49mzZSNzzVUVQ2OqA1bnCN8U1WYeIIs/EVtwVpEt6PN3cq</text:p>
          </table:table-cell>
          <table:table-cell table:number-columns-repeated="16378" table:style-name="ce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TRINIDAD</text:p>
          </table:table-cell>
          <table:table-cell office:value-type="string" table:style-name="ce1">
            <text:p>1259@gmail.com</text:p>
          </table:table-cell>
          <table:table-cell office:value-type="string" table:style-name="ce1">
            <text:p>257284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xfpOhXsACwJq6FbDYAg5OOp5L/M7ctTQ4UHAxBASSDkCmhXZr3X0i</text:p>
          </table:table-cell>
          <table:table-cell table:number-columns-repeated="16378" table:style-name="ce1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1">
            <text:p>HERBERT JOHN</text:p>
          </table:table-cell>
          <table:table-cell office:value-type="string" table:style-name="ce1">
            <text:p>1260@gmail.com</text:p>
          </table:table-cell>
          <table:table-cell office:value-type="string" table:style-name="ce1">
            <text:p>103830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sGAoXFsxTf5.KwUgkycO.FsZ1GE.8jxJ.FLjxYFoEcwtrrS693oq</text:p>
          </table:table-cell>
          <table:table-cell table:number-columns-repeated="16378" table:style-name="ce1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1261@gmail.com</text:p>
          </table:table-cell>
          <table:table-cell office:value-type="string" table:style-name="ce1">
            <text:p>083102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Q864cXE5fe.eJB7jQL8NOZ.hz7mbP2376ZIirpXQZZi5SKhnoAoe</text:p>
          </table:table-cell>
          <table:table-cell table:number-columns-repeated="16378" table:style-name="ce1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1">
            <text:p>GIOVANA MEDARDA</text:p>
          </table:table-cell>
          <table:table-cell office:value-type="string" table:style-name="ce1">
            <text:p>1262@gmail.com</text:p>
          </table:table-cell>
          <table:table-cell office:value-type="string" table:style-name="ce1">
            <text:p>081337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hhnjYh7rPt3NVAsbLjso5eCG4LCpCuLZt3yxyJNkRTNsIQ2It2BKG</text:p>
          </table:table-cell>
          <table:table-cell table:number-columns-repeated="16378" table:style-name="ce1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1">
            <text:p>VANESSA BETTINA</text:p>
          </table:table-cell>
          <table:table-cell office:value-type="string" table:style-name="ce1">
            <text:p>1263@gmail.com</text:p>
          </table:table-cell>
          <table:table-cell office:value-type="string" table:style-name="ce1">
            <text:p>403483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aps2w9UaFVbjFHgsgTnQu9gQgB663NulgufjtjtjLYrNqWh8/ZZS</text:p>
          </table:table-cell>
          <table:table-cell table:number-columns-repeated="16378" table:style-name="ce1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1">
            <text:p>JUANA FRANCISCA</text:p>
          </table:table-cell>
          <table:table-cell office:value-type="string" table:style-name="ce1">
            <text:p>1264@gmail.com</text:p>
          </table:table-cell>
          <table:table-cell office:value-type="string" table:style-name="ce1">
            <text:p>074026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mDHtX6qKIjdYSJS3e7Pg.ok/a5kYjkdej9KVt7t3IkdHpPFIc2PG</text:p>
          </table:table-cell>
          <table:table-cell table:number-columns-repeated="16378" table:style-name="ce1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1">
            <text:p>NILTON RUFINO</text:p>
          </table:table-cell>
          <table:table-cell office:value-type="string" table:style-name="ce1">
            <text:p>1265@gmail.com</text:p>
          </table:table-cell>
          <table:table-cell office:value-type="string" table:style-name="ce1">
            <text:p>413112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1nCafoXs7NmdU6pZl2bN.uuBPG8OZGOw.Ly5LKpl0/AkLzyurM0x6</text:p>
          </table:table-cell>
          <table:table-cell table:number-columns-repeated="16378" table:style-name="ce1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1266@gmail.com</text:p>
          </table:table-cell>
          <table:table-cell office:value-type="string" table:style-name="ce1">
            <text:p>104278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5U9u5AUmhwxIdmO/TYmjLu89duyKIA4hXKmTpnDdD5g5ENMkZxOUi</text:p>
          </table:table-cell>
          <table:table-cell table:number-columns-repeated="16378" table:style-name="ce1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1">
            <text:p>FLORENCIO TEODORO</text:p>
          </table:table-cell>
          <table:table-cell office:value-type="string" table:style-name="ce1">
            <text:p>1267@gmail.com</text:p>
          </table:table-cell>
          <table:table-cell office:value-type="string" table:style-name="ce1">
            <text:p>061197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rY8J9/SeJtFaO6rX4CwA3enbvOYhchlgaHb5mPPI8eaPjAGuseVG.</text:p>
          </table:table-cell>
          <table:table-cell table:number-columns-repeated="16378" table:style-name="ce1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1">
            <text:p>PAULA LORGIA</text:p>
          </table:table-cell>
          <table:table-cell office:value-type="string" table:style-name="ce1">
            <text:p>1268@gmail.com</text:p>
          </table:table-cell>
          <table:table-cell office:value-type="string" table:style-name="ce1">
            <text:p>079927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eVXQiyW0qOe7xyluxpUQ2ebsVcAPPSlZLgbcTwsZiWTrSGtKZcF5.</text:p>
          </table:table-cell>
          <table:table-cell table:number-columns-repeated="16378" table:style-name="ce1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LUIS ELVIS</text:p>
          </table:table-cell>
          <table:table-cell office:value-type="string" table:style-name="ce1">
            <text:p>1269@gmail.com</text:p>
          </table:table-cell>
          <table:table-cell office:value-type="string" table:style-name="ce1">
            <text:p>068072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YHVvIM.e7mOUHKyokY3GyuqDdewTqRWkLPOfvMTslenRMlUf7jp4y</text:p>
          </table:table-cell>
          <table:table-cell table:number-columns-repeated="16378" table:style-name="ce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PAUL ZACARIAS</text:p>
          </table:table-cell>
          <table:table-cell office:value-type="string" table:style-name="ce1">
            <text:p>1270@gmail.com</text:p>
          </table:table-cell>
          <table:table-cell office:value-type="string" table:style-name="ce1">
            <text:p>060415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iq370XedEKAp7ReUgjGCe7NBoNuxTcO2eTW0nb9cQK0FYlx1ESc6</text:p>
          </table:table-cell>
          <table:table-cell table:number-columns-repeated="16378" table:style-name="ce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VILMA ELIZABETH</text:p>
          </table:table-cell>
          <table:table-cell office:value-type="string" table:style-name="ce1">
            <text:p>1271@gmail.com</text:p>
          </table:table-cell>
          <table:table-cell office:value-type="string" table:style-name="ce1">
            <text:p>257300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JahXCk2NuSNhmv3tBz4HMekm3dzXPyg8LaW9kENw1LKBlm091iKoi</text:p>
          </table:table-cell>
          <table:table-cell table:number-columns-repeated="16378" table:style-name="ce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MAXIMO</text:p>
          </table:table-cell>
          <table:table-cell office:value-type="string" table:style-name="ce1">
            <text:p>1272@gmail.com</text:p>
          </table:table-cell>
          <table:table-cell office:value-type="string" table:style-name="ce1">
            <text:p>104242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KbvtluSfh/g2LvQsXbwXeerukhxpyxEifJUr4ReUz6qXdqj7/SDp6</text:p>
          </table:table-cell>
          <table:table-cell table:number-columns-repeated="16378" table:style-name="ce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SUSANA ANGELICA</text:p>
          </table:table-cell>
          <table:table-cell office:value-type="string" table:style-name="ce1">
            <text:p>1273@gmail.com</text:p>
          </table:table-cell>
          <table:table-cell office:value-type="string" table:style-name="ce1">
            <text:p>065582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wdSlkKglGJzu4T/3jhIcOe/iywsBRFYC.tl0vp8eQoZQ4STpvMXDC</text:p>
          </table:table-cell>
          <table:table-cell table:number-columns-repeated="16378" table:style-name="ce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EUSEBIO WILBERTO</text:p>
          </table:table-cell>
          <table:table-cell office:value-type="string" table:style-name="ce1">
            <text:p>1274@gmail.com</text:p>
          </table:table-cell>
          <table:table-cell office:value-type="string" table:style-name="ce1">
            <text:p>401794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7ldJpYSCocX3sSS9Ug6tT.0JzDa22E/8vv6xhlbaQHg09VCsMLx1y</text:p>
          </table:table-cell>
          <table:table-cell table:number-columns-repeated="16378" table:style-name="ce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SATURNINA</text:p>
          </table:table-cell>
          <table:table-cell office:value-type="string" table:style-name="ce1">
            <text:p>1275@gmail.com</text:p>
          </table:table-cell>
          <table:table-cell office:value-type="string" table:style-name="ce1">
            <text:p>025550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jCZSzkU/PA8wjLjxHflCevDTdpRaj5yaq33ELG74T/tvLiSK4qta</text:p>
          </table:table-cell>
          <table:table-cell table:number-columns-repeated="16378" table:style-name="ce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MARIA VIRGINIA</text:p>
          </table:table-cell>
          <table:table-cell office:value-type="string" table:style-name="ce1">
            <text:p>1276@gmail.com</text:p>
          </table:table-cell>
          <table:table-cell office:value-type="string" table:style-name="ce1">
            <text:p>424159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lPwNGMWKIUTcENNWM1dNemQIzLRgX7iA8LrnOV1yUk6PnnH0tTZq</text:p>
          </table:table-cell>
          <table:table-cell table:number-columns-repeated="16378" table:style-name="ce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SONIA OLINDA</text:p>
          </table:table-cell>
          <table:table-cell office:value-type="string" table:style-name="ce1">
            <text:p>1277@gmail.com</text:p>
          </table:table-cell>
          <table:table-cell office:value-type="string" table:style-name="ce1">
            <text:p>200272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6J7ysPTXedlhTGOtOekn0ONNqGU7Z8mFySQaQqphfetiji76kXG4S</text:p>
          </table:table-cell>
          <table:table-cell table:number-columns-repeated="16378" table:style-name="ce1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1">
            <text:p>ERICK SAMUEL</text:p>
          </table:table-cell>
          <table:table-cell office:value-type="string" table:style-name="ce1">
            <text:p>1278@gmail.com</text:p>
          </table:table-cell>
          <table:table-cell office:value-type="string" table:style-name="ce1">
            <text:p>074796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95fO9TYhkX5mHwtWM2b6.yNI6Vfn1haG10QO7xZdYhlyf6rPYB4C</text:p>
          </table:table-cell>
          <table:table-cell table:number-columns-repeated="16378" table:style-name="ce1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YANITINA LUZ</text:p>
          </table:table-cell>
          <table:table-cell office:value-type="string" table:style-name="ce1">
            <text:p>1279@gmail.com</text:p>
          </table:table-cell>
          <table:table-cell office:value-type="string" table:style-name="ce1">
            <text:p>464123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7cZNXejsbYuvsYkym/H0OXtEr.X09pfKjheccu7ar35jtM/P0JIu</text:p>
          </table:table-cell>
          <table:table-cell table:number-columns-repeated="16378" table:style-name="ce1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1280@gmail.com</text:p>
          </table:table-cell>
          <table:table-cell office:value-type="string" table:style-name="ce1">
            <text:p>069455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maDgSwLlpw4tomHOjOt1eaFvN6JatTlLPlUZmNFv6F0UzMhbAL8i</text:p>
          </table:table-cell>
          <table:table-cell table:number-columns-repeated="16378" table:style-name="ce1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1">
            <text:p>MARIANO</text:p>
          </table:table-cell>
          <table:table-cell office:value-type="string" table:style-name="ce1">
            <text:p>1281@gmail.com</text:p>
          </table:table-cell>
          <table:table-cell office:value-type="string" table:style-name="ce1">
            <text:p>090210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5jUaE9FNBCFfQKoHQ/SIeAkr09JO3NWQsPpS4GCMjHDUZGWX5WCG</text:p>
          </table:table-cell>
          <table:table-cell table:number-columns-repeated="16378" table:style-name="ce1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1282@gmail.com</text:p>
          </table:table-cell>
          <table:table-cell office:value-type="string" table:style-name="ce1">
            <text:p>212611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RAGDbF7mPDt.K/K6qIgQ.sF7f326mj6pQhJI.ddseGDJdPO2mnwi</text:p>
          </table:table-cell>
          <table:table-cell table:number-columns-repeated="16378" table:style-name="ce1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1">
            <text:p>LUCY ROSA</text:p>
          </table:table-cell>
          <table:table-cell office:value-type="string" table:style-name="ce1">
            <text:p>1283@gmail.com</text:p>
          </table:table-cell>
          <table:table-cell office:value-type="string" table:style-name="ce1">
            <text:p>200527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gHNZObx5AaMtb6DUhN2v7.4VKjMADL7yDl10RG.qnIitQcydDMmgq</text:p>
          </table:table-cell>
          <table:table-cell table:number-columns-repeated="16378" table:style-name="ce1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1284@gmail.com</text:p>
          </table:table-cell>
          <table:table-cell office:value-type="string" table:style-name="ce1">
            <text:p>254004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dhHnLshjK72aFolRp5UfOtHI9Yex8tzUYlg8FZpYYhl5b5ZQkz6m</text:p>
          </table:table-cell>
          <table:table-cell table:number-columns-repeated="16378" table:style-name="ce1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1">
            <text:p>TEODOSIA</text:p>
          </table:table-cell>
          <table:table-cell office:value-type="string" table:style-name="ce1">
            <text:p>1285@gmail.com</text:p>
          </table:table-cell>
          <table:table-cell office:value-type="string" table:style-name="ce1">
            <text:p>065924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TDXcM/w0bTuI0icxtRshBeY5/IXIF.Rgo3dvF95feLN7vTlnJ1sNu</text:p>
          </table:table-cell>
          <table:table-cell table:number-columns-repeated="16378" table:style-name="ce1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1">
            <text:p>HOLMAN ERNANI</text:p>
          </table:table-cell>
          <table:table-cell office:value-type="string" table:style-name="ce1">
            <text:p>1286@gmail.com</text:p>
          </table:table-cell>
          <table:table-cell office:value-type="string" table:style-name="ce1">
            <text:p>062536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Ug6W8VVpsEQTkto3gAYgWeqIlunHesMBYrBE7BA2voHGpkEX.cn6W</text:p>
          </table:table-cell>
          <table:table-cell table:number-columns-repeated="16378" table:style-name="ce1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1">
            <text:p>VICTORIANA</text:p>
          </table:table-cell>
          <table:table-cell office:value-type="string" table:style-name="ce1">
            <text:p>1287@gmail.com</text:p>
          </table:table-cell>
          <table:table-cell office:value-type="string" table:style-name="ce1">
            <text:p>083232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H1ArrDA/E7z8KApAeUtVOwqJSJb30xwl3QZrkyxE3AF/n7zLsc.m</text:p>
          </table:table-cell>
          <table:table-cell table:number-columns-repeated="16378" table:style-name="ce1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1">
            <text:p>ANANIAS SILVINA</text:p>
          </table:table-cell>
          <table:table-cell office:value-type="string" table:style-name="ce1">
            <text:p>1288@gmail.com</text:p>
          </table:table-cell>
          <table:table-cell office:value-type="string" table:style-name="ce1">
            <text:p>090585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bBe8JEn4UZQzI3byW/RdOMdND3Opt9njubI0jdtRQPTunYdsm9Ve</text:p>
          </table:table-cell>
          <table:table-cell table:number-columns-repeated="16378" table:style-name="ce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VIVIANA RENEE</text:p>
          </table:table-cell>
          <table:table-cell office:value-type="string" table:style-name="ce1">
            <text:p>1289@gmail.com</text:p>
          </table:table-cell>
          <table:table-cell office:value-type="string" table:style-name="ce1">
            <text:p>082611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NyWEQbCcnD6rtidMEOLqyOun6VOyGcUd0cl50zJhSUNcWZ3EiWhkW</text:p>
          </table:table-cell>
          <table:table-cell table:number-columns-repeated="16378" table:style-name="ce1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1">
            <text:p>RIMBER</text:p>
          </table:table-cell>
          <table:table-cell office:value-type="string" table:style-name="ce1">
            <text:p>1290@gmail.com</text:p>
          </table:table-cell>
          <table:table-cell office:value-type="string" table:style-name="ce1">
            <text:p>103540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AZBLgqI8MvoDdvlQlMjFFu8skOeBCftfpT0tKRzefg4Tqq3qVzxf6</text:p>
          </table:table-cell>
          <table:table-cell table:number-columns-repeated="16378" table:style-name="ce1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1">
            <text:p>JESUS HUMBERTO</text:p>
          </table:table-cell>
          <table:table-cell office:value-type="string" table:style-name="ce1">
            <text:p>1291@gmail.com</text:p>
          </table:table-cell>
          <table:table-cell office:value-type="string" table:style-name="ce1">
            <text:p>093305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cQmSbdnVkJceaB5bIcPaduj4bZiZeSnSJROW1o7m0qVb6FX1wItEa</text:p>
          </table:table-cell>
          <table:table-cell table:number-columns-repeated="16378" table:style-name="ce1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1">
            <text:p>ISMAEL</text:p>
          </table:table-cell>
          <table:table-cell office:value-type="string" table:style-name="ce1">
            <text:p>1292@gmail.com</text:p>
          </table:table-cell>
          <table:table-cell office:value-type="string" table:style-name="ce1">
            <text:p>088680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pBKeWUwIIUQQOGRFD5vU2uolB1.EL.iyxg8dHKwwlC7k7FUEBOJJS</text:p>
          </table:table-cell>
          <table:table-cell table:number-columns-repeated="16378" table:style-name="ce1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1293@gmail.com</text:p>
          </table:table-cell>
          <table:table-cell office:value-type="string" table:style-name="ce1">
            <text:p>097109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qmUhgaBh5s2PDcP5Qbpty.1xAbNDMz3YGTOq61fY.jCYyZT9/HsS6</text:p>
          </table:table-cell>
          <table:table-cell table:number-columns-repeated="16378" table:style-name="ce1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1">
            <text:p>RELINDA FIDELA</text:p>
          </table:table-cell>
          <table:table-cell office:value-type="string" table:style-name="ce1">
            <text:p>1294@gmail.com</text:p>
          </table:table-cell>
          <table:table-cell office:value-type="string" table:style-name="ce1">
            <text:p>092498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V9WIFcVa9.G.VT43C.s74u49FkWDDkLWBXcBzRrQ1Qez9bgvaXihC</text:p>
          </table:table-cell>
          <table:table-cell table:number-columns-repeated="16378" table:style-name="ce1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1295@gmail.com</text:p>
          </table:table-cell>
          <table:table-cell office:value-type="string" table:style-name="ce1">
            <text:p>094245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lCN61wRcGKuzPyDFz/Ma8ebHnDVqIU2GYEdPaqYduzL5svSDxAHgC</text:p>
          </table:table-cell>
          <table:table-cell table:number-columns-repeated="16378" table:style-name="ce1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1">
            <text:p>JOSE ENEMIAS</text:p>
          </table:table-cell>
          <table:table-cell office:value-type="string" table:style-name="ce1">
            <text:p>1296@gmail.com</text:p>
          </table:table-cell>
          <table:table-cell office:value-type="string" table:style-name="ce1">
            <text:p>101268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dSm61oP64R3EZOnCaaY2F.GlWm5Dzxy1NQ.TiJWalc7buWE.qtQn6</text:p>
          </table:table-cell>
          <table:table-cell table:number-columns-repeated="16378" table:style-name="ce1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1">
            <text:p>LUDGERIO</text:p>
          </table:table-cell>
          <table:table-cell office:value-type="string" table:style-name="ce1">
            <text:p>1297@gmail.com</text:p>
          </table:table-cell>
          <table:table-cell office:value-type="string" table:style-name="ce1">
            <text:p>062405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3ZRC1RaI42u01yzCJfT.geo76yBNLZR/u3tSxWmutwv3l8Ny.8DWe</text:p>
          </table:table-cell>
          <table:table-cell table:number-columns-repeated="16378" table:style-name="ce1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1">
            <text:p>SONIA NELLY</text:p>
          </table:table-cell>
          <table:table-cell office:value-type="string" table:style-name="ce1">
            <text:p>1298@gmail.com</text:p>
          </table:table-cell>
          <table:table-cell office:value-type="string" table:style-name="ce1">
            <text:p>104283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s5Oqeir8mI90jCc6MIUM/.dR011HCGq0wBO0niuwY5neUASzg.Ojm</text:p>
          </table:table-cell>
          <table:table-cell table:number-columns-repeated="16378" table:style-name="ce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CESAR MANUEL</text:p>
          </table:table-cell>
          <table:table-cell office:value-type="string" table:style-name="ce1">
            <text:p>1299@gmail.com</text:p>
          </table:table-cell>
          <table:table-cell office:value-type="string" table:style-name="ce1">
            <text:p>107206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$2y$12$ZWPv/uPtzcN9OtYWXuQdgO3ImyGbU4exGPvfMXT8JSHdO2ZUhWX1q</text:p>
          </table:table-cell>
          <table:table-cell table:number-columns-repeated="16378" table:style-name="ce1"/>
        </table:table-row>
        <table:table-row table:number-rows-repeated="10472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phpMyAdmin 5.2.1</meta:initial-creator>
    <dc:creator>emerson smith huallpa zanabria</dc:creator>
    <meta:creation-date>2024-03-19T15:13:56Z</meta:creation-date>
    <dc:date>2024-03-20T03:11:43Z</dc:date>
  </office:meta>
</office:document-meta>
</file>